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break-before="page"/>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3" style:family="paragraph" style:parent-style-name="Standard">
      <style:paragraph-properties fo:break-before="page"/>
      <style:text-properties style:font-name="Liberation Mono" fo:font-size="10pt" style:text-underline-style="solid" style:text-underline-width="auto" style:text-underline-color="font-color"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4" style:family="paragraph" style:parent-style-name="Standard">
      <style:paragraph-properties fo:break-before="page"/>
      <style:text-properties style:font-name="Liberation Mono" fo:font-size="10pt" fo:font-weight="bold" officeooo:rsid="00362af8" officeooo:paragraph-rsid="00362af8" style:font-size-asian="10pt" style:font-weight-asian="bold" style:font-size-complex="10pt" style:font-weight-complex="bold"/>
    </style:style>
    <style:style style:name="P5" style:family="paragraph" style:parent-style-name="Standard">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Standard">
      <style:text-properties style:font-name="Liberation Mono" fo:font-size="10pt" style:text-underline-style="solid" style:text-underline-width="auto" style:text-underline-color="font-color" fo:font-weight="bold" officeooo:rsid="000b9e54" officeooo:paragraph-rsid="000b9e54" style:text-underline-mode="continuous" style:text-overline-mode="continuous" style:text-line-through-mode="continuous" style:font-size-asian="10pt" style:font-weight-asian="bold" style:font-size-complex="10pt" style:font-weight-complex="bold"/>
    </style:style>
    <style:style style:name="P7" style:family="paragraph" style:parent-style-name="Standard">
      <style:text-properties style:font-name="Liberation Mono" fo:font-size="10pt" style:text-underline-style="solid" style:text-underline-width="auto" style:text-underline-color="font-color" fo:font-weight="bold" officeooo:rsid="001080da" officeooo:paragraph-rsid="000b9e54" style:text-underline-mode="continuous" style:text-overline-mode="continuous" style:text-line-through-mode="continuous" style:font-size-asian="10pt" style:font-weight-asian="bold" style:font-size-complex="10pt" style:font-weight-complex="bold"/>
    </style:style>
    <style:style style:name="P8" style:family="paragraph" style:parent-style-name="Standard">
      <style:text-properties style:font-name="Liberation Mono" fo:font-size="10pt" style:text-underline-style="solid" style:text-underline-width="auto" style:text-underline-color="font-color" fo:font-weight="bold" officeooo:paragraph-rsid="00120ccc" style:text-underline-mode="continuous" style:text-overline-mode="continuous" style:text-line-through-mode="continuous" style:font-size-asian="10pt" style:font-weight-asian="bold" style:font-size-complex="10pt" style:font-weight-complex="bold"/>
    </style:style>
    <style:style style:name="P9" style:family="paragraph" style:parent-style-name="Standard">
      <style:text-properties style:font-name="Liberation Mono" fo:font-size="10pt" style:text-underline-style="solid" style:text-underline-width="auto" style:text-underline-color="font-color" fo:font-weight="bold" officeooo:rsid="0014e267" officeooo:paragraph-rsid="0014e267" style:text-underline-mode="continuous" style:text-overline-mode="continuous" style:text-line-through-mode="continuous" style:font-size-asian="10pt" style:font-weight-asian="bold" style:font-size-complex="10pt" style:font-weight-complex="bold"/>
    </style:style>
    <style:style style:name="P10" style:family="paragraph" style:parent-style-name="Standard">
      <style:text-properties style:font-name="Liberation Mono" fo:font-size="10pt" style:text-underline-style="solid" style:text-underline-width="auto" style:text-underline-color="font-color" fo:font-weight="bold" officeooo:rsid="00179095" officeooo:paragraph-rsid="00179095" style:text-underline-mode="continuous" style:text-overline-mode="continuous" style:text-line-through-mode="continuous" style:font-size-asian="10pt" style:font-weight-asian="bold" style:font-size-complex="10pt" style:font-weight-complex="bold"/>
    </style:style>
    <style:style style:name="P11" style:family="paragraph" style:parent-style-name="Standard">
      <style:text-properties style:font-name="Liberation Mono" fo:font-size="10pt" style:text-underline-style="solid" style:text-underline-width="auto" style:text-underline-color="font-color" fo:font-weight="bold" officeooo:rsid="00179095" officeooo:paragraph-rsid="0018ec11" style:text-underline-mode="continuous" style:text-overline-mode="continuous" style:text-line-through-mode="continuous" style:font-size-asian="10pt" style:font-weight-asian="bold" style:font-size-complex="10pt" style:font-weight-complex="bold"/>
    </style:style>
    <style:style style:name="P12" style:family="paragraph" style:parent-style-name="Standard">
      <style:text-properties style:font-name="Liberation Mono" fo:font-size="10pt" style:text-underline-style="solid" style:text-underline-width="auto" style:text-underline-color="font-color" fo:font-weight="bold" officeooo:rsid="00179095" officeooo:paragraph-rsid="001a3a49" style:text-underline-mode="continuous" style:text-overline-mode="continuous" style:text-line-through-mode="continuous" style:font-size-asian="10pt" style:font-weight-asian="bold" style:font-size-complex="10pt" style:font-weight-complex="bold"/>
    </style:style>
    <style:style style:name="P13" style:family="paragraph" style:parent-style-name="Standard">
      <style:text-properties style:font-name="Liberation Mono" fo:font-size="10pt" style:text-underline-style="solid" style:text-underline-width="auto" style:text-underline-color="font-color" fo:font-weight="bold" officeooo:rsid="001a40d7" officeooo:paragraph-rsid="001a40d7" style:text-underline-mode="continuous" style:text-overline-mode="continuous" style:text-line-through-mode="continuous" style:font-size-asian="10pt" style:font-weight-asian="bold" style:font-size-complex="10pt" style:font-weight-complex="bold"/>
    </style:style>
    <style:style style:name="P14" style:family="paragraph" style:parent-style-name="Standard">
      <style:text-properties style:font-name="Liberation Mono" fo:font-size="10pt" style:text-underline-style="solid" style:text-underline-width="auto" style:text-underline-color="font-color" fo:font-weight="bold" officeooo:rsid="001a40d7" officeooo:paragraph-rsid="001c2fcf" style:text-underline-mode="continuous" style:text-overline-mode="continuous" style:text-line-through-mode="continuous" style:font-size-asian="10pt" style:font-weight-asian="bold" style:font-size-complex="10pt" style:font-weight-complex="bold"/>
    </style:style>
    <style:style style:name="P15" style:family="paragraph" style:parent-style-name="Standard">
      <style:text-properties style:font-name="Liberation Mono" fo:font-size="10pt" style:text-underline-style="solid" style:text-underline-width="auto" style:text-underline-color="font-color" fo:font-weight="bold" officeooo:rsid="001a40d7" officeooo:paragraph-rsid="001cf747" style:text-underline-mode="continuous" style:text-overline-mode="continuous" style:text-line-through-mode="continuous" style:font-size-asian="10pt" style:font-weight-asian="bold" style:font-size-complex="10pt" style:font-weight-complex="bold"/>
    </style:style>
    <style:style style:name="P16" style:family="paragraph" style:parent-style-name="Standard">
      <style:text-properties style:font-name="Liberation Mono" fo:font-size="10pt" style:text-underline-style="solid" style:text-underline-width="auto" style:text-underline-color="font-color" fo:font-weight="bold" officeooo:rsid="001a40d7" officeooo:paragraph-rsid="0027defc" style:text-underline-mode="continuous" style:text-overline-mode="continuous" style:text-line-through-mode="continuous" style:font-size-asian="10pt" style:font-weight-asian="bold" style:font-size-complex="10pt" style:font-weight-complex="bold"/>
    </style:style>
    <style:style style:name="P17" style:family="paragraph" style:parent-style-name="Standard">
      <style:text-properties style:font-name="Liberation Mono" fo:font-size="10pt" style:text-underline-style="solid" style:text-underline-width="auto" style:text-underline-color="font-color" fo:font-weight="bold" officeooo:rsid="00231f5f" officeooo:paragraph-rsid="001cf747" style:text-underline-mode="continuous" style:text-overline-mode="continuous" style:text-line-through-mode="continuous" style:font-size-asian="10pt" style:font-weight-asian="bold" style:font-size-complex="10pt" style:font-weight-complex="bold"/>
    </style:style>
    <style:style style:name="P18" style:family="paragraph" style:parent-style-name="Standard">
      <style:text-properties style:font-name="Liberation Mono" fo:font-size="10pt" style:text-underline-style="solid" style:text-underline-width="auto" style:text-underline-color="font-color" fo:font-weight="bold" officeooo:rsid="0028c693" officeooo:paragraph-rsid="0028c693" style:text-underline-mode="continuous" style:text-overline-mode="continuous" style:text-line-through-mode="continuous" style:font-size-asian="10pt" style:font-weight-asian="bold" style:font-size-complex="10pt" style:font-weight-complex="bold"/>
    </style:style>
    <style:style style:name="P19" style:family="paragraph" style:parent-style-name="Standard">
      <style:text-properties style:font-name="Liberation Mono" fo:font-size="10pt" style:text-underline-style="solid" style:text-underline-width="auto" style:text-underline-color="font-color" fo:font-weight="bold" officeooo:rsid="002b0a37" officeooo:paragraph-rsid="002b0a37" style:text-underline-mode="continuous" style:text-overline-mode="continuous" style:text-line-through-mode="continuous" style:font-size-asian="10pt" style:font-weight-asian="bold" style:font-size-complex="10pt" style:font-weight-complex="bold"/>
    </style:style>
    <style:style style:name="P20" style:family="paragraph" style:parent-style-name="Standard">
      <style:text-properties style:font-name="Liberation Mono" fo:font-size="10pt" style:text-underline-style="solid" style:text-underline-width="auto" style:text-underline-color="font-color" fo:font-weight="bold" officeooo:rsid="00383d32" officeooo:paragraph-rsid="003d8b81" style:text-underline-mode="continuous" style:text-overline-mode="continuous" style:text-line-through-mode="continuous" style:font-size-asian="10pt" style:font-weight-asian="bold" style:font-size-complex="10pt" style:font-weight-complex="bold"/>
    </style:style>
    <style:style style:name="P21" style:family="paragraph" style:parent-style-name="Standard">
      <style:text-properties style:font-name="Liberation Mono" fo:font-size="10pt" style:text-underline-style="solid" style:text-underline-width="auto" style:text-underline-color="font-color" fo:font-weight="bold" officeooo:rsid="002d5ae7" officeooo:paragraph-rsid="002d5ae7" style:font-size-asian="10pt" style:font-weight-asian="bold" style:font-size-complex="10pt" style:font-weight-complex="bold"/>
    </style:style>
    <style:style style:name="P22" style:family="paragraph" style:parent-style-name="Standard">
      <style:text-properties style:font-name="Liberation Mono" fo:font-size="10pt" style:text-underline-style="solid" style:text-underline-width="auto" style:text-underline-color="font-color" fo:font-weight="bold" officeooo:rsid="00311f36" officeooo:paragraph-rsid="00311f36" style:font-size-asian="10pt" style:font-weight-asian="bold" style:font-size-complex="10pt" style:font-weight-complex="bold"/>
    </style:style>
    <style:style style:name="P23" style:family="paragraph" style:parent-style-name="Standard">
      <style:text-properties style:font-name="Liberation Mono" fo:font-size="10pt" style:text-underline-style="solid" style:text-underline-width="auto" style:text-underline-color="font-color" fo:font-weight="bold" officeooo:rsid="00335f0d" officeooo:paragraph-rsid="00335f0d" style:font-size-asian="10pt" style:font-weight-asian="bold" style:font-size-complex="10pt" style:font-weight-complex="bold"/>
    </style:style>
    <style:style style:name="P24" style:family="paragraph" style:parent-style-name="Standard">
      <style:text-properties style:font-name="Liberation Mono" fo:font-size="10pt" style:text-underline-style="solid" style:text-underline-width="auto" style:text-underline-color="font-color" fo:font-weight="bold" officeooo:rsid="00362af8" officeooo:paragraph-rsid="00362af8" style:font-size-asian="10pt" style:font-weight-asian="bold" style:font-size-complex="10pt" style:font-weight-complex="bold"/>
    </style:style>
    <style:style style:name="P25" style:family="paragraph" style:parent-style-name="Standard">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6" style:family="paragraph" style:parent-style-name="Standard">
      <style:text-properties style:font-name="Liberation Mono" fo:font-size="10pt" style:text-underline-style="solid" style:text-underline-width="auto" style:text-underline-color="font-color" officeooo:rsid="002308ff" officeooo:paragraph-rsid="002308ff" style:font-size-asian="10pt" style:font-size-complex="10pt"/>
    </style:style>
    <style:style style:name="P27" style:family="paragraph" style:parent-style-name="Standard">
      <style:text-properties style:font-name="Liberation Mono" fo:font-size="10pt" style:font-size-asian="10pt" style:font-size-complex="10pt"/>
    </style:style>
    <style:style style:name="P28" style:family="paragraph" style:parent-style-name="Standard">
      <style:paragraph-properties fo:keep-together="always"/>
      <style:text-properties style:font-name="Liberation Mono" fo:font-size="10pt" style:font-size-asian="10pt" style:font-size-complex="10pt"/>
    </style:style>
    <style:style style:name="P29" style:family="paragraph" style:parent-style-name="Standard">
      <style:text-properties style:font-name="Liberation Mono" fo:font-size="10pt" officeooo:rsid="000b9e54" officeooo:paragraph-rsid="000b9e54" style:font-size-asian="10pt" style:font-size-complex="10pt"/>
    </style:style>
    <style:style style:name="P30" style:family="paragraph" style:parent-style-name="Standard">
      <style:text-properties style:font-name="Liberation Mono" fo:font-size="10pt" officeooo:rsid="00109bf8" officeooo:paragraph-rsid="00109bf8" style:font-size-asian="10pt" style:font-size-complex="10pt"/>
    </style:style>
    <style:style style:name="P31" style:family="paragraph" style:parent-style-name="Standard">
      <style:text-properties style:font-name="Liberation Mono" fo:font-size="10pt" officeooo:paragraph-rsid="00109bf8" style:font-size-asian="10pt" style:font-size-complex="10pt"/>
    </style:style>
    <style:style style:name="P32" style:family="paragraph" style:parent-style-name="Standard">
      <style:text-properties style:font-name="Liberation Mono" fo:font-size="10pt" officeooo:paragraph-rsid="001480c4" style:font-size-asian="10pt" style:font-size-complex="10pt"/>
    </style:style>
    <style:style style:name="P33" style:family="paragraph" style:parent-style-name="Standard">
      <style:text-properties style:font-name="Liberation Mono" fo:font-size="10pt" officeooo:rsid="001480c4" officeooo:paragraph-rsid="001480c4" style:font-size-asian="10pt" style:font-size-complex="10pt"/>
    </style:style>
    <style:style style:name="P34" style:family="paragraph" style:parent-style-name="Standard">
      <style:text-properties style:font-name="Liberation Mono" fo:font-size="10pt" officeooo:paragraph-rsid="001a17a7" style:font-size-asian="10pt" style:font-size-complex="10pt"/>
    </style:style>
    <style:style style:name="P35" style:family="paragraph" style:parent-style-name="Standard">
      <style:text-properties style:font-name="Liberation Mono" fo:font-size="10pt" officeooo:paragraph-rsid="001a3a49" style:font-size-asian="10pt" style:font-size-complex="10pt"/>
    </style:style>
    <style:style style:name="P36" style:family="paragraph" style:parent-style-name="Standard">
      <style:text-properties style:font-name="Liberation Mono" fo:font-size="10pt" officeooo:rsid="001cf747" officeooo:paragraph-rsid="001cf747" style:font-size-asian="10pt" style:font-size-complex="10pt"/>
    </style:style>
    <style:style style:name="P37" style:family="paragraph" style:parent-style-name="Standard">
      <style:text-properties style:font-name="Liberation Mono" fo:font-size="10pt" officeooo:rsid="002308ff" officeooo:paragraph-rsid="002308ff" style:font-size-asian="10pt" style:font-size-complex="10pt"/>
    </style:style>
    <style:style style:name="P38" style:family="paragraph" style:parent-style-name="Standard">
      <style:text-properties style:font-name="Liberation Mono" fo:font-size="10pt" officeooo:paragraph-rsid="002308ff" style:font-size-asian="10pt" style:font-size-complex="10pt"/>
    </style:style>
    <style:style style:name="P39" style:family="paragraph" style:parent-style-name="Standard">
      <style:text-properties style:font-name="Liberation Mono" fo:font-size="10pt" officeooo:rsid="00251b2d" officeooo:paragraph-rsid="00251b2d" style:font-size-asian="10pt" style:font-size-complex="10pt"/>
    </style:style>
    <style:style style:name="P40" style:family="paragraph" style:parent-style-name="Standard">
      <style:text-properties style:font-name="Liberation Mono" fo:font-size="10pt" officeooo:rsid="002619ea" officeooo:paragraph-rsid="002619ea" style:font-size-asian="10pt" style:font-size-complex="10pt"/>
    </style:style>
    <style:style style:name="P41" style:family="paragraph" style:parent-style-name="Standard">
      <style:text-properties style:font-name="Liberation Mono" fo:font-size="10pt" officeooo:rsid="00271958" officeooo:paragraph-rsid="00271958" style:font-size-asian="10pt" style:font-size-complex="10pt"/>
    </style:style>
    <style:style style:name="P42" style:family="paragraph" style:parent-style-name="Standard">
      <style:text-properties style:font-name="Liberation Mono" fo:font-size="10pt" officeooo:paragraph-rsid="002b7b0e" style:font-size-asian="10pt" style:font-size-complex="10pt"/>
    </style:style>
    <style:style style:name="P43" style:family="paragraph" style:parent-style-name="Standard">
      <style:text-properties style:font-name="Liberation Mono" fo:font-size="10pt" officeooo:rsid="00362af8" style:font-size-asian="10pt" style:font-size-complex="10pt"/>
    </style:style>
    <style:style style:name="P44" style:family="paragraph" style:parent-style-name="Standard">
      <style:text-properties style:font-name="Liberation Mono" fo:font-size="10pt" officeooo:rsid="00362af8" officeooo:paragraph-rsid="00362af8" style:font-size-asian="10pt" style:font-size-complex="10pt"/>
    </style:style>
    <style:style style:name="P45" style:family="paragraph" style:parent-style-name="Standard">
      <style:text-properties style:font-name="Liberation Mono" fo:font-size="10pt" officeooo:paragraph-rsid="00362af8" style:font-size-asian="10pt" style:font-size-complex="10pt"/>
    </style:style>
    <style:style style:name="P46" style:family="paragraph" style:parent-style-name="Standard">
      <style:text-properties style:font-name="Liberation Mono" fo:font-size="10pt" officeooo:paragraph-rsid="00383d32" style:font-size-asian="10pt" style:font-size-complex="10pt"/>
    </style:style>
    <style:style style:name="P47" style:family="paragraph" style:parent-style-name="Standard">
      <style:text-properties style:font-name="Liberation Mono" fo:font-size="10pt" fo:font-style="italic" style:font-size-asian="10pt" style:font-style-asian="italic" style:font-size-complex="10pt" style:font-style-complex="italic"/>
    </style:style>
    <style:style style:name="P48" style:family="paragraph" style:parent-style-name="Standard">
      <style:text-properties style:font-name="Liberation Mono" fo:font-size="10pt" fo:font-style="italic" officeooo:paragraph-rsid="002308ff" style:font-size-asian="10pt" style:font-style-asian="italic" style:font-size-complex="10pt" style:font-style-complex="italic"/>
    </style:style>
    <style:style style:name="P49" style:family="paragraph" style:parent-style-name="Standard">
      <style:text-properties style:font-name="Liberation Mono"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50" style:family="paragraph" style:parent-style-name="Standard">
      <style:text-properties style:font-name="Liberation Mono"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P51" style:family="paragraph" style:parent-style-name="Standard">
      <style:text-properties style:font-name="Liberation Mono" fo:font-size="10pt" fo:font-style="italic" fo:font-weight="normal" officeooo:rsid="002308ff" officeooo:paragraph-rsid="002308ff" style:font-size-asian="10pt" style:font-style-asian="italic" style:font-weight-asian="normal" style:font-size-complex="10pt" style:font-style-complex="italic" style:font-weight-complex="normal"/>
    </style:style>
    <style:style style:name="P52" style:family="paragraph" style:parent-style-name="Standard">
      <style:text-properties style:font-name="Liberation Mono" fo:font-size="10pt" fo:font-style="italic" fo:font-weight="normal" officeooo:rsid="002095b2" officeooo:paragraph-rsid="002308ff" style:font-size-asian="10pt" style:font-style-asian="italic" style:font-weight-asian="normal" style:font-size-complex="10pt" style:font-style-complex="italic" style:font-weight-complex="normal"/>
    </style:style>
    <style:style style:name="P53" style:family="paragraph" style:parent-style-name="Standard">
      <style:text-properties style:font-name="Liberation Mono" fo:font-size="10pt" fo:font-weight="bold" style:font-size-asian="10pt" style:font-weight-asian="bold" style:font-size-complex="10pt" style:font-weight-complex="bold"/>
    </style:style>
    <style:style style:name="P54" style:family="paragraph" style:parent-style-name="Standard">
      <style:text-properties style:font-name="Liberation Mono" fo:font-size="10pt" fo:font-weight="bold" officeooo:paragraph-rsid="001a3a49" style:font-size-asian="10pt" style:font-weight-asian="bold" style:font-size-complex="10pt" style:font-weight-complex="bold"/>
    </style:style>
    <style:style style:name="P55" style:family="paragraph" style:parent-style-name="Standard">
      <style:text-properties style:font-name="Liberation Mono" fo:font-size="10pt" fo:font-weight="bold" officeooo:paragraph-rsid="002308ff" style:font-size-asian="10pt" style:font-weight-asian="bold" style:font-size-complex="10pt" style:font-weight-complex="bold"/>
    </style:style>
    <style:style style:name="P56" style:family="paragraph" style:parent-style-name="Standard">
      <style:text-properties style:font-name="Liberation Mono" fo:font-size="10pt" fo:font-weight="bold" officeooo:rsid="002308ff" officeooo:paragraph-rsid="002308ff" style:font-size-asian="10pt" style:font-weight-asian="bold" style:font-size-complex="10pt" style:font-weight-complex="bold"/>
    </style:style>
    <style:style style:name="P57" style:family="paragraph" style:parent-style-name="Standard">
      <style:text-properties style:font-name="Liberation Mono" fo:font-size="10pt" fo:font-weight="bold" officeooo:rsid="00362af8" officeooo:paragraph-rsid="00362af8" style:font-size-asian="10pt" style:font-weight-asian="bold" style:font-size-complex="10pt" style:font-weight-complex="bold"/>
    </style:style>
    <style:style style:name="P58" style:family="paragraph" style:parent-style-name="Standard">
      <style:text-properties style:font-name="Liberation Mono" fo:font-size="10pt" style:text-underline-style="none" fo:font-weight="normal" officeooo:rsid="000b9e54" officeooo:paragraph-rsid="000b9e54" style:text-underline-mode="continuous" style:text-overline-mode="continuous" style:text-line-through-mode="continuous" style:font-size-asian="10pt" style:font-weight-asian="normal" style:font-size-complex="10pt" style:font-weight-complex="normal"/>
    </style:style>
    <style:style style:name="P59" style:family="paragraph" style:parent-style-name="Standard">
      <style:text-properties style:font-name="Liberation Mono" fo:font-size="10pt" style:text-underline-style="none" fo:font-weight="normal" officeooo:rsid="000ef26e" officeooo:paragraph-rsid="000ef26e" style:text-underline-mode="continuous" style:text-overline-mode="continuous" style:text-line-through-mode="continuous" style:font-size-asian="10pt" style:font-weight-asian="normal" style:font-size-complex="10pt" style:font-weight-complex="normal"/>
    </style:style>
    <style:style style:name="P60" style:family="paragraph" style:parent-style-name="Standard">
      <style:text-properties style:font-name="Liberation Mono" fo:font-size="10pt" style:text-underline-style="none" fo:font-weight="normal" officeooo:rsid="000ef26e" officeooo:paragraph-rsid="00179095" style:text-underline-mode="continuous" style:text-overline-mode="continuous" style:text-line-through-mode="continuous" style:font-size-asian="10pt" style:font-weight-asian="normal" style:font-size-complex="10pt" style:font-weight-complex="normal"/>
    </style:style>
    <style:style style:name="P61" style:family="paragraph" style:parent-style-name="Standard">
      <style:text-properties style:font-name="Liberation Mono" fo:font-size="10pt" style:text-underline-style="none" fo:font-weight="normal" officeooo:rsid="001080da" officeooo:paragraph-rsid="001080da" style:text-underline-mode="continuous" style:text-overline-mode="continuous" style:text-line-through-mode="continuous" style:font-size-asian="10pt" style:font-weight-asian="normal" style:font-size-complex="10pt" style:font-weight-complex="normal"/>
    </style:style>
    <style:style style:name="P62" style:family="paragraph" style:parent-style-name="Standard">
      <style:text-properties style:font-name="Liberation Mono" fo:font-size="10pt" style:text-underline-style="none" fo:font-weight="normal" officeooo:rsid="0014e267" officeooo:paragraph-rsid="0014e267" style:text-underline-mode="continuous" style:text-overline-mode="continuous" style:text-line-through-mode="continuous" style:font-size-asian="10pt" style:font-weight-asian="normal" style:font-size-complex="10pt" style:font-weight-complex="normal"/>
    </style:style>
    <style:style style:name="P63" style:family="paragraph" style:parent-style-name="Standard">
      <style:text-properties style:font-name="Liberation Mono" fo:font-size="10pt" style:text-underline-style="none" fo:font-weight="normal" officeooo:rsid="00179095" officeooo:paragraph-rsid="00179095" style:text-underline-mode="continuous" style:text-overline-mode="continuous" style:text-line-through-mode="continuous" style:font-size-asian="10pt" style:font-weight-asian="normal" style:font-size-complex="10pt" style:font-weight-complex="normal"/>
    </style:style>
    <style:style style:name="P64" style:family="paragraph" style:parent-style-name="Standard">
      <style:text-properties style:font-name="Liberation Mono" fo:font-size="10pt" style:text-underline-style="none" fo:font-weight="normal" officeooo:rsid="0018ec11" officeooo:paragraph-rsid="0018ec11" style:text-underline-mode="continuous" style:text-overline-mode="continuous" style:text-line-through-mode="continuous" style:font-size-asian="10pt" style:font-weight-asian="normal" style:font-size-complex="10pt" style:font-weight-complex="normal"/>
    </style:style>
    <style:style style:name="P65" style:family="paragraph" style:parent-style-name="Standard">
      <style:text-properties style:font-name="Liberation Mono" fo:font-size="10pt" style:text-underline-style="none" fo:font-weight="normal" officeooo:rsid="001a3a49" officeooo:paragraph-rsid="001a3a49" style:text-underline-mode="continuous" style:text-overline-mode="continuous" style:text-line-through-mode="continuous" style:font-size-asian="10pt" style:font-weight-asian="normal" style:font-size-complex="10pt" style:font-weight-complex="normal"/>
    </style:style>
    <style:style style:name="P66" style:family="paragraph" style:parent-style-name="Standard">
      <style:text-properties style:font-name="Liberation Mono" fo:font-size="10pt" style:text-underline-style="none" fo:font-weight="normal" officeooo:rsid="001a40d7" officeooo:paragraph-rsid="001a40d7" style:text-underline-mode="continuous" style:text-overline-mode="continuous" style:text-line-through-mode="continuous" style:font-size-asian="10pt" style:font-weight-asian="normal" style:font-size-complex="10pt" style:font-weight-complex="normal"/>
    </style:style>
    <style:style style:name="P67" style:family="paragraph" style:parent-style-name="Standard">
      <style:text-properties style:font-name="Liberation Mono" fo:font-size="10pt" style:text-underline-style="none" fo:font-weight="normal" officeooo:rsid="001c2fcf" officeooo:paragraph-rsid="001c2fcf" style:text-underline-mode="continuous" style:text-overline-mode="continuous" style:text-line-through-mode="continuous" style:font-size-asian="10pt" style:font-weight-asian="normal" style:font-size-complex="10pt" style:font-weight-complex="normal"/>
    </style:style>
    <style:style style:name="P68" style:family="paragraph" style:parent-style-name="Standard">
      <style:text-properties style:font-name="Liberation Mono" fo:font-size="10pt" style:text-underline-style="none" fo:font-weight="normal" officeooo:rsid="001cf747" officeooo:paragraph-rsid="001cf747" style:text-underline-mode="continuous" style:text-overline-mode="continuous" style:text-line-through-mode="continuous" style:font-size-asian="10pt" style:font-weight-asian="normal" style:font-size-complex="10pt" style:font-weight-complex="normal"/>
    </style:style>
    <style:style style:name="P69" style:family="paragraph" style:parent-style-name="Standard">
      <style:text-properties style:font-name="Liberation Mono" fo:font-size="10pt" style:text-underline-style="none" fo:font-weight="normal" officeooo:rsid="001cf747" officeooo:paragraph-rsid="001fd1bd" style:text-underline-mode="continuous" style:text-overline-mode="continuous" style:text-line-through-mode="continuous" style:font-size-asian="10pt" style:font-weight-asian="normal" style:font-size-complex="10pt" style:font-weight-complex="normal"/>
    </style:style>
    <style:style style:name="P70" style:family="paragraph" style:parent-style-name="Standard">
      <style:text-properties style:font-name="Liberation Mono" fo:font-size="10pt" style:text-underline-style="none" fo:font-weight="normal" officeooo:rsid="001fd1bd" officeooo:paragraph-rsid="001fd1bd" style:text-underline-mode="continuous" style:text-overline-mode="continuous" style:text-line-through-mode="continuous" style:font-size-asian="10pt" style:font-weight-asian="normal" style:font-size-complex="10pt" style:font-weight-complex="normal"/>
    </style:style>
    <style:style style:name="P71" style:family="paragraph" style:parent-style-name="Standard">
      <style:text-properties style:font-name="Liberation Mono" fo:font-size="10pt" style:text-underline-style="none" fo:font-weight="normal" officeooo:rsid="001fd1bd" officeooo:paragraph-rsid="00231f5f" style:text-underline-mode="continuous" style:text-overline-mode="continuous" style:text-line-through-mode="continuous" style:font-size-asian="10pt" style:font-weight-asian="normal" style:font-size-complex="10pt" style:font-weight-complex="normal"/>
    </style:style>
    <style:style style:name="P72" style:family="paragraph" style:parent-style-name="Standard">
      <style:text-properties style:font-name="Liberation Mono" fo:font-size="10pt" style:text-underline-style="none" fo:font-weight="normal" officeooo:rsid="00231f5f" officeooo:paragraph-rsid="00231f5f" style:text-underline-mode="continuous" style:text-overline-mode="continuous" style:text-line-through-mode="continuous" style:font-size-asian="10pt" style:font-weight-asian="normal" style:font-size-complex="10pt" style:font-weight-complex="normal"/>
    </style:style>
    <style:style style:name="P73" style:family="paragraph" style:parent-style-name="Standard">
      <style:text-properties style:font-name="Liberation Mono" fo:font-size="10pt" style:text-underline-style="none" fo:font-weight="normal" officeooo:rsid="00251b2d" officeooo:paragraph-rsid="00251b2d" style:text-underline-mode="continuous" style:text-overline-mode="continuous" style:text-line-through-mode="continuous" style:font-size-asian="10pt" style:font-weight-asian="normal" style:font-size-complex="10pt" style:font-weight-complex="normal"/>
    </style:style>
    <style:style style:name="P74" style:family="paragraph" style:parent-style-name="Standard">
      <style:text-properties style:font-name="Liberation Mono" fo:font-size="10pt" style:text-underline-style="none" fo:font-weight="normal" officeooo:rsid="0025e2d5" officeooo:paragraph-rsid="0025e2d5" style:text-underline-mode="continuous" style:text-overline-mode="continuous" style:text-line-through-mode="continuous" style:font-size-asian="10pt" style:font-weight-asian="normal" style:font-size-complex="10pt" style:font-weight-complex="normal"/>
    </style:style>
    <style:style style:name="P75" style:family="paragraph" style:parent-style-name="Standard">
      <style:text-properties style:font-name="Liberation Mono" fo:font-size="10pt" style:text-underline-style="none" fo:font-weight="normal" officeooo:rsid="002308ff" officeooo:paragraph-rsid="002308ff" style:text-underline-mode="continuous" style:text-overline-mode="continuous" style:text-line-through-mode="continuous" style:font-size-asian="10pt" style:font-weight-asian="normal" style:font-size-complex="10pt" style:font-weight-complex="normal"/>
    </style:style>
    <style:style style:name="P76" style:family="paragraph" style:parent-style-name="Standard">
      <style:text-properties style:font-name="Liberation Mono" fo:font-size="10pt" style:text-underline-style="none" fo:font-weight="normal" officeooo:rsid="0027defc" officeooo:paragraph-rsid="0027defc" style:text-underline-mode="continuous" style:text-overline-mode="continuous" style:text-line-through-mode="continuous" style:font-size-asian="10pt" style:font-weight-asian="normal" style:font-size-complex="10pt" style:font-weight-complex="normal"/>
    </style:style>
    <style:style style:name="P77" style:family="paragraph" style:parent-style-name="Standard">
      <style:text-properties style:font-name="Liberation Mono" fo:font-size="10pt" style:text-underline-style="none" fo:font-weight="normal" officeooo:rsid="0028c693" officeooo:paragraph-rsid="0028c693" style:text-underline-mode="continuous" style:text-overline-mode="continuous" style:text-line-through-mode="continuous" style:font-size-asian="10pt" style:font-weight-asian="normal" style:font-size-complex="10pt" style:font-weight-complex="normal"/>
    </style:style>
    <style:style style:name="P78" style:family="paragraph" style:parent-style-name="Standard">
      <style:text-properties style:font-name="Liberation Mono" fo:font-size="10pt" style:text-underline-style="none" fo:font-weight="normal" officeooo:rsid="00292fc3" officeooo:paragraph-rsid="00292fc3" style:text-underline-mode="continuous" style:text-overline-mode="continuous" style:text-line-through-mode="continuous" style:font-size-asian="10pt" style:font-weight-asian="normal" style:font-size-complex="10pt" style:font-weight-complex="normal"/>
    </style:style>
    <style:style style:name="P79" style:family="paragraph" style:parent-style-name="Standard">
      <style:text-properties style:font-name="Liberation Mono" fo:font-size="10pt" style:text-underline-style="none" fo:font-weight="normal" officeooo:rsid="002b0a37" officeooo:paragraph-rsid="002b0a37" style:text-underline-mode="continuous" style:text-overline-mode="continuous" style:text-line-through-mode="continuous" style:font-size-asian="10pt" style:font-weight-asian="normal" style:font-size-complex="10pt" style:font-weight-complex="normal"/>
    </style:style>
    <style:style style:name="P80" style:family="paragraph" style:parent-style-name="Standard">
      <style:text-properties style:font-name="Liberation Mono" fo:font-size="10pt" style:text-underline-style="none" fo:font-weight="normal" officeooo:rsid="002b0a37" officeooo:paragraph-rsid="002b7b0e" style:text-underline-mode="continuous" style:text-overline-mode="continuous" style:text-line-through-mode="continuous" style:font-size-asian="10pt" style:font-weight-asian="normal" style:font-size-complex="10pt" style:font-weight-complex="normal"/>
    </style:style>
    <style:style style:name="P81" style:family="paragraph" style:parent-style-name="Standard">
      <style:text-properties style:font-name="Liberation Mono" fo:font-size="10pt" style:text-underline-style="none" fo:font-weight="normal" officeooo:rsid="002b0a37" officeooo:paragraph-rsid="002d5ae7" style:text-underline-mode="continuous" style:text-overline-mode="continuous" style:text-line-through-mode="continuous" style:font-size-asian="10pt" style:font-weight-asian="normal" style:font-size-complex="10pt" style:font-weight-complex="normal"/>
    </style:style>
    <style:style style:name="P82" style:family="paragraph" style:parent-style-name="Standard">
      <style:text-properties style:font-name="Liberation Mono" fo:font-size="10pt" style:text-underline-style="none" fo:font-weight="normal" officeooo:rsid="002b7b0e" officeooo:paragraph-rsid="002d5ae7" style:text-underline-mode="continuous" style:text-overline-mode="continuous" style:text-line-through-mode="continuous" style:font-size-asian="10pt" style:font-weight-asian="normal" style:font-size-complex="10pt" style:font-weight-complex="normal"/>
    </style:style>
    <style:style style:name="P83" style:family="paragraph" style:parent-style-name="Standard">
      <style:text-properties style:font-name="Liberation Mono" fo:font-size="10pt" style:text-underline-style="none" fo:font-weight="normal" officeooo:rsid="00383d32" officeooo:paragraph-rsid="00383d32" style:text-underline-mode="continuous" style:text-overline-mode="continuous" style:text-line-through-mode="continuous" style:font-size-asian="10pt" style:font-weight-asian="normal" style:font-size-complex="10pt" style:font-weight-complex="normal"/>
    </style:style>
    <style:style style:name="P84" style:family="paragraph" style:parent-style-name="Standard">
      <style:text-properties style:font-name="Liberation Mono" fo:font-size="10pt" style:text-underline-style="none" fo:font-weight="normal" officeooo:rsid="00383d32" officeooo:paragraph-rsid="003d8b81" style:text-underline-mode="continuous" style:text-overline-mode="continuous" style:text-line-through-mode="continuous" style:font-size-asian="10pt" style:font-weight-asian="normal" style:font-size-complex="10pt" style:font-weight-complex="normal"/>
    </style:style>
    <style:style style:name="P85" style:family="paragraph" style:parent-style-name="Standard">
      <style:text-properties style:font-name="Liberation Mono" fo:font-size="10pt" style:text-underline-style="none" fo:font-weight="normal" officeooo:rsid="003a3c7c" officeooo:paragraph-rsid="003a3c7c" style:text-underline-mode="continuous" style:text-overline-mode="continuous" style:text-line-through-mode="continuous" style:font-size-asian="10pt" style:font-weight-asian="normal" style:font-size-complex="10pt" style:font-weight-complex="normal"/>
    </style:style>
    <style:style style:name="P86" style:family="paragraph" style:parent-style-name="Standard">
      <style:text-properties style:font-name="Liberation Mono" fo:font-size="10pt" style:text-underline-style="none" fo:font-weight="normal" officeooo:rsid="003f3b52" officeooo:paragraph-rsid="003f3b52" style:text-underline-mode="continuous" style:text-overline-mode="continuous" style:text-line-through-mode="continuous" style:font-size-asian="10pt" style:font-weight-asian="normal" style:font-size-complex="10pt" style:font-weight-complex="normal"/>
    </style:style>
    <style:style style:name="P87" style:family="paragraph" style:parent-style-name="Standard">
      <style:text-properties style:font-name="Liberation Mono" fo:font-size="10pt" style:text-underline-style="none" fo:font-weight="normal" officeooo:rsid="002308ff" officeooo:paragraph-rsid="002308ff" style:font-size-asian="10pt" style:font-weight-asian="normal" style:font-size-complex="10pt" style:font-weight-complex="normal"/>
    </style:style>
    <style:style style:name="P88" style:family="paragraph" style:parent-style-name="Standard">
      <style:text-properties style:font-name="Liberation Mono" fo:font-size="10pt" style:text-underline-style="none" fo:font-weight="normal" officeooo:rsid="00311f36" officeooo:paragraph-rsid="00311f36" style:font-size-asian="10pt" style:font-weight-asian="normal" style:font-size-complex="10pt" style:font-weight-complex="normal"/>
    </style:style>
    <style:style style:name="P89" style:family="paragraph" style:parent-style-name="Standard">
      <style:text-properties style:font-name="Liberation Mono" fo:font-size="10pt" style:text-underline-style="none" fo:font-weight="normal" officeooo:rsid="00335f0d" officeooo:paragraph-rsid="00335f0d" style:font-size-asian="10pt" style:font-weight-asian="normal" style:font-size-complex="10pt" style:font-weight-complex="normal"/>
    </style:style>
    <style:style style:name="P90" style:family="paragraph" style:parent-style-name="Standard">
      <style:text-properties style:font-name="Liberation Mono" fo:font-size="10pt" style:text-underline-style="none" fo:font-weight="normal" officeooo:rsid="00362af8" officeooo:paragraph-rsid="00362af8" style:font-size-asian="10pt" style:font-weight-asian="normal" style:font-size-complex="10pt" style:font-weight-complex="normal"/>
    </style:style>
    <style:style style:name="P91" style:family="paragraph" style:parent-style-name="Standard">
      <style:text-properties style:font-name="Liberation Mono" fo:font-size="10pt" style:text-underline-style="none" fo:font-weight="normal" officeooo:rsid="002d5ae7" officeooo:paragraph-rsid="002d5ae7" style:font-size-asian="10pt" style:font-weight-asian="normal" style:font-size-complex="10pt" style:font-weight-complex="normal"/>
    </style:style>
    <style:style style:name="P92" style:family="paragraph" style:parent-style-name="Standard">
      <style:text-properties style:font-name="Liberation Mono" fo:font-size="10pt" style:text-underline-style="none" fo:font-weight="normal" officeooo:rsid="002f3ff1" officeooo:paragraph-rsid="002d5ae7" style:font-size-asian="10pt" style:font-weight-asian="normal" style:font-size-complex="10pt" style:font-weight-complex="normal"/>
    </style:style>
    <style:style style:name="P93" style:family="paragraph" style:parent-style-name="Standard">
      <style:text-properties style:font-name="Liberation Mono" fo:font-size="10pt" style:text-underline-style="none" fo:font-weight="normal" officeooo:rsid="002f3ff1" officeooo:paragraph-rsid="002f3ff1" style:font-size-asian="10pt" style:font-weight-asian="normal" style:font-size-complex="10pt" style:font-weight-complex="normal"/>
    </style:style>
    <style:style style:name="P94" style:family="paragraph" style:parent-style-name="Standard">
      <style:text-properties style:font-name="Liberation Mono" fo:font-size="10pt" style:text-underline-style="none" fo:font-weight="bold" officeooo:rsid="000ef26e" officeooo:paragraph-rsid="000ef26e" style:text-underline-mode="continuous" style:text-overline-mode="continuous" style:text-line-through-mode="continuous" style:font-size-asian="10pt" style:font-weight-asian="bold" style:font-size-complex="10pt" style:font-weight-complex="bold"/>
    </style:style>
    <style:style style:name="P95" style:family="paragraph" style:parent-style-name="Standard">
      <style:text-properties style:font-name="Liberation Mono" fo:font-size="10pt" style:text-underline-style="none" fo:font-weight="bold" officeooo:rsid="001fd1bd" officeooo:paragraph-rsid="001fd1bd" style:text-underline-mode="continuous" style:text-overline-mode="continuous" style:text-line-through-mode="continuous" style:font-size-asian="10pt" style:font-weight-asian="bold" style:font-size-complex="10pt" style:font-weight-complex="bold"/>
    </style:style>
    <style:style style:name="P96" style:family="paragraph" style:parent-style-name="Standard">
      <style:text-properties style:font-name="Liberation Mono" fo:font-size="10pt" style:text-underline-style="none" fo:font-weight="bold" officeooo:rsid="002308ff" officeooo:paragraph-rsid="002308ff" style:text-underline-mode="continuous" style:text-overline-mode="continuous" style:text-line-through-mode="continuous" style:font-size-asian="10pt" style:font-weight-asian="bold" style:font-size-complex="10pt" style:font-weight-complex="bold"/>
    </style:style>
    <style:style style:name="P97" style:family="paragraph" style:parent-style-name="Standard">
      <style:text-properties style:font-name="Liberation Mono" fo:font-size="10pt" style:text-underline-style="none" fo:font-weight="bold" officeooo:rsid="00231f5f" officeooo:paragraph-rsid="00231f5f" style:text-underline-mode="continuous" style:text-overline-mode="continuous" style:text-line-through-mode="continuous" style:font-size-asian="10pt" style:font-weight-asian="bold" style:font-size-complex="10pt" style:font-weight-complex="bold"/>
    </style:style>
    <style:style style:name="P98" style:family="paragraph" style:parent-style-name="Standard">
      <style:text-properties style:font-name="Liberation Mono" fo:font-size="10pt" style:text-underline-style="none" fo:font-weight="bold" officeooo:rsid="003216ef" officeooo:paragraph-rsid="003216ef" style:font-size-asian="10pt" style:font-weight-asian="bold" style:font-size-complex="10pt" style:font-weight-complex="bold"/>
    </style:style>
    <style:style style:name="P99" style:family="paragraph" style:parent-style-name="Standard">
      <style:text-properties style:font-name="Liberation Mono" fo:font-size="10pt" officeooo:paragraph-rsid="000d23a9" style:font-name-asian="Liberation Mono" style:font-size-asian="10pt" style:font-size-complex="10pt"/>
    </style:style>
    <style:style style:name="P100" style:family="paragraph" style:parent-style-name="Standard">
      <style:text-properties style:font-name="Liberation Mono" fo:font-size="10pt" fo:font-style="normal" style:text-underline-style="none" fo:font-weight="bold" officeooo:rsid="000ef26e" officeooo:paragraph-rsid="000ef26e"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1" style:family="paragraph" style:parent-style-name="Standard">
      <style:text-properties style:font-name="Liberation Mono" fo:font-size="10pt" fo:font-style="normal" style:text-underline-style="none" fo:font-weight="bold" officeooo:rsid="000ef26e" officeooo:paragraph-rsid="00179095"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2" style:family="paragraph" style:parent-style-name="Standard">
      <style:text-properties style:font-name="Liberation Mono" fo:font-size="10pt" fo:font-style="normal" style:text-underline-style="none" fo:font-weight="bold" officeooo:rsid="00210ea4" officeooo:paragraph-rsid="00210ea4"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3" style:family="paragraph" style:parent-style-name="Standard">
      <style:text-properties style:font-name="Liberation Mono" fo:font-size="10pt" fo:font-style="normal" style:text-underline-style="none" fo:font-weight="bold" officeooo:rsid="00292fc3" officeooo:paragraph-rsid="00292fc3"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4" style:family="paragraph" style:parent-style-name="Standard">
      <style:text-properties style:font-name="Liberation Mono" fo:font-size="10pt" fo:font-style="normal" style:text-underline-style="none" fo:font-weight="bold" officeooo:rsid="003a3c7c" officeooo:paragraph-rsid="003a3c7c" style:text-underline-mode="continuous" style:text-overline-mode="continuous" style:text-line-through-mode="continuous" style:font-size-asian="10pt" style:font-style-asian="normal" style:font-weight-asian="bold" style:font-size-complex="10pt" style:font-style-complex="normal" style:font-weight-complex="bold"/>
    </style:style>
    <style:style style:name="P105" style:family="paragraph" style:parent-style-name="Standard">
      <style:text-properties style:font-name="Liberation Mono" fo:font-size="10pt" fo:font-style="normal" style:text-underline-style="none" fo:font-weight="bold" officeooo:rsid="003216ef" officeooo:paragraph-rsid="003216ef" style:font-size-asian="10pt" style:font-style-asian="normal" style:font-weight-asian="bold" style:font-size-complex="10pt" style:font-style-complex="normal" style:font-weight-complex="bold"/>
    </style:style>
    <style:style style:name="P106" style:family="paragraph" style:parent-style-name="Standard">
      <style:text-properties style:font-name="Liberation Mono" fo:font-size="10pt" fo:font-style="normal" style:text-underline-style="none" fo:font-weight="normal" officeooo:rsid="000ef26e"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7" style:family="paragraph" style:parent-style-name="Standard">
      <style:text-properties style:font-name="Liberation Mono" fo:font-size="10pt" fo:font-style="normal" style:text-underline-style="none" fo:font-weight="normal" officeooo:rsid="000ef26e"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8" style:family="paragraph" style:parent-style-name="Standard">
      <style:text-properties style:font-name="Liberation Mono" fo:font-size="10pt" fo:font-style="normal" style:text-underline-style="none" fo:font-weight="normal" officeooo:rsid="00179095" officeooo:paragraph-rsid="00179095"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09" style:family="paragraph" style:parent-style-name="Standard">
      <style:text-properties style:font-name="Liberation Mono" fo:font-size="10pt" fo:font-style="normal" style:text-underline-style="none" fo:font-weight="normal" officeooo:rsid="00179095"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0" style:family="paragraph" style:parent-style-name="Standard">
      <style:text-properties style:font-name="Liberation Mono" fo:font-size="10pt" fo:font-style="normal" style:text-underline-style="none" fo:font-weight="normal" officeooo:rsid="001c2fcf" officeooo:paragraph-rsid="001c2fcf"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1" style:family="paragraph" style:parent-style-name="Standard">
      <style:text-properties style:font-name="Liberation Mono" fo:font-size="10pt" fo:font-style="normal" style:text-underline-style="none" fo:font-weight="normal" officeooo:rsid="00210ea4" officeooo:paragraph-rsid="00210ea4"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2" style:family="paragraph" style:parent-style-name="Standard">
      <style:text-properties style:font-name="Liberation Mono" fo:font-size="10pt" fo:font-style="normal" style:text-underline-style="none" fo:font-weight="normal" officeooo:rsid="00292fc3" officeooo:paragraph-rsid="00292fc3"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3" style:family="paragraph" style:parent-style-name="Standard">
      <style:text-properties style:font-name="Liberation Mono" fo:font-size="10pt" fo:font-style="normal" style:text-underline-style="none" fo:font-weight="normal" officeooo:rsid="00292fc3" officeooo:paragraph-rsid="000ef26e"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4" style:family="paragraph" style:parent-style-name="Standard">
      <style:text-properties style:font-name="Liberation Mono" fo:font-size="10pt" fo:font-style="normal" style:text-underline-style="none" fo:font-weight="normal" officeooo:rsid="00295741" officeooo:paragraph-rsid="00295741"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5" style:family="paragraph" style:parent-style-name="Standard">
      <style:text-properties style:font-name="Liberation Mono" fo:font-size="10pt" fo:font-style="normal" style:text-underline-style="none" fo:font-weight="normal" officeooo:rsid="003a3c7c" officeooo:paragraph-rsid="003a3c7c" style:text-underline-mode="continuous" style:text-overline-mode="continuous" style:text-line-through-mode="continuous" style:font-size-asian="10pt" style:font-style-asian="normal" style:font-weight-asian="normal" style:font-size-complex="10pt" style:font-style-complex="normal" style:font-weight-complex="normal"/>
    </style:style>
    <style:style style:name="P116" style:family="paragraph" style:parent-style-name="Standard">
      <style:text-properties style:font-name="Liberation Mono" fo:font-size="10pt" fo:font-style="normal" style:text-underline-style="none" fo:font-weight="normal" officeooo:rsid="003216ef" officeooo:paragraph-rsid="003216ef" style:font-size-asian="10pt" style:font-style-asian="normal" style:font-weight-asian="normal" style:font-size-complex="10pt" style:font-style-complex="normal" style:font-weight-complex="normal"/>
    </style:style>
    <style:style style:name="P117" style:family="paragraph" style:parent-style-name="Standard">
      <style:text-properties style:font-name="Liberation Mono" fo:font-size="10pt" fo:font-style="normal" style:text-underline-style="none" fo:font-weight="normal" officeooo:rsid="003216ef" officeooo:paragraph-rsid="00311f36" style:font-size-asian="10pt" style:font-style-asian="normal" style:font-weight-asian="normal" style:font-size-complex="10pt" style:font-style-complex="normal" style:font-weight-complex="normal"/>
    </style:style>
    <style:style style:name="P118" style:family="paragraph" style:parent-style-name="Standard">
      <style:text-properties style:font-name="Liberation Mono" fo:font-size="10pt" fo:font-style="normal" fo:font-weight="bold" officeooo:rsid="002095b2" officeooo:paragraph-rsid="002308ff" style:font-size-asian="10pt" style:font-style-asian="normal" style:font-weight-asian="bold" style:font-size-complex="10pt" style:font-style-complex="normal" style:font-weight-complex="bold"/>
    </style:style>
    <style:style style:name="P119" style:family="paragraph" style:parent-style-name="Standard">
      <style:text-properties style:font-name="Liberation Mono" fo:font-size="10pt" fo:font-style="normal" fo:font-weight="bold" officeooo:rsid="002308ff" officeooo:paragraph-rsid="002308ff" style:font-size-asian="10pt" style:font-style-asian="normal" style:font-weight-asian="bold" style:font-size-complex="10pt" style:font-style-complex="normal" style:font-weight-complex="bold"/>
    </style:style>
    <style:style style:name="P120" style:family="paragraph" style:parent-style-name="Standard">
      <style:text-properties style:font-name="Liberation Mono" fo:font-size="10pt" fo:font-style="normal" officeooo:rsid="00210ea4" officeooo:paragraph-rsid="002308ff" style:font-size-asian="10pt" style:font-style-asian="normal" style:font-size-complex="10pt" style:font-style-complex="normal"/>
    </style:style>
    <style:style style:name="P121" style:family="paragraph" style:parent-style-name="Standard">
      <style:text-properties style:font-name="Liberation Mono" fo:font-size="10pt" fo:font-style="normal" officeooo:paragraph-rsid="002308ff" style:font-size-asian="10pt" style:font-style-asian="normal" style:font-size-complex="10pt" style:font-style-complex="normal"/>
    </style:style>
    <style:style style:name="P122" style:family="paragraph" style:parent-style-name="Standard">
      <style:text-properties style:font-name="Liberation Mono" fo:font-size="10pt" fo:font-style="normal" fo:font-weight="normal" officeooo:rsid="002308ff" officeooo:paragraph-rsid="002308ff" style:font-size-asian="10pt" style:font-style-asian="normal" style:font-weight-asian="normal" style:font-size-complex="10pt" style:font-style-complex="normal" style:font-weight-complex="normal"/>
    </style:style>
    <style:style style:name="P123" style:family="paragraph" style:parent-style-name="Standard">
      <style:text-properties style:font-name="Liberation Mono" fo:font-size="10pt" fo:font-style="normal" fo:font-weight="normal" officeooo:rsid="00362af8" officeooo:paragraph-rsid="00362af8" style:font-size-asian="10pt" style:font-style-asian="normal" style:font-weight-asian="normal" style:font-size-complex="10pt" style:font-style-complex="normal" style:font-weight-complex="normal"/>
    </style:style>
    <style:style style:name="P124" style:family="paragraph" style:parent-style-name="Standard">
      <style:text-properties style:font-name="Liberation Mono" fo:font-size="10pt" fo:font-weight="normal" officeooo:rsid="002308ff" officeooo:paragraph-rsid="002308ff" style:font-size-asian="10pt" style:font-weight-asian="normal" style:font-size-complex="10pt" style:font-weight-complex="normal"/>
    </style:style>
    <style:style style:name="P125" style:family="paragraph" style:parent-style-name="Standard">
      <style:text-properties style:font-name="Liberation Mono" fo:font-size="10pt" fo:font-weight="normal" officeooo:rsid="00362af8" style:font-size-asian="10pt" style:font-weight-asian="normal" style:font-size-complex="10pt" style:font-weight-complex="normal"/>
    </style:style>
    <style:style style:name="P126" style:family="paragraph" style:parent-style-name="Standard">
      <style:text-properties style:font-name="Liberation Mono" fo:font-size="10pt" fo:font-weight="normal" officeooo:rsid="00362af8" officeooo:paragraph-rsid="00362af8" style:font-size-asian="10pt" style:font-weight-asian="normal" style:font-size-complex="10pt" style:font-weight-complex="normal"/>
    </style:style>
    <style:style style:name="P127" style:family="paragraph" style:parent-style-name="Standard">
      <style:text-properties fo:color="#000000" style:font-name="Liberation Mono" fo:font-size="10pt" style:font-size-asian="10pt" style:font-size-complex="10pt"/>
    </style:style>
    <style:style style:name="P128" style:family="paragraph" style:parent-style-name="Standard">
      <style:text-properties officeooo:paragraph-rsid="000b9e54"/>
    </style:style>
    <style:style style:name="P129" style:family="paragraph" style:parent-style-name="Standard">
      <style:text-properties style:text-underline-style="solid" style:text-underline-width="auto" style:text-underline-color="font-color" fo:font-weight="bold" officeooo:paragraph-rsid="000b9e54" style:text-underline-mode="continuous" style:text-overline-mode="continuous" style:text-line-through-mode="continuous" style:font-name-asian="Liberation Mono" style:font-weight-asian="bold" style:font-weight-complex="bold"/>
    </style:style>
    <style:style style:name="P130" style:family="paragraph" style:parent-style-name="Standard">
      <style:text-properties officeooo:paragraph-rsid="000d23a9"/>
    </style:style>
    <style:style style:name="P131" style:family="paragraph" style:parent-style-name="Standard">
      <style:text-properties officeooo:paragraph-rsid="00120ccc"/>
    </style:style>
    <style:style style:name="P132" style:family="paragraph" style:parent-style-name="Standard">
      <style:text-properties officeooo:paragraph-rsid="001a3a49"/>
    </style:style>
    <style:style style:name="P133" style:family="paragraph" style:parent-style-name="Standard">
      <style:text-properties officeooo:paragraph-rsid="001b6a15"/>
    </style:style>
    <style:style style:name="P134" style:family="paragraph" style:parent-style-name="Standard">
      <style:text-properties officeooo:paragraph-rsid="002308ff"/>
    </style:style>
    <style:style style:name="P135" style:family="paragraph" style:parent-style-name="Standard">
      <style:text-properties officeooo:paragraph-rsid="002b7b0e"/>
    </style:style>
    <style:style style:name="P136" style:family="paragraph" style:parent-style-name="Standard">
      <style:text-properties officeooo:paragraph-rsid="003f3b52"/>
    </style:style>
    <style:style style:name="P137" style:family="paragraph" style:parent-style-name="Preformatted_20_Text">
      <style:text-properties style:font-name-asian="Liberation Mono"/>
    </style:style>
    <style:style style:name="P138" style:family="paragraph" style:parent-style-name="Preformatted_20_Text">
      <style:text-properties officeooo:paragraph-rsid="000d23a9" style:font-name-asian="Liberation Mono" style:font-size-complex="10pt"/>
    </style:style>
    <style:style style:name="P139"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name-asian="Liberation Mono" style:font-weight-asian="bold" style:font-weight-complex="bold"/>
    </style:style>
    <style:style style:name="P140" style:family="paragraph" style:parent-style-name="Preformatted_20_Text">
      <style:text-properties style:text-underline-style="solid" style:text-underline-width="auto" style:text-underline-color="font-color" fo:font-weight="bold" style:text-underline-mode="continuous" style:text-overline-mode="continuous" style:text-line-through-mode="continuous" style:font-weight-asian="bold" style:font-size-complex="10pt" style:font-weight-complex="bold"/>
    </style:style>
    <style:style style:name="P141" style:family="paragraph" style:parent-style-name="Preformatted_20_Text">
      <style:text-properties fo:font-weight="bold" style:font-name-asian="Liberation Mono" style:font-weight-asian="bold" style:font-weight-complex="bold"/>
    </style:style>
    <style:style style:name="P142" style:family="paragraph" style:parent-style-name="Preformatted_20_Text">
      <style:text-properties fo:font-weight="bold" officeooo:rsid="000d23a9" officeooo:paragraph-rsid="000d23a9" style:font-name-asian="Liberation Mono" style:font-weight-asian="bold" style:font-size-complex="10pt" style:font-weight-complex="bold"/>
    </style:style>
    <style:style style:name="P143" style:family="paragraph" style:parent-style-name="Preformatted_20_Text">
      <style:text-properties fo:font-weight="bold" style:font-weight-asian="bold" style:font-size-complex="10pt" style:font-weight-complex="bold"/>
    </style:style>
    <style:style style:name="P144" style:family="paragraph" style:parent-style-name="Preformatted_20_Text">
      <style:text-properties style:font-size-complex="10pt"/>
    </style:style>
    <style:style style:name="P145" style:family="paragraph" style:parent-style-name="Preformatted_20_Text">
      <style:text-properties style:font-name="Liberation Mono" fo:font-size="10pt" style:font-size-asian="10pt" style:font-size-complex="10pt"/>
    </style:style>
    <style:style style:name="P146" style:family="paragraph" style:parent-style-name="Preformatted_20_Text">
      <style:text-properties fo:font-size="10pt" style:font-size-asian="10pt" style:font-size-complex="10pt"/>
    </style:style>
    <style:style style:name="P147" style:family="paragraph" style:parent-style-name="Standard" style:master-page-name="MP0">
      <style:paragraph-properties style:page-number="auto" fo:break-before="page"/>
      <style:text-properties style:font-name="Liberation Mono"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8" style:family="paragraph" style:parent-style-name="Standard" style:list-style-name="L1"/>
    <style:style style:name="P149" style:family="paragraph" style:parent-style-name="Standard" style:list-style-name="L2"/>
    <style:style style:name="P150" style:family="paragraph" style:parent-style-name="Standard" style:list-style-name="L2">
      <style:text-properties style:font-name="Liberation Mono" fo:font-size="10pt" fo:font-weight="bold" style:font-size-asian="10pt" style:font-weight-asian="bold" style:font-size-complex="10pt" style:font-weight-complex="bold"/>
    </style:style>
    <style:style style:name="P151" style:family="paragraph" style:parent-style-name="Standard">
      <style:text-properties style:font-name="Liberation Mono" fo:font-size="10pt" fo:font-weight="bold" officeooo:rsid="003fa30b" officeooo:paragraph-rsid="003fa30b" style:font-size-asian="10pt" style:font-weight-asian="bold" style:font-size-complex="10pt" style:font-weight-complex="bold"/>
    </style:style>
    <style:style style:name="P152" style:family="paragraph" style:parent-style-name="Standard">
      <style:text-properties style:font-name="Liberation Mono" fo:font-size="10pt" style:font-size-asian="10pt" style:font-size-complex="10pt"/>
    </style:style>
    <style:style style:name="P153" style:family="paragraph" style:parent-style-name="Standard" style:list-style-name="L3">
      <style:text-properties style:font-name="Liberation Mono" fo:font-size="10pt" style:font-size-asian="10pt" style:font-size-complex="10pt"/>
    </style:style>
    <style:style style:name="P154" style:family="paragraph" style:parent-style-name="Standard" style:list-style-name="L4">
      <style:text-properties style:font-name="Liberation Mono" fo:font-size="10pt" style:font-size-asian="10pt" style:font-size-complex="10pt"/>
    </style:style>
    <style:style style:name="P155" style:family="paragraph" style:parent-style-name="Standard" style:list-style-name="L5">
      <style:text-properties style:font-name="Liberation Mono" fo:font-size="10pt" style:font-size-asian="10pt" style:font-size-complex="10pt"/>
    </style:style>
    <style:style style:name="P156" style:family="paragraph" style:parent-style-name="Standard">
      <style:text-properties style:font-name="Liberation Mono" fo:font-size="10pt" officeooo:paragraph-rsid="003fa30b" style:font-size-asian="10pt" style:font-size-complex="10pt"/>
    </style:style>
    <style:style style:name="P157" style:family="paragraph" style:parent-style-name="Standard">
      <style:text-properties style:font-name="Liberation Mono" fo:font-size="10pt" style:text-underline-style="solid" style:text-underline-width="auto" style:text-underline-color="font-color" fo:font-weight="bold" officeooo:rsid="003fa30b" officeooo:paragraph-rsid="003fa30b" style:font-size-asian="10pt" style:font-weight-asian="bold" style:font-size-complex="10pt" style:font-weight-complex="bold"/>
    </style:style>
    <style:style style:name="P158" style:family="paragraph" style:parent-style-name="Standard">
      <style:text-properties style:font-name="Liberation Mono" fo:font-size="10pt" style:text-underline-style="solid" style:text-underline-width="auto" style:text-underline-color="font-color" fo:font-weight="bold" officeooo:rsid="003d8b81" officeooo:paragraph-rsid="003d8b81" style:font-size-asian="10pt" style:font-weight-asian="bold" style:font-size-complex="10pt" style:font-weight-complex="bold"/>
    </style:style>
    <style:style style:name="P159" style:family="paragraph" style:parent-style-name="Standard">
      <style:text-properties style:font-name="Liberation Mono" fo:font-size="10pt" style:text-underline-style="none" fo:font-weight="normal" officeooo:rsid="003d8b81" officeooo:paragraph-rsid="003d8b81" style:text-underline-mode="continuous" style:text-overline-mode="continuous" style:text-line-through-mode="continuous" style:font-size-asian="10pt" style:font-weight-asian="normal" style:font-size-complex="10pt" style:font-weight-complex="normal"/>
    </style:style>
    <style:style style:name="P160" style:family="paragraph" style:parent-style-name="Standard">
      <style:text-properties style:font-name="Liberation Mono" fo:font-size="10pt" style:text-underline-style="none" fo:font-weight="normal" officeooo:rsid="00383d32" officeooo:paragraph-rsid="003d8b81" style:text-underline-mode="continuous" style:text-overline-mode="continuous" style:text-line-through-mode="continuous" style:font-size-asian="10pt" style:font-weight-asian="normal" style:font-size-complex="10pt" style:font-weight-complex="normal"/>
    </style:style>
    <style:style style:name="P161" style:family="paragraph" style:parent-style-name="Standard">
      <style:text-properties style:font-name="Liberation Mono" fo:font-size="10pt" style:text-underline-style="none" fo:font-weight="normal" officeooo:rsid="003fa30b" officeooo:paragraph-rsid="003fa30b" style:font-size-asian="10pt" style:font-weight-asian="normal" style:font-size-complex="10pt" style:font-weight-complex="normal"/>
    </style:style>
    <style:style style:name="P162" style:family="paragraph" style:parent-style-name="Standard">
      <style:text-properties style:font-name="Liberation Mono" fo:font-size="10pt" style:text-underline-style="none" fo:font-weight="bold" officeooo:rsid="003fa30b" officeooo:paragraph-rsid="003fa30b" style:font-size-asian="10pt" style:font-weight-asian="bold" style:font-size-complex="10pt" style:font-weight-complex="bold"/>
    </style:style>
    <style:style style:name="T1" style:family="text">
      <style:text-properties style:font-name="Liberation Mono" fo:font-size="8pt" style:font-size-asian="8pt" style:font-size-complex="8pt"/>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120ccc" style:font-size-asian="10pt" style:font-size-complex="10pt"/>
    </style:style>
    <style:style style:name="T4" style:family="text">
      <style:text-properties style:font-name="Liberation Mono" fo:font-size="10pt" officeooo:rsid="0016bb78" style:font-size-asian="10pt" style:font-size-complex="10pt"/>
    </style:style>
    <style:style style:name="T5" style:family="text">
      <style:text-properties style:font-name="Liberation Mono" fo:font-size="10pt" officeooo:rsid="001a3a49" style:font-size-asian="10pt" style:font-size-complex="10pt"/>
    </style:style>
    <style:style style:name="T6" style:family="text">
      <style:text-properties style:font-name="Liberation Mono" fo:font-size="10pt" officeooo:rsid="001a40d7" style:font-size-asian="10pt" style:font-size-complex="10pt"/>
    </style:style>
    <style:style style:name="T7" style:family="text">
      <style:text-properties style:font-name="Liberation Mono" fo:font-size="10pt" officeooo:rsid="001b6a15" style:font-size-asian="10pt" style:font-size-complex="10pt"/>
    </style:style>
    <style:style style:name="T8" style:family="text">
      <style:text-properties style:font-name="Liberation Mono" fo:font-size="10pt" officeooo:rsid="002095b2" style:font-size-asian="10pt" style:font-size-complex="10pt"/>
    </style:style>
    <style:style style:name="T9" style:family="text">
      <style:text-properties style:font-name="Liberation Mono" fo:font-size="10pt" officeooo:rsid="002308ff" style:font-size-asian="10pt" style:font-size-complex="10pt"/>
    </style:style>
    <style:style style:name="T10" style:family="text">
      <style:text-properties style:font-name="Liberation Mono" fo:font-size="10pt" officeooo:rsid="002b7b0e" style:font-size-asian="10pt" style:font-size-complex="10pt"/>
    </style:style>
    <style:style style:name="T11" style:family="text">
      <style:text-properties style:font-name="Liberation Mono" fo:font-size="10pt" officeooo:rsid="003f3b52" style:font-size-asian="10pt" style:font-size-complex="10pt"/>
    </style:style>
    <style:style style:name="T12" style:family="text">
      <style:text-properties style:font-name="Liberation Mono" fo:font-size="10pt" fo:font-style="italic" style:font-size-asian="10pt" style:font-style-asian="italic" style:font-size-complex="10pt" style:font-style-complex="italic"/>
    </style:style>
    <style:style style:name="T13" style:family="text">
      <style:text-properties style:font-name="Liberation Mono" fo:font-size="10pt" fo:font-style="italic" officeooo:rsid="000b9e54" style:font-size-asian="10pt" style:font-style-asian="italic" style:font-size-complex="10pt" style:font-style-complex="italic"/>
    </style:style>
    <style:style style:name="T14" style:family="text">
      <style:text-properties style:font-name="Liberation Mono" fo:font-size="10pt" fo:font-style="italic" officeooo:rsid="000d23a9" style:font-size-asian="10pt" style:font-style-asian="italic" style:font-size-complex="10pt" style:font-style-complex="italic"/>
    </style:style>
    <style:style style:name="T15" style:family="text">
      <style:text-properties style:font-name="Liberation Mono" fo:font-size="10pt" fo:font-style="italic" officeooo:rsid="0016bb78" style:font-size-asian="10pt" style:font-style-asian="italic" style:font-size-complex="10pt" style:font-style-complex="italic"/>
    </style:style>
    <style:style style:name="T16" style:family="text">
      <style:text-properties style:font-name="Liberation Mono" fo:font-size="10pt" fo:font-style="italic" officeooo:rsid="002095b2" style:font-size-asian="10pt" style:font-style-asian="italic" style:font-size-complex="10pt" style:font-style-complex="italic"/>
    </style:style>
    <style:style style:name="T17" style:family="text">
      <style:text-properties style:font-name="Liberation Mono" fo:font-size="10pt" fo:font-style="italic" officeooo:rsid="002b7b0e" style:font-size-asian="10pt" style:font-style-asian="italic" style:font-size-complex="10pt" style:font-style-complex="italic"/>
    </style:style>
    <style:style style:name="T18"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19" style:family="text">
      <style:text-properties style:font-name="Liberation Mono" fo:font-size="10pt" fo:font-style="italic" fo:font-weight="normal" officeooo:rsid="000b9e54" style:font-size-asian="10pt" style:font-style-asian="italic" style:font-weight-asian="normal" style:font-size-complex="10pt" style:font-style-complex="italic" style:font-weight-complex="normal"/>
    </style:style>
    <style:style style:name="T20" style:family="text">
      <style:text-properties style:font-name="Liberation Mono" fo:font-size="10pt" fo:font-style="italic" fo:font-weight="normal" officeooo:rsid="000d23a9" style:font-size-asian="10pt" style:font-style-asian="italic" style:font-weight-asian="normal" style:font-size-complex="10pt" style:font-style-complex="italic" style:font-weight-complex="normal"/>
    </style:style>
    <style:style style:name="T21" style:family="text">
      <style:text-properties style:font-name="Liberation Mono" fo:font-size="10pt" fo:font-style="italic" fo:font-weight="normal" officeooo:rsid="00120ccc" style:font-size-asian="10pt" style:font-style-asian="italic" style:font-weight-asian="normal" style:font-size-complex="10pt" style:font-style-complex="italic" style:font-weight-complex="normal"/>
    </style:style>
    <style:style style:name="T22" style:family="text">
      <style:text-properties style:font-name="Liberation Mono" fo:font-size="10pt" fo:font-style="italic" fo:font-weight="normal" officeooo:rsid="001b6a15" style:font-size-asian="10pt" style:font-style-asian="italic" style:font-weight-asian="normal" style:font-size-complex="10pt" style:font-style-complex="italic" style:font-weight-complex="normal"/>
    </style:style>
    <style:style style:name="T23" style:family="text">
      <style:text-properties style:font-name="Liberation Mono" fo:font-size="10pt" fo:font-style="italic" fo:font-weight="normal" officeooo:rsid="002308ff" style:font-size-asian="10pt" style:font-style-asian="italic" style:font-weight-asian="normal" style:font-size-complex="10pt" style:font-style-complex="italic" style:font-weight-complex="normal"/>
    </style:style>
    <style:style style:name="T24" style:family="text">
      <style:text-properties style:font-name="Liberation Mono" fo:font-size="10pt" fo:font-style="italic" style:text-underline-style="none" fo:font-weight="normal" officeooo:rsid="000b9e54" style:font-size-asian="10pt" style:font-style-asian="italic" style:font-weight-asian="normal" style:font-size-complex="10pt" style:font-style-complex="italic" style:font-weight-complex="normal"/>
    </style:style>
    <style:style style:name="T25" style:family="text">
      <style:text-properties style:font-name="Liberation Mono" fo:font-size="10pt" fo:font-weight="bold" style:font-size-asian="10pt" style:font-weight-asian="bold" style:font-size-complex="10pt" style:font-weight-complex="bold"/>
    </style:style>
    <style:style style:name="T26" style:family="text">
      <style:text-properties style:font-name="Liberation Mono" fo:font-size="10pt" fo:font-weight="bold" officeooo:rsid="000b9e54" style:font-size-asian="10pt" style:font-weight-asian="bold" style:font-size-complex="10pt" style:font-weight-complex="bold"/>
    </style:style>
    <style:style style:name="T27" style:family="text">
      <style:text-properties style:font-name="Liberation Mono" fo:font-size="10pt" fo:font-weight="bold" officeooo:rsid="000d23a9" style:font-size-asian="10pt" style:font-weight-asian="bold" style:font-size-complex="10pt" style:font-weight-complex="bold"/>
    </style:style>
    <style:style style:name="T28" style:family="text">
      <style:text-properties style:font-name="Liberation Mono" fo:font-size="10pt" fo:font-weight="bold" officeooo:rsid="00120ccc" style:font-size-asian="10pt" style:font-weight-asian="bold" style:font-size-complex="10pt" style:font-weight-complex="bold"/>
    </style:style>
    <style:style style:name="T29" style:family="text">
      <style:text-properties style:font-name="Liberation Mono" fo:font-size="10pt" fo:font-weight="bold" officeooo:rsid="001a40d7" style:font-size-asian="10pt" style:font-weight-asian="bold" style:font-size-complex="10pt" style:font-weight-complex="bold"/>
    </style:style>
    <style:style style:name="T30" style:family="text">
      <style:text-properties style:font-name="Liberation Mono" fo:font-size="10pt" fo:font-weight="bold" officeooo:rsid="001b6a15" style:font-size-asian="10pt" style:font-weight-asian="bold" style:font-size-complex="10pt" style:font-weight-complex="bold"/>
    </style:style>
    <style:style style:name="T31" style:family="text">
      <style:text-properties style:font-name="Liberation Mono" fo:font-size="10pt" fo:font-weight="bold" officeooo:rsid="002095b2" style:font-size-asian="10pt" style:font-weight-asian="bold" style:font-size-complex="10pt" style:font-weight-complex="bold"/>
    </style:style>
    <style:style style:name="T32" style:family="text">
      <style:text-properties style:font-name="Liberation Mono" fo:font-size="10pt" fo:font-weight="bold" officeooo:rsid="002308ff" style:font-size-asian="10pt" style:font-weight-asian="bold" style:font-size-complex="10pt" style:font-weight-complex="bold"/>
    </style:style>
    <style:style style:name="T33" style:family="text">
      <style:text-properties style:font-name="Liberation Mono" fo:font-size="10pt" fo:font-weight="bold" officeooo:rsid="0025e2d5" style:font-size-asian="10pt" style:font-weight-asian="bold" style:font-size-complex="10pt" style:font-weight-complex="bold"/>
    </style:style>
    <style:style style:name="T34" style:family="text">
      <style:text-properties style:font-name="Liberation Mono" fo:font-size="10pt" fo:font-weight="bold" officeooo:rsid="002b7b0e" style:font-size-asian="10pt" style:font-weight-asian="bold" style:font-size-complex="10pt" style:font-weight-complex="bold"/>
    </style:style>
    <style:style style:name="T35" style:family="text">
      <style:text-properties style:font-name="Liberation Mono" fo:font-size="10pt" fo:font-weight="bold" officeooo:rsid="003f3b52" style:font-size-asian="10pt" style:font-weight-asian="bold" style:font-size-complex="10pt" style:font-weight-complex="bold"/>
    </style:style>
    <style:style style:name="T36" style:family="text">
      <style:text-properties style:font-name="Liberation Mon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7" style:family="text">
      <style:text-properties style:font-name="Liberation Mono"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38" style:family="text">
      <style:text-properties style:font-name="Liberation Mono" fo:font-size="10pt" style:text-underline-style="solid" style:text-underline-width="auto" style:text-underline-color="font-color" officeooo:rsid="002308ff" style:font-size-asian="10pt" style:font-size-complex="10pt"/>
    </style:style>
    <style:style style:name="T39" style:family="text">
      <style:text-properties style:font-name="Liberation Mono" fo:font-size="10pt" fo:font-style="normal" style:font-size-asian="10pt" style:font-style-asian="normal" style:font-size-complex="10pt" style:font-style-complex="normal"/>
    </style:style>
    <style:style style:name="T40" style:family="text">
      <style:text-properties style:font-name="Liberation Mono" fo:font-size="10pt" fo:font-style="normal" officeooo:rsid="000b9e54" style:font-size-asian="10pt" style:font-style-asian="normal" style:font-size-complex="10pt" style:font-style-complex="normal"/>
    </style:style>
    <style:style style:name="T41" style:family="text">
      <style:text-properties style:font-name="Liberation Mono" fo:font-size="10pt" fo:font-style="normal" officeooo:rsid="001b6a15" style:font-size-asian="10pt" style:font-style-asian="normal" style:font-size-complex="10pt" style:font-style-complex="normal"/>
    </style:style>
    <style:style style:name="T42" style:family="text">
      <style:text-properties style:font-name="Liberation Mono" fo:font-size="10pt" fo:font-style="normal" officeooo:rsid="002095b2" style:font-size-asian="10pt" style:font-style-asian="normal" style:font-size-complex="10pt" style:font-style-complex="normal"/>
    </style:style>
    <style:style style:name="T43" style:family="text">
      <style:text-properties style:font-name="Liberation Mono" fo:font-size="10pt" fo:font-style="normal" officeooo:rsid="002b7b0e" style:font-size-asian="10pt" style:font-style-asian="normal" style:font-size-complex="10pt" style:font-style-complex="normal"/>
    </style:style>
    <style:style style:name="T44" style:family="text">
      <style:text-properties style:font-name="Liberation Mono" fo:font-size="10pt" fo:font-style="normal" fo:font-weight="normal" officeooo:rsid="00120ccc"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normal" officeooo:rsid="001b6a15" style:font-size-asian="10pt" style:font-style-asian="normal" style:font-weight-asian="normal" style:font-size-complex="10pt" style:font-style-complex="normal" style:font-weight-complex="normal"/>
    </style:style>
    <style:style style:name="T46" style:family="text">
      <style:text-properties style:font-name="Liberation Mono" fo:font-size="10pt" fo:font-style="normal" fo:font-weight="normal" officeooo:rsid="002095b2" style:font-size-asian="10pt" style:font-style-asian="normal" style:font-weight-asian="normal" style:font-size-complex="10pt" style:font-style-complex="normal" style:font-weight-complex="normal"/>
    </style:style>
    <style:style style:name="T47" style:family="text">
      <style:text-properties style:font-name="Liberation Mono" fo:font-size="10pt" fo:font-style="normal" fo:font-weight="normal" officeooo:rsid="002308ff"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fo:font-weight="bold" officeooo:rsid="000b9e54"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bold" officeooo:rsid="00120ccc" style:font-size-asian="10pt" style:font-style-asian="normal" style:font-weight-asian="bold" style:font-size-complex="10pt" style:font-style-complex="normal" style:font-weight-complex="bold"/>
    </style:style>
    <style:style style:name="T50" style:family="text">
      <style:text-properties style:font-name="Liberation Mono" fo:font-size="10pt" fo:font-style="normal" fo:font-weight="bold" officeooo:rsid="001b6a15" style:font-size-asian="10pt" style:font-style-asian="normal" style:font-weight-asian="bold" style:font-size-complex="10pt" style:font-style-complex="normal" style:font-weight-complex="bold"/>
    </style:style>
    <style:style style:name="T51" style:family="text">
      <style:text-properties style:font-name="Liberation Mono" fo:font-size="10pt" fo:font-style="normal" fo:font-weight="bold" officeooo:rsid="002095b2" style:font-size-asian="10pt" style:font-style-asian="normal" style:font-weight-asian="bold" style:font-size-complex="10pt" style:font-style-complex="normal" style:font-weight-complex="bold"/>
    </style:style>
    <style:style style:name="T52" style:family="text">
      <style:text-properties style:font-name="Liberation Mono" fo:font-size="10pt" fo:font-style="normal" fo:font-weight="bold" officeooo:rsid="002308ff" style:font-size-asian="10pt" style:font-style-asian="normal" style:font-weight-asian="bold" style:font-size-complex="10pt" style:font-style-complex="normal" style:font-weight-complex="bold"/>
    </style:style>
    <style:style style:name="T53" style:family="text">
      <style:text-properties style:font-name="Liberation Mono" fo:font-size="10pt" fo:font-style="normal" style:text-underline-style="none" officeooo:rsid="000b9e54" style:font-size-asian="10pt" style:font-style-asian="normal" style:font-size-complex="10pt" style:font-style-complex="normal"/>
    </style:style>
    <style:style style:name="T54" style:family="text">
      <style:text-properties style:font-name="Liberation Mono" fo:font-size="10pt" fo:font-style="normal" style:text-underline-style="none" fo:font-weight="normal" officeooo:rsid="000b9e54" style:font-size-asian="10pt" style:font-style-asian="normal" style:font-weight-asian="normal" style:font-size-complex="10pt" style:font-style-complex="normal" style:font-weight-complex="normal"/>
    </style:style>
    <style:style style:name="T55" style:family="text">
      <style:text-properties style:font-name="Liberation Mono" fo:font-size="10pt" style:text-underline-style="none" style:font-size-asian="10pt" style:font-size-complex="10pt"/>
    </style:style>
    <style:style style:name="T56" style:family="text">
      <style:text-properties style:font-name="Liberation Mono" fo:font-size="10pt" style:text-underline-style="none" officeooo:rsid="000b9e54" style:font-size-asian="10pt" style:font-size-complex="10pt"/>
    </style:style>
    <style:style style:name="T57" style:family="text">
      <style:text-properties style:font-name="Liberation Mono" fo:font-size="10pt" style:text-underline-style="none" officeooo:rsid="002308ff" style:font-size-asian="10pt" style:font-size-complex="10pt"/>
    </style:style>
    <style:style style:name="T58" style:family="text">
      <style:text-properties style:font-name="Liberation Mono" fo:font-size="10pt" style:text-underline-style="none" fo:font-weight="bold" officeooo:rsid="002308ff" style:font-size-asian="10pt" style:font-weight-asian="bold" style:font-size-complex="10pt" style:font-weight-complex="bold"/>
    </style:style>
    <style:style style:name="T59" style:family="text">
      <style:text-properties style:font-name="Liberation Mono" fo:font-size="10pt" style:text-underline-style="none" fo:font-weight="normal" officeooo:rsid="002308ff" style:font-size-asian="10pt" style:font-weight-asian="normal" style:font-size-complex="10pt" style:font-weight-complex="normal"/>
    </style:style>
    <style:style style:name="T60" style:family="text">
      <style:text-properties style:font-name="Liberation Mono" fo:font-size="10pt" fo:font-weight="normal" officeooo:rsid="00120ccc" style:font-size-asian="10pt" style:font-weight-asian="normal" style:font-size-complex="10pt" style:font-weight-complex="normal"/>
    </style:style>
    <style:style style:name="T61" style:family="text">
      <style:text-properties style:font-name="Liberation Mono" fo:font-size="10pt" fo:font-weight="normal" officeooo:rsid="001a40d7" style:font-size-asian="10pt" style:font-weight-asian="normal" style:font-size-complex="10pt" style:font-weight-complex="normal"/>
    </style:style>
    <style:style style:name="T62" style:family="text">
      <style:text-properties style:font-name="Liberation Mono" fo:font-size="10pt" fo:font-weight="normal" officeooo:rsid="001b6a15" style:font-size-asian="10pt" style:font-weight-asian="normal" style:font-size-complex="10pt" style:font-weight-complex="normal"/>
    </style:style>
    <style:style style:name="T63" style:family="text">
      <style:text-properties style:font-name="Liberation Mono" fo:font-size="10pt" fo:font-weight="normal" officeooo:rsid="002308ff" style:font-size-asian="10pt" style:font-weight-asian="normal" style:font-size-complex="10pt" style:font-weight-complex="normal"/>
    </style:style>
    <style:style style:name="T64" style:family="text">
      <style:text-properties style:font-name="Liberation Mono" fo:font-size="10pt" fo:font-weight="normal" officeooo:rsid="0025e2d5" style:font-size-asian="10pt" style:font-weight-asian="normal" style:font-size-complex="10pt" style:font-weight-complex="normal"/>
    </style:style>
    <style:style style:name="T65" style:family="text">
      <style:text-properties style:font-name="Liberation Mono" fo:font-size="10pt" fo:font-weight="normal" officeooo:rsid="002b7b0e" style:font-size-asian="10pt" style:font-weight-asian="normal" style:font-size-complex="10pt" style:font-weight-complex="normal"/>
    </style:style>
    <style:style style:name="T66" style:family="text">
      <style:text-properties style:font-name="Liberation Mono" fo:font-size="10pt" fo:font-weight="normal" officeooo:rsid="003f3b52" style:font-size-asian="10pt" style:font-weight-asian="normal" style:font-size-complex="10pt" style:font-weight-complex="normal"/>
    </style:style>
    <style:style style:name="T67" style:family="text">
      <style:text-properties fo:color="#000000"/>
    </style:style>
    <style:style style:name="T68" style:family="text">
      <style:text-properties fo:color="#000000" style:font-name="Liberation Mono" fo:font-size="10pt" style:font-size-asian="10pt" style:font-size-complex="10pt"/>
    </style:style>
    <style:style style:name="T69" style:family="text">
      <style:text-properties fo:color="#000000" style:font-name="Liberation Mono" fo:font-size="10pt" fo:font-weight="bold" style:font-size-asian="10pt" style:font-weight-asian="bold" style:font-size-complex="10pt" style:font-weight-complex="bold"/>
    </style:style>
    <style:style style:name="T70" style:family="text">
      <style:text-properties fo:color="#000000" style:font-name="Liberation Mono" fo:font-size="10pt" style:font-name-asian="Liberation Mono" style:font-size-asian="10pt" style:language-asian="hi" style:country-asian="IN" style:font-size-complex="10pt"/>
    </style:style>
    <style:style style:name="T71" style:family="text">
      <style:text-properties fo:color="#000000" style:font-name="Liberation Mono" fo:font-size="10pt" officeooo:rsid="0016bb78" style:font-name-asian="Liberation Mono" style:font-size-asian="10pt" style:language-asian="hi" style:country-asian="IN" style:font-size-complex="10pt"/>
    </style:style>
    <style:style style:name="T72" style:family="text">
      <style:text-properties fo:color="#000000" style:font-name="Liberation Mono" fo:font-size="10pt" fo:font-style="italic" style:font-size-asian="10pt" style:font-style-asian="italic" style:font-size-complex="10pt" style:font-style-complex="italic"/>
    </style:style>
    <style:style style:name="T73" style:family="text">
      <style:text-properties fo:font-weight="bold" style:font-name-asian="Liberation Mono" style:font-weight-asian="bold"/>
    </style:style>
    <style:style style:name="T74" style:family="text">
      <style:text-properties fo:font-weight="bold" style:font-weight-asian="bold" style:font-size-complex="10pt" style:font-weight-complex="bold"/>
    </style:style>
    <style:style style:name="T75" style:family="text">
      <style:text-properties fo:font-weight="bold" style:font-weight-asian="bold" style:font-weight-complex="bold"/>
    </style:style>
    <style:style style:name="T76" style:family="text">
      <style:text-properties fo:font-weight="bold" officeooo:rsid="002308ff" style:font-weight-asian="bold" style:font-weight-complex="bold"/>
    </style:style>
    <style:style style:name="T77" style:family="text">
      <style:text-properties fo:font-weight="bold" officeooo:rsid="002b7b0e" style:font-weight-asian="bold" style:font-weight-complex="bold"/>
    </style:style>
    <style:style style:name="T78" style:family="text">
      <style:text-properties fo:font-weight="bold" officeooo:rsid="002d5ae7" style:font-weight-asian="bold" style:font-weight-complex="bold"/>
    </style:style>
    <style:style style:name="T79" style:family="text">
      <style:text-properties fo:font-weight="bold" officeooo:rsid="00342cfd" style:font-weight-asian="bold" style:font-weight-complex="bold"/>
    </style:style>
    <style:style style:name="T80" style:family="text">
      <style:text-properties fo:font-weight="bold" officeooo:rsid="00362af8" style:font-weight-asian="bold" style:font-weight-complex="bold"/>
    </style:style>
    <style:style style:name="T81" style:family="text">
      <style:text-properties fo:font-weight="bold" officeooo:rsid="0037110d" style:font-weight-asian="bold" style:font-weight-complex="bold"/>
    </style:style>
    <style:style style:name="T82" style:family="text">
      <style:text-properties fo:font-weight="bold" officeooo:rsid="00383d32" style:font-weight-asian="bold" style:font-weight-complex="bold"/>
    </style:style>
    <style:style style:name="T83" style:family="text">
      <style:text-properties fo:font-style="italic" style:font-name-asian="Liberation Mono" style:font-style-asian="italic"/>
    </style:style>
    <style:style style:name="T84" style:family="text">
      <style:text-properties fo:font-style="italic" style:font-name-asian="Liberation Mono" style:font-style-asian="italic" style:font-style-complex="italic"/>
    </style:style>
    <style:style style:name="T85" style:family="text">
      <style:text-properties fo:font-style="italic" style:font-style-asian="italic" style:font-size-complex="10pt" style:font-style-complex="italic"/>
    </style:style>
    <style:style style:name="T86" style:family="text">
      <style:text-properties fo:font-style="italic" style:font-style-asian="italic" style:font-style-complex="italic"/>
    </style:style>
    <style:style style:name="T87" style:family="text">
      <style:text-properties fo:font-style="italic" officeooo:rsid="002b7b0e" style:font-style-asian="italic" style:font-style-complex="italic"/>
    </style:style>
    <style:style style:name="T88" style:family="text">
      <style:text-properties fo:font-style="italic" officeooo:rsid="00362af8"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2308ff" style:font-style-asian="italic" style:font-weight-asian="normal" style:font-style-complex="italic" style:font-weight-complex="normal"/>
    </style:style>
    <style:style style:name="T91" style:family="text">
      <style:text-properties fo:font-style="italic" fo:font-weight="normal" officeooo:rsid="00362af8" style:font-style-asian="italic" style:font-weight-asian="normal" style:font-style-complex="italic" style:font-weight-complex="normal"/>
    </style:style>
    <style:style style:name="T92" style:family="text">
      <style:text-properties fo:font-style="italic" fo:font-weight="normal" officeooo:rsid="0037110d" style:font-style-asian="italic" style:font-weight-asian="normal" style:font-style-complex="italic" style:font-weight-complex="normal"/>
    </style:style>
    <style:style style:name="T93" style:family="text">
      <style:text-properties fo:font-style="italic" style:text-underline-style="none" fo:font-weight="normal" style:font-style-asian="italic" style:font-weight-asian="normal" style:font-style-complex="italic" style:font-weight-complex="normal"/>
    </style:style>
    <style:style style:name="T94" style:family="text">
      <style:text-properties style:font-name-asian="Liberation Mono"/>
    </style:style>
    <style:style style:name="T95" style:family="text">
      <style:text-properties style:font-size-complex="10pt"/>
    </style:style>
    <style:style style:name="T96" style:family="text">
      <style:text-properties officeooo:rsid="000b9e54"/>
    </style:style>
    <style:style style:name="T97" style:family="text">
      <style:text-properties fo:font-weight="normal" style:font-weight-asian="normal" style:font-weight-complex="normal"/>
    </style:style>
    <style:style style:name="T98" style:family="text">
      <style:text-properties fo:font-weight="normal" officeooo:rsid="00179095" style:font-weight-asian="normal" style:font-weight-complex="normal"/>
    </style:style>
    <style:style style:name="T99" style:family="text">
      <style:text-properties fo:font-weight="normal" officeooo:rsid="002095b2" style:font-weight-asian="normal" style:font-weight-complex="normal"/>
    </style:style>
    <style:style style:name="T100" style:family="text">
      <style:text-properties fo:font-weight="normal" officeooo:rsid="002308ff" style:font-weight-asian="normal" style:font-weight-complex="normal"/>
    </style:style>
    <style:style style:name="T101" style:family="text">
      <style:text-properties fo:font-weight="normal" officeooo:rsid="00362af8" style:font-weight-asian="normal" style:font-weight-complex="normal"/>
    </style:style>
    <style:style style:name="T102" style:family="text">
      <style:text-properties fo:font-weight="normal" officeooo:rsid="0037110d" style:font-weight-asian="normal" style:font-weight-complex="normal"/>
    </style:style>
    <style:style style:name="T103" style:family="text">
      <style:text-properties fo:font-weight="normal" officeooo:rsid="00383d32" style:font-weight-asian="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02095b2" style:font-style-asian="normal" style:font-style-complex="normal"/>
    </style:style>
    <style:style style:name="T106" style:family="text">
      <style:text-properties fo:font-style="normal" officeooo:rsid="002b7b0e" style:font-style-asian="normal" style:font-style-complex="normal"/>
    </style:style>
    <style:style style:name="T107" style:family="text">
      <style:text-properties fo:font-style="normal" officeooo:rsid="003216ef" style:font-style-asian="normal" style:font-style-complex="normal"/>
    </style:style>
    <style:style style:name="T108" style:family="text">
      <style:text-properties fo:font-style="normal" officeooo:rsid="00362af8" style:font-style-asian="normal" style:font-style-complex="normal"/>
    </style:style>
    <style:style style:name="T109" style:family="text">
      <style:text-properties fo:font-style="normal" officeooo:rsid="0040c061"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2095b2" style:font-style-asian="normal" style:font-weight-asian="normal" style:font-style-complex="normal" style:font-weight-complex="normal"/>
    </style:style>
    <style:style style:name="T112" style:family="text">
      <style:text-properties fo:font-style="normal" fo:font-weight="normal" officeooo:rsid="002308ff" style:font-style-asian="normal" style:font-weight-asian="normal" style:font-style-complex="normal" style:font-weight-complex="normal"/>
    </style:style>
    <style:style style:name="T113" style:family="text">
      <style:text-properties fo:font-style="normal" fo:font-weight="normal" officeooo:rsid="00362af8" style:font-style-asian="normal" style:font-weight-asian="normal" style:font-style-complex="normal" style:font-weight-complex="normal"/>
    </style:style>
    <style:style style:name="T114" style:family="text">
      <style:text-properties fo:font-style="normal" fo:font-weight="normal" officeooo:rsid="0037110d"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2095b2" style:font-style-asian="normal" style:font-weight-asian="bold" style:font-style-complex="normal" style:font-weight-complex="bold"/>
    </style:style>
    <style:style style:name="T117" style:family="text">
      <style:text-properties fo:font-style="normal" fo:font-weight="bold" officeooo:rsid="002308ff" style:font-style-asian="normal" style:font-weight-asian="bold" style:font-style-complex="normal" style:font-weight-complex="bold"/>
    </style:style>
    <style:style style:name="T118" style:family="text">
      <style:text-properties fo:font-style="normal" fo:font-weight="bold" officeooo:rsid="002b7b0e" style:font-style-asian="normal" style:font-weight-asian="bold" style:font-style-complex="normal" style:font-weight-complex="bold"/>
    </style:style>
    <style:style style:name="T119" style:family="text">
      <style:text-properties fo:font-style="normal" fo:font-weight="bold" officeooo:rsid="0037110d" style:font-style-asian="normal" style:font-weight-asian="bold" style:font-style-complex="normal" style:font-weight-complex="bold"/>
    </style:style>
    <style:style style:name="T120" style:family="text">
      <style:text-properties fo:font-style="normal" style:text-underline-style="none" fo:font-weight="normal" style:font-style-asian="normal" style:font-weight-asian="normal" style:font-style-complex="normal" style:font-weight-complex="normal"/>
    </style:style>
    <style:style style:name="T121" style:family="text">
      <style:text-properties fo:font-style="normal" style:text-underline-style="none" style:font-style-asian="normal" style:font-style-complex="normal"/>
    </style:style>
    <style:style style:name="T122" style:family="text">
      <style:text-properties officeooo:rsid="00109bf8"/>
    </style:style>
    <style:style style:name="T123" style:family="text">
      <style:text-properties officeooo:rsid="0016bb78"/>
    </style:style>
    <style:style style:name="T124" style:family="text">
      <style:text-properties officeooo:rsid="00179095"/>
    </style:style>
    <style:style style:name="T125" style:family="text">
      <style:text-properties officeooo:rsid="0018ec11"/>
    </style:style>
    <style:style style:name="T126" style:family="text">
      <style:text-properties officeooo:rsid="001a17a7"/>
    </style:style>
    <style:style style:name="T127" style:family="text">
      <style:text-properties officeooo:rsid="001a3a49"/>
    </style:style>
    <style:style style:name="T128" style:family="text">
      <style:text-properties officeooo:rsid="001c2fcf"/>
    </style:style>
    <style:style style:name="T129" style:family="text">
      <style:text-properties officeooo:rsid="002095b2"/>
    </style:style>
    <style:style style:name="T130" style:family="text">
      <style:text-properties officeooo:rsid="00210ea4"/>
    </style:style>
    <style:style style:name="T131" style:family="text">
      <style:text-properties officeooo:rsid="002308ff"/>
    </style:style>
    <style:style style:name="T132" style:family="text">
      <style:text-properties style:text-position="super 58%" style:font-name="Liberation Mono" fo:font-size="10pt" fo:font-weight="normal" officeooo:rsid="002308ff" style:font-size-asian="10pt" style:font-weight-asian="normal" style:font-size-complex="10pt" style:font-weight-complex="normal"/>
    </style:style>
    <style:style style:name="T133" style:family="text">
      <style:text-properties officeooo:rsid="002840af"/>
    </style:style>
    <style:style style:name="T134" style:family="text">
      <style:text-properties officeooo:rsid="002b017f"/>
    </style:style>
    <style:style style:name="T135" style:family="text">
      <style:text-properties officeooo:rsid="002b7b0e"/>
    </style:style>
    <style:style style:name="T136" style:family="text">
      <style:text-properties style:text-underline-style="none"/>
    </style:style>
    <style:style style:name="T137" style:family="text">
      <style:text-properties style:text-underline-style="none" fo:font-weight="normal" style:font-weight-asian="normal" style:font-weight-complex="normal"/>
    </style:style>
    <style:style style:name="T138" style:family="text">
      <style:text-properties style:text-underline-style="none" fo:font-weight="normal" officeooo:rsid="002f3ff1" style:font-weight-asian="normal" style:font-weight-complex="normal"/>
    </style:style>
    <style:style style:name="T139" style:family="text">
      <style:text-properties officeooo:rsid="00342cfd"/>
    </style:style>
    <style:style style:name="T140" style:family="text">
      <style:text-properties officeooo:rsid="00362af8"/>
    </style:style>
    <style:style style:name="T141" style:family="text">
      <style:text-properties officeooo:rsid="0037110d"/>
    </style:style>
    <style:style style:name="T142" style:family="text">
      <style:text-properties officeooo:rsid="003fa30b"/>
    </style:style>
    <style:style style:name="T143" style:family="text">
      <style:text-properties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NextBASIC new commands and features (Updated <text:span text:style-name="T142">5 Nov</text:span> 20<text:span text:style-name="T133">21</text:span>)</text:p>
      <text:p text:style-name="P5"/>
      <text:p text:style-name="P34">This document describes new commands and features for NextBASIC <text:span text:style-name="T126">(except file-related commands and editor features, described in separate documents) </text:span>as <text:span text:style-name="T126">at </text:span>Next<text:span text:style-name="T123">ZX</text:span>OS v2.0<text:span text:style-name="T142">7</text:span>.</text:p>
      <text:p text:style-name="P27"/>
      <text:p text:style-name="P27">This should be read in conjunction with the other documents:</text:p>
      <text:p text:style-name="P27"><text:tab/>NextBASIC file-related commands and features</text:p>
      <text:p text:style-name="P27"><text:tab/>Next<text:span text:style-name="T123">ZX</text:span>OS Editor features</text:p>
      <text:p text:style-name="P27"><text:tab/>Next<text:span text:style-name="T123">ZX</text:span>OS <text:span text:style-name="T134">and esxDOS </text:span>API<text:span text:style-name="T134">s</text:span></text:p>
      <text:p text:style-name="P27"><text:tab/>Next<text:span text:style-name="T123">ZX</text:span>OS Unimplemented features</text:p>
      <text:p text:style-name="P27"/>
      <text:p text:style-name="P27">A list of updates made to this document is now provided at the end.</text:p>
      <text:p text:style-name="P27"/>
      <text:p text:style-name="P2">New keyword tokens</text:p>
      <text:p text:style-name="P27">The following keyword tokens are defined in addition to SPECTRUM, PLAY and all the 48K BASIC tokens:</text:p>
      <text:p text:style-name="P27"/>
      <text:p text:style-name="P39">PEEK$<text:tab/><text:tab/>$87</text:p>
      <text:p text:style-name="P39">REG<text:tab/><text:tab/>$88</text:p>
      <text:p text:style-name="P39">DPOKE<text:tab/><text:tab/>$89</text:p>
      <text:p text:style-name="P39">DPEEK<text:tab/><text:tab/>$8a</text:p>
      <text:p text:style-name="P27">MOD<text:tab/><text:tab/>$8b</text:p>
      <text:p text:style-name="P27">&lt;&lt;<text:tab/><text:tab/>$8c</text:p>
      <text:p text:style-name="P27">&gt;&gt;<text:tab/><text:tab/>$8d</text:p>
      <text:p text:style-name="P27">UNTIL <text:s text:c="6"/>$8e</text:p>
      <text:p text:style-name="P27">ERROR<text:tab/><text:tab/>$8f</text:p>
      <text:p text:style-name="P27">ON<text:tab/><text:tab/>$90</text:p>
      <text:p text:style-name="P27">DEFPROC<text:tab/>$91</text:p>
      <text:p text:style-name="P27">ENDPROC<text:tab/>$92</text:p>
      <text:p text:style-name="P27">PROC<text:tab/><text:tab/>$93</text:p>
      <text:p text:style-name="P27">LOCAL<text:tab/><text:tab/>$94</text:p>
      <text:p text:style-name="P27">DRIVER <text:s text:c="5"/>$95</text:p>
      <text:p text:style-name="P27">WHILE <text:s text:c="6"/>$96</text:p>
      <text:p text:style-name="P27">REPEAT <text:s text:c="5"/>$97</text:p>
      <text:p text:style-name="P27">ELSE <text:s text:c="7"/>$98</text:p>
      <text:p text:style-name="P27">REMOUNT<text:tab/>$99</text:p>
      <text:p text:style-name="P27">BANK<text:tab/><text:tab/>$9a</text:p>
      <text:p text:style-name="P27">TILE<text:tab/><text:tab/>$9b</text:p>
      <text:p text:style-name="P27">LAYER<text:tab/><text:tab/>$9c</text:p>
      <text:p text:style-name="P27">PALETTE <text:s text:c="4"/>$9d</text:p>
      <text:p text:style-name="P27">SPRITE<text:tab/>$9e</text:p>
      <text:p text:style-name="P27">PWD<text:tab/><text:tab/>$9f</text:p>
      <text:p text:style-name="P27">CD<text:tab/><text:tab/>$a0</text:p>
      <text:p text:style-name="P27">MKDIR<text:tab/><text:tab/>$a1</text:p>
      <text:p text:style-name="P27">RMDIR<text:tab/> <text:s text:c="5"/>$a2</text:p>
      <text:p text:style-name="P27"/>
      <text:p text:style-name="P27"/>
      <text:p text:style-name="P5">New errors</text:p>
      <text:p text:style-name="P27">Invalid mode</text:p>
      <text:p text:style-name="P27">Direct command error</text:p>
      <text:p text:style-name="P27">Loop error</text:p>
      <text:p text:style-name="P33">No DEFPROC</text:p>
      <text:p text:style-name="P33">Fragmented - use .DEFRAG</text:p>
      <text:p text:style-name="P32"/>
      <text:p text:style-name="P2">Memory bank acces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comes with between 1MB and 2MB of RAM, divided into 16K banks. These are numbered as follows 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span text:style-name="Default_20_Paragraph_20_Font"><text:span text:style-name="T2">:</text:span></text:span></text:p>
      <text:p text:style-name="P5"/>
      <text:p text:style-name="P27">0..7<text:tab/><text:tab/>Same as the standard RAM banks on all 128K Spectrums.</text:p>
      <text:p text:style-name="P27">8..47<text:tab/><text:tab/>Additional RAM banks available on 1MB Nexts.</text:p>
      <text:p text:style-name="P27">48..111<text:tab/>Further additional RAM banks available on 2MB Nexts.</text:p>
      <text:p text:style-name="P27"/>
      <text:p text:style-name="P27">(the remaining 256K is used for ROMs and the DivMMC interface, and is unavailable to users).</text:p>
      <text:p text:style-name="P27"/>
      <text:p text:style-name="Standard"><text:span text:style-name="Default_20_Paragraph_20_Font"><text:span text:style-name="T2">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the memory capacity is shown in the on-screen menus. It can also be <text:s/>queried programmatically by examining the new system variable, </text:span></text:span><text:span text:style-name="Default_20_Paragraph_20_Font"><text:span text:style-name="T12">MAXBNK</text:span></text:span><text:span text:style-name="Default_20_Paragraph_20_Font"><text:span text:style-name="T2">, which contains the number of the highest usable bank in the system (normally 47 or 111).</text:span></text:span></text:p>
      <text:p text:style-name="P27"/>
      <text:p text:style-name="Standard"><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uses the first 9 RAM banks as follows:</text:span></text:span></text:p>
      <text:p text:style-name="P27">0<text:tab/><text:tab/>Standard 48K Spectrum memory (at 49152-65535)</text:p>
      <text:p text:style-name="P27">1<text:tab/><text:tab/>RAMdisk</text:p>
      <text:p text:style-name="P27">2<text:tab/><text:tab/>Standard 48K Spectrum memory (at 32768-49151)</text:p>
      <text:p text:style-name="P27">3<text:tab/><text:tab/>RAMdisk</text:p>
      <text:p text:style-name="P27">4<text:tab/><text:tab/>RAMdisk</text:p>
      <text:p text:style-name="P27">5<text:tab/><text:tab/>Standard 48K Spectrum memory (at 16384-32767)</text:p>
      <text:p text:style-name="P27">6<text:tab/><text:tab/>RAMdisk</text:p>
      <text:p text:style-name="Standard"><text:span text:style-name="Default_20_Paragraph_20_Font"><text:span text:style-name="T2">7<text:tab/><text:tab/>Used for workspace and data structures by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7">8<text:tab/><text:tab/>Used for additional screen data (in lo-res, Timex hi-res and Timex</text:p>
      <text:p text:style-name="Standard"><text:span text:style-name="Default_20_Paragraph_20_Font"><text:span text:style-name="T2"><text:tab/><text:tab/>hi-colour modes) and other data by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7"/>
      <text:p text:style-name="Standard"><text:span text:style-name="Default_20_Paragraph_20_Font"><text:span text:style-name="T2">Banks 9+ are always available to the programmer, and can be accessed using the new </text:span></text:span><text:span text:style-name="Default_20_Paragraph_20_Font"><text:span text:style-name="T25">BANK </text:span></text:span><text:span text:style-name="Default_20_Paragraph_20_Font"><text:span text:style-name="T2">command (and extended </text:span></text:span><text:span text:style-name="Default_20_Paragraph_20_Font"><text:span text:style-name="T25">LOAD/SAVE/VERIFY..BANK..</text:span></text:span><text:span text:style-name="Default_20_Paragraph_20_Font"><text:span text:style-name="T2"> commands seen previously).</text:span></text:span></text:p>
      <text:p text:style-name="P27"/>
      <text:p text:style-name="Standard"><text:span text:style-name="Default_20_Paragraph_20_Font"><text:span text:style-name="T2">Banks 5,2,0 (the standard 48K Spectrum memory) may also be used without restriction in the </text:span></text:span><text:span text:style-name="Default_20_Paragraph_20_Font"><text:span text:style-name="T25">BANK </text:span></text:span><text:span text:style-name="Default_20_Paragraph_20_Font"><text:span text:style-name="T2">command, but it should be noted that it is generally only safe to use the screen area (0-6911 in bank 5) plus any memory located above </text:span></text:span><text:span text:style-name="Default_20_Paragraph_20_Font"><text:span text:style-name="T12">RAMTOP</text:span></text:span><text:span text:style-name="Default_20_Paragraph_20_Font"><text:span text:style-name="T2"> - the rest of the memory is managed by </text:span></text:span><text:span text:style-name="Default_20_Paragraph_20_Font"><text:span text:style-name="T12">NextBASIC </text:span></text:span><text:span text:style-name="Default_20_Paragraph_20_Font"><text:span text:style-name="T2">and should not be modified.</text:span></text:span></text:p>
      <text:p text:style-name="P27"/>
      <text:p text:style-name="Standard"><text:span text:style-name="Default_20_Paragraph_20_Font"><text:span text:style-name="T2">Banks 1,3,4,6 can be used if the </text:span></text:span><text:span text:style-name="Default_20_Paragraph_20_Font"><text:span text:style-name="T25">BANK 1346 USR </text:span></text:span><text:span text:style-name="Default_20_Paragraph_20_Font"><text:span text:style-name="T2">command has been executed.</text:span></text:span></text:p>
      <text:p text:style-name="P27"/>
      <text:p text:style-name="Standard"><text:span text:style-name="Default_20_Paragraph_20_Font"><text:span text:style-name="T2">Banks 7 and 8 are for system use only, and can never be used in a </text:span></text:span><text:span text:style-name="Default_20_Paragraph_20_Font"><text:span text:style-name="T25">BANK </text:span></text:span><text:span text:style-name="Default_20_Paragraph_20_Font"><text:span text:style-name="T2">command.</text:span></text:span></text:p>
      <text:p text:style-name="P27"/>
      <text:p text:style-name="P27">The following new commands are available to manipulate <text:span text:style-name="T131">memory and </text:span>banks:</text:p>
      <text:p text:style-name="P38"/>
      <text:p text:style-name="P134"><text:span text:style-name="Default_20_Paragraph_20_Font"><text:span text:style-name="T25">BANK NEW </text:span></text:span><text:span text:style-name="Default_20_Paragraph_20_Font"><text:span text:style-name="T2">var</text:span></text:span></text:p>
      <text:p text:style-name="P134"><text:span text:style-name="Default_20_Paragraph_20_Font"><text:span text:style-name="T2">Reserves the next available free bank number and assigns it to the numeric variable </text:span></text:span><text:span text:style-name="Default_20_Paragraph_20_Font"><text:span text:style-name="T12">var</text:span></text:span><text:span text:style-name="Default_20_Paragraph_20_Font"><text:span text:style-name="T2">, ready for use in other </text:span></text:span><text:span text:style-name="Default_20_Paragraph_20_Font"><text:span text:style-name="T25">BANK </text:span></text:span><text:span text:style-name="Default_20_Paragraph_20_Font"><text:span text:style-name="T2">commands. This command is useful for allocating banks for use in BASIC, allowing for cases where a resident machine code program has previously allocated banks for its own use. (It is not essential to use this command, as commands such as </text:span></text:span><text:span text:style-name="Default_20_Paragraph_20_Font"><text:span text:style-name="T25">BANK..LOAD </text:span></text:span><text:span text:style-name="Default_20_Paragraph_20_Font"><text:span text:style-name="T2">will automatically allocate the specified bank for use by BASIC, but only if the specified bank is not already in use by a resident machine code program.)</text:span></text:span></text:p>
      <text:p text:style-name="P38"/>
      <text:p text:style-name="P134"><text:span text:style-name="Default_20_Paragraph_20_Font"><text:span text:style-name="T25">BANK </text:span></text:span><text:span text:style-name="Default_20_Paragraph_20_Font"><text:span text:style-name="T12">n </text:span></text:span><text:span text:style-name="Default_20_Paragraph_20_Font"><text:span text:style-name="T25">CLEAR</text:span></text:span></text:p>
      <text:p text:style-name="P134"><text:span text:style-name="Default_20_Paragraph_20_Font"><text:span text:style-name="T2">Marks bank </text:span></text:span><text:span text:style-name="Default_20_Paragraph_20_Font"><text:span text:style-name="T12">n </text:span></text:span><text:span text:style-name="Default_20_Paragraph_20_Font"><text:span text:style-name="T2">as free for use by other parts of the system (eg dot commands). Banks are marked as used by BASIC by commands that access them (eg </text:span></text:span><text:span text:style-name="Default_20_Paragraph_20_Font"><text:span text:style-name="T25">BANK..PEEK/POKE/COPY/ERASE/USR/LAYER, LAYER BANK </text:span></text:span><text:span text:style-name="Default_20_Paragraph_20_Font"><text:span text:style-name="T2">and </text:span></text:span><text:span text:style-name="Default_20_Paragraph_20_Font"><text:span text:style-name="T25">LOAD..BANK</text:span></text:span><text:span text:style-name="Default_20_Paragraph_20_Font"><text:span text:style-name="T2">). Marked banks remain reserved after a </text:span></text:span><text:span text:style-name="Default_20_Paragraph_20_Font"><text:span text:style-name="T25">NEW</text:span></text:span><text:span text:style-name="Default_20_Paragraph_20_Font"><text:span text:style-name="T2"> command, and are only released at a reset (or with this command).</text:span></text:span></text:p>
      <text:p text:style-name="P134"><text:span text:style-name="Default_20_Paragraph_20_Font"><text:span text:style-name="T2">Note that the layer 2 banks (by default 9,10,11 but may be changed using the </text:span></text:span><text:span text:style-name="Default_20_Paragraph_20_Font"><text:span text:style-name="T25">LAYER BANK </text:span></text:span><text:span text:style-name="Default_20_Paragraph_20_Font"><text:span text:style-name="T2">command) cannot be released. However, if you are not using layer 2, they can be used for other purposes (including by machine code programs).</text:span></text:span></text:p>
      <text:p text:style-name="P38"/>
      <text:p text:style-name="P55">BANK 1346 USR</text:p>
      <text:p text:style-name="P134"><text:span text:style-name="Default_20_Paragraph_20_Font"><text:span text:style-name="T2">Allow banks 1,3,4,6 to be used in the </text:span></text:span><text:span text:style-name="Default_20_Paragraph_20_Font"><text:span text:style-name="T25">BANK </text:span></text:span><text:span text:style-name="Default_20_Paragraph_20_Font"><text:span text:style-name="T2">command. This will delete all files on the RAMdisk and unmap it from any drive it is currently mapped to (usually </text:span></text:span><text:soft-page-break/><text:span text:style-name="Default_20_Paragraph_20_Font"><text:span text:style-name="T2">M:).</text:span></text:span></text:p>
      <text:p text:style-name="P38"/>
      <text:p text:style-name="P55">BANK 1346 FORMAT</text:p>
      <text:p text:style-name="P134"><text:span text:style-name="Default_20_Paragraph_20_Font"><text:span text:style-name="T2">Release banks 1,3,4,6 for use by the RAMdisk again. (The RAMdisk will need to be mapped back to a drive using the </text:span></text:span><text:span text:style-name="Default_20_Paragraph_20_Font"><text:span text:style-name="T25">MOVE..IN</text:span></text:span><text:span text:style-name="Default_20_Paragraph_20_Font"><text:span text:style-name="T2"> command).</text:span></text:span></text:p>
      <text:p text:style-name="P52"/>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COPY TO</text:span></text:span><text:span text:style-name="Default_20_Paragraph_20_Font"><text:span text:style-name="T2"> </text:span></text:span><text:span text:style-name="Default_20_Paragraph_20_Font"><text:span text:style-name="T12">n2</text:span></text:span></text:p>
      <text:p text:style-name="Standard"><text:span text:style-name="Default_20_Paragraph_20_Font"><text:span text:style-name="T2">Copy all 16K from bank </text:span></text:span><text:span text:style-name="Default_20_Paragraph_20_Font"><text:span text:style-name="T12">n </text:span></text:span><text:span text:style-name="Default_20_Paragraph_20_Font"><text:span text:style-name="T2">to bank </text:span></text:span><text:span text:style-name="Default_20_Paragraph_20_Font"><text:span text:style-name="T12">n2</text:span></text:span></text:p>
      <text:p text:style-name="P4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COPY</text:span></text:span><text:span text:style-name="Default_20_Paragraph_20_Font"><text:span text:style-name="T2"> </text:span></text:span><text:span text:style-name="Default_20_Paragraph_20_Font"><text:span text:style-name="T12">offset,len</text:span></text:span><text:span text:style-name="Default_20_Paragraph_20_Font"><text:span text:style-name="T2"> </text:span></text:span><text:span text:style-name="Default_20_Paragraph_20_Font"><text:span text:style-name="T25">TO</text:span></text:span><text:span text:style-name="Default_20_Paragraph_20_Font"><text:span text:style-name="T2"> </text:span></text:span><text:span text:style-name="Default_20_Paragraph_20_Font"><text:span text:style-name="T12">n2,offset2</text:span></text:span></text:p>
      <text:p text:style-name="Standard"><text:span text:style-name="Default_20_Paragraph_20_Font"><text:span text:style-name="T2">Copy </text:span></text:span><text:span text:style-name="Default_20_Paragraph_20_Font"><text:span text:style-name="T12">len </text:span></text:span><text:span text:style-name="Default_20_Paragraph_20_Font"><text:span text:style-name="T2">bytes starting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 to offset </text:span></text:span><text:span text:style-name="Default_20_Paragraph_20_Font"><text:span text:style-name="T12">offset2 </text:span></text:span><text:span text:style-name="Default_20_Paragraph_20_Font"><text:span text:style-name="T2">in bank </text:span></text:span><text:span text:style-name="Default_20_Paragraph_20_Font"><text:span text:style-name="T12">n2</text:span></text:span></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span text:style-name="Default_20_Paragraph_20_Font"><text:span text:style-name="T2"> </text:span></text:span><text:span text:style-name="Default_20_Paragraph_20_Font"><text:span text:style-name="T12">value</text:span></text:span></text:p>
      <text:p text:style-name="Standard"><text:span text:style-name="Default_20_Paragraph_20_Font"><text:span text:style-name="T2">Fill all 16K of bank </text:span></text:span><text:span text:style-name="Default_20_Paragraph_20_Font"><text:span text:style-name="T12">n </text:span></text:span><text:span text:style-name="Default_20_Paragraph_20_Font"><text:span text:style-name="T2">with </text:span></text:span><text:span text:style-name="Default_20_Paragraph_20_Font"><text:span text:style-name="T12">value </text:span></text:span><text:span text:style-name="Default_20_Paragraph_20_Font"><text:span text:style-name="T2">(zero is used if </text:span></text:span><text:span text:style-name="Default_20_Paragraph_20_Font"><text:span text:style-name="T12">value</text:span></text:span><text:span text:style-name="Default_20_Paragraph_20_Font"><text:span text:style-name="T2"> not specified)</text:span></text:span></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 </text:span></text:span><text:span text:style-name="Default_20_Paragraph_20_Font"><text:span text:style-name="T12">offset,len</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ERASE</text:span></text:span><text:span text:style-name="Default_20_Paragraph_20_Font"><text:span text:style-name="T2"> </text:span></text:span><text:span text:style-name="Default_20_Paragraph_20_Font"><text:span text:style-name="T12">offset,len,value</text:span></text:span></text:p>
      <text:p text:style-name="Standard"><text:span text:style-name="Default_20_Paragraph_20_Font"><text:span text:style-name="T2">Fill </text:span></text:span><text:span text:style-name="Default_20_Paragraph_20_Font"><text:span text:style-name="T12">len </text:span></text:span><text:span text:style-name="Default_20_Paragraph_20_Font"><text:span text:style-name="T2">bytes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 </text:span></text:span><text:span text:style-name="Default_20_Paragraph_20_Font"><text:span text:style-name="T2">with </text:span></text:span><text:span text:style-name="Default_20_Paragraph_20_Font"><text:span text:style-name="T12">value </text:span></text:span><text:span text:style-name="Default_20_Paragraph_20_Font"><text:span text:style-name="T2">(zero is used if </text:span></text:span><text:span text:style-name="Default_20_Paragraph_20_Font"><text:span text:style-name="T12">value</text:span></text:span><text:span text:style-name="Default_20_Paragraph_20_Font"><text:span text:style-name="T2"> not specified)</text:span></text:span></text:p>
      <text:p text:style-name="P27"/>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LAYER </text:span></text:span><text:span text:style-name="Default_20_Paragraph_20_Font"><text:span text:style-name="T12">x,y,w,h </text:span></text:span><text:span text:style-name="Default_20_Paragraph_20_Font"><text:span text:style-name="T25">TO </text:span></text:span><text:span text:style-name="Default_20_Paragraph_20_Font"><text:span text:style-name="T12">[rop] offset</text:span></text:span></text:p>
      <text:p text:style-name="Standard"><text:span text:style-name="Default_20_Paragraph_20_Font"><text:span text:style-name="T2">Copies data from the screen (in the current mode) to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text:span></text:span></text:p>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LAYER</text:span></text:span><text:span text:style-name="Default_20_Paragraph_20_Font"><text:span text:style-name="T12"> offset </text:span></text:span><text:span text:style-name="Default_20_Paragraph_20_Font"><text:span text:style-name="T25">TO </text:span></text:span><text:span text:style-name="Default_20_Paragraph_20_Font"><text:span text:style-name="T12">[rop] x,y,w,h</text:span></text:span></text:p>
      <text:p text:style-name="Standard"><text:span text:style-name="Default_20_Paragraph_20_Font"><text:span text:style-name="T2">Copies data to the screen (in the current mode) from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n</text:span></text:span><text:span text:style-name="Default_20_Paragraph_20_Font"><text:span text:style-name="T2">.</text:span></text:span></text:p>
      <text:p text:style-name="P53"/>
      <text:p text:style-name="Standard"><text:span text:style-name="Default_20_Paragraph_20_Font"><text:span text:style-name="T12">[rop] </text:span></text:span><text:span text:style-name="Default_20_Paragraph_20_Font"><text:span text:style-name="T2">is an optional symbol modifier which affects how the data is copied:</text:span></text:span></text:p>
      <text:p text:style-name="Standard"><text:span text:style-name="Default_20_Paragraph_20_Font"><text:span text:style-name="T2"><text:s text:c="2"/></text:span></text:span><text:span text:style-name="Default_20_Paragraph_20_Font"><text:span text:style-name="T25">TO<text:tab/><text:tab/></text:span></text:span><text:span text:style-name="Default_20_Paragraph_20_Font"><text:span text:style-name="T2">(no symbol)<text:tab/>straightforward copy</text:span></text:span></text:p>
      <text:p text:style-name="Standard"><text:span text:style-name="Default_20_Paragraph_20_Font"><text:span text:style-name="T2"><text:s text:c="2"/></text:span></text:span><text:span text:style-name="Default_20_Paragraph_20_Font"><text:span text:style-name="T25">TO &amp;</text:span></text:span><text:span text:style-name="Default_20_Paragraph_20_Font"><text:span text:style-name="T2"><text:tab/><text:tab/><text:tab/>AND the copied data into the destination</text:span></text:span></text:p>
      <text:p text:style-name="Standard"><text:span text:style-name="Default_20_Paragraph_20_Font"><text:span text:style-name="T2"><text:s text:c="2"/></text:span></text:span><text:span text:style-name="Default_20_Paragraph_20_Font"><text:span text:style-name="T25">TO |</text:span></text:span><text:span text:style-name="Default_20_Paragraph_20_Font"><text:span text:style-name="T2"><text:tab/><text:tab/><text:tab/>OR the copied data into the destination</text:span></text:span></text:p>
      <text:p text:style-name="Standard"><text:span text:style-name="Default_20_Paragraph_20_Font"><text:span text:style-name="T2"><text:s text:c="2"/></text:span></text:span><text:span text:style-name="Default_20_Paragraph_20_Font"><text:span text:style-name="T25">TO ^</text:span></text:span><text:span text:style-name="Default_20_Paragraph_20_Font"><text:span text:style-name="T2"><text:tab/><text:tab/><text:tab/>XOR the copied data into the destination</text:span></text:span></text:p>
      <text:p text:style-name="Standard"><text:span text:style-name="Default_20_Paragraph_20_Font"><text:span text:style-name="T2"><text:s text:c="2"/></text:span></text:span><text:span text:style-name="Default_20_Paragraph_20_Font"><text:span text:style-name="T25">TO ~<text:tab/><text:tab/><text:tab/></text:span></text:span><text:span text:style-name="Default_20_Paragraph_20_Font"><text:span text:style-name="T2">copy data into the destination unless it is equal to the</text:span></text:span></text:p>
      <text:p text:style-name="Standard"><text:span text:style-name="Default_20_Paragraph_20_Font"><text:span text:style-name="T2"><text:tab/><text:tab/><text:tab/><text:tab/>global transparency colour (default </text:span></text:span><text:span text:style-name="Default_20_Paragraph_20_Font"><text:span text:style-name="T25">227</text:span></text:span><text:span text:style-name="Default_20_Paragraph_20_Font"><text:span text:style-name="T2">); in this case,</text:span></text:span></text:p>
      <text:p text:style-name="P27"><text:tab/><text:tab/><text:tab/><text:tab/>leave the destination unchanged</text:p>
      <text:p text:style-name="P53"/>
      <text:p text:style-name="Standard"><text:span text:style-name="Default_20_Paragraph_20_Font"><text:span text:style-name="T2">The area of screen copied by </text:span></text:span><text:span text:style-name="Default_20_Paragraph_20_Font"><text:span text:style-name="T25">BANK...LAYER</text:span></text:span><text:span text:style-name="Default_20_Paragraph_20_Font"><text:span text:style-name="T2"> is defined by the top left character position </text:span></text:span><text:span text:style-name="Default_20_Paragraph_20_Font"><text:span text:style-name="T12">x,y </text:span></text:span><text:span text:style-name="Default_20_Paragraph_20_Font"><text:span text:style-name="T2">and width </text:span></text:span><text:span text:style-name="Default_20_Paragraph_20_Font"><text:span text:style-name="T12">w </text:span></text:span><text:span text:style-name="Default_20_Paragraph_20_Font"><text:span text:style-name="T2">characters, height </text:span></text:span><text:span text:style-name="Default_20_Paragraph_20_Font"><text:span text:style-name="T12">h </text:span></text:span><text:span text:style-name="Default_20_Paragraph_20_Font"><text:span text:style-name="T2">characters. (As with windows, character positions range from x=0..31 and y=0..23 for all modes except lo-res, where they range from x=0..15 and y=0..11).</text:span></text:span></text:p>
      <text:p text:style-name="P53"/>
      <text:p text:style-name="P27">Data copied from the screen is laid out as follows, depending upon currently selected layer/mode:</text:p>
      <text:p text:style-name="P53"/>
      <text:p text:style-name="P25">Standard resolution (layer 0 or layer 1,1)</text:p>
      <text:p text:style-name="Standard"><text:span text:style-name="Default_20_Paragraph_20_Font"><text:span text:style-name="T2">The attribute data comes first, stored as </text:span></text:span><text:span text:style-name="Default_20_Paragraph_20_Font"><text:span text:style-name="T12">h </text:span></text:span><text:span text:style-name="Default_20_Paragraph_20_Font"><text:span text:style-name="T2">consecutive rows of attributes, </text:span></text:span><text:span text:style-name="Default_20_Paragraph_20_Font"><text:span text:style-name="T12">w </text:span></text:span><text:span text:style-name="Default_20_Paragraph_20_Font"><text:span text:style-name="T2">bytes wide.</text:span></text:span></text:p>
      <text:p text:style-name="Standard"><text:span text:style-name="Default_20_Paragraph_20_Font"><text:span text:style-name="T2">Following this is the screen data, stored as </text:span></text:span><text:span text:style-name="Default_20_Paragraph_20_Font"><text:span text:style-name="T12">h*8 </text:span></text:span><text:span text:style-name="Default_20_Paragraph_20_Font"><text:span text:style-name="T2">consecutive rows of pixel data, </text:span></text:span><text:span text:style-name="Default_20_Paragraph_20_Font"><text:span text:style-name="T12">w </text:span></text:span><text:span text:style-name="Default_20_Paragraph_20_Font"><text:span text:style-name="T2">bytes wide.</text:span></text:span></text:p>
      <text:p text:style-name="Standard"><text:span text:style-name="Default_20_Paragraph_20_Font"><text:span text:style-name="T2">The total memory used is therefore </text:span></text:span><text:span text:style-name="Default_20_Paragraph_20_Font"><text:span text:style-name="T12">w*h*9 </text:span></text:span><text:span text:style-name="Default_20_Paragraph_20_Font"><text:span text:style-name="T2">bytes.</text:span></text:span></text:p>
      <text:p text:style-name="P53"/>
      <text:p text:style-name="P25">Timex hi-res (layer 1,2)</text:p>
      <text:p text:style-name="P27">In this mode, each “character” position is 16 pixels wide, comprising a “left” and “right” half.</text:p>
      <text:p text:style-name="Standard"><text:span text:style-name="Default_20_Paragraph_20_Font"><text:span text:style-name="T2">The screen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2">w </text:span></text:span><text:span text:style-name="Default_20_Paragraph_20_Font"><text:span text:style-name="T2">bytes comprise the left halves of all characters.</text:span></text:span></text:p>
      <text:p text:style-name="Standard"><text:span text:style-name="Default_20_Paragraph_20_Font"><text:span text:style-name="T2">The next </text:span></text:span><text:span text:style-name="Default_20_Paragraph_20_Font"><text:span text:style-name="T12">w </text:span></text:span><text:span text:style-name="Default_20_Paragraph_20_Font"><text:span text:style-name="T2">bytes in the row comprise the right halves of all the characters.</text:span></text:span></text:p>
      <text:p text:style-name="Standard"><text:span text:style-name="Default_20_Paragraph_20_Font"><text:span text:style-name="T2">The total memory used is therefore </text:span></text:span><text:span text:style-name="Default_20_Paragraph_20_Font"><text:span text:style-name="T12">w*h*16</text:span></text:span><text:span text:style-name="Default_20_Paragraph_20_Font"><text:span text:style-name="T2"> bytes.</text:span></text:span></text:p>
      <text:p text:style-name="P53"/>
      <text:p text:style-name="P25">Timex hi-colour (layer 1,3)</text:p>
      <text:p text:style-name="Standard"><text:span text:style-name="Default_20_Paragraph_20_Font"><text:span text:style-name="T2">The screen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pan text:style-name="Default_20_Paragraph_20_Font"><text:span text:style-name="T2">For each row, the first </text:span></text:span><text:span text:style-name="Default_20_Paragraph_20_Font"><text:span text:style-name="T12">w </text:span></text:span><text:span text:style-name="Default_20_Paragraph_20_Font"><text:span text:style-name="T2">bytes comprise the pixel data.</text:span></text:span></text:p>
      <text:p text:style-name="Standard"><text:span text:style-name="Default_20_Paragraph_20_Font"><text:span text:style-name="T2">The next </text:span></text:span><text:span text:style-name="Default_20_Paragraph_20_Font"><text:span text:style-name="T12">w </text:span></text:span><text:span text:style-name="Default_20_Paragraph_20_Font"><text:span text:style-name="T2">bytes in the row comprise the attribute data.</text:span></text:span></text:p>
      <text:p text:style-name="Standard"><text:span text:style-name="Default_20_Paragraph_20_Font"><text:span text:style-name="T2">The total memory used is therefore </text:span></text:span><text:span text:style-name="Default_20_Paragraph_20_Font"><text:span text:style-name="T12">w*h*16</text:span></text:span><text:span text:style-name="Default_20_Paragraph_20_Font"><text:span text:style-name="T2"> bytes.</text:span></text:span></text:p>
      <text:p text:style-name="P53"/>
      <text:p text:style-name="P25">Lo-res (layer 1,0) and layer 2</text:p>
      <text:p text:style-name="Standard"><text:span text:style-name="Default_20_Paragraph_20_Font"><text:span text:style-name="T2">The data is stored as </text:span></text:span><text:span text:style-name="Default_20_Paragraph_20_Font"><text:span text:style-name="T12">h*8 </text:span></text:span><text:span text:style-name="Default_20_Paragraph_20_Font"><text:span text:style-name="T2">consecutive pixel rows of data.</text:span></text:span></text:p>
      <text:p text:style-name="Standard"><text:soft-page-break/><text:span text:style-name="Default_20_Paragraph_20_Font"><text:span text:style-name="T2">For each row, there are </text:span></text:span><text:span text:style-name="Default_20_Paragraph_20_Font"><text:span text:style-name="T12">w*8 </text:span></text:span><text:span text:style-name="Default_20_Paragraph_20_Font"><text:span text:style-name="T2">bytes, with each byte representing a single pixel.</text:span></text:span></text:p>
      <text:p text:style-name="Standard"><text:span text:style-name="Default_20_Paragraph_20_Font"><text:span text:style-name="T2">The total memory used is therefore </text:span></text:span><text:span text:style-name="Default_20_Paragraph_20_Font"><text:span text:style-name="T12">w*h*64 </text:span></text:span><text:span text:style-name="Default_20_Paragraph_20_Font"><text:span text:style-name="T2">bytes.</text:span></text:span></text:p>
      <text:p text:style-name="P53"/>
      <text:p text:style-name="P38"/>
      <text:p text:style-name="P134"><text:span text:style-name="Default_20_Paragraph_20_Font"><text:span text:style-name="T25">BANK </text:span></text:span><text:span text:style-name="Default_20_Paragraph_20_Font"><text:span text:style-name="T12">n</text:span></text:span><text:span text:style-name="Default_20_Paragraph_20_Font"><text:span text:style-name="T25"> POKE </text:span></text:span><text:span text:style-name="Default_20_Paragraph_20_Font"><text:span text:style-name="T12">offset</text:span></text:span><text:span text:style-name="Default_20_Paragraph_20_Font"><text:span text:style-name="T25">,</text:span></text:span><text:span text:style-name="Default_20_Paragraph_20_Font"><text:span text:style-name="T12">value</text:span></text:span><text:span text:style-name="Default_20_Paragraph_20_Font"><text:span text:style-name="T16">list...</text:span></text:span></text:p>
      <text:p text:style-name="P134"><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5"> </text:span></text:span><text:span text:style-name="Default_20_Paragraph_20_Font"><text:span text:style-name="T2">at offset </text:span></text:span><text:span text:style-name="Default_20_Paragraph_20_Font"><text:span text:style-name="T12">offset </text:span></text:span><text:span text:style-name="Default_20_Paragraph_20_Font"><text:span text:style-name="T2">(0-16383) in bank </text:span></text:span><text:span text:style-name="Default_20_Paragraph_20_Font"><text:span text:style-name="T12">n</text:span></text:span><text:span text:style-name="Default_20_Paragraph_20_Font"><text:span text:style-name="T39">. </text:span></text:span><text:span text:style-name="Default_20_Paragraph_20_Font"><text:span text:style-name="T42">Each value in the list may be:</text:span></text:span></text:p>
      <text:p text:style-name="P134"><text:span text:style-name="Default_20_Paragraph_20_Font"><text:span text:style-name="T42"><text:tab/></text:span></text:span><text:span text:style-name="Default_20_Paragraph_20_Font"><text:span text:style-name="T16">value</text:span></text:span><text:span text:style-name="Default_20_Paragraph_20_Font"><text:span text:style-name="T42"><text:tab/><text:tab/>(numeric expr)<text:tab/>single byte</text:span></text:span></text:p>
      <text:p text:style-name="P134"><text:span text:style-name="Default_20_Paragraph_20_Font"><text:span text:style-name="T42"><text:tab/></text:span></text:span><text:span text:style-name="Default_20_Paragraph_20_Font"><text:span text:style-name="T16">value</text:span></text:span><text:span text:style-name="Default_20_Paragraph_20_Font"><text:span text:style-name="T51">~</text:span></text:span><text:span text:style-name="Default_20_Paragraph_20_Font"><text:span text:style-name="T46"><text:tab/>(numeric expr)<text:tab/>16-bit word (low byte stored first)</text:span></text:span></text:p>
      <text:p text:style-name="P48"><text:tab/><text:span text:style-name="T129">v$</text:span><text:span text:style-name="T105"><text:tab/><text:tab/>(string expr)<text:tab/>string (each character stored in turn)</text:span></text:p>
      <text:p text:style-name="P48"><text:span text:style-name="T105"><text:tab/></text:span><text:span text:style-name="T129">v$</text:span><text:span text:style-name="T116">~</text:span><text:span text:style-name="T111"><text:tab/><text:tab/>(string expr)<text:tab/>string (bit 7 will be set on final char)</text:span></text:p>
      <text:p text:style-name="P38"/>
      <text:p text:style-name="P134"><text:span text:style-name="Default_20_Paragraph_20_Font"><text:span text:style-name="T25">BANK </text:span></text:span><text:span text:style-name="Default_20_Paragraph_20_Font"><text:span text:style-name="T12">n</text:span></text:span><text:span text:style-name="Default_20_Paragraph_20_Font"><text:span text:style-name="T25"> </text:span></text:span><text:span text:style-name="Default_20_Paragraph_20_Font"><text:span text:style-name="T31">D</text:span></text:span><text:span text:style-name="Default_20_Paragraph_20_Font"><text:span text:style-name="T25">POKE </text:span></text:span><text:span text:style-name="Default_20_Paragraph_20_Font"><text:span text:style-name="T12">offset</text:span></text:span><text:span text:style-name="Default_20_Paragraph_20_Font"><text:span text:style-name="T25">,</text:span></text:span><text:span text:style-name="Default_20_Paragraph_20_Font"><text:span text:style-name="T12">value</text:span></text:span><text:span text:style-name="Default_20_Paragraph_20_Font"><text:span text:style-name="T16">list...</text:span></text:span></text:p>
      <text:p text:style-name="P134"><text:span text:style-name="Default_20_Paragraph_20_Font"><text:span text:style-name="T2">POKE</text:span></text:span><text:span text:style-name="Default_20_Paragraph_20_Font"><text:span text:style-name="T8">s</text:span></text:span><text:span text:style-name="Default_20_Paragraph_20_Font"><text:span text:style-name="T2"> a </text:span></text:span><text:span text:style-name="Default_20_Paragraph_20_Font"><text:span text:style-name="T8">sequence of comma-separated values starting</text:span></text:span><text:span text:style-name="Default_20_Paragraph_20_Font"><text:span text:style-name="T25"> </text:span></text:span><text:span text:style-name="Default_20_Paragraph_20_Font"><text:span text:style-name="T2">at offset </text:span></text:span><text:span text:style-name="Default_20_Paragraph_20_Font"><text:span text:style-name="T12">offset </text:span></text:span><text:span text:style-name="Default_20_Paragraph_20_Font"><text:span text:style-name="T2">(0-16383) in bank </text:span></text:span><text:span text:style-name="Default_20_Paragraph_20_Font"><text:span text:style-name="T12">n</text:span></text:span><text:span text:style-name="Default_20_Paragraph_20_Font"><text:span text:style-name="T39">. </text:span></text:span><text:span text:style-name="Default_20_Paragraph_20_Font"><text:span text:style-name="T42">The difference from </text:span></text:span><text:span text:style-name="Default_20_Paragraph_20_Font"><text:span text:style-name="T51">POKE </text:span></text:span><text:span text:style-name="Default_20_Paragraph_20_Font"><text:span text:style-name="T46">is that the default interpretation for a numeric value is a double-byte (16-bit word) rather than a single byte. </text:span></text:span><text:span text:style-name="Default_20_Paragraph_20_Font"><text:span text:style-name="T42">Each value in the list may be:</text:span></text:span></text:p>
      <text:p text:style-name="P134"><text:span text:style-name="Default_20_Paragraph_20_Font"><text:span text:style-name="T42"><text:tab/></text:span></text:span><text:span text:style-name="Default_20_Paragraph_20_Font"><text:span text:style-name="T16">value</text:span></text:span><text:span text:style-name="Default_20_Paragraph_20_Font"><text:span text:style-name="T42"><text:tab/><text:tab/>(numeric expr)<text:tab/>16-bit word (low byte stored first)</text:span></text:span></text:p>
      <text:p text:style-name="P134"><text:span text:style-name="Default_20_Paragraph_20_Font"><text:span text:style-name="T42"><text:tab/></text:span></text:span><text:span text:style-name="Default_20_Paragraph_20_Font"><text:span text:style-name="T16">value</text:span></text:span><text:span text:style-name="Default_20_Paragraph_20_Font"><text:span text:style-name="T51">~</text:span></text:span><text:span text:style-name="Default_20_Paragraph_20_Font"><text:span text:style-name="T46"><text:tab/>(numeric expr)<text:tab/>single byte</text:span></text:span></text:p>
      <text:p text:style-name="P48"><text:tab/><text:span text:style-name="T129">v$</text:span><text:span text:style-name="T105"><text:tab/><text:tab/>(string expr)<text:tab/>string (each character stored in turn)</text:span></text:p>
      <text:p text:style-name="P48"><text:span text:style-name="T105"><text:tab/></text:span><text:span text:style-name="T129">v$</text:span><text:span text:style-name="T116">~</text:span><text:span text:style-name="T111"><text:tab/><text:tab/>(string expr)<text:tab/>string (bit 7 will be set on final char)</text:span></text:p>
      <text:p text:style-name="P52"/>
      <text:p text:style-name="P118">POKE <text:span text:style-name="T89">addr</text:span><text:span text:style-name="T97">,</text:span><text:span text:style-name="T89">valuelist...</text:span></text:p>
      <text:p text:style-name="P118">DPOKE <text:span text:style-name="T89">addr,valuelist...</text:span></text:p>
      <text:p text:style-name="P118"><text:span text:style-name="T97">Equivalents of </text:span>BANK..POKE<text:span text:style-name="T97"> and </text:span>BANK..DPOKE<text:span text:style-name="T97"> for the standard memory.</text:span></text:p>
      <text:p text:style-name="P52"/>
      <text:p text:style-name="P120"><text:span text:style-name="T99">e</text:span><text:span text:style-name="T97">xamples:</text:span></text:p>
      <text:p text:style-name="P120"><text:span text:style-name="T97"><text:tab/></text:span><text:span text:style-name="T75">BANK </text:span><text:span text:style-name="T97">b </text:span><text:span text:style-name="T75">POKE </text:span><text:span text:style-name="T97">“A null-terminated string”,0,”A bit7-terminated string”~,1000~</text:span></text:p>
      <text:p text:style-name="P120"><text:span text:style-name="T97"><text:tab/></text:span><text:span text:style-name="T75">BANK </text:span><text:span text:style-name="T97">25 </text:span><text:span text:style-name="T75">DPOKE </text:span><text:span text:style-name="T97">12345,33206,12354</text:span></text:p>
      <text:p text:style-name="P120"><text:span text:style-name="T97"><text:tab/></text:span><text:span text:style-name="T75">DPOKE </text:span><text:span text:style-name="T97">23606,32768-256</text:span></text:p>
      <text:p text:style-name="P120"><text:span text:style-name="T97"><text:tab/></text:span><text:span text:style-name="T75">POKE USR </text:span><text:span text:style-name="T97">“a”,1,3,7,15,31,63,127,255</text:span></text:p>
      <text:p text:style-name="P51"/>
      <text:p text:style-name="P51"/>
      <text:p text:style-name="P122">Some special-case commands are also available to read strings from memory (note that<text:span text:style-name="T75"> PEEK$ </text:span>cannot currently be used in a general string expression, although this is planned for a future version of NextBASIC):</text:p>
      <text:p text:style-name="P122"/>
      <text:p text:style-name="P119">LET <text:span text:style-name="T89">stringdest </text:span>= PEEK$(<text:span text:style-name="T89">addr,len</text:span>)</text:p>
      <text:p text:style-name="P119">LET <text:span text:style-name="T89">stringdest </text:span>= BANK <text:span text:style-name="T89">n </text:span>PEEK$(<text:span text:style-name="T89">addr,len</text:span>)</text:p>
      <text:p text:style-name="P122">Reads memory region (or region of bank) to string</text:p>
      <text:p text:style-name="P51"/>
      <text:p text:style-name="P119">LET <text:span text:style-name="T89">stringdest </text:span>= PEEK$(<text:span text:style-name="T89">addr,</text:span>~)</text:p>
      <text:p text:style-name="P119">LET <text:span text:style-name="T89">stringdest </text:span>= BANK <text:span text:style-name="T89">n </text:span>PEEK$(<text:span text:style-name="T89">addr,</text:span>~)</text:p>
      <text:p text:style-name="P122">Reads a bit7-terminated string from memory or bank (NOTE: bit 7 will still be set on the string that is returned)</text:p>
      <text:p text:style-name="P51"/>
      <text:p text:style-name="P119">LET <text:span text:style-name="T89">stringdest </text:span>= PEEK$(<text:span text:style-name="T89">addr,</text:span>~<text:span text:style-name="T89">code</text:span>)</text:p>
      <text:p text:style-name="P119">LET <text:span text:style-name="T89">stringdest </text:span>= BANK <text:span text:style-name="T89">n </text:span>PEEK$(<text:span text:style-name="T89">addr,</text:span>~<text:span text:style-name="T89">code</text:span>)</text:p>
      <text:p text:style-name="P121"><text:span text:style-name="T100">Reads a string terminated with the character value</text:span><text:span text:style-name="T90"> code </text:span><text:span text:style-name="T100">from memory or bank (NOTE: the string that is returned excludes the terminating character)</text:span></text:p>
      <text:p text:style-name="P52"/>
      <text:p text:style-name="P2">Palette manipulation</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6 palettes: 2 palettes each (numbered 0 and 1) for sprites, ULA modes, and layer2. All can be manipulated in BASIC. Note that the Editor will use ULA palette 1 so it is safe to muck around with palette 0 without risk of being unable to see what's going on (the current palette will be restored by the Editor when BASIC is running).</text:span></text:span></text:p>
      <text:p text:style-name="P5"/>
      <text:p text:style-name="P27">The following new palette manipulation commands are available:</text:p>
      <text:p text:style-name="P5"/>
      <text:p text:style-name="Standard"><text:span text:style-name="Default_20_Paragraph_20_Font"><text:span text:style-name="T25">PALETTE DIM</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Palettes being specified in the </text:span></text:span><text:span text:style-name="Default_20_Paragraph_20_Font"><text:span text:style-name="T25">LAYER PALETTE BANK</text:span></text:span><text:span text:style-name="Default_20_Paragraph_20_Font"><text:span text:style-name="T2"> and </text:span></text:span><text:span text:style-name="Default_20_Paragraph_20_Font"><text:span text:style-name="T25">SPRITE PALETTE BANK </text:span></text:span><text:span text:style-name="Default_20_Paragraph_20_Font"><text:span text:style-name="T2">commands use </text:span></text:span><text:span text:style-name="Default_20_Paragraph_20_Font"><text:span text:style-name="T12">n</text:span></text:span><text:span text:style-name="Default_20_Paragraph_20_Font"><text:span text:style-name="T2"> bits per colour (n=8 or 9), ie 256 bytes or 512 bytes (default value is </text:span></text:span><text:span text:style-name="Default_20_Paragraph_20_Font"><text:span text:style-name="T12">n</text:span></text:span><text:span text:style-name="Default_20_Paragraph_20_Font"><text:span text:style-name="T2">=9).</text:span></text:span></text:p>
      <text:p text:style-name="P5"/>
      <text:p text:style-name="Standard"><text:span text:style-name="Default_20_Paragraph_20_Font"><text:span text:style-name="T25">PALETTE FORMAT</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he ULANext extended palette with </text:span></text:span><text:span text:style-name="Default_20_Paragraph_20_Font"><text:span text:style-name="T12">n</text:span></text:span><text:span text:style-name="Default_20_Paragraph_20_Font"><text:span text:style-name="T2"> INKs (1,3,7,15,31,63,127 or 255)</text:span></text:span></text:p>
      <text:p text:style-name="P27">When the ULANext extended palette is enabled, BRIGHT and FLASH are not allowed (in standard and Timex hi-colour modes), and INK and PAPER accept the appropriate new range of values (layer 1 modes only - see later notes).</text:p>
      <text:p text:style-name="Standard"><text:span text:style-name="Default_20_Paragraph_20_Font"><text:span text:style-name="T2">If </text:span></text:span><text:span text:style-name="Default_20_Paragraph_20_Font"><text:span text:style-name="T12">n</text:span></text:span><text:span text:style-name="Default_20_Paragraph_20_Font"><text:span text:style-name="T2">=0, disables the ULANext extended palette and uses standard attributes with 8 inks, 8 papers, bright and flash.</text:span></text:span></text:p>
      <text:p text:style-name="P5"/>
      <text:p text:style-name="Standard"><text:span text:style-name="Default_20_Paragraph_20_Font"><text:span text:style-name="T25">PALETTE OVER</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ets the global transparency colour to </text:span></text:span><text:span text:style-name="Default_20_Paragraph_20_Font"><text:span text:style-name="T12">n </text:span></text:span><text:span text:style-name="Default_20_Paragraph_20_Font"><text:span text:style-name="T2">(default value is 227)</text:span></text:span></text:p>
      <text:p text:style-name="P5"/>
      <text:p text:style-name="P53">PALETTE CLEAR</text:p>
      <text:p text:style-name="Standard"><text:span text:style-name="Default_20_Paragraph_20_Font"><text:span text:style-name="T2">Resets all palettes and related settings to defaults. This is also done by </text:span></text:span><text:span text:style-name="Default_20_Paragraph_20_Font"><text:span text:style-name="T25">NEW</text:span></text:span><text:span text:style-name="Default_20_Paragraph_20_Font"><text:span text:style-name="T2">.</text:span></text:span></text:p>
      <text:p text:style-name="P27"/>
      <text:p text:style-name="P2">Sprite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text:span></text:span><text:span text:style-name="Default_20_Paragraph_20_Font"><text:span text:style-name="T10">128</text:span></text:span><text:span text:style-name="Default_20_Paragraph_20_Font"><text:span text:style-name="T2"> sprite </text:span></text:span><text:span text:style-name="Default_20_Paragraph_20_Font"><text:span text:style-name="T10">objects and 64 sprite patterns</text:span></text:span><text:span text:style-name="Default_20_Paragraph_20_Font"><text:span text:style-name="T2"> (size 16x16 pixels). These can be manipulated with the following new commands:</text:span></text:span></text:p>
      <text:p text:style-name="P5"/>
      <text:p text:style-name="Standard"><text:span text:style-name="Default_20_Paragraph_20_Font"><text:span text:style-name="T25">SPRITE BANK</text:span></text:span><text:span text:style-name="Default_20_Paragraph_20_Font"><text:span text:style-name="T2"> </text:span></text:span><text:span text:style-name="Default_20_Paragraph_20_Font"><text:span text:style-name="T12">b</text:span></text:span></text:p>
      <text:p text:style-name="Standard"><text:span text:style-name="Default_20_Paragraph_20_Font"><text:span text:style-name="T2">Defines all 64 sprite patterns using the 16K of data (256 bytes per </text:span></text:span><text:span text:style-name="Default_20_Paragraph_20_Font"><text:span text:style-name="T10">pattern</text:span></text:span><text:span text:style-name="Default_20_Paragraph_20_Font"><text:span text:style-name="T2">) in bank </text:span></text:span><text:span text:style-name="Default_20_Paragraph_20_Font"><text:span text:style-name="T12">b</text:span></text:span><text:span text:style-name="Default_20_Paragraph_20_Font"><text:span text:style-name="T2">.</text:span></text:span></text:p>
      <text:p text:style-name="P27"/>
      <text:p text:style-name="Standard"><text:span text:style-name="Default_20_Paragraph_20_Font"><text:span text:style-name="T25">SPRITE 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span text:style-name="Default_20_Paragraph_20_Font"><text:span text:style-name="T2">,</text:span></text:span><text:span text:style-name="Default_20_Paragraph_20_Font"><text:span text:style-name="T12">p</text:span></text:span><text:span text:style-name="Default_20_Paragraph_20_Font"><text:span text:style-name="T2">,</text:span></text:span><text:span text:style-name="Default_20_Paragraph_20_Font"><text:span text:style-name="T12">n</text:span></text:span></text:p>
      <text:p text:style-name="Standard"><text:span text:style-name="Default_20_Paragraph_20_Font"><text:span text:style-name="T2">Defines </text:span></text:span><text:span text:style-name="Default_20_Paragraph_20_Font"><text:span text:style-name="T12">n </text:span></text:span><text:span text:style-name="Default_20_Paragraph_20_Font"><text:span text:style-name="T2">sprite patterns starting with pattern </text:span></text:span><text:span text:style-name="Default_20_Paragraph_20_Font"><text:span text:style-name="T12">p</text:span></text:span><text:span text:style-name="Default_20_Paragraph_20_Font"><text:span text:style-name="T2">. Pattern data begins at offset </text:span></text:span><text:span text:style-name="Default_20_Paragraph_20_Font"><text:span text:style-name="T12">offset </text:span></text:span><text:span text:style-name="Default_20_Paragraph_20_Font"><text:span text:style-name="T2">in bank </text:span></text:span><text:span text:style-name="Default_20_Paragraph_20_Font"><text:span text:style-name="T12">b</text:span></text:span><text:span text:style-name="Default_20_Paragraph_20_Font"><text:span text:style-name="T2">.</text:span></text:span></text:p>
      <text:p text:style-name="P27"/>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witch to using sprite palette </text:span></text:span><text:span text:style-name="Default_20_Paragraph_20_Font"><text:span text:style-name="T12">n</text:span></text:span><text:span text:style-name="Default_20_Paragraph_20_Font"><text:span text:style-name="T2"> (0 or 1)</text:span></text:span></text:p>
      <text:p text:style-name="P27"/>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p>
      <text:p text:style-name="Standard"><text:span text:style-name="Default_20_Paragraph_20_Font"><text:span text:style-name="T2">Set sprite palette </text:span></text:span><text:span text:style-name="Default_20_Paragraph_20_Font"><text:span text:style-name="T12">n</text:span></text:span><text:span text:style-name="Default_20_Paragraph_20_Font"><text:span text:style-name="T2"> from bank </text:span></text:span><text:span text:style-name="Default_20_Paragraph_20_Font"><text:span text:style-name="T12">b</text:span></text:span><text:span text:style-name="Default_20_Paragraph_20_Font"><text:span text:style-name="T2">, at offset </text:span></text:span><text:span text:style-name="Default_20_Paragraph_20_Font"><text:span text:style-name="T12">offset</text:span></text:span><text:span text:style-name="Default_20_Paragraph_20_Font"><text:span text:style-name="T2">. Either 256 bytes or 512 bytes of data is used, depending upon the </text:span></text:span><text:span text:style-name="Default_20_Paragraph_20_Font"><text:span text:style-name="T25">PALETTE DIM </text:span></text:span><text:span text:style-name="Default_20_Paragraph_20_Font"><text:span text:style-name="T2">setting.</text:span></text:span></text:p>
      <text:p text:style-name="P27"/>
      <text:p text:style-name="Standard"><text:span text:style-name="Default_20_Paragraph_20_Font"><text:span text:style-name="T25">SPRITE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i</text:span></text:span><text:span text:style-name="Default_20_Paragraph_20_Font"><text:span text:style-name="T2">,</text:span></text:span><text:span text:style-name="Default_20_Paragraph_20_Font"><text:span text:style-name="T12">v</text:span></text:span></text:p>
      <text:p text:style-name="Standard"><text:span text:style-name="Default_20_Paragraph_20_Font"><text:span text:style-name="T2">Set sprite palette </text:span></text:span><text:span text:style-name="Default_20_Paragraph_20_Font"><text:span text:style-name="T12">n</text:span></text:span><text:span text:style-name="Default_20_Paragraph_20_Font"><text:span text:style-name="T2">, index </text:span></text:span><text:span text:style-name="Default_20_Paragraph_20_Font"><text:span text:style-name="T12">i</text:span></text:span><text:span text:style-name="Default_20_Paragraph_20_Font"><text:span text:style-name="T2"> to value </text:span></text:span><text:span text:style-name="Default_20_Paragraph_20_Font"><text:span text:style-name="T12">v</text:span></text:span></text:p>
      <text:p text:style-name="Standard"><text:span text:style-name="Default_20_Paragraph_20_Font"><text:span text:style-name="T2">NOTE: </text:span></text:span><text:span text:style-name="Default_20_Paragraph_20_Font"><text:span text:style-name="T12">v </text:span></text:span><text:span text:style-name="Default_20_Paragraph_20_Font"><text:span text:style-name="T2">is always specified as a 9-bit value RRRGGGBBB (0-511) regardless of the </text:span></text:span><text:span text:style-name="Default_20_Paragraph_20_Font"><text:span text:style-name="T25">PALETTE DIM </text:span></text:span><text:span text:style-name="Default_20_Paragraph_20_Font"><text:span text:style-name="T2">setting, and can be conveniently specified using the standard Spectrum </text:span></text:span><text:span text:style-name="Default_20_Paragraph_20_Font"><text:span text:style-name="T25">BIN </text:span></text:span><text:span text:style-name="Default_20_Paragraph_20_Font"><text:span text:style-name="T2">function.</text:span></text:span></text:p>
      <text:p text:style-name="P27"/>
      <text:p text:style-name="Standard"><text:span text:style-name="Default_20_Paragraph_20_Font"><text:span text:style-name="T25">SPRITE PRINT</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ext:span></text:span><text:span text:style-name="Default_20_Paragraph_20_Font"><text:span text:style-name="T12">n</text:span></text:span><text:span text:style-name="Default_20_Paragraph_20_Font"><text:span text:style-name="T2">=1) or disable (</text:span></text:span><text:span text:style-name="Default_20_Paragraph_20_Font"><text:span text:style-name="T12">n</text:span></text:span><text:span text:style-name="Default_20_Paragraph_20_Font"><text:span text:style-name="T2">=0) sprites</text:span></text:span></text:p>
      <text:p text:style-name="P27"/>
      <text:p text:style-name="Standard"><text:span text:style-name="Default_20_Paragraph_20_Font"><text:span text:style-name="T25">SPRITE BORDER</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Enable (</text:span></text:span><text:span text:style-name="Default_20_Paragraph_20_Font"><text:span text:style-name="T12">n</text:span></text:span><text:span text:style-name="Default_20_Paragraph_20_Font"><text:span text:style-name="T2">=1) or disable (</text:span></text:span><text:span text:style-name="Default_20_Paragraph_20_Font"><text:span text:style-name="T12">n</text:span></text:span><text:span text:style-name="Default_20_Paragraph_20_Font"><text:span text:style-name="T2">=0) sprites over the border</text:span></text:span></text:p>
      <text:p text:style-name="P27"/>
      <text:p text:style-name="Standard"><text:span text:style-name="Default_20_Paragraph_20_Font"><text:span text:style-name="T25">SPRITE</text:span></text:span><text:span text:style-name="Default_20_Paragraph_20_Font"><text:span text:style-name="T2"> </text:span></text:span><text:span text:style-name="Default_20_Paragraph_20_Font"><text:span text:style-name="T12">s</text:span></text:span><text:span text:style-name="Default_20_Paragraph_20_Font"><text:span text:style-name="T2">,</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7">p</text:span></text:span><text:span text:style-name="Default_20_Paragraph_20_Font"><text:span text:style-name="T2">,</text:span></text:span><text:span text:style-name="Default_20_Paragraph_20_Font"><text:span text:style-name="T12">f,</text:span></text:span><text:span text:style-name="Default_20_Paragraph_20_Font"><text:span text:style-name="T17">rf,mx,my</text:span></text:span></text:p>
      <text:p text:style-name="P135"><text:span text:style-name="Default_20_Paragraph_20_Font"><text:span text:style-name="T2">Set sprite </text:span></text:span><text:span text:style-name="Default_20_Paragraph_20_Font"><text:span text:style-name="T12">s</text:span></text:span><text:span text:style-name="Default_20_Paragraph_20_Font"><text:span text:style-name="T2"> to position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text:span></text:span><text:span text:style-name="Default_20_Paragraph_20_Font"><text:span text:style-name="T10">pattern </text:span></text:span><text:span text:style-name="Default_20_Paragraph_20_Font"><text:span text:style-name="T17">p</text:span></text:span><text:span text:style-name="Default_20_Paragraph_20_Font"><text:span text:style-name="T10">, x-scaling </text:span></text:span><text:span text:style-name="Default_20_Paragraph_20_Font"><text:span text:style-name="T17">mx</text:span></text:span><text:span text:style-name="Default_20_Paragraph_20_Font"><text:span text:style-name="T10"> and y-scaling </text:span></text:span><text:span text:style-name="Default_20_Paragraph_20_Font"><text:span text:style-name="T17">my</text:span></text:span><text:span text:style-name="Default_20_Paragraph_20_Font"><text:span text:style-name="T10">.</text:span></text:span></text:p>
      <text:p text:style-name="P135"><text:span text:style-name="Default_20_Paragraph_20_Font"><text:span text:style-name="T10">If the sprite id </text:span></text:span><text:span text:style-name="Default_20_Paragraph_20_Font"><text:span text:style-name="T17">s </text:span></text:span><text:span text:style-name="Default_20_Paragraph_20_Font"><text:span text:style-name="T43">is negative, this sprite is a </text:span></text:span><text:span text:style-name="Default_20_Paragraph_20_Font"><text:span text:style-name="T17">relative</text:span></text:span><text:span text:style-name="Default_20_Paragraph_20_Font"><text:span text:style-name="T43"> sprite, and its position is relative to the previous </text:span></text:span><text:span text:style-name="Default_20_Paragraph_20_Font"><text:span text:style-name="T17">anchor</text:span></text:span><text:span text:style-name="Default_20_Paragraph_20_Font"><text:span text:style-name="T43"> sprite (defined with a positive sprite id). See later for more information on relative sprites.</text:span></text:span></text:p>
      <text:p text:style-name="P135"><text:span text:style-name="Default_20_Paragraph_20_Font"><text:span text:style-name="T10"/></text:span></text:p>
      <text:p text:style-name="P135"><text:span text:style-name="Default_20_Paragraph_20_Font"><text:span text:style-name="T10">The flags parameter,</text:span></text:span><text:span text:style-name="Default_20_Paragraph_20_Font"><text:span text:style-name="T2"> </text:span></text:span><text:span text:style-name="Default_20_Paragraph_20_Font"><text:span text:style-name="T12">f, </text:span></text:span><text:span text:style-name="Default_20_Paragraph_20_Font"><text:span text:style-name="T2">is a bitmask:</text:span></text:span></text:p>
      <text:p text:style-name="P27"><text:tab/>bit 0: visible flag</text:p>
      <text:p text:style-name="P27"><text:tab/>bit 1: rotate flag</text:p>
      <text:p text:style-name="P27"><text:tab/>bit 2: Y-mirror flag</text:p>
      <text:p text:style-name="P27"><text:tab/>bit 3: X-mirror flag</text:p>
      <text:p text:style-name="P27"><text:tab/>bits 4..7: palette offset (or zero)</text:p>
      <text:p text:style-name="Standard"><text:span text:style-name="Default_20_Paragraph_20_Font"><text:span text:style-name="T10"/></text:span></text:p>
      <text:p text:style-name="P135"><text:span text:style-name="Default_20_Paragraph_20_Font"><text:span text:style-name="T10">The relative-flags parameter, </text:span></text:span><text:span text:style-name="Default_20_Paragraph_20_Font"><text:span text:style-name="T17">rf</text:span></text:span><text:span text:style-name="Default_20_Paragraph_20_Font"><text:span text:style-name="T43">, is a bitmask:</text:span></text:span></text:p>
      <text:p text:style-name="P135"><text:span text:style-name="Default_20_Paragraph_20_Font"><text:span text:style-name="T43"><text:tab/>bit 0: type: 0=composite, 1=unified [only valid for anchor sprites] </text:span></text:span></text:p>
      <text:p text:style-name="P135"><text:span text:style-name="Default_20_Paragraph_20_Font"><text:span text:style-name="T2"><text:tab/></text:span></text:span><text:span text:style-name="Default_20_Paragraph_20_Font"><text:span text:style-name="T10">bit 1: pattern is relative to the anchor [only valid for relative sprites]</text:span></text:span></text:p>
      <text:p text:style-name="P135"><text:span text:style-name="Default_20_Paragraph_20_Font"><text:span text:style-name="T2"><text:tab/></text:span></text:span><text:span text:style-name="Default_20_Paragraph_20_Font"><text:span text:style-name="T10">bit 2: palette offset is relative to the anchor [only valid for relative sprites]</text:span></text:span></text:p>
      <text:p text:style-name="P135"><text:span text:style-name="Default_20_Paragraph_20_Font"><text:span text:style-name="T2"/></text:span></text:p>
      <text:p text:style-name="P135"><text:span text:style-name="Default_20_Paragraph_20_Font"><text:span text:style-name="T10">The scaling parameters </text:span></text:span><text:span text:style-name="Default_20_Paragraph_20_Font"><text:span text:style-name="T17">mx </text:span></text:span><text:span text:style-name="Default_20_Paragraph_20_Font"><text:span text:style-name="T43">and</text:span></text:span><text:span text:style-name="Default_20_Paragraph_20_Font"><text:span text:style-name="T17"> my </text:span></text:span><text:span text:style-name="Default_20_Paragraph_20_Font"><text:span text:style-name="T43">are: 0=1x (no scaling), 1=2x, 2=4x, 3=8x.</text:span></text:span></text:p>
      <text:p text:style-name="P135"><text:span text:style-name="Default_20_Paragraph_20_Font"><text:span text:style-name="T2"/></text:span></text:p>
      <text:p text:style-name="P135"><text:span text:style-name="Default_20_Paragraph_20_Font"><text:span text:style-name="T10">Any parameter(s) in the </text:span></text:span><text:span text:style-name="Default_20_Paragraph_20_Font"><text:span text:style-name="T34">SPRITE</text:span></text:span><text:span text:style-name="Default_20_Paragraph_20_Font"><text:span text:style-name="T65"> command can be omitted, and its value will be left unchanged from the last time it was explicitly specified.</text:span></text:span></text:p>
      <text:p text:style-name="P135"><text:span text:style-name="Default_20_Paragraph_20_Font"><text:span text:style-name="T2"/></text:span></text:p>
      <text:p text:style-name="P135"><text:span text:style-name="Default_20_Paragraph_20_Font"><text:span text:style-name="T10">(</text:span></text:span><text:span text:style-name="Default_20_Paragraph_20_Font"><text:span text:style-name="T2">Again, the </text:span></text:span><text:span text:style-name="Default_20_Paragraph_20_Font"><text:span text:style-name="T25">BIN</text:span></text:span><text:span text:style-name="Default_20_Paragraph_20_Font"><text:span text:style-name="T2"> function can be used to specify th</text:span></text:span><text:span text:style-name="Default_20_Paragraph_20_Font"><text:span text:style-name="T10">e flag parameters</text:span></text:span><text:span text:style-name="Default_20_Paragraph_20_Font"><text:span text:style-name="T2"> more conveniently.</text:span></text:span><text:span text:style-name="Default_20_Paragraph_20_Font"><text:span text:style-name="T10">)</text:span></text:span></text:p>
      <text:p text:style-name="P42"><text:span text:style-name="Default_20_Paragraph_20_Font"><text:span text:style-name="T10"/></text:span></text:p>
      <text:p text:style-name="Standard"><text:span text:style-name="Default_20_Paragraph_20_Font"><text:span text:style-name="T25">SPRITE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Sets the clip window for sprites fro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 to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span text:style-name="Default_20_Paragraph_20_Font"><text:span text:style-name="T2">). Any part of a sprite outside this window is not visible. Note that this has no effect if sprites over the border (</text:span></text:span><text:span text:style-name="Default_20_Paragraph_20_Font"><text:span text:style-name="T25">SPRITE BORDER 1</text:span></text:span><text:span text:style-name="Default_20_Paragraph_20_Font"><text:span text:style-name="T2">) is enabled.</text:span></text:span></text:p>
      <text:p text:style-name="P5"/>
      <text:p text:style-name="Standard"><text:span text:style-name="Default_20_Paragraph_20_Font"><text:span text:style-name="T25">SPRITE CLEAR</text:span></text:span></text:p>
      <text:p text:style-name="Standard"><text:span text:style-name="Default_20_Paragraph_20_Font"><text:span text:style-name="T2">Resets the sprite attributes and global settings to defaults. This is also done by </text:span></text:span><text:span text:style-name="Default_20_Paragraph_20_Font"><text:span text:style-name="T25">NEW</text:span></text:span><text:span text:style-name="Default_20_Paragraph_20_Font"><text:span text:style-name="T2">.</text:span></text:span></text:p>
      <text:p text:style-name="P21"><text:soft-page-break/>Relative sprites</text:p>
      <text:p text:style-name="P91">Sprites can be grouped together to form “composite” or “unified” sprites. Each such grouping consists of a single “anchor” sprite (this is always the sprite with the lowest sprite id in the grouping) followed by any number of “relative” sprites, with sprite ids following the anchor sprite in sequence.</text:p>
      <text:p text:style-name="P91"/>
      <text:p text:style-name="P21"><text:span text:style-name="T137">When an anchor sprite is moved or made invisible, all the associated relative sprites are also moved or made invisible. It is also possible for individual relative sprites to be made invisible or visible. The rule is that a relative sprite is only visible if its own visibility flag is set </text:span><text:span text:style-name="T136">and </text:span><text:span text:style-name="T137">the visibility flag of the associated anchor sprite is set.</text:span></text:p>
      <text:p text:style-name="P91"/>
      <text:p text:style-name="P21"><text:span text:style-name="T137">To define a relative sprite, simply specify its sprite id as a negative number (eg specifying </text:span><text:span text:style-name="T136">SPRITE -1,....</text:span><text:span text:style-name="T137"> defines sprite 1 as relative to the preceding anchor sprite, 0). Any number of relative sprites can follow an anchor sprite.</text:span></text:p>
      <text:p text:style-name="P91"/>
      <text:p text:style-name="P21"><text:span text:style-name="T137">The x and y coordinates specified in</text:span><text:span text:style-name="T136"> SPRITE</text:span><text:span text:style-name="T137"> commands for relative sprites are not actual coordinates, but signed offsets in the range -127 to +127 from the coordinates of the anchor sprite.</text:span></text:p>
      <text:p text:style-name="P91"/>
      <text:p text:style-name="P91">Additionally, if the “pattern relative” flag is set for a particular relative sprite, its pattern number is added to the pattern number from the anchor sprite (wrapping round if the sum exceeds 64). Using this, it is easy to animate an entire composite/unified sprite simply by changing the pattern of the anchor sprite.</text:p>
      <text:p text:style-name="P91"/>
      <text:p text:style-name="P91">Similarly, if the “palette relative” flag is set for a particular relative sprite, its palette offset is added to the palette offset from the anchor sprite (wrapping round if the sum exceeds 16).</text:p>
      <text:p text:style-name="P91"/>
      <text:p text:style-name="P91"/>
      <text:p text:style-name="P21">Composite vs Unified sprites</text:p>
      <text:p text:style-name="P91">The type of a grouping of sprites is determined by the “type” flag of the anchor sprite.</text:p>
      <text:p text:style-name="P91"/>
      <text:p text:style-name="P21"><text:span text:style-name="T137">For composite sprites, the remaining sprite parameters (</text:span><text:span text:style-name="T138">rotation, x/y mirrors and x/y scaling) are independent for each relative sprite. This allows creation of a composite sprite where individual relative sprites can be rotated etc for animation purposes.</text:span></text:p>
      <text:p text:style-name="P92"/>
      <text:p text:style-name="P93">For unified sprites, the rotation and x/y mirrors of the relative sprites are relative to that of the anchor sprite. Therefore, when the rotation or x/y mirrors of the anchor are changed, all the relative sprites rotate or reflect about the anchor. </text:p>
      <text:p text:style-name="P93"/>
      <text:p text:style-name="P93">Additionally, for unified sprites, the x/y scaling of the individual relative sprites is ignored, and the x/y scaling of the anchor sprite is applied to all sprites in the grouping, allowing the entire grouping to be scaled just by changing the scaling of the anchor.</text:p>
      <text:p text:style-name="P91"/>
      <text:p text:style-name="P27"/>
      <text:p text:style-name="P22">Batching</text:p>
      <text:p text:style-name="P88">The standard <text:span text:style-name="T75">SPRITE </text:span>command normally has immediate effects to what is displayed on the screen. However, it is also possible to place <text:span text:style-name="T115">NextBASIC</text:span><text:span text:style-name="T86"> </text:span><text:span text:style-name="T104">into </text:span><text:span text:style-name="T86">batching</text:span><text:span text:style-name="T104"> mode. In this mode, the standard </text:span><text:span text:style-name="T115">SPRITE</text:span><text:span text:style-name="T104"> command has no immediate effect, but the changes specified are remembered. When all the required changes have been mad</text:span><text:span text:style-name="T107">e (</text:span><text:span text:style-name="T104">using multiple </text:span><text:span text:style-name="T115">SPRITE </text:span><text:span text:style-name="T104">commands</text:span><text:span text:style-name="T107">)</text:span><text:span text:style-name="T104"> they can all be applied to the screen at once, </text:span><text:span text:style-name="T107">giving a more synchronised look to your game. The following commands control this mode:</text:span></text:p>
      <text:p text:style-name="P117"/>
      <text:p text:style-name="P105">SPRITE STOP</text:p>
      <text:p text:style-name="P116">Turns off immediate updates and enables batching mode.</text:p>
      <text:p text:style-name="P116"/>
      <text:p text:style-name="P105">SPRITE RUN</text:p>
      <text:p text:style-name="P98"><text:span text:style-name="T110">Turns immediate updates back on, disabling batching mode (this is also done by the </text:span><text:span text:style-name="T104">SPRITE CLEAR</text:span><text:span text:style-name="T110"> command).</text:span></text:p>
      <text:p text:style-name="P105"><text:soft-page-break/></text:p>
      <text:p text:style-name="P105">SPRITE MOVE</text:p>
      <text:p text:style-name="P116">When batching mode is enabled, sends all outstanding sprite changes to the hardware immediately.</text:p>
      <text:p text:style-name="P116"/>
      <text:p text:style-name="P105">SPRITE MOVE INT</text:p>
      <text:p text:style-name="P98"><text:span text:style-name="T110">The same as </text:span><text:span text:style-name="T104">SPRITE MOVE</text:span><text:span text:style-name="T110">, but first waits for the 50/60Hz interrupt. This can be used to synchronise your game to the framerate.</text:span></text:p>
      <text:p text:style-name="P116"/>
      <text:p text:style-name="P98"><text:span text:style-name="T104">SPRITE MOVE INT </text:span><text:span text:style-name="T89">y</text:span></text:p>
      <text:p text:style-name="P116">The same as <text:span text:style-name="T75">SPRITE MOVE INT</text:span>, but changes are not sent to the hardware until after the TV scanline corresponding to sprite coordinate <text:span text:style-name="T86">y</text:span>. This can be used to avoid flicker by ensuring sprite changes don't occur whilst the TV is midway through displaying the sprite(s) in question. </text:p>
      <text:p text:style-name="P116"/>
      <text:p text:style-name="P116"/>
      <text:p text:style-name="P23">Automatic sprite movement</text:p>
      <text:p text:style-name="P89">In order to reduce the amount of work a <text:span text:style-name="T79">NextBASIC </text:span><text:span text:style-name="T139">program needs to do to animate and move sprites, commands are provided to allow some or all of this work to be done automatically whenever a </text:span><text:span text:style-name="T79">SPRITE MOVE </text:span><text:span text:style-name="T139">command is issued. Any sprite can have automatic movement or animation applied to it, and the standard </text:span><text:span text:style-name="T79">SPRITE </text:span><text:span text:style-name="T139">command can still be used to perform any other changes when they are needed.</text:span></text:p>
      <text:p text:style-name="P27"/>
      <text:p text:style-name="P44">The main command for setting up automatic sprite movement is the <text:span text:style-name="T75">SPRITE CONTINUE </text:span><text:span text:style-name="T97">command:</text:span></text:p>
      <text:p text:style-name="P126"/>
      <text:p text:style-name="P45"/>
      <text:p text:style-name="P27"><text:span text:style-name="T75">SPRITE CONTINUE</text:span> <text:span text:style-name="T86">s</text:span>, [<text:span text:style-name="T86">x1</text:span> [<text:span text:style-name="T75">TO</text:span> <text:span text:style-name="T86">x2</text:span>]] [<text:span text:style-name="T75">STEP</text:span> <text:span text:style-name="T86">xs</text:span>] [<text:span text:style-name="T75">RUN</text:span> or <text:span text:style-name="T75">STOP</text:span>],</text:p>
      <text:p text:style-name="P27"><text:s text:c="19"/>[<text:span text:style-name="T86">y1</text:span> [<text:span text:style-name="T75">TO</text:span> <text:span text:style-name="T86">y2</text:span>]] [<text:span text:style-name="T75">STEP</text:span> <text:span text:style-name="T86">ys</text:span>] [<text:span text:style-name="T75">RUN</text:span> or <text:span text:style-name="T75">STOP</text:span>],</text:p>
      <text:p text:style-name="P27"><text:s text:c="19"/>[<text:span text:style-name="T86">p1</text:span> [<text:span text:style-name="T75">TO</text:span> <text:span text:style-name="T86">p2</text:span>]],</text:p>
      <text:p text:style-name="P27"><text:s text:c="19"/>[<text:span text:style-name="T86">f</text:span>], [<text:span text:style-name="T86">r</text:span>], [<text:span text:style-name="T86">d</text:span>]</text:p>
      <text:p text:style-name="P27"/>
      <text:p text:style-name="P44">As indicated by the square brackets, each parameter (or sub-clause of a parameter) is optional. If not specified, the previous value will be retained.</text:p>
      <text:p text:style-name="P44"/>
      <text:p text:style-name="P44">Movement in the x-direction is specified with:</text:p>
      <text:p text:style-name="P27"><text:tab/><text:span text:style-name="T86">x1</text:span><text:span text:style-name="T104">: minimum</text:span> value for x-coordinate</text:p>
      <text:p text:style-name="P27"><text:s text:c="6"/><text:span text:style-name="T86">x2</text:span>: maximum value for x-coordinate (=<text:span text:style-name="T86">x1</text:span> if not provided)</text:p>
      <text:p text:style-name="P27"><text:s text:c="6"/><text:span text:style-name="T86">xs</text:span><text:span text:style-name="T104">:</text:span> signed step in pixels <text:span text:style-name="T140">(-127..+127)</text:span> for every move</text:p>
      <text:p text:style-name="P27"><text:tab/><text:span text:style-name="T80">RUN</text:span><text:span text:style-name="T101">: indicates movement in the x-direction is initially </text:span><text:span text:style-name="T80">on</text:span></text:p>
      <text:p text:style-name="P27"><text:span text:style-name="T101"><text:s text:c="6"/></text:span><text:span text:style-name="T80">STOP</text:span><text:span text:style-name="T101">: indicates movement in the x-direction is initially </text:span><text:span text:style-name="T80">off</text:span></text:p>
      <text:p text:style-name="P43"/>
      <text:p text:style-name="P44">Movement in the y-direction is specified with:</text:p>
      <text:p text:style-name="P45"><text:tab/><text:span text:style-name="T88">y</text:span><text:span text:style-name="T86">1</text:span><text:span text:style-name="T104">: minimum</text:span> value for <text:span text:style-name="T140">y</text:span>-coordinate</text:p>
      <text:p text:style-name="P45"><text:s text:c="6"/><text:span text:style-name="T88">y</text:span><text:span text:style-name="T86">2</text:span>: maximum value for <text:span text:style-name="T140">y</text:span>-coordinate (=<text:span text:style-name="T140">y</text:span><text:span text:style-name="T86">1</text:span> if not provided)</text:p>
      <text:p text:style-name="P45"><text:s text:c="6"/><text:span text:style-name="T88">y</text:span><text:span text:style-name="T86">s</text:span><text:span text:style-name="T104">:</text:span> signed step in pixels <text:span text:style-name="T140">(-127..+127)</text:span> for every move</text:p>
      <text:p text:style-name="P45"><text:tab/><text:span text:style-name="T80">RUN</text:span><text:span text:style-name="T101">: indicates movement in the y-direction is initially </text:span><text:span text:style-name="T80">on</text:span></text:p>
      <text:p text:style-name="P45"><text:span text:style-name="T101"><text:s text:c="6"/></text:span><text:span text:style-name="T80">STOP</text:span><text:span text:style-name="T101">: indicates movement in the y-direction is initially </text:span><text:span text:style-name="T80">off</text:span></text:p>
      <text:p text:style-name="P45"/>
      <text:p text:style-name="P44">Pattern animation is specified with:</text:p>
      <text:p text:style-name="P45"><text:tab/><text:span text:style-name="T86">p1</text:span>: minimum value for sprite pattern</text:p>
      <text:p text:style-name="P45"><text:tab/><text:span text:style-name="T86">p2</text:span>: maximum value for sprite pattern <text:span text:style-name="T140">(=</text:span><text:span text:style-name="T88">p1</text:span><text:span text:style-name="T108"> if not specified)</text:span></text:p>
      <text:p text:style-name="P27"/>
      <text:p text:style-name="P44">Movement rates are controlled with:</text:p>
      <text:p text:style-name="P44"><text:tab/><text:span text:style-name="T86">r</text:span><text:span text:style-name="T104">: rate at which sprite moves/animates (0-255)</text:span></text:p>
      <text:p text:style-name="P44"><text:span text:style-name="T104"><text:tab/><text:tab/>0=on every </text:span><text:span text:style-name="T115">SPRITE MOVE </text:span><text:span text:style-name="T110">command</text:span></text:p>
      <text:p text:style-name="P44"><text:span text:style-name="T110"><text:tab/><text:tab/>1=skip 1 </text:span><text:span text:style-name="T115">SPRITE MOVE </text:span><text:span text:style-name="T110">command after moving</text:span></text:p>
      <text:p text:style-name="P44"><text:span text:style-name="T110"><text:tab/><text:tab/>2=skip 2 </text:span><text:span text:style-name="T115">SPRITE MOVE </text:span><text:span text:style-name="T110">commands after moving</text:span></text:p>
      <text:p text:style-name="P123"><text:tab/><text:tab/>etc</text:p>
      <text:p text:style-name="P123"/>
      <text:p text:style-name="P44"><text:span text:style-name="T110"><text:tab/></text:span><text:span text:style-name="T89">d</text:span><text:span text:style-name="T110">: delay before initial movement (0-255)</text:span></text:p>
      <text:p text:style-name="P44"><text:span text:style-name="T110"><text:tab/><text:tab/>0=move on the first </text:span><text:span text:style-name="T115">SPRITE MOVE </text:span><text:span text:style-name="T110">command</text:span></text:p>
      <text:p text:style-name="P44"><text:span text:style-name="T110"><text:tab/><text:tab/>1=skip 1 </text:span><text:span text:style-name="T115">SPRITE MOVE</text:span><text:span text:style-name="T110"> command before the first move</text:span></text:p>
      <text:p text:style-name="P44"><text:span text:style-name="T110"><text:tab/><text:tab/>2=skip 2 </text:span><text:span text:style-name="T115">SPRITE MOVE </text:span><text:span text:style-name="T110">commands before the first move</text:span></text:p>
      <text:p text:style-name="P123"><text:tab/><text:tab/>etc</text:p>
      <text:p text:style-name="P123"/>
      <text:p text:style-name="P45"><text:soft-page-break/><text:span text:style-name="T113">The flags parameter, </text:span><text:span text:style-name="T91">f</text:span><text:span text:style-name="T113">, is an 8-bit mask (best specified with BIN):</text:span></text:p>
      <text:p text:style-name="P27"><text:tab/>bits 1..0: behaviour when x,y limits are reached:</text:p>
      <text:p text:style-name="P27"><text:s text:c="17"/><text:tab/><text:tab/>00 = reflect this direction</text:p>
      <text:p text:style-name="P27"><text:s text:c="24"/>01 = stop this direction, start other direction</text:p>
      <text:p text:style-name="P27"><text:s text:c="24"/>10 = stop this direction</text:p>
      <text:p text:style-name="P27"><text:s text:c="24"/>11 = stop completely and make sprite invisible</text:p>
      <text:p text:style-name="P27"><text:s text:c="6"/>bit 2: flip the Y-mirror flag when y limits are reached</text:p>
      <text:p text:style-name="P27"><text:s text:c="6"/>bit 3: flip the X-mirror flag when x limits are reached</text:p>
      <text:p text:style-name="P27"><text:s text:c="6"/>bit 4: behaviour of pattern change:</text:p>
      <text:p text:style-name="P27"><text:s text:c="24"/>0 = cycle upwards, wrapping back to lower limit</text:p>
      <text:p text:style-name="P27"><text:s text:c="24"/>1 = bounce between lower and upper limits</text:p>
      <text:p text:style-name="P27"><text:s text:c="6"/>bit 5: if set, sprite is disabled when pattern reaches limits</text:p>
      <text:p text:style-name="P27"><text:s text:c="6"/>bit 6: if set, update pattern even when sprite is stationary</text:p>
      <text:p text:style-name="P27"><text:s text:c="6"/>bit 7: if set, X-mirror/Y-mirror/rotation flag are set</text:p>
      <text:p text:style-name="P27"><text:s text:c="13"/>according to direction of travel (overrides bits 2 &amp; 3)</text:p>
      <text:p text:style-name="P27"/>
      <text:p text:style-name="P44">The initial position, pattern and other details of the sprite are determined by the last standard <text:span text:style-name="T75">SPRITE </text:span><text:span text:style-name="T97">command. If these values are outside the maximum/minimum ranges, then (depending upon the specified step and RUN/STOP status) they will gradually change until they fall within the max/min range.</text:span></text:p>
      <text:p text:style-name="P126"/>
      <text:p text:style-name="P126">If automatic movement is specified for an anchor sprite then, as you might expect, the entire composite/unified sprite will be automatically moved.</text:p>
      <text:p text:style-name="P126"/>
      <text:p text:style-name="P44"><text:span text:style-name="T97">Automatic movement can also be specified for individual relative sprites if desired (the parameter </text:span><text:span text:style-name="T89">s </text:span><text:span text:style-name="T110">is always positive for the</text:span><text:span text:style-name="T115"> SPRITE CONTINUE </text:span><text:span text:style-name="T110">command, but the sprite remains relative if specified as such in the last standard </text:span><text:span text:style-name="T115">SPRITE </text:span><text:span text:style-name="T110">command). Most typically this would be done to animate the relative sprites separately, so that one relative sprite might animate whilst the others remain the same (for example). However, it can also be used to automatically move a relative sprite around within a composite/group sprite. The main restriction here is that the movement limits are unsigned, so this works best for relative sprites with positive offsets (add 256 to negative offsets when specifiying them in a movement range).</text:span></text:p>
      <text:p text:style-name="P126"/>
      <text:p text:style-name="P126"/>
      <text:p text:style-name="P126">Automatic movement can be temporarily suspended for particular sprites if desired:</text:p>
      <text:p text:style-name="P125"/>
      <text:p text:style-name="P27"><text:span text:style-name="T75">SPRITE PAUSE</text:span> <text:span text:style-name="T86">s1</text:span> [<text:span text:style-name="T75">TO</text:span> <text:span text:style-name="T86">s2</text:span>]</text:p>
      <text:p text:style-name="P27"><text:span text:style-name="T140">T</text:span>urns off automatic movement for a single sprite or range of sprites.</text:p>
      <text:p text:style-name="P53"/>
      <text:p text:style-name="P27"><text:span text:style-name="T75">SPRITE CONTINUE</text:span> <text:span text:style-name="T86">s1</text:span> [<text:span text:style-name="T75">TO</text:span> <text:span text:style-name="T86">s2</text:span>]</text:p>
      <text:p text:style-name="P27"><text:span text:style-name="T140">T</text:span>urns automatic movement back on for a single sprite or range of sprites.</text:p>
      <text:p text:style-name="P27"/>
      <text:p text:style-name="P27"/>
      <text:p text:style-name="P24">Sprite functions</text:p>
      <text:p text:style-name="P90">Several functions are provided to return details about sprites, and to make collision detection checks.</text:p>
      <text:p text:style-name="P90"/>
      <text:p text:style-name="P90"><text:span text:style-name="T75">NOTE</text:span>: All these functions are currently available only in the integer expression evaluator, so can only be present in an expression that starts with <text:span text:style-name="T75">%.</text:span></text:p>
      <text:p text:style-name="P27"/>
      <text:p text:style-name="P27"><text:span text:style-name="T75">%</text:span><text:span text:style-name="T80">SPRITE</text:span><text:span text:style-name="T140"> </text:span><text:span text:style-name="T88">s</text:span></text:p>
      <text:p text:style-name="P44">Returns 1 (true) if sprite is visible, 0 (false) if not visible</text:p>
      <text:p text:style-name="P44"/>
      <text:p text:style-name="P57">%SPRITE CONTINUE <text:span text:style-name="T89">s</text:span></text:p>
      <text:p text:style-name="P123">Returns a bitmask describing the automatic movement enabled for this sprite:</text:p>
      <text:p text:style-name="P123"><text:tab/>bit 0: set if automatic movement is enabled</text:p>
      <text:p text:style-name="P123"><text:tab/>bit 1: set if currently moving in the Y direction</text:p>
      <text:p text:style-name="P123"><text:tab/>bit 2: set if currently moving in the X direction</text:p>
      <text:p text:style-name="P123"/>
      <text:p text:style-name="P123">(If bit 0 is set but neither bit 1 or 2 is set, only the pattern is being animated).</text:p>
      <text:p text:style-name="P44"/>
      <text:p text:style-name="P4">%SPRITE AT(<text:span text:style-name="T89">s</text:span><text:span text:style-name="T110">,</text:span><text:span text:style-name="T89">c</text:span><text:span text:style-name="T104">)</text:span></text:p>
      <text:p text:style-name="P123">Returns a coordinate or other movement-related value for the sprite:</text:p>
      <text:p text:style-name="P126"><text:span text:style-name="T104"><text:tab/></text:span><text:span text:style-name="T115">%SPRITE AT(</text:span><text:span text:style-name="T86">s</text:span><text:span text:style-name="T104">,0</text:span><text:span text:style-name="T115">)</text:span><text:span text:style-name="T104"><text:tab/><text:tab/>returns x coordinate</text:span></text:p>
      <text:p text:style-name="P126"><text:span text:style-name="T104"><text:tab/></text:span><text:span text:style-name="T115">%SPRITE AT(</text:span><text:span text:style-name="T86">s</text:span><text:span text:style-name="T104">,1</text:span><text:span text:style-name="T115">)</text:span><text:span text:style-name="T104"><text:tab/><text:tab/>returns y coordinate</text:span></text:p>
      <text:p text:style-name="P126"><text:span text:style-name="T104"><text:tab/></text:span><text:span text:style-name="T115">%SPRITE AT(</text:span><text:span text:style-name="T86">s</text:span><text:span text:style-name="T104">,2</text:span><text:span text:style-name="T115">)</text:span><text:span text:style-name="T104"><text:tab/><text:tab/>returns pattern number</text:span></text:p>
      <text:p text:style-name="P126"><text:span text:style-name="T104"><text:tab/></text:span><text:span text:style-name="T115">%SPRITE AT(</text:span><text:span text:style-name="T86">s</text:span><text:span text:style-name="T104">,3</text:span><text:span text:style-name="T115">)</text:span><text:span text:style-name="T104"><text:tab/><text:tab/>returns x step</text:span></text:p>
      <text:p text:style-name="P126"><text:span text:style-name="T104"><text:tab/></text:span><text:span text:style-name="T115">%SPRITE AT(</text:span><text:span text:style-name="T86">s</text:span><text:span text:style-name="T104">,4</text:span><text:span text:style-name="T115">)</text:span><text:span text:style-name="T104"><text:tab/><text:tab/>returns y step</text:span></text:p>
      <text:p text:style-name="P126"><text:span text:style-name="T104"><text:tab/></text:span><text:span text:style-name="T115">%SPRITE AT(</text:span><text:span text:style-name="T86">s</text:span><text:span text:style-name="T104">,5</text:span><text:span text:style-name="T115">)</text:span><text:span text:style-name="T104"><text:tab/><text:tab/>returns delay before the sprite next moves</text:span></text:p>
      <text:p text:style-name="P126"><text:span text:style-name="T104"><text:tab/><text:tab/>(0 means the sprite will move on the next </text:span><text:span text:style-name="T115">SPRITE MOVE</text:span><text:span text:style-name="T104"> command)</text:span></text:p>
      <text:p text:style-name="P123"/>
      <text:p text:style-name="P27"/>
      <text:p text:style-name="P27"><text:span text:style-name="T75">%SPRITE OVER(</text:span><text:span text:style-name="T86">s1</text:span>, <text:span text:style-name="T86">s2</text:span> [<text:span text:style-name="T75">TO</text:span> <text:span text:style-name="T86">s3</text:span>] [<text:span text:style-name="T86">,overlapX</text:span> [<text:span text:style-name="T86">,overlapY</text:span>] ]<text:span text:style-name="T75">)</text:span></text:p>
      <text:p text:style-name="P27">Performs bounding-box collision detection between sprite <text:span text:style-name="T86">s1</text:span>, and a single other sprite <text:span text:style-name="T86">s2</text:span> or <text:span text:style-name="T140">a </text:span>range of sprites <text:span text:style-name="T86">s2..s3</text:span>.</text:p>
      <text:p text:style-name="P27"/>
      <text:p text:style-name="P44">Optional acceptable overlaps (in pixels) can be provided in <text:span text:style-name="T86">overlapX </text:span><text:span text:style-name="T104">and </text:span><text:span text:style-name="T86">overlapY</text:span><text:span text:style-name="T104">. If </text:span><text:span text:style-name="T86">overlapX </text:span><text:span text:style-name="T104">is not present, 0 (no overlap) is used. If </text:span><text:span text:style-name="T86">overlapY </text:span><text:span text:style-name="T104">is not present, then the value of </text:span><text:span text:style-name="T86">overlapX </text:span><text:span text:style-name="T104">is used. Overlaps should be 0..7 for an unscaled sprite </text:span><text:span text:style-name="T86">s1</text:span><text:span text:style-name="T104">, or 0..15 for a 2x scaled sprite etc.</text:span></text:p>
      <text:p text:style-name="P27"/>
      <text:p text:style-name="P44">Returns 0 (false) if there is no collision</text:p>
      <text:p text:style-name="P44">Returns the number of the colliding sprite (<text:span text:style-name="T86">s2..s3</text:span><text:span text:style-name="T104">) if there was a collision.</text:span></text:p>
      <text:p text:style-name="P45"/>
      <text:p text:style-name="P45"><text:span text:style-name="T75">NOTE</text:span>:</text:p>
      <text:p text:style-name="P45"><text:span text:style-name="T140">I</text:span>f the colliding sprite <text:span text:style-name="T140">(</text:span><text:span text:style-name="T88">s2..s3</text:span><text:span text:style-name="T108">)</text:span> is <text:span text:style-name="T141">id </text:span>0, 128 is returned.</text:p>
      <text:p text:style-name="P57"/>
      <text:p text:style-name="P45"><text:span text:style-name="T80">NOTE</text:span><text:span text:style-name="T101">: </text:span></text:p>
      <text:p text:style-name="P45"><text:span text:style-name="T101">Any</text:span> relative sprites following s2 or s3 will also be checked, <text:span text:style-name="T140">until the next anchor sprite not in the specified range.</text:span></text:p>
      <text:p text:style-name="P27"/>
      <text:p text:style-name="P2">Layers and modes</text:p>
      <text:p text:style-name="Standard"><text:span text:style-name="Default_20_Paragraph_20_Font"><text:span text:style-name="T2">The </text:span></text:span><text:span text:style-name="Default_20_Paragraph_20_Font"><text:span text:style-name="T12">Next </text:span></text:span><text:span text:style-name="Default_20_Paragraph_20_Font"><text:span text:style-name="T2">provides various new graphics modes, to which </text:span></text:span><text:span text:style-name="Default_20_Paragraph_20_Font"><text:span text:style-name="T12">NextBASIC </text:span></text:span><text:span text:style-name="Default_20_Paragraph_20_Font"><text:span text:style-name="T2">gives access using the </text:span></text:span><text:span text:style-name="Default_20_Paragraph_20_Font"><text:span text:style-name="T25">LAYER </text:span></text:span><text:span text:style-name="Default_20_Paragraph_20_Font"><text:span text:style-name="T2">command.</text:span></text:span></text:p>
      <text:p text:style-name="P5"/>
      <text:p text:style-name="Standard"><text:span text:style-name="Default_20_Paragraph_20_Font"><text:span text:style-name="T2">There are conceptually 3 layers of graphics which can be seen on the screen at the same time (the 3 layers can be placed in any front-to-back order). The top layer is usually the sprites, which are manipulated with the </text:span></text:span><text:span text:style-name="Default_20_Paragraph_20_Font"><text:span text:style-name="T25">SPRITE </text:span></text:span><text:span text:style-name="Default_20_Paragraph_20_Font"><text:span text:style-name="T2">command. The other 2 layers are manipulated by the </text:span></text:span><text:span text:style-name="Default_20_Paragraph_20_Font"><text:span text:style-name="T25">LAYER </text:span></text:span><text:span text:style-name="Default_20_Paragraph_20_Font"><text:span text:style-name="T2">command. The “bottom” of these two layers can only be seen where the “top” layer has the transparency colour (227).</text:span></text:span></text:p>
      <text:p text:style-name="P5"/>
      <text:p text:style-name="P27">Layer 1 is the ULA screen, and by default is the bottom layer.</text:p>
      <text:p text:style-name="P27">This can be in any of 4 different modes:</text:p>
      <text:list xml:id="list3309894633" text:style-name="L1">
        <text:list-item>
          <text:p text:style-name="P148"><text:span text:style-name="Default_20_Paragraph_20_Font"><text:span text:style-name="T2">mode 0: lo-res mode (128x96 pixels, each can be any of 256 colours)</text:span></text:span></text:p>
        </text:list-item>
        <text:list-item>
          <text:p text:style-name="P148"><text:span text:style-name="Default_20_Paragraph_20_Font"><text:span text:style-name="T2">mode 1: standard Spectrum screen mode (256x192 pixels, with 32x24 attributes)</text:span></text:span></text:p>
        </text:list-item>
        <text:list-item>
          <text:p text:style-name="P148"><text:span text:style-name="Default_20_Paragraph_20_Font"><text:span text:style-name="T2">mode 2: Timex hi-res mode (512x192 pixels, monochrome but with 8 different selectable global ink/paper combinations)</text:span></text:span></text:p>
        </text:list-item>
        <text:list-item>
          <text:p text:style-name="P148"><text:span text:style-name="Default_20_Paragraph_20_Font"><text:span text:style-name="T2">mode 3: Timex hi-colour mode (256x192 pixels, with 32x192 attributes)</text:span></text:span></text:p>
        </text:list-item>
      </text:list>
      <text:p text:style-name="Standard"/>
      <text:p text:style-name="P27">Layer 2 is 256x192 pixels, each can be any of 256 colours. By default it is the top layer but disabled, so does not usually obscure the layer 1 screen.</text:p>
      <text:p text:style-name="Standard"/>
      <text:p text:style-name="Standard"><text:span text:style-name="Default_20_Paragraph_20_Font"><text:span text:style-name="T2">The </text:span></text:span><text:span text:style-name="Default_20_Paragraph_20_Font"><text:span text:style-name="T25">LAYER </text:span></text:span><text:span text:style-name="Default_20_Paragraph_20_Font"><text:span text:style-name="T2">command allows either layer to be selected (and for layer 1, any of the 4 available modes to be selected). After the </text:span></text:span><text:span text:style-name="Default_20_Paragraph_20_Font"><text:span text:style-name="T25">LAYER </text:span></text:span><text:span text:style-name="Default_20_Paragraph_20_Font"><text:span text:style-name="T2">command takes effect, all of the following standard Spectrum commands take place on the selected layer/mode (until another </text:span></text:span><text:span text:style-name="Default_20_Paragraph_20_Font"><text:span text:style-name="T25">LAYER </text:span></text:span><text:span text:style-name="Default_20_Paragraph_20_Font"><text:span text:style-name="T2">command is issued):</text:span></text:span></text:p>
      <text:list xml:id="list1975743421" text:style-name="L2">
        <text:list-item>
          <text:p text:style-name="P149"><text:span text:style-name="Default_20_Paragraph_20_Font"><text:span text:style-name="T25">INK</text:span></text:span><text:span text:style-name="Default_20_Paragraph_20_Font"><text:span text:style-name="T2">, </text:span></text:span><text:span text:style-name="Default_20_Paragraph_20_Font"><text:span text:style-name="T25">PAPER</text:span></text:span><text:span text:style-name="Default_20_Paragraph_20_Font"><text:span text:style-name="T2">, </text:span></text:span><text:span text:style-name="Default_20_Paragraph_20_Font"><text:span text:style-name="T25">BRIGHT</text:span></text:span><text:span text:style-name="Default_20_Paragraph_20_Font"><text:span text:style-name="T2">, </text:span></text:span><text:span text:style-name="Default_20_Paragraph_20_Font"><text:span text:style-name="T25">FLASH</text:span></text:span><text:span text:style-name="Default_20_Paragraph_20_Font"><text:span text:style-name="T2">, </text:span></text:span><text:span text:style-name="Default_20_Paragraph_20_Font"><text:span text:style-name="T25">OVER</text:span></text:span><text:span text:style-name="Default_20_Paragraph_20_Font"><text:span text:style-name="T2">, </text:span></text:span><text:span text:style-name="Default_20_Paragraph_20_Font"><text:span text:style-name="T25">INVERSE</text:span></text:span></text:p>
        </text:list-item>
        <text:list-item>
          <text:p text:style-name="P150">CLS</text:p>
        </text:list-item>
        <text:list-item>
          <text:p text:style-name="P150">PLOT, DRAW, CIRCLE</text:p>
        </text:list-item>
        <text:list-item>
          <text:p text:style-name="P149"><text:span text:style-name="Default_20_Paragraph_20_Font"><text:span text:style-name="T25">PRINT, LIST, CAT </text:span></text:span><text:span text:style-name="Default_20_Paragraph_20_Font"><text:span text:style-name="T2">etc</text:span></text:span><text:span text:style-name="Default_20_Paragraph_20_Font"><text:span text:style-name="T25"> </text:span></text:span><text:span text:style-name="Default_20_Paragraph_20_Font"><text:span text:style-name="T2">(through the standard “s” channel, usually on stream 2)</text:span></text:span></text:p>
        </text:list-item>
      </text:list>
      <text:p text:style-name="P27"/>
      <text:p text:style-name="Standard"><text:span text:style-name="Default_20_Paragraph_20_Font"><text:span text:style-name="T2">NOTE: The </text:span></text:span><text:span text:style-name="Default_20_Paragraph_20_Font"><text:span text:style-name="T25">ATTR</text:span></text:span><text:span text:style-name="Default_20_Paragraph_20_Font"><text:span text:style-name="T2">, </text:span></text:span><text:span text:style-name="Default_20_Paragraph_20_Font"><text:span text:style-name="T25">POINT </text:span></text:span><text:span text:style-name="Default_20_Paragraph_20_Font"><text:span text:style-name="T2">and </text:span></text:span><text:span text:style-name="Default_20_Paragraph_20_Font"><text:span text:style-name="T25">SCREEN$ </text:span></text:span><text:span text:style-name="Default_20_Paragraph_20_Font"><text:span text:style-name="T2">functions do not take account of the layer/mode settings, and only refer to the standard Spectrum screen. However, instead, the following new command is available:</text:span></text:span></text:p>
      <text:p text:style-name="P5"/>
      <text:p text:style-name="Standard"><text:span text:style-name="Default_20_Paragraph_20_Font"><text:span text:style-name="T25">POINT </text:span></text:span><text:span text:style-name="Default_20_Paragraph_20_Font"><text:span text:style-name="T12">x</text:span></text:span><text:span text:style-name="Default_20_Paragraph_20_Font"><text:span text:style-name="T2">,</text:span></text:span><text:span text:style-name="Default_20_Paragraph_20_Font"><text:span text:style-name="T12">y </text:span></text:span><text:span text:style-name="Default_20_Paragraph_20_Font"><text:span text:style-name="T25">TO </text:span></text:span><text:span text:style-name="Default_20_Paragraph_20_Font"><text:span text:style-name="T12">var</text:span></text:span></text:p>
      <text:p text:style-name="Standard"><text:span text:style-name="Default_20_Paragraph_20_Font"><text:span text:style-name="T2">Checks the pixel on the current layer a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and stores the value in variable </text:span></text:span><text:span text:style-name="Default_20_Paragraph_20_Font"><text:span text:style-name="T12">var</text:span></text:span><text:span text:style-name="Default_20_Paragraph_20_Font"><text:span text:style-name="T2">.</text:span></text:span></text:p>
      <text:p text:style-name="P27">The value will be 0 or 1 for standard Spectrum modes and Timex hi-res and hi-colour modes (pixel off or on). The value will be 0-255 for lo-res and layer 2 (actual pixel colour).</text:p>
      <text:p text:style-name="P27"/>
      <text:p text:style-name="P53"/>
      <text:p text:style-name="Standard"><text:span text:style-name="Default_20_Paragraph_20_Font"><text:span text:style-name="T25">BRIGHT </text:span></text:span><text:span text:style-name="Default_20_Paragraph_20_Font"><text:span text:style-name="T2">and </text:span></text:span><text:span text:style-name="Default_20_Paragraph_20_Font"><text:span text:style-name="T25">FLASH </text:span></text:span><text:span text:style-name="Default_20_Paragraph_20_Font"><text:span text:style-name="T2">are only effective in standard and hi-colour modes (and only when the ULANext extended palette is not enabled).</text:span></text:span></text:p>
      <text:p text:style-name="Standard"><text:span text:style-name="Default_20_Paragraph_20_Font"><text:span text:style-name="T25">INK </text:span></text:span><text:span text:style-name="Default_20_Paragraph_20_Font"><text:span text:style-name="T2">and </text:span></text:span><text:span text:style-name="Default_20_Paragraph_20_Font"><text:span text:style-name="T25">PAPER </text:span></text:span><text:span text:style-name="Default_20_Paragraph_20_Font"><text:span text:style-name="T2">values can range from 0..255 in lo-res and layer 2.</text:span></text:span></text:p>
      <text:p text:style-name="Standard"><text:span text:style-name="Default_20_Paragraph_20_Font"><text:span text:style-name="T2">In hi-res mode, either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 </text:span></text:span><text:span text:style-name="Default_20_Paragraph_20_Font"><text:span text:style-name="T2">can be used to select the appropriate colour scheme (see list later).</text:span></text:span></text:p>
      <text:p text:style-name="P27"/>
      <text:p text:style-name="Standard"><text:span text:style-name="Default_20_Paragraph_20_Font"><text:span text:style-name="T2">The </text:span></text:span><text:span text:style-name="Default_20_Paragraph_20_Font"><text:span text:style-name="T25">LAYER </text:span></text:span><text:span text:style-name="Default_20_Paragraph_20_Font"><text:span text:style-name="T2">command also allows you to select layer 0. This is the default layer/mode when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starts and is identical to the standard Spectrum screen mode used on 48K/128K Spectrums. This is the mode you should select in order to load and run standard Spectrum software.</text:span></text:span></text:p>
      <text:p text:style-name="P27"/>
      <text:p text:style-name="P27">You can switch back and forth between layer 1 and layer 2 without affecting what is on the screen (as long as you always select the same layer 1 mode each time). This allows BASIC programs to enable and manipulate both layer 1 and layer 2 screens, and use transparent areas so that both can be seen together.</text:p>
      <text:p text:style-name="P27"/>
      <text:p text:style-name="Standard"><text:span text:style-name="Default_20_Paragraph_20_Font"><text:span text:style-name="T2">The following </text:span></text:span><text:span text:style-name="Default_20_Paragraph_20_Font"><text:span text:style-name="T25">LAYER </text:span></text:span><text:span text:style-name="Default_20_Paragraph_20_Font"><text:span text:style-name="T2">commands are available:</text:span></text:span></text:p>
      <text:p text:style-name="P27"/>
      <text:p text:style-name="P53">LAYER 0</text:p>
      <text:p text:style-name="P27">Select layer 0, standard Spectrum mode</text:p>
      <text:p text:style-name="P27"/>
      <text:p text:style-name="P53">LAYER 1,0</text:p>
      <text:p text:style-name="P27">Select lo-res mode</text:p>
      <text:p text:style-name="P27"><text:soft-page-break/></text:p>
      <text:p text:style-name="P53">LAYER 1,1</text:p>
      <text:p text:style-name="P27">Select standard resolution mode</text:p>
      <text:p text:style-name="P53"/>
      <text:p text:style-name="P53">LAYER 1,2</text:p>
      <text:p text:style-name="P27">Select Timex hi-res mode</text:p>
      <text:p text:style-name="P53"/>
      <text:p text:style-name="P53">LAYER 1,3</text:p>
      <text:p text:style-name="P27">Select Timex hi-colour mode</text:p>
      <text:p text:style-name="P27"/>
      <text:p text:style-name="P53">LAYER 2</text:p>
      <text:p text:style-name="P27">Select layer2</text:p>
      <text:p text:style-name="P27"/>
      <text:p text:style-name="P53">LAYER 2,0</text:p>
      <text:p text:style-name="P27">Select layer2, and disable displaying it</text:p>
      <text:p text:style-name="P27"/>
      <text:p text:style-name="P53">LAYER 2,1</text:p>
      <text:p text:style-name="P27">Select layer2, and enable displaying it</text:p>
      <text:p text:style-name="P27"/>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Switch to using palette </text:span></text:span><text:span text:style-name="Default_20_Paragraph_20_Font"><text:span text:style-name="T12">n</text:span></text:span><text:span text:style-name="Default_20_Paragraph_20_Font"><text:span text:style-name="T2"> (0 or 1) for the current layer</text:span></text:span></text:p>
      <text:p text:style-name="P27"/>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b</text:span></text:span><text:span text:style-name="Default_20_Paragraph_20_Font"><text:span text:style-name="T2">,</text:span></text:span><text:span text:style-name="Default_20_Paragraph_20_Font"><text:span text:style-name="T12">offset</text:span></text:span></text:p>
      <text:p text:style-name="Standard"><text:span text:style-name="Default_20_Paragraph_20_Font"><text:span text:style-name="T2">Set palette </text:span></text:span><text:span text:style-name="Default_20_Paragraph_20_Font"><text:span text:style-name="T12">n</text:span></text:span><text:span text:style-name="Default_20_Paragraph_20_Font"><text:span text:style-name="T2"> for the current layer from bank </text:span></text:span><text:span text:style-name="Default_20_Paragraph_20_Font"><text:span text:style-name="T12">b</text:span></text:span><text:span text:style-name="Default_20_Paragraph_20_Font"><text:span text:style-name="T2">, at offset </text:span></text:span><text:span text:style-name="Default_20_Paragraph_20_Font"><text:span text:style-name="T12">offset</text:span></text:span><text:span text:style-name="Default_20_Paragraph_20_Font"><text:span text:style-name="T2">. Either 256 bytes or 512 bytes of data is used, depending upon the </text:span></text:span><text:span text:style-name="Default_20_Paragraph_20_Font"><text:span text:style-name="T25">PALETTE DIM </text:span></text:span><text:span text:style-name="Default_20_Paragraph_20_Font"><text:span text:style-name="T2">setting.</text:span></text:span></text:p>
      <text:p text:style-name="P27"/>
      <text:p text:style-name="Standard"><text:span text:style-name="Default_20_Paragraph_20_Font"><text:span text:style-name="T25">LAYER PALETTE</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i</text:span></text:span><text:span text:style-name="Default_20_Paragraph_20_Font"><text:span text:style-name="T2">,</text:span></text:span><text:span text:style-name="Default_20_Paragraph_20_Font"><text:span text:style-name="T12">v</text:span></text:span></text:p>
      <text:p text:style-name="Standard"><text:span text:style-name="Default_20_Paragraph_20_Font"><text:span text:style-name="T2">Set palette </text:span></text:span><text:span text:style-name="Default_20_Paragraph_20_Font"><text:span text:style-name="T12">n </text:span></text:span><text:span text:style-name="Default_20_Paragraph_20_Font"><text:span text:style-name="T2">for the current layer, index </text:span></text:span><text:span text:style-name="Default_20_Paragraph_20_Font"><text:span text:style-name="T12">i</text:span></text:span><text:span text:style-name="Default_20_Paragraph_20_Font"><text:span text:style-name="T2"> to value </text:span></text:span><text:span text:style-name="Default_20_Paragraph_20_Font"><text:span text:style-name="T12">v</text:span></text:span></text:p>
      <text:p text:style-name="Standard"><text:span text:style-name="Default_20_Paragraph_20_Font"><text:span text:style-name="T2">NOTE: </text:span></text:span><text:span text:style-name="Default_20_Paragraph_20_Font"><text:span text:style-name="T12">v </text:span></text:span><text:span text:style-name="Default_20_Paragraph_20_Font"><text:span text:style-name="T2">is always specified as a 9-bit value RRRGGGBBB (0-511) regardless of the </text:span></text:span><text:span text:style-name="Default_20_Paragraph_20_Font"><text:span text:style-name="T25">PALETTE DIM </text:span></text:span><text:span text:style-name="Default_20_Paragraph_20_Font"><text:span text:style-name="T2">setting, and can be conveniently specified using the standard Spectrum </text:span></text:span><text:span text:style-name="Default_20_Paragraph_20_Font"><text:span text:style-name="T25">BIN </text:span></text:span><text:span text:style-name="Default_20_Paragraph_20_Font"><text:span text:style-name="T2">function.</text:span></text:span></text:p>
      <text:p text:style-name="P27"/>
      <text:p text:style-name="Standard"><text:span text:style-name="Default_20_Paragraph_20_Font"><text:span text:style-name="T25">LAYER 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P27">(Layer 2 or lo-res only).</text:p>
      <text:p text:style-name="Standard"><text:span text:style-name="Default_20_Paragraph_20_Font"><text:span text:style-name="T2">Set the display offset for the top-left of the screen for the current layer to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This is used for scrolling effects.</text:span></text:span></text:p>
      <text:p text:style-name="P27"/>
      <text:p text:style-name="Standard"><text:span text:style-name="Default_20_Paragraph_20_Font"><text:span text:style-name="T25">LAYER OVER</text:span></text:span><text:span text:style-name="Default_20_Paragraph_20_Font"><text:span text:style-name="T2"> </text:span></text:span><text:span text:style-name="Default_20_Paragraph_20_Font"><text:span text:style-name="T12">n</text:span></text:span></text:p>
      <text:p text:style-name="P27">Set sprite/layer SLU ordering:</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00<text:tab/>sprites over layer2 over ULA (layer1)<text:tab/>- the default</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01<text:tab/>layer2 over sprites over ULA (layer1)</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10<text:tab/>sprites over ULA (layer1) over layer2</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011<text:tab/>layer2 over ULA (layer1) over sprites</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100<text:tab/>ULA (layer1) over sprites over layer2</text:span></text:span></text:p>
      <text:p text:style-name="Standard"><text:span text:style-name="Default_20_Paragraph_20_Font"><text:span text:style-name="T2"><text:tab/></text:span></text:span><text:span text:style-name="Default_20_Paragraph_20_Font"><text:span text:style-name="T12">n=</text:span></text:span><text:span text:style-name="Default_20_Paragraph_20_Font"><text:span text:style-name="T25">BIN </text:span></text:span><text:span text:style-name="Default_20_Paragraph_20_Font"><text:span text:style-name="T2">101<text:tab/>ULA (layer1) over layer2 over sprites</text:span></text:span></text:p>
      <text:p text:style-name="P27"/>
      <text:p text:style-name="Standard"><text:span text:style-name="Default_20_Paragraph_20_Font"><text:span text:style-name="T25">LAYER</text:span></text:span><text:span text:style-name="Default_20_Paragraph_20_Font"><text:span text:style-name="T2"> </text:span></text:span><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m</text:span></text:span></text:p>
      <text:p text:style-name="Standard"><text:span text:style-name="Default_20_Paragraph_20_Font"><text:span text:style-name="T2">(Layer 2 only). Set current banks </text:span></text:span><text:span text:style-name="Default_20_Paragraph_20_Font"><text:span text:style-name="T12">n</text:span></text:span><text:span text:style-name="Default_20_Paragraph_20_Font"><text:span text:style-name="T2">..</text:span></text:span><text:span text:style-name="Default_20_Paragraph_20_Font"><text:span text:style-name="T12">n</text:span></text:span><text:span text:style-name="Default_20_Paragraph_20_Font"><text:span text:style-name="T2">+2 as frontbuffer (to be displayed) and banks </text:span></text:span><text:span text:style-name="Default_20_Paragraph_20_Font"><text:span text:style-name="T12">m</text:span></text:span><text:span text:style-name="Default_20_Paragraph_20_Font"><text:span text:style-name="T2">..</text:span></text:span><text:span text:style-name="Default_20_Paragraph_20_Font"><text:span text:style-name="T12">m</text:span></text:span><text:span text:style-name="Default_20_Paragraph_20_Font"><text:span text:style-name="T2">+2 as backbuffer (for rendering). These values can be the same and both default to 9.</text:span></text:span></text:p>
      <text:p text:style-name="P27">This command always applies to the layer 2 banks, but can be executed in any mode.</text:p>
      <text:p text:style-name="P27"/>
      <text:p text:style-name="Standard"><text:span text:style-name="Default_20_Paragraph_20_Font"><text:span text:style-name="T25">LAYER ERAS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p>
      <text:p text:style-name="Standard"><text:span text:style-name="Default_20_Paragraph_20_Font"><text:span text:style-name="T25">LAYER ERAS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span text:style-name="Default_20_Paragraph_20_Font"><text:span text:style-name="T2">,f</text:span></text:span></text:p>
      <text:p text:style-name="P27">(Layer 2 or lo-res only).</text:p>
      <text:p text:style-name="Standard"><text:span text:style-name="Default_20_Paragraph_20_Font"><text:span text:style-name="T2">Fill region width </text:span></text:span><text:span text:style-name="Default_20_Paragraph_20_Font"><text:span text:style-name="T12">w </text:span></text:span><text:span text:style-name="Default_20_Paragraph_20_Font"><text:span text:style-name="T2">pixels, height </text:span></text:span><text:span text:style-name="Default_20_Paragraph_20_Font"><text:span text:style-name="T12">h </text:span></text:span><text:span text:style-name="Default_20_Paragraph_20_Font"><text:span text:style-name="T2">pixels, top-left corner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with value </text:span></text:span><text:span text:style-name="Default_20_Paragraph_20_Font"><text:span text:style-name="T12">f</text:span></text:span><text:span text:style-name="Default_20_Paragraph_20_Font"><text:span text:style-name="T2">. If </text:span></text:span><text:span text:style-name="Default_20_Paragraph_20_Font"><text:span text:style-name="T12">f </text:span></text:span><text:span text:style-name="Default_20_Paragraph_20_Font"><text:span text:style-name="T2">is not specifed, the current global transparency value (usually 227) is used.</text:span></text:span></text:p>
      <text:p text:style-name="P27"/>
      <text:p text:style-name="Standard"><text:span text:style-name="Default_20_Paragraph_20_Font"><text:span text:style-name="T25">LAYER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Sets the clip window for the current layer fro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 to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span text:style-name="Default_20_Paragraph_20_Font"><text:span text:style-name="T2">). Areas of the layer outside this window are not visible. Note that all layer 1 modes and layer 0 share the same clip window; layer 2 has its own separate clip window.</text:span></text:span></text:p>
      <text:p text:style-name="P5"/>
      <text:p text:style-name="P53">LAYER CLEAR</text:p>
      <text:p text:style-name="Standard"><text:soft-page-break/><text:span text:style-name="Default_20_Paragraph_20_Font"><text:span text:style-name="T2">Reset all layer information to defaults. This is also done by </text:span></text:span><text:span text:style-name="Default_20_Paragraph_20_Font"><text:span text:style-name="T25">NEW</text:span></text:span><text:span text:style-name="Default_20_Paragraph_20_Font"><text:span text:style-name="T2">.</text:span></text:span></text:p>
      <text:p text:style-name="P27">Resets banks, mode, layer2 enable, layer offsets, layer ordering.</text:p>
      <text:p text:style-name="P29">Also resets mode windows to default settings (such as character set size, auto-pause etc).</text:p>
      <text:p text:style-name="P5"/>
      <text:p text:style-name="P5"/>
      <text:p text:style-name="P5">Differences between layer 0 and layer 1 mode 1.</text:p>
      <text:p text:style-name="Standard"><text:span text:style-name="Default_20_Paragraph_20_Font"><text:span text:style-name="T2">Layer 0 behaves in exactly the same way as the screen always has on 48K and 128K Spectrums. Layer 1 mode 1 has the same resolution and attributes, but behaves in a slightly different manner under </text:span></text:span><text:span text:style-name="Default_20_Paragraph_20_Font"><text:span text:style-name="T12">NextBASIC</text:span></text:span><text:span text:style-name="Default_20_Paragraph_20_Font"><text:span text:style-name="T2">. It shares this same behaviour with all other layer 1 modes (and layer 2).</text:span></text:span></text:p>
      <text:p text:style-name="P27"/>
      <text:p text:style-name="Standard"><text:span text:style-name="Default_20_Paragraph_20_Font"><text:span text:style-name="T2">In layer 0, the standard Spectrum memory map is in force (ROM, RAM 5, RAM 2, RAM 0). However, in all layer 1 modes, the top 8K of RAM 5 is replaced with 8K from the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2">RAM 8 bank. This is done so that BASIC still has access to the same amount of memory as usual (~41K); without this change, it would lose about 6K to the new screen modes.</text:span></text:span></text:p>
      <text:p text:style-name="P27"/>
      <text:p text:style-name="P27">The other main differences are:</text:p>
      <text:p text:style-name="P27"/>
      <text:p text:style-name="Standard"><text:span text:style-name="Default_20_Paragraph_20_Font"><text:span text:style-name="T2">Layer 0 pixel coordinates (used by </text:span></text:span><text:span text:style-name="Default_20_Paragraph_20_Font"><text:span text:style-name="T25">PLOT</text:span></text:span><text:span text:style-name="Default_20_Paragraph_20_Font"><text:span text:style-name="T2">, </text:span></text:span><text:span text:style-name="Default_20_Paragraph_20_Font"><text:span text:style-name="T25">DRAW</text:span></text:span><text:span text:style-name="Default_20_Paragraph_20_Font"><text:span text:style-name="T2">, </text:span></text:span><text:span text:style-name="Default_20_Paragraph_20_Font"><text:span text:style-name="T25">CIRCLE</text:span></text:span><text:span text:style-name="Default_20_Paragraph_20_Font"><text:span text:style-name="T2">) run from (0,0) at the </text:span></text:span><text:span text:style-name="Default_20_Paragraph_20_Font"><text:span text:style-name="T36">bottom</text:span></text:span><text:span text:style-name="Default_20_Paragraph_20_Font"><text:span text:style-name="T2"> left on the main screen area to (255,175) at the top right. The bottom two screen lines are not normally accessible to these commands. However, in layer 1/2 modes, pixel coordinates run from (0,0) at the </text:span></text:span><text:span text:style-name="Default_20_Paragraph_20_Font"><text:span text:style-name="T36">top</text:span></text:span><text:span text:style-name="Default_20_Paragraph_20_Font"><text:span text:style-name="T2"> left of the screen to (255,191) at the bottom right (511,191 in hi-res mode, 127,95 in lo-res mode). In layer 1/2 modes it is also allowed to draw points, lines and circles so that they go partly off-screen without generating “out of screen” errors.</text:span></text:span></text:p>
      <text:p text:style-name="P5"/>
      <text:p text:style-name="Standard"><text:span text:style-name="Default_20_Paragraph_20_Font"><text:span text:style-name="T2">Layer 0 </text:span></text:span><text:span text:style-name="Default_20_Paragraph_20_Font"><text:span text:style-name="T25">PRINT </text:span></text:span><text:span text:style-name="Default_20_Paragraph_20_Font"><text:span text:style-name="T2">coordinates (on channel “s”) are in character squares, defined as (0,0) at the top left and (21,31) at the bottom right (again, the lower screen is not usually accessible).</text:span></text:span></text:p>
      <text:p text:style-name="P5"/>
      <text:p text:style-name="Standard"><text:span text:style-name="Default_20_Paragraph_20_Font"><text:span text:style-name="T2">Layer 0 only accepts standard colour ranges (0..7 for </text:span></text:span><text:span text:style-name="Default_20_Paragraph_20_Font"><text:span text:style-name="T25">INK/PAPER </text:span></text:span><text:span text:style-name="Default_20_Paragraph_20_Font"><text:span text:style-name="T2">etc). Colours from the extended ULANext palette with numbers higher than 7 can generally only be specified in layer 1 (mode 1 - standard, or mode 3 - Timex hi-colour). For layer 0 you can, however, POKE the system variable ATTR_P with the calculated attribute value required and the desired ULANext colours will be used.</text:span></text:span></text:p>
      <text:p text:style-name="P5"/>
      <text:p text:style-name="P131"><text:span text:style-name="Default_20_Paragraph_20_Font"><text:span text:style-name="T2">Layer 1/2 modes all use a full-screen system-defined text window for any </text:span></text:span><text:span text:style-name="Default_20_Paragraph_20_Font"><text:span text:style-name="T25">PRINT</text:span></text:span><text:span text:style-name="Default_20_Paragraph_20_Font"><text:span text:style-name="T2">s directed to channel “s”. Therefore they generally use the same control codes as other text windows (except justify and save/load are not available).</text:span></text:span></text:p>
      <text:p text:style-name="P131"/>
      <text:p text:style-name="P131"><text:span text:style-name="Default_20_Paragraph_20_Font"><text:span text:style-name="T3">In layer 1/2, therefore,</text:span></text:span><text:span text:style-name="Default_20_Paragraph_20_Font"><text:span text:style-name="T2"> </text:span></text:span><text:span text:style-name="Default_20_Paragraph_20_Font"><text:span text:style-name="T28">PRINT </text:span></text:span><text:span text:style-name="Default_20_Paragraph_20_Font"><text:span text:style-name="T25">AT </text:span></text:span><text:span text:style-name="Default_20_Paragraph_20_Font"><text:span text:style-name="T21">y,x</text:span></text:span><text:span text:style-name="Default_20_Paragraph_20_Font"><text:span text:style-name="T25"> </text:span></text:span><text:span text:style-name="Default_20_Paragraph_20_Font"><text:span text:style-name="T60">uses character coordinates (as on layer 0), but this will not always be 24 lines by 32 characters, depending upon whether different character size (and/or reduced height mode) has been selected. Note that double-width/double-height modes don't affect the coordinate system used.</text:span></text:span></text:p>
      <text:p text:style-name="P131"/>
      <text:p text:style-name="P131"><text:span text:style-name="Default_20_Paragraph_20_Font"><text:span text:style-name="T60">In layer 1/2, it is also possible to use </text:span></text:span><text:span text:style-name="Default_20_Paragraph_20_Font"><text:span text:style-name="T28">PRINT POINT </text:span></text:span><text:span text:style-name="Default_20_Paragraph_20_Font"><text:span text:style-name="T21">x,y </text:span></text:span><text:span text:style-name="Default_20_Paragraph_20_Font"><text:span text:style-name="T44">to change the print position. This uses the same pixel coordinate system used by </text:span></text:span><text:span text:style-name="Default_20_Paragraph_20_Font"><text:span text:style-name="T49">PLOT/DRAW/CIRCLE</text:span></text:span><text:span text:style-name="Default_20_Paragraph_20_Font"><text:span text:style-name="T44">.</text:span></text:span></text:p>
      <text:p text:style-name="P8"/>
      <text:p text:style-name="P27">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Standard"><text:span text:style-name="Default_20_Paragraph_20_Font"><text:span text:style-name="T2">Layer 1/2 modes do not support “9” to mean contrast (for </text:span></text:span><text:span text:style-name="Default_20_Paragraph_20_Font"><text:span text:style-name="T25">PAPER/INK</text:span></text:span><text:span text:style-name="Default_20_Paragraph_20_Font"><text:span text:style-name="T2">) or “8” to mean transparent (for </text:span></text:span><text:span text:style-name="Default_20_Paragraph_20_Font"><text:span text:style-name="T25">PAPER/INK/BRIGHT/FLASH</text:span></text:span><text:span text:style-name="Default_20_Paragraph_20_Font"><text:span text:style-name="T2">). These are taken to mean actual colour numbers from the ULANext extended palette.</text:span></text:span></text:p>
      <text:p text:style-name="P5"/>
      <text:p text:style-name="P5"/>
      <text:p text:style-name="P5">Timex Hi-Res colour scheme</text:p>
      <text:p text:style-name="Standard"><text:span text:style-name="Default_20_Paragraph_20_Font"><text:span text:style-name="T2">The colour scheme for hi-res mode is selected using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 </text:span></text:span><text:span text:style-name="Default_20_Paragraph_20_Font"><text:span text:style-name="T2">(either as a direct command or by </text:span></text:span><text:span text:style-name="Default_20_Paragraph_20_Font"><text:span text:style-name="T25">PRINT</text:span></text:span><text:span text:style-name="Default_20_Paragraph_20_Font"><text:span text:style-name="T2">ing to the hi-res screen or a window). This will immediately change the whole colour scheme. The colour schemes available (can be </text:span></text:span><text:soft-page-break/><text:span text:style-name="Default_20_Paragraph_20_Font"><text:span text:style-name="T2">altered using ULANext palettes) are:</text:span></text:span></text:p>
      <text:p text:style-name="P5"/>
      <text:p text:style-name="P27">INK 0 (or PAPER 7)<text:tab/>black on white</text:p>
      <text:p text:style-name="P27">INK 1<text:tab/>(or PAPER 6)<text:tab/>blue on yellow</text:p>
      <text:p text:style-name="P27">INK 2<text:tab/>(or PAPER 5)<text:tab/>red on cyan</text:p>
      <text:p text:style-name="P27">INK 3<text:tab/>(or PAPER 4)<text:tab/>magenta on green</text:p>
      <text:p text:style-name="P27">INK 4<text:tab/>(or PAPER 3)<text:tab/>green on magenta</text:p>
      <text:p text:style-name="P27">INK 5<text:tab/>(or PAPER 2)<text:tab/>cyan on red</text:p>
      <text:p text:style-name="P27">INK 6<text:tab/>(or PAPER 1)<text:tab/>yellow on blue</text:p>
      <text:p text:style-name="P27">INK 7 (or PAPER 0)<text:tab/>white on black</text:p>
      <text:p text:style-name="P2">Tiling commands</text:p>
      <text:p text:style-name="P27">For layer 2 and lo-res modes, there are new commands available to draw complete screens (or sections of a screen) from a set of tiles and a tilemap.</text:p>
      <text:p text:style-name="P5"/>
      <text:p text:style-name="P27">Tiles are either 8x8 pixels in size or 16x16 pixels in size. This allows a 16K bank to hold 256 8x8 tiles or 64 16x16 tiles. Tiles are numbered 0..255. Therefore, a complete set of 8x8 tiles occupies a single 16K bank, and a complete set of 16x16 tiles occupies 4 16K banks. If you use 16x16 tiles, you can restrict the tile numbers used and therefore reduce the memory requirements (eg if you need 64 or fewer different tiles, only 1 16K bank is required).</text:p>
      <text:p text:style-name="P5"/>
      <text:p text:style-name="Standard"><text:span text:style-name="Default_20_Paragraph_20_Font"><text:span text:style-name="T2">A tilemap is a linear map of 8-bit tile numbers. The user can specify any width up to 2048 tiles; each row of tiles follows directly after the previous one.</text:span></text:span></text:p>
      <text:p text:style-name="Standard"><text:span text:style-name="Default_20_Paragraph_20_Font"><text:span text:style-name="T2">The tilemap must be fully contained in a single 16K bank. This gives a maximum tilemap size of 256x64, 128x128, 2048x8 etc.</text:span></text:span></text:p>
      <text:p text:style-name="P5"/>
      <text:p text:style-name="Standard"><text:span text:style-name="Default_20_Paragraph_20_Font"><text:span text:style-name="T2">Any pixels in a tile which are the same colour as the current global transparency colour (which defaults to </text:span></text:span><text:span text:style-name="Default_20_Paragraph_20_Font"><text:span text:style-name="T25">227</text:span></text:span><text:span text:style-name="Default_20_Paragraph_20_Font"><text:span text:style-name="T2">) will not be written to the screen. If you want to draw pixels containing the global transparency colour you can temporarily change it to another colour (not used in your tiles) using the </text:span></text:span><text:span text:style-name="Default_20_Paragraph_20_Font"><text:span text:style-name="T25">PALETTE OVER</text:span></text:span><text:span text:style-name="Default_20_Paragraph_20_Font"><text:span text:style-name="T12"> </text:span></text:span><text:span text:style-name="Default_20_Paragraph_20_Font"><text:span text:style-name="T2">command before using </text:span></text:span><text:span text:style-name="Default_20_Paragraph_20_Font"><text:span text:style-name="T25">TILE</text:span></text:span><text:span text:style-name="Default_20_Paragraph_20_Font"><text:span text:style-name="T2">. Alternatively, you can use the </text:span></text:span><text:span text:style-name="Default_20_Paragraph_20_Font"><text:span text:style-name="T25">LAYER ERASE </text:span></text:span><text:span text:style-name="Default_20_Paragraph_20_Font"><text:span text:style-name="T2">command to clear regions of the screen to the global transparency colour before drawing tiles on top.</text:span></text:span></text:p>
      <text:p text:style-name="P5"/>
      <text:p text:style-name="Standard"><text:span text:style-name="Default_20_Paragraph_20_Font"><text:span text:style-name="T2">Information on layer 2 and lo-res tilemaps is stored separately, so you can use both. The </text:span></text:span><text:span text:style-name="Default_20_Paragraph_20_Font"><text:span text:style-name="T25">TILE </text:span></text:span><text:span text:style-name="Default_20_Paragraph_20_Font"><text:span text:style-name="T2">commands affect the currently selected layer/mode. They are:</text:span></text:span></text:p>
      <text:p text:style-name="P5"/>
      <text:p text:style-name="P5"/>
      <text:p text:style-name="Standard"><text:span text:style-name="Default_20_Paragraph_20_Font"><text:span text:style-name="T25">TILE BANK</text:span></text:span><text:span text:style-name="Default_20_Paragraph_20_Font"><text:span text:style-name="T2"> </text:span></text:span><text:span text:style-name="Default_20_Paragraph_20_Font"><text:span text:style-name="T12">n</text:span></text:span></text:p>
      <text:p text:style-name="Standard"><text:span text:style-name="Default_20_Paragraph_20_Font"><text:span text:style-name="T2">Define bank </text:span></text:span><text:span text:style-name="Default_20_Paragraph_20_Font"><text:span text:style-name="T12">n</text:span></text:span><text:span text:style-name="Default_20_Paragraph_20_Font"><text:span text:style-name="T2"> as containing the tiles (up to 4 banks </text:span></text:span><text:span text:style-name="Default_20_Paragraph_20_Font"><text:span text:style-name="T12">n..n</text:span></text:span><text:span text:style-name="Default_20_Paragraph_20_Font"><text:span text:style-name="T2">+3 if 16x16 tiles)</text:span></text:span></text:p>
      <text:p text:style-name="P27"/>
      <text:p text:style-name="Standard"><text:span text:style-name="Default_20_Paragraph_20_Font"><text:span text:style-name="T25">TILE DIM</text:span></text:span><text:span text:style-name="Default_20_Paragraph_20_Font"><text:span text:style-name="T2"> </text:span></text:span><text:span text:style-name="Default_20_Paragraph_20_Font"><text:span text:style-name="T12">n</text:span></text:span><text:span text:style-name="Default_20_Paragraph_20_Font"><text:span text:style-name="T2">,</text:span></text:span><text:span text:style-name="Default_20_Paragraph_20_Font"><text:span text:style-name="T12">offset</text:span></text:span><text:span text:style-name="Default_20_Paragraph_20_Font"><text:span text:style-name="T2">,</text:span></text:span><text:span text:style-name="Default_20_Paragraph_20_Font"><text:span text:style-name="T12">w</text:span></text:span><text:span text:style-name="Default_20_Paragraph_20_Font"><text:span text:style-name="T2">,</text:span></text:span><text:span text:style-name="Default_20_Paragraph_20_Font"><text:span text:style-name="T12">tilesize</text:span></text:span></text:p>
      <text:p text:style-name="Standard"><text:span text:style-name="Default_20_Paragraph_20_Font"><text:span text:style-name="T2">Define bank </text:span></text:span><text:span text:style-name="Default_20_Paragraph_20_Font"><text:span text:style-name="T12">n </text:span></text:span><text:span text:style-name="Default_20_Paragraph_20_Font"><text:span text:style-name="T2">as containing the tilemap, starting at offset </text:span></text:span><text:span text:style-name="Default_20_Paragraph_20_Font"><text:span text:style-name="T12">offset</text:span></text:span><text:span text:style-name="Default_20_Paragraph_20_Font"><text:span text:style-name="T2"> in the bank. The tilemap is width </text:span></text:span><text:span text:style-name="Default_20_Paragraph_20_Font"><text:span text:style-name="T12">w </text:span></text:span><text:span text:style-name="Default_20_Paragraph_20_Font"><text:span text:style-name="T2">(1-2048) and uses 8x8 (</text:span></text:span><text:span text:style-name="Default_20_Paragraph_20_Font"><text:span text:style-name="T12">tilesize</text:span></text:span><text:span text:style-name="Default_20_Paragraph_20_Font"><text:span text:style-name="T2">=8) or 16x16 (</text:span></text:span><text:span text:style-name="Default_20_Paragraph_20_Font"><text:span text:style-name="T12">tilesize</text:span></text:span><text:span text:style-name="Default_20_Paragraph_20_Font"><text:span text:style-name="T2">=16) tiles.</text:span></text:span></text:p>
      <text:p text:style-name="P27"/>
      <text:p text:style-name="P53">TILE</text:p>
      <text:p text:style-name="Standard"><text:span text:style-name="Default_20_Paragraph_20_Font"><text:span text:style-name="T25">TILE A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Draw entire screen from tilemap, from tile offse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in the tilemap (0,0 if not specified).</text:span></text:span></text:p>
      <text:p text:style-name="P27"/>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TO</text:span></text:span><text:span text:style-name="Default_20_Paragraph_20_Font"><text:span text:style-name="T2">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TILE</text:span></text:span><text:span text:style-name="Default_20_Paragraph_20_Font"><text:span text:style-name="T2"> </text:span></text:span><text:span text:style-name="Default_20_Paragraph_20_Font"><text:span text:style-name="T12">w</text:span></text:span><text:span text:style-name="Default_20_Paragraph_20_Font"><text:span text:style-name="T2">,</text:span></text:span><text:span text:style-name="Default_20_Paragraph_20_Font"><text:span text:style-name="T12">h </text:span></text:span><text:span text:style-name="Default_20_Paragraph_20_Font"><text:span text:style-name="T25">AT</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 </text:span></text:span><text:span text:style-name="Default_20_Paragraph_20_Font"><text:span text:style-name="T25">TO</text:span></text:span><text:span text:style-name="Default_20_Paragraph_20_Font"><text:span text:style-name="T2"> </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P27">Draw section of screen from tilemap.</text:p>
      <text:p text:style-name="Standard"><text:span text:style-name="Default_20_Paragraph_20_Font"><text:span text:style-name="T2">Number of tiles to draw is width </text:span></text:span><text:span text:style-name="Default_20_Paragraph_20_Font"><text:span text:style-name="T12">w</text:span></text:span><text:span text:style-name="Default_20_Paragraph_20_Font"><text:span text:style-name="T2">, height </text:span></text:span><text:span text:style-name="Default_20_Paragraph_20_Font"><text:span text:style-name="T12">h.</text:span></text:span></text:p>
      <text:p text:style-name="Standard"><text:span text:style-name="Default_20_Paragraph_20_Font"><text:span text:style-name="T2">Draw from tile offse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 in the tilemap (or 0,0 if not specified).</text:span></text:span></text:p>
      <text:p text:style-name="Standard"><text:span text:style-name="Default_20_Paragraph_20_Font"><text:span text:style-name="T2">Draw to tile offset </text:span></text:span><text:span text:style-name="Default_20_Paragraph_20_Font"><text:span text:style-name="T12">x2</text:span></text:span><text:span text:style-name="Default_20_Paragraph_20_Font"><text:span text:style-name="T2">,</text:span></text:span><text:span text:style-name="Default_20_Paragraph_20_Font"><text:span text:style-name="T12">y2 </text:span></text:span><text:span text:style-name="Default_20_Paragraph_20_Font"><text:span text:style-name="T2">on the screen (or 0,0 if not specified).</text:span></text:span></text:p>
      <text:p text:style-name="P27"/>
      <text:p text:style-name="P2">Text window changes</text:p>
      <text:p text:style-name="P27">There are some changes to the text window channels from those used in the +3e.</text:p>
      <text:p text:style-name="P27"/>
      <text:p text:style-name="Standard"><text:span text:style-name="Default_20_Paragraph_20_Font"><text:span text:style-name="T2">As noted earlier, there are 4 system-maintained full-screen windows which are used for all </text:span></text:span><text:span text:style-name="Default_20_Paragraph_20_Font"><text:span text:style-name="T25">PRINT</text:span></text:span><text:span text:style-name="Default_20_Paragraph_20_Font"><text:span text:style-name="T2">ing through the standard “s” channel when one of the layer 1 modes is selected, and most of the changes were made to accommodate this.</text:span></text:span></text:p>
      <text:p text:style-name="P27"/>
      <text:p text:style-name="P27">Windows can only be used in the same layer/mode that was active when they were defined. Control codes not listed here behave in exactly the same was as on +3e v1.43. The full list of original +3e window control codes is shown here:</text:p>
      <text:p text:style-name="P27">http://www.worldofspectrum.org/zxplus3e/channels.html</text:p>
      <text:p text:style-name="P27"/>
      <text:p text:style-name="Standard"><text:span text:style-name="Default_20_Paragraph_20_Font"><text:span text:style-name="T37">Control code</text:span></text:span><text:span text:style-name="Default_20_Paragraph_20_Font"><text:span text:style-name="T2"><text:tab/></text:span></text:span><text:span text:style-name="Default_20_Paragraph_20_Font"><text:span text:style-name="T37">Differences</text:span></text:span></text:p>
      <text:p text:style-name="P5"/>
      <text:p text:style-name="P27">0<text:tab/><text:tab/><text:tab/>On user-defined windows, turns justification off (as +3e)</text:p>
      <text:p text:style-name="P27"><text:tab/><text:tab/><text:tab/>On system windows, increases the current character set width <text:tab/><text:tab/><text:tab/>(can range from 3 to 8 pixels), and moves the cursor to the</text:p>
      <text:p text:style-name="P27"><text:tab/><text:tab/><text:tab/>start of the next line.</text:p>
      <text:p text:style-name="P27"/>
      <text:p text:style-name="P27">1<text:tab/><text:tab/><text:tab/>On user-defined windows, turns justification on (as +3e)</text:p>
      <text:p text:style-name="P27"><text:tab/><text:tab/><text:tab/>On system windows, decreases the current character set width <text:tab/><text:tab/><text:tab/>(can range from 3 to 8 pixels), and moves the cursor to the</text:p>
      <text:p text:style-name="P27"><text:tab/><text:tab/><text:tab/>start of the next line.</text:p>
      <text:p text:style-name="P27"/>
      <text:p text:style-name="P27">2<text:tab/><text:tab/><text:tab/>On user-defined windows, saves window contents (as +3e)</text:p>
      <text:p text:style-name="P27"><text:tab/><text:tab/><text:tab/>On system windows, causes the size 8 character set to be</text:p>
      <text:p text:style-name="P27"><text:tab/><text:tab/><text:tab/>replaced with the character set defined by the CHARS system</text:p>
      <text:p text:style-name="P27"><text:tab/><text:tab/><text:tab/>variable.</text:p>
      <text:p text:style-name="P27"/>
      <text:p text:style-name="P27">3<text:tab/><text:tab/><text:tab/>On user-defined windows, restores window contents (as +3e)</text:p>
      <text:p text:style-name="P27"><text:tab/><text:tab/><text:tab/>On system windows, causes the size 3..7 character sets to be</text:p>
      <text:p text:style-name="P27"><text:tab/><text:tab/><text:tab/>regenerated</text:p>
      <text:p text:style-name="P27"/>
      <text:p text:style-name="P27">15<text:tab/><text:tab/><text:tab/>Wash window. This does nothing on layer 2 or lo-res windows.</text:p>
      <text:p text:style-name="P27"/>
      <text:p text:style-name="P27">18,n<text:tab/><text:tab/><text:tab/>FLASH n. Ignored unless in standard or Timex hi-colour modes, <text:tab/><text:tab/><text:tab/>and ULANext is not enabled.</text:p>
      <text:p text:style-name="P27"/>
      <text:p text:style-name="P27">19,n<text:tab/><text:tab/><text:tab/>BRIGHT n. Ignored unless in standard or Timex hi-colour modes, <text:tab/><text:tab/><text:tab/>and ULANext is not enabled.</text:p>
      <text:p text:style-name="P27"/>
      <text:p text:style-name="P30">22,y,x<text:tab/><text:tab/>AT y,x. Position is specified in terms of character positions</text:p>
      <text:p text:style-name="P30"><text:tab/><text:tab/><text:tab/>(dependent upon the character size currently selected and</text:p>
      <text:p text:style-name="P30"><text:tab/><text:tab/><text:tab/>whether reduced-height text is in operation. Double-width</text:p>
      <text:p text:style-name="P30"><text:tab/><text:tab/><text:tab/>and double-height do not affect the coordinates, however).</text:p>
      <text:p text:style-name="P27"/>
      <text:p text:style-name="P36">23,nLow,nHigh<text:tab/>TAB n (same as +3e, but documentation incorrect on +3e site).</text:p>
      <text:p text:style-name="P36"/>
      <text:p text:style-name="P27">24,n<text:tab/><text:tab/><text:tab/>ATTR n. Ignored in lo-res, layer2 and Timex hi-res modes.</text:p>
      <text:p text:style-name="P27"/>
      <text:p text:style-name="P31">25,<text:span text:style-name="T122">y,xLow,xHigh</text:span><text:tab/><text:span text:style-name="T122">POINT x,y. Changes print position to pixel coordinates x,y.</text:span></text:p>
      <text:p text:style-name="P31"/>
      <text:p text:style-name="P27"><text:tab/><text:tab/><text:tab/>Previously this control code turned on or off extended UDGs</text:p>
      <text:p text:style-name="Standard"><text:span text:style-name="Default_20_Paragraph_20_Font"><text:span text:style-name="T2"><text:tab/><text:tab/><text:tab/>for codes 165-255 instead of keyword tokens. Under </text:span></text:span><text:span text:style-name="Default_20_Paragraph_20_Font"><text:span text:style-name="T12">Next</text:span></text:span><text:span text:style-name="Default_20_Paragraph_20_Font"><text:span text:style-name="T15">ZX</text:span></text:span><text:span text:style-name="Default_20_Paragraph_20_Font"><text:span text:style-name="T12">OS</text:span></text:span></text:p>
      <text:p text:style-name="P27"><text:tab/><text:tab/><text:tab/>extended UDGs are always used (LIST will expand keywords so <text:tab/><text:tab/><text:tab/>keyword token codes will not normally be seen by windows <text:tab/><text:tab/><text:tab/><text:tab/>anyway)</text:p>
      <text:p text:style-name="P27"/>
      <text:p text:style-name="P27">26,n<text:tab/><text:tab/><text:tab/>Auto-pause every n character lines.</text:p>
      <text:p text:style-name="P27"><text:tab/><text:tab/><text:tab/>After each n character lines have been scrolled out of the</text:p>
      <text:p text:style-name="P27"><text:tab/><text:tab/><text:tab/>window, output will automatically pause until the SPACE key</text:p>
      <text:p text:style-name="P27"><text:tab/><text:tab/><text:tab/>is pressed (the bottom right character in the window will be <text:tab/><text:tab/><text:tab/>flashed to indicate SPACE is being waited for).</text:p>
      <text:p text:style-name="P27"><text:tab/><text:tab/><text:tab/>After a window has been cleared, the first pause occurs before</text:p>
      <text:p text:style-name="P27"><text:tab/><text:tab/><text:tab/>any lines have been scrolled out; subsequent pauses wait for n</text:p>
      <text:p text:style-name="P27"><text:tab/><text:tab/><text:tab/>character lines. Typically you would want to set “n” to the <text:soft-page-break/><text:tab/><text:tab/><text:tab/>height of the window.</text:p>
      <text:p text:style-name="P27"><text:tab/><text:tab/><text:tab/>If set to zero (the default), auto-pause is disabled.</text:p>
      <text:p text:style-name="P27"/>
      <text:p text:style-name="P27">30,n<text:tab/><text:tab/><text:tab/>On user-defined windows, selects justification mode 0, 1 or 2 <text:tab/><text:tab/><text:tab/>(as +3e).</text:p>
      <text:p text:style-name="P27"><text:tab/><text:tab/><text:tab/>On system windows, changes the current character set width to</text:p>
      <text:p text:style-name="Standard"><text:span text:style-name="Default_20_Paragraph_20_Font"><text:span text:style-name="T2"><text:tab/><text:tab/><text:tab/></text:span></text:span><text:span text:style-name="Default_20_Paragraph_20_Font"><text:span text:style-name="T12">n </text:span></text:span><text:span text:style-name="Default_20_Paragraph_20_Font"><text:span text:style-name="T2">(can be 3,4,5,6,7 or 8 pixels), and moves the cursor to the</text:span></text:span></text:p>
      <text:p text:style-name="P27"><text:tab/><text:tab/><text:tab/>start of the next line.</text:p>
      <text:p text:style-name="P27"/>
      <text:p text:style-name="P27">31,n<text:tab/><text:tab/><text:tab/>On user-defined windows, selects whether embedded codes are</text:p>
      <text:p text:style-name="P27"><text:tab/><text:tab/><text:tab/>permitted in justify mode (as +3e).</text:p>
      <text:p text:style-name="Standard"><text:span text:style-name="Default_20_Paragraph_20_Font"><text:span text:style-name="T2"><text:tab/><text:tab/><text:tab/>On system windows, causes the size </text:span></text:span><text:span text:style-name="Default_20_Paragraph_20_Font"><text:span text:style-name="T12">n</text:span></text:span><text:span text:style-name="Default_20_Paragraph_20_Font"><text:span text:style-name="T2"> character set to be</text:span></text:span></text:p>
      <text:p text:style-name="P27"><text:tab/><text:tab/><text:tab/>replaced with the character set defined by the CHARS system</text:p>
      <text:p text:style-name="P27"><text:tab/><text:tab/><text:tab/>variable.</text:p>
      <text:p text:style-name="P27"/>
      <text:p text:style-name="P5">User character sets</text:p>
      <text:p text:style-name="P27">If the default character set(s) are replaced using control codes 2, 3 or 31 in a system window, any subsequent text printed in any window (which doesn't have its own user-defined character set) will use the new character set(s).</text:p>
      <text:p text:style-name="P27"/>
      <text:p text:style-name="P28">The system-defined character sets are partially shared: sizes 3 and 4 use the same set (only the leftmost 3 pixels are used for size 3), and similarly so do sizes 5 and 6. This should be borne in mind when replacing system character sets using control code 31.</text:p>
      <text:p text:style-name="P27"/>
      <text:p text:style-name="P27"/>
      <text:p text:style-name="P5">Window input</text:p>
      <text:p text:style-name="Standard"><text:span text:style-name="Default_20_Paragraph_20_Font"><text:span text:style-name="T2">Text windows now support the </text:span></text:span><text:span text:style-name="Default_20_Paragraph_20_Font"><text:span text:style-name="T25">INPUT </text:span></text:span><text:span text:style-name="Default_20_Paragraph_20_Font"><text:span text:style-name="T2">command, as in </text:span></text:span><text:span text:style-name="Default_20_Paragraph_20_Font"><text:span text:style-name="T12">ResiDOS</text:span></text:span><text:span text:style-name="Default_20_Paragraph_20_Font"><text:span text:style-name="T2">. </text:span></text:span><text:span text:style-name="Default_20_Paragraph_20_Font"><text:span text:style-name="T68">If you use </text:span></text:span><text:span text:style-name="Strong_20_Emphasis"><text:span text:style-name="T67">INPUT #</text:span></text:span><text:span text:style-name="Default_20_Paragraph_20_Font"><text:span text:style-name="T68">, then a cursor is added to the window at the current position. The user can then input any text desired, using the left and right arrows to move along the text input so far, or the up and down arrows to move to the start or end of the text. The DELETE key deletes the character to the left of the cursor, and the ENTER key completes the input. Up to 191 characters can be accepted into each input variable.</text:span></text:span></text:p>
      <text:p text:style-name="P27"/>
      <text:p text:style-name="Standard"><text:span text:style-name="Default_20_Paragraph_20_Font"><text:span text:style-name="T69">INPUT # </text:span></text:span><text:span text:style-name="Default_20_Paragraph_20_Font"><text:span text:style-name="T68">may also now be used with other channels such as file, memory and variable channels. In these cases it is advisable to avoid any accidental outputs to the channels, by not using any prompt strings, and by using only the semicolon as a separator. In most cases you will want to input a string using the </text:span></text:span><text:span text:style-name="Default_20_Paragraph_20_Font"><text:span text:style-name="T69">LINE </text:span></text:span><text:span text:style-name="Default_20_Paragraph_20_Font"><text:span text:style-name="T68">modifier; without this, the data in the file (or other channel) would need to be surrounded with quotes.</text:span></text:span></text:p>
      <text:p text:style-name="P27"/>
      <text:p text:style-name="P27"/>
      <text:p text:style-name="P5">Window definitions</text:p>
      <text:p text:style-name="P27">Windows are still defined using character squares as before. In lo-res mode, this means the maximum window size is 16x12 (not 32x24). In hi-res mode, “character squares” are considered to be 16 pixels wide, so the maximum window size is still 32x24 for this mode.</text:p>
      <text:p text:style-name="P27"/>
      <text:p text:style-name="P27"/>
      <text:p text:style-name="P5">Memory constraints</text:p>
      <text:p text:style-name="P27">It should be noted that saving/loading window contents (only available on user-defined windows) is a costly operation. The amount of memory required for each character square is:</text:p>
      <text:list xml:id="list2483618280" text:style-name="L3">
        <text:list-item>
          <text:p text:style-name="P153">9 bytes (standard resolution mode)</text:p>
        </text:list-item>
        <text:list-item>
          <text:p text:style-name="P153">16 bytes (Timex hi-res or hi-colour modes)</text:p>
        </text:list-item>
        <text:list-item>
          <text:p text:style-name="P153">64 bytes (lo-res or layer2 modes)</text:p>
        </text:list-item>
      </text:list>
      <text:p text:style-name="P27"/>
      <text:p text:style-name="P27">For example, a 10x10 window in layer2 would require 6400 bytes of available memory for saving the contents.</text:p>
      <text:p text:style-name="P2">BASIC Program Extensions</text:p>
      <text:p text:style-name="Standard"><text:span text:style-name="Default_20_Paragraph_20_Font"><text:span text:style-name="T2">It is now possible to write BASIC programs larger than the usual ~41K with a little extra effort. Sections of BASIC programs can be copied into any memory bank available to the user (and saved/loaded with the </text:span></text:span><text:span text:style-name="Default_20_Paragraph_20_Font"><text:span text:style-name="T25">SAVE/LOAD..BANK </text:span></text:span><text:span text:style-name="Default_20_Paragraph_20_Font"><text:span text:style-name="T2">commands), and the program can then switch between lines in the “main” program area and a bank.</text:span></text:span></text:p>
      <text:p text:style-name="P27"/>
      <text:p text:style-name="P27">The following new commands are available to manage banked sections of BASIC programs:</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N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Copies lines </text:span></text:span><text:span text:style-name="Default_20_Paragraph_20_Font"><text:span text:style-name="T12">x</text:span></text:span><text:span text:style-name="Default_20_Paragraph_20_Font"><text:span text:style-name="T2"> to </text:span></text:span><text:span text:style-name="Default_20_Paragraph_20_Font"><text:span text:style-name="T12">y</text:span></text:span><text:span text:style-name="Default_20_Paragraph_20_Font"><text:span text:style-name="T2"> inclusive from the main program to bank </text:span></text:span><text:span text:style-name="Default_20_Paragraph_20_Font"><text:span text:style-name="T12">n</text:span></text:span><text:span text:style-name="Default_20_Paragraph_20_Font"><text:span text:style-name="T2">. The total number of bytes used in the bank will be shown.</text:span></text:span></text:p>
      <text:p text:style-name="Standard"><text:span text:style-name="Default_20_Paragraph_20_Font"><text:span text:style-name="T2">Once this has been done it is not possible to change or delete any lines in the banked section (except by completely overwriting the bank's contents using another </text:span></text:span><text:span text:style-name="Default_20_Paragraph_20_Font"><text:span text:style-name="T25">BANK...LINE</text:span></text:span><text:span text:style-name="Default_20_Paragraph_20_Font"><text:span text:style-name="T2"> command).</text:span></text:span></text:p>
      <text:p text:style-name="P136"><text:span text:style-name="Default_20_Paragraph_20_Font"><text:span text:style-name="T11"/></text:span></text:p>
      <text:p text:style-name="P136"><text:span text:style-name="Default_20_Paragraph_20_Font"><text:span text:style-name="T11">Note: The maximum length of a line that can be copied into a banked section of program is 256 bytes. This differs slightly from the number of characters in the line as seen in the NextBASIC editor, since the restriction is based on the “tokenised” length of the line: each token, such as </text:span></text:span><text:span text:style-name="Default_20_Paragraph_20_Font"><text:span text:style-name="T35">PRINT</text:span></text:span><text:span text:style-name="Default_20_Paragraph_20_Font"><text:span text:style-name="T66">, only uses up 1 byte. However, numeric literals in standard (non-integer) expressions use an extra 6 bytes for a hidden floating-point representation. Additionally there is a 5-byte overhead for the line number, line length and terminating ENTER character.</text:span></text:span></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 </text:span></text:span><text:span text:style-name="Default_20_Paragraph_20_Font"><text:span text:style-name="T12">l</text:span></text:span></text:p>
      <text:p text:style-name="P128"><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ST </text:span></text:span><text:span text:style-name="Default_20_Paragraph_20_Font"><text:span text:style-name="T26">PROC</text:span></text:span><text:span text:style-name="Default_20_Paragraph_20_Font"><text:span text:style-name="T25"> </text:span></text:span><text:span text:style-name="Default_20_Paragraph_20_Font"><text:span text:style-name="T19">name</text:span></text:span><text:span text:style-name="Default_20_Paragraph_20_Font"><text:span text:style-name="T48">()</text:span></text:span></text:p>
      <text:p text:style-name="P128"><text:span text:style-name="Default_20_Paragraph_20_Font"><text:span text:style-name="T2">List lines (optionally from </text:span></text:span><text:span text:style-name="Default_20_Paragraph_20_Font"><text:span text:style-name="T12">l </text:span></text:span><text:span text:style-name="Default_20_Paragraph_20_Font"><text:span text:style-name="T40">or procedure named </text:span></text:span><text:span text:style-name="Default_20_Paragraph_20_Font"><text:span text:style-name="T13">name</text:span></text:span><text:span text:style-name="Default_20_Paragraph_20_Font"><text:span text:style-name="T2">) in bank </text:span></text:span><text:span text:style-name="Default_20_Paragraph_20_Font"><text:span text:style-name="T12">n</text:span></text:span></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MERGE</text:span></text:span></text:p>
      <text:p text:style-name="Standard"><text:span text:style-name="Default_20_Paragraph_20_Font"><text:span text:style-name="T2">Copy all lines back from bank </text:span></text:span><text:span text:style-name="Default_20_Paragraph_20_Font"><text:span text:style-name="T12">n</text:span></text:span><text:span text:style-name="Default_20_Paragraph_20_Font"><text:span text:style-name="T2"> into the main program</text:span></text:span></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GOTO</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GOTO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span text:style-name="Default_20_Paragraph_20_Font"><text:span text:style-name="T2"> To GOTO the main program from a banked section, use </text:span></text:span><text:span text:style-name="Default_20_Paragraph_20_Font"><text:span text:style-name="T12">n</text:span></text:span><text:span text:style-name="Default_20_Paragraph_20_Font"><text:span text:style-name="T2">=</text:span></text:span><text:span text:style-name="Default_20_Paragraph_20_Font"><text:span text:style-name="T7">255</text:span></text:span><text:span text:style-name="Default_20_Paragraph_20_Font"><text:span text:style-name="T2">.</text:span></text:span></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GOSUB</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GOSUB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span text:style-name="Default_20_Paragraph_20_Font"><text:span text:style-name="T2"> To GOSUB the main program from a banked section, use </text:span></text:span><text:span text:style-name="Default_20_Paragraph_20_Font"><text:span text:style-name="T12">n</text:span></text:span><text:span text:style-name="Default_20_Paragraph_20_Font"><text:span text:style-name="T41">=255</text:span></text:span><text:span text:style-name="Default_20_Paragraph_20_Font"><text:span text:style-name="T2">.</text:span></text:span></text:p>
      <text:p text:style-name="Standard"><text:span text:style-name="Default_20_Paragraph_20_Font"><text:span text:style-name="T2"/></text:span></text:p>
      <text:p text:style-name="P133"><text:span text:style-name="Default_20_Paragraph_20_Font"><text:span text:style-name="T30">BANK</text:span></text:span><text:span text:style-name="Default_20_Paragraph_20_Font"><text:span text:style-name="T62"> </text:span></text:span><text:span text:style-name="Default_20_Paragraph_20_Font"><text:span text:style-name="T22">n </text:span></text:span><text:span text:style-name="Default_20_Paragraph_20_Font"><text:span text:style-name="T50">PROC</text:span></text:span><text:span text:style-name="Default_20_Paragraph_20_Font"><text:span text:style-name="T22"> name</text:span></text:span><text:span text:style-name="Default_20_Paragraph_20_Font"><text:span text:style-name="T50">(</text:span></text:span><text:span text:style-name="Default_20_Paragraph_20_Font"><text:span text:style-name="T22">expressionlist</text:span></text:span><text:span text:style-name="Default_20_Paragraph_20_Font"><text:span text:style-name="T50">)</text:span></text:span></text:p>
      <text:p text:style-name="P133"><text:span text:style-name="Default_20_Paragraph_20_Font"><text:span text:style-name="T30">BANK</text:span></text:span><text:span text:style-name="Default_20_Paragraph_20_Font"><text:span text:style-name="T62"> </text:span></text:span><text:span text:style-name="Default_20_Paragraph_20_Font"><text:span text:style-name="T22">n </text:span></text:span><text:span text:style-name="Default_20_Paragraph_20_Font"><text:span text:style-name="T50">PROC</text:span></text:span><text:span text:style-name="Default_20_Paragraph_20_Font"><text:span text:style-name="T22"> name</text:span></text:span><text:span text:style-name="Default_20_Paragraph_20_Font"><text:span text:style-name="T50">(</text:span></text:span><text:span text:style-name="Default_20_Paragraph_20_Font"><text:span text:style-name="T22">expressionlist</text:span></text:span><text:span text:style-name="Default_20_Paragraph_20_Font"><text:span text:style-name="T50">) TO </text:span></text:span><text:span text:style-name="Default_20_Paragraph_20_Font"><text:span text:style-name="T22">paramlist</text:span></text:span></text:p>
      <text:p text:style-name="P133"><text:span text:style-name="Default_20_Paragraph_20_Font"><text:span text:style-name="T45">Call a procedure in bank </text:span></text:span><text:span text:style-name="Default_20_Paragraph_20_Font"><text:span text:style-name="T22">n</text:span></text:span><text:span text:style-name="Default_20_Paragraph_20_Font"><text:span text:style-name="T45">. To call a procedure in the main program from a banked section, use </text:span></text:span><text:span text:style-name="Default_20_Paragraph_20_Font"><text:span text:style-name="T22">n</text:span></text:span><text:span text:style-name="Default_20_Paragraph_20_Font"><text:span text:style-name="T45">=255.</text:span></text:span></text:p>
      <text:p text:style-name="P27"/>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RESTORE</text:span></text:span><text:span text:style-name="Default_20_Paragraph_20_Font"><text:span text:style-name="T2"> </text:span></text:span><text:span text:style-name="Default_20_Paragraph_20_Font"><text:span text:style-name="T12">l</text:span></text:span></text:p>
      <text:p text:style-name="Standard"><text:span text:style-name="Default_20_Paragraph_20_Font"><text:span text:style-name="T2">Set the DATA pointer to line </text:span></text:span><text:span text:style-name="Default_20_Paragraph_20_Font"><text:span text:style-name="T12">l</text:span></text:span><text:span text:style-name="Default_20_Paragraph_20_Font"><text:span text:style-name="T2"> in bank </text:span></text:span><text:span text:style-name="Default_20_Paragraph_20_Font"><text:span text:style-name="T12">n</text:span></text:span></text:p>
      <text:p text:style-name="P137"/>
      <text:p text:style-name="P137"/>
      <text:p text:style-name="P139"><text:span text:style-name="T96">Working with</text:span> BASIC programs</text:p>
      <text:p text:style-name="P137">The following additional commands are provided:</text:p>
      <text:p text:style-name="P129"/>
      <text:p text:style-name="P129"><text:span text:style-name="Default_20_Paragraph_20_Font"><text:span text:style-name="T55">LIST </text:span></text:span><text:span text:style-name="Default_20_Paragraph_20_Font"><text:span text:style-name="T56">PROC</text:span></text:span><text:span text:style-name="Default_20_Paragraph_20_Font"><text:span text:style-name="T55"> </text:span></text:span><text:span text:style-name="Default_20_Paragraph_20_Font"><text:span text:style-name="T24">name</text:span></text:span><text:span text:style-name="Default_20_Paragraph_20_Font"><text:span text:style-name="T53">()</text:span></text:span></text:p>
      <text:p text:style-name="P129"><text:span text:style-name="Default_20_Paragraph_20_Font"><text:span text:style-name="T54">Lists program starting with the procedure named </text:span></text:span><text:span text:style-name="Default_20_Paragraph_20_Font"><text:span text:style-name="T24">name</text:span></text:span><text:span text:style-name="Default_20_Paragraph_20_Font"><text:span text:style-name="T54">.</text:span></text:span></text:p>
      <text:p text:style-name="P129"><text:span text:style-name="Default_20_Paragraph_20_Font"><text:span text:style-name="T53"/></text:span></text:p>
      <text:p text:style-name="Preformatted_20_Text"><text:span text:style-name="Default_20_Paragraph_20_Font"><text:span text:style-name="T73">LINE </text:span></text:span><text:span text:style-name="Default_20_Paragraph_20_Font"><text:span text:style-name="T83">start</text:span></text:span><text:span text:style-name="Default_20_Paragraph_20_Font"><text:span text:style-name="T73">,</text:span></text:span><text:span text:style-name="Default_20_Paragraph_20_Font"><text:span text:style-name="T83">step</text:span></text:span></text:p>
      <text:p text:style-name="Preformatted_20_Text"><text:span text:style-name="Default_20_Paragraph_20_Font"><text:span text:style-name="T94">Renumbers the BASIC program with new starting line number </text:span></text:span><text:span text:style-name="Default_20_Paragraph_20_Font"><text:span text:style-name="T83">start </text:span></text:span><text:span text:style-name="Default_20_Paragraph_20_Font"><text:span text:style-name="T94">and incrementing numbers by </text:span></text:span><text:span text:style-name="Default_20_Paragraph_20_Font"><text:span text:style-name="T83">step</text:span></text:span><text:span text:style-name="Default_20_Paragraph_20_Font"><text:span text:style-name="T94">.</text:span></text:span></text:p>
      <text:p text:style-name="P138"/>
      <text:p text:style-name="P142">LINE MERGE <text:span text:style-name="T89">first</text:span><text:span text:style-name="T104">,</text:span><text:span text:style-name="T89">last</text:span></text:p>
      <text:p text:style-name="P142"><text:span text:style-name="T110">Merges lines from </text:span><text:span text:style-name="T89">first </text:span><text:span text:style-name="T110">to </text:span><text:span text:style-name="T89">last </text:span><text:span text:style-name="T110">into a single line (separated by colons).</text:span></text:p>
      <text:p text:style-name="P99"/>
      <text:p text:style-name="Preformatted_20_Text"><text:span text:style-name="Default_20_Paragraph_20_Font"><text:span text:style-name="T73">ERASE </text:span></text:span><text:span text:style-name="Default_20_Paragraph_20_Font"><text:span text:style-name="T83">first</text:span></text:span><text:span text:style-name="Default_20_Paragraph_20_Font"><text:span text:style-name="T73">,</text:span></text:span><text:span text:style-name="Default_20_Paragraph_20_Font"><text:span text:style-name="T83">last</text:span></text:span></text:p>
      <text:p text:style-name="Preformatted_20_Text"><text:span text:style-name="Default_20_Paragraph_20_Font"><text:span text:style-name="T94">Erases a specified section of BASIC program (from </text:span></text:span><text:span text:style-name="Default_20_Paragraph_20_Font"><text:span text:style-name="T84">first </text:span></text:span><text:span text:style-name="Default_20_Paragraph_20_Font"><text:span text:style-name="T94">to </text:span></text:span><text:span text:style-name="Default_20_Paragraph_20_Font"><text:span text:style-name="T84">last </text:span></text:span><text:span text:style-name="Default_20_Paragraph_20_Font"><text:span text:style-name="T94">line, </text:span></text:span><text:soft-page-break/><text:span text:style-name="Default_20_Paragraph_20_Font"><text:span text:style-name="T94">inclusive).</text:span></text:span></text:p>
      <text:p text:style-name="P137"/>
      <text:p text:style-name="P141">ERASE</text:p>
      <text:p text:style-name="P137">Erases the entire BASIC program (but leaves variables intact), and finish with an “OK” report.</text:p>
      <text:p text:style-name="P145"/>
      <text:p text:style-name="P5">Notes</text:p>
      <text:p text:style-name="Standard"><text:span text:style-name="Default_20_Paragraph_20_Font"><text:span text:style-name="T2">Any </text:span></text:span><text:span text:style-name="Default_20_Paragraph_20_Font"><text:span text:style-name="T25">GOTO</text:span></text:span><text:span text:style-name="Default_20_Paragraph_20_Font"><text:span text:style-name="T2"> or </text:span></text:span><text:span text:style-name="Default_20_Paragraph_20_Font"><text:span text:style-name="T25">GOSUB </text:span></text:span><text:span text:style-name="Default_20_Paragraph_20_Font"><text:span text:style-name="T2">within a banked section will go to a line in the same bank.</text:span></text:span></text:p>
      <text:p text:style-name="P5"/>
      <text:p text:style-name="Standard"><text:span text:style-name="Default_20_Paragraph_20_Font"><text:span text:style-name="T2">Any </text:span></text:span><text:span text:style-name="Default_20_Paragraph_20_Font"><text:span text:style-name="T25">RETURN </text:span></text:span><text:span text:style-name="Default_20_Paragraph_20_Font"><text:span text:style-name="T64">or </text:span></text:span><text:span text:style-name="Default_20_Paragraph_20_Font"><text:span text:style-name="T33">ENDPROC </text:span></text:span><text:span text:style-name="Default_20_Paragraph_20_Font"><text:span text:style-name="T2">will always return to the calling bank.</text:span></text:span></text:p>
      <text:p text:style-name="P5"/>
      <text:p text:style-name="Standard"><text:span text:style-name="Default_20_Paragraph_20_Font"><text:span text:style-name="T25">DEF FN </text:span></text:span><text:span text:style-name="Default_20_Paragraph_20_Font"><text:span text:style-name="T2">statements must be in the main program; they will not be searched for in banked sections.</text:span></text:span></text:p>
      <text:p text:style-name="P5"/>
      <text:p text:style-name="P27">Lines in banks can have the same numbers as main program lines.</text:p>
      <text:p text:style-name="P27"/>
      <text:p text:style-name="P27">Renumbers won't affect or take into account lines in banked sections.</text:p>
      <text:p text:style-name="P27"/>
      <text:p text:style-name="P27">Commands that affect program lines can only be used as direct commands, and not be part of a program. These are:</text:p>
      <text:p text:style-name="Standard"><text:span text:style-name="Default_20_Paragraph_20_Font"><text:span text:style-name="T25">ERASE </text:span></text:span><text:span text:style-name="Default_20_Paragraph_20_Font"><text:span text:style-name="T12">first</text:span></text:span><text:span text:style-name="Default_20_Paragraph_20_Font"><text:span text:style-name="T2">,</text:span></text:span><text:span text:style-name="Default_20_Paragraph_20_Font"><text:span text:style-name="T12">last</text:span></text:span></text:p>
      <text:p text:style-name="Standard"><text:span text:style-name="Default_20_Paragraph_20_Font"><text:span text:style-name="T25">LINE </text:span></text:span><text:span text:style-name="Default_20_Paragraph_20_Font"><text:span text:style-name="T12">start</text:span></text:span><text:span text:style-name="Default_20_Paragraph_20_Font"><text:span text:style-name="T2">,</text:span></text:span><text:span text:style-name="Default_20_Paragraph_20_Font"><text:span text:style-name="T12">step</text:span></text:span></text:p>
      <text:p text:style-name="P130"><text:span text:style-name="Default_20_Paragraph_20_Font"><text:span text:style-name="T25">LINE </text:span></text:span><text:span text:style-name="Default_20_Paragraph_20_Font"><text:span text:style-name="T27">MERGE</text:span></text:span><text:span text:style-name="Default_20_Paragraph_20_Font"><text:span text:style-name="T25"> </text:span></text:span><text:span text:style-name="Default_20_Paragraph_20_Font"><text:span text:style-name="T20">firs</text:span></text:span><text:span text:style-name="Default_20_Paragraph_20_Font"><text:span text:style-name="T12">t</text:span></text:span><text:span text:style-name="Default_20_Paragraph_20_Font"><text:span text:style-name="T2">,</text:span></text:span><text:span text:style-name="Default_20_Paragraph_20_Font"><text:span text:style-name="T14">last</text:span></text:span></text:p>
      <text:p text:style-name="P130"><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LINE</text:span></text:span><text:span text:style-name="Default_20_Paragraph_20_Font"><text:span text:style-name="T2">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p>
      <text:p text:style-name="Standard"><text:span text:style-name="Default_20_Paragraph_20_Font"><text:span text:style-name="T25">BANK</text:span></text:span><text:span text:style-name="Default_20_Paragraph_20_Font"><text:span text:style-name="T2"> </text:span></text:span><text:span text:style-name="Default_20_Paragraph_20_Font"><text:span text:style-name="T12">n</text:span></text:span><text:span text:style-name="Default_20_Paragraph_20_Font"><text:span text:style-name="T2"> </text:span></text:span><text:span text:style-name="Default_20_Paragraph_20_Font"><text:span text:style-name="T25">MERGE</text:span></text:span></text:p>
      <text:p text:style-name="P27"/>
      <text:p text:style-name="P27">The exception is the new command:</text:p>
      <text:p text:style-name="P53">ERASE</text:p>
      <text:p text:style-name="Standard"><text:span text:style-name="Default_20_Paragraph_20_Font"><text:span text:style-name="T2">which erases all lines in the BASIC program (but leaves the variables intact) and finishes with an “OK” report. </text:span></text:span><text:span text:style-name="Default_20_Paragraph_20_Font"><text:span text:style-name="T70">This is a useful command to have as the last line of your C:/NEXT</text:span></text:span><text:span text:style-name="Default_20_Paragraph_20_Font"><text:span text:style-name="T71">ZX</text:span></text:span><text:span text:style-name="Default_20_Paragraph_20_Font"><text:span text:style-name="T70">OS/AUTOEXEC.BAS file.</text:span></text:span></text:p>
      <text:p text:style-name="P27"/>
      <text:p text:style-name="P3">Miscellaneous other features</text:p>
      <text:p text:style-name="P109"/>
      <text:p text:style-name="P104">CONT <text:span text:style-name="T97">and </text:span>RAND<text:span text:style-name="T97"> may be used as abbreviations for </text:span>CONTINUE<text:span text:style-name="T97"> and </text:span>RANDOMIZE<text:span text:style-name="T97">.</text:span></text:p>
      <text:p text:style-name="P115"/>
      <text:p text:style-name="P115"/>
      <text:p text:style-name="P104">LET <text:span text:style-name="T97">is now optional and may be omitted. For example, you may write:</text:span></text:p>
      <text:p text:style-name="P115"/>
      <text:p text:style-name="P115"><text:tab/>10 x=54:h$=”abcde”</text:p>
      <text:p text:style-name="P115"/>
      <text:p text:style-name="P115">instead of:</text:p>
      <text:p text:style-name="P115"/>
      <text:p text:style-name="P115"><text:tab/>10 LET x=54:LET h$=”abcde”</text:p>
      <text:p text:style-name="P107"/>
      <text:p text:style-name="P107"/>
      <text:p text:style-name="P101">; <text:span text:style-name="T98">(semi-colon) may now be used as an alternative to </text:span><text:span text:style-name="T124">REM</text:span><text:span text:style-name="T98">.</text:span></text:p>
      <text:p text:style-name="P60"/>
      <text:p text:style-name="P63">This is intended for use with dot-commands which can process such lines whilst <text:span text:style-name="T86">NextBASIC </text:span><text:span text:style-name="T104">ignores them. eg an assembler might use as follows:</text:span></text:p>
      <text:p text:style-name="P63"/>
      <text:p text:style-name="P108"><text:tab/>1000<text:tab/>.assemble</text:p>
      <text:p text:style-name="P108"><text:tab/>1010<text:tab/>; LD BC,1234</text:p>
      <text:p text:style-name="P108"><text:tab/>1020<text:tab/>; RET</text:p>
      <text:p text:style-name="P59"/>
      <text:p text:style-name="P59"/>
      <text:p text:style-name="P59">The following additional command<text:span text:style-name="T130">s</text:span> <text:span text:style-name="T130">are</text:span> provided:</text:p>
      <text:p text:style-name="P59"/>
      <text:p text:style-name="P94">RUN AT <text:span text:style-name="T89">speed</text:span></text:p>
      <text:p text:style-name="P106">Changes the speed of the ZX Spectrum Next.</text:p>
      <text:p text:style-name="P100"><text:span text:style-name="T97">Allowable values for </text:span><text:span text:style-name="T89">speed </text:span><text:span text:style-name="T97">are:</text:span></text:p>
      <text:p text:style-name="P106"><text:tab/>0<text:tab/>(3.5MHz)</text:p>
      <text:p text:style-name="P106"><text:tab/>1<text:tab/>(7MHz)</text:p>
      <text:p text:style-name="P106"><text:tab/>2<text:tab/>(14MHz)</text:p>
      <text:p text:style-name="P106"><text:tab/><text:span text:style-name="T130">3<text:tab/>(28MHz)</text:span></text:p>
      <text:p text:style-name="P106"/>
      <text:p text:style-name="P102">REG <text:span text:style-name="T89">reg,value</text:span></text:p>
      <text:p text:style-name="P111">Sets a Next Register.</text:p>
      <text:p text:style-name="P111">eg to perform a soft reset:</text:p>
      <text:p text:style-name="P111"><text:span text:style-name="T75"><text:tab/>REG </text:span>2,%@0000001</text:p>
      <text:p text:style-name="P113"/>
      <text:p text:style-name="P100"/>
      <text:p text:style-name="P103">SPECTRUM 48</text:p>
      <text:p text:style-name="P112">Switches into 48K BASIC mode whilst retaining the current BASIC program (although NextBASIC commands and features will no longer be available). This differs from the existing <text:span text:style-name="T75">SPECTRUM </text:span>command, which leaves the Next configured as a 128K Spectrum in 48K BASIC mode. Instead, the <text:span text:style-name="T75">SPECTRUM 48 </text:span>command leaves the Next configured as a genuine 48K Spectrum, with 48K timings, the original 48K BASIC ROM and with the 128K paging hardware disabled.</text:p>
      <text:p text:style-name="P112"/>
      <text:p text:style-name="P112"/>
      <text:p text:style-name="P103">SPECTRUM LOAD</text:p>
      <text:p text:style-name="P114">Reconfigures the Next as a 128K Spectrum and launches the <text:span text:style-name="T86">Tape Loader</text:span> menu option.</text:p>
      <text:p text:style-name="P2">Sound support</text:p>
      <text:p text:style-name="P5"/>
      <text:p text:style-name="Standard"><text:span text:style-name="Default_20_Paragraph_20_Font"><text:span text:style-name="T2">The </text:span></text:span><text:span text:style-name="Default_20_Paragraph_20_Font"><text:span text:style-name="T25">PLAY </text:span></text:span><text:span text:style-name="Default_20_Paragraph_20_Font"><text:span text:style-name="T2">command has been augmented to support the Next's turbosound features (3xAY chips).</text:span></text:span></text:p>
      <text:p text:style-name="P27"/>
      <text:p text:style-name="P27">9 strings are now allows:</text:p>
      <text:list xml:id="list3088667599" text:style-name="L4">
        <text:list-item>
          <text:p text:style-name="P154">strings 1,2,3 correspond to channels A,B,C of AY 1</text:p>
        </text:list-item>
        <text:list-item>
          <text:p text:style-name="P154">strings 4,5,6 correspond to channels A,B,C of AY 2</text:p>
        </text:list-item>
        <text:list-item>
          <text:p text:style-name="P154">strings 7,8,9 correspond to channels A,B,C of AY 3</text:p>
        </text:list-item>
      </text:list>
      <text:p text:style-name="P27"/>
      <text:p text:style-name="Standard"><text:span text:style-name="Default_20_Paragraph_20_Font"><text:span text:style-name="T2">The </text:span></text:span><text:span text:style-name="Default_20_Paragraph_20_Font"><text:span text:style-name="T25">W </text:span></text:span><text:span text:style-name="Default_20_Paragraph_20_Font"><text:span text:style-name="T2">(waveform) parameter affects only the AY chip for the string in which it appears, so each chip may have a different value at once.</text:span></text:span></text:p>
      <text:p text:style-name="P27"/>
      <text:p text:style-name="P27">If more than 3 strings are provided, the default volume is reduced to 13 in order to prevent clipping when many channels are playing at once. If 3 or fewer strings are provided, the default volume is 15 (as before).</text:p>
      <text:p text:style-name="P27"/>
      <text:p text:style-name="P27">3 new parameters are provided, which affect only the AY chip for the string in which they appear:</text:p>
      <text:p text:style-name="P27"/>
      <text:p text:style-name="P53">L</text:p>
      <text:p text:style-name="P27">Restrict audio output for this AY chip to the left speaker only</text:p>
      <text:p text:style-name="P27"/>
      <text:p text:style-name="P53">R</text:p>
      <text:p text:style-name="P27">Restrict audio output for this AY chip to the right speaker only</text:p>
      <text:p text:style-name="P53"/>
      <text:p text:style-name="P53">S</text:p>
      <text:p text:style-name="P27">Allow audio output for this AY chip to go to both left and right speakers again</text:p>
      <text:p text:style-name="P27"/>
      <text:p text:style-name="P27">If the Next is set up with ABC stereo (which is the default), normally channel A goes to the left speaker, B goes to left and right, and C goes to right.</text:p>
      <text:p text:style-name="P27"/>
      <text:p text:style-name="Standard"><text:span text:style-name="Default_20_Paragraph_20_Font"><text:span text:style-name="T2">Therefore if the </text:span></text:span><text:span text:style-name="Default_20_Paragraph_20_Font"><text:span text:style-name="T25">L </text:span></text:span><text:span text:style-name="Default_20_Paragraph_20_Font"><text:span text:style-name="T2">parameter is used, only channels A and B from the current AY chip will be audible. Similarly, if </text:span></text:span><text:span text:style-name="Default_20_Paragraph_20_Font"><text:span text:style-name="T25">R </text:span></text:span><text:span text:style-name="Default_20_Paragraph_20_Font"><text:span text:style-name="T2">is used, only channels B and C will be audible.</text:span></text:span></text:p>
      <text:p text:style-name="P27"/>
      <text:p text:style-name="P2">BASIC program flow structures</text:p>
      <text:p text:style-name="P5"/>
      <text:p text:style-name="Standard"><text:span text:style-name="Default_20_Paragraph_20_Font"><text:span text:style-name="T2">The </text:span></text:span><text:span text:style-name="Default_20_Paragraph_20_Font"><text:span text:style-name="T25">IF </text:span></text:span><text:span text:style-name="Default_20_Paragraph_20_Font"><text:span text:style-name="T2">command now supports </text:span></text:span><text:span text:style-name="Default_20_Paragraph_20_Font"><text:span text:style-name="T25">ELSE</text:span></text:span><text:span text:style-name="Default_20_Paragraph_20_Font"><text:span text:style-name="T2">, which precedes a list of commands to be executed if the test was false. The </text:span></text:span><text:span text:style-name="Default_20_Paragraph_20_Font"><text:span text:style-name="T25">ELSE </text:span></text:span><text:span text:style-name="Default_20_Paragraph_20_Font"><text:span text:style-name="T2">must be on the same line as the </text:span></text:span><text:span text:style-name="Default_20_Paragraph_20_Font"><text:span text:style-name="T25">IF</text:span></text:span><text:span text:style-name="Default_20_Paragraph_20_Font"><text:span text:style-name="T2">, and preceded by a colon.</text:span></text:span></text:p>
      <text:p text:style-name="Standard"><text:span text:style-name="Default_20_Paragraph_20_Font"><text:span text:style-name="T25">IF</text:span></text:span><text:span text:style-name="Default_20_Paragraph_20_Font"><text:span text:style-name="T2">...</text:span></text:span><text:span text:style-name="Default_20_Paragraph_20_Font"><text:span text:style-name="T25">THEN</text:span></text:span><text:span text:style-name="Default_20_Paragraph_20_Font"><text:span text:style-name="T2">...</text:span></text:span><text:span text:style-name="Default_20_Paragraph_20_Font"><text:span text:style-name="T25">ELSE </text:span></text:span><text:span text:style-name="Default_20_Paragraph_20_Font"><text:span text:style-name="T2">statements may be nested. For example:</text:span></text:span></text:p>
      <text:p text:style-name="P53"/>
      <text:p text:style-name="P27">10 IF x=0 THEN PRINT “null”:BEEP 1,0:ELSE IF x=1 THEN PRINT “one”:BEEP 1,1:ELSE PRINT “x was “;x</text:p>
      <text:p text:style-name="P27"/>
      <text:p text:style-name="Standard"><text:span text:style-name="Default_20_Paragraph_20_Font"><text:span text:style-name="T2">Note that this is not “true” nesting since there is no marker to indicate the end of an </text:span></text:span><text:span text:style-name="Default_20_Paragraph_20_Font"><text:span text:style-name="T25">IF</text:span></text:span><text:span text:style-name="Default_20_Paragraph_20_Font"><text:span text:style-name="T2">. When any </text:span></text:span><text:span text:style-name="Default_20_Paragraph_20_Font"><text:span text:style-name="T25">IF </text:span></text:span><text:span text:style-name="Default_20_Paragraph_20_Font"><text:span text:style-name="T2">condition fails, execution skips to the code following the next </text:span></text:span><text:span text:style-name="Default_20_Paragraph_20_Font"><text:span text:style-name="T25">ELSE </text:span></text:span><text:span text:style-name="Default_20_Paragraph_20_Font"><text:span text:style-name="T2">statement within the same line.</text:span></text:span></text:p>
      <text:p text:style-name="P27"/>
      <text:p text:style-name="P27"/>
      <text:p text:style-name="Standard"><text:span text:style-name="Default_20_Paragraph_20_Font"><text:span text:style-name="T2">A new looping structure is also available. The start of the loop is marked with </text:span></text:span><text:span text:style-name="Default_20_Paragraph_20_Font"><text:span text:style-name="T25">REPEAT </text:span></text:span><text:span text:style-name="Default_20_Paragraph_20_Font"><text:span text:style-name="T2">and the end with </text:span></text:span><text:span text:style-name="Default_20_Paragraph_20_Font"><text:span text:style-name="T25">REPEAT UNTIL </text:span></text:span><text:span text:style-name="Default_20_Paragraph_20_Font"><text:span text:style-name="T12">condition</text:span></text:span><text:span text:style-name="Default_20_Paragraph_20_Font"><text:span text:style-name="T2">. This will keep repeating the loop until </text:span></text:span><text:span text:style-name="Default_20_Paragraph_20_Font"><text:span text:style-name="T12">condition </text:span></text:span><text:span text:style-name="Default_20_Paragraph_20_Font"><text:span text:style-name="T2">is true (use </text:span></text:span><text:span text:style-name="Default_20_Paragraph_20_Font"><text:span text:style-name="T25">REPEAT...REPEAT UNTIL 0</text:span></text:span><text:span text:style-name="Default_20_Paragraph_20_Font"><text:span text:style-name="T2"> for an infinite loop).</text:span></text:span></text:p>
      <text:p text:style-name="P27"/>
      <text:p text:style-name="Standard"><text:span text:style-name="Default_20_Paragraph_20_Font"><text:span text:style-name="T2">Optionally, any number of </text:span></text:span><text:span text:style-name="Default_20_Paragraph_20_Font"><text:span text:style-name="T25">WHILE </text:span></text:span><text:span text:style-name="Default_20_Paragraph_20_Font"><text:span text:style-name="T2">statements may be present within the loop, taking the form: </text:span></text:span><text:span text:style-name="Default_20_Paragraph_20_Font"><text:span text:style-name="T25">WHILE </text:span></text:span><text:span text:style-name="Default_20_Paragraph_20_Font"><text:span text:style-name="T12">condition</text:span></text:span><text:span text:style-name="Default_20_Paragraph_20_Font"><text:span text:style-name="T2">. If the condition is false the loop is terminated immediately and execution continues after the matching </text:span></text:span><text:span text:style-name="Default_20_Paragraph_20_Font"><text:span text:style-name="T25">REPEAT UNTIL </text:span></text:span><text:span text:style-name="Default_20_Paragraph_20_Font"><text:span text:style-name="T2">statement.</text:span></text:span></text:p>
      <text:p text:style-name="P27"/>
      <text:p text:style-name="P27">These features allow you to construct loops with conditions at the top or the bottom of the loop, or at points in between (or any combination of these).</text:p>
      <text:p text:style-name="P27"/>
      <text:p text:style-name="Standard"><text:span text:style-name="Default_20_Paragraph_20_Font"><text:span text:style-name="T25">REPEAT </text:span></text:span><text:span text:style-name="Default_20_Paragraph_20_Font"><text:span text:style-name="T2">loops may be nested to any depth.</text:span></text:span></text:p>
      <text:p text:style-name="P53"/>
      <text:p text:style-name="P27">Examples:</text:p>
      <text:p text:style-name="P27"/>
      <text:p text:style-name="P27"/>
      <text:p text:style-name="P27">10 LET address=32768</text:p>
      <text:p text:style-name="Standard"><text:span text:style-name="Default_20_Paragraph_20_Font"><text:span text:style-name="T2">20 </text:span></text:span><text:span text:style-name="Default_20_Paragraph_20_Font"><text:span text:style-name="T25">REPEAT</text:span></text:span></text:p>
      <text:p text:style-name="P27">30 <text:s text:c="2"/>READ b</text:p>
      <text:p text:style-name="Standard"><text:span text:style-name="Default_20_Paragraph_20_Font"><text:span text:style-name="T2">40 </text:span></text:span><text:span text:style-name="Default_20_Paragraph_20_Font"><text:span text:style-name="T25">WHILE </text:span></text:span><text:span text:style-name="Default_20_Paragraph_20_Font"><text:span text:style-name="T2">b&gt;=0</text:span></text:span></text:p>
      <text:p text:style-name="P27">50 <text:s text:c="2"/>POKE address,b</text:p>
      <text:p text:style-name="P27">60 <text:s text:c="2"/>LET address=address+1</text:p>
      <text:p text:style-name="Standard"><text:span text:style-name="Default_20_Paragraph_20_Font"><text:span text:style-name="T2">70 </text:span></text:span><text:span text:style-name="Default_20_Paragraph_20_Font"><text:span text:style-name="T25">REPEAT UNTIL</text:span></text:span><text:span text:style-name="Default_20_Paragraph_20_Font"><text:span text:style-name="T2"> 0</text:span></text:span></text:p>
      <text:p text:style-name="P27">80 DATA 62,25,1,112,17,201,-1</text:p>
      <text:p text:style-name="P27"/>
      <text:p text:style-name="P27"/>
      <text:p text:style-name="Standard"><text:span text:style-name="Default_20_Paragraph_20_Font"><text:span text:style-name="T2">10 </text:span></text:span><text:span text:style-name="Default_20_Paragraph_20_Font"><text:span text:style-name="T25">REPEAT</text:span></text:span></text:p>
      <text:p text:style-name="P27">20 <text:s text:c="2"/>INPUT “Enter a number (-1 to end): “;n</text:p>
      <text:p text:style-name="P27">30 <text:s text:c="2"/>PRINT n</text:p>
      <text:p text:style-name="Standard"><text:span text:style-name="Default_20_Paragraph_20_Font"><text:span text:style-name="T2">40 </text:span></text:span><text:span text:style-name="Default_20_Paragraph_20_Font"><text:span text:style-name="T25">REPEAT UNTIL </text:span></text:span><text:span text:style-name="Default_20_Paragraph_20_Font"><text:span text:style-name="T2">n=-1</text:span></text:span></text:p>
      <text:p text:style-name="P27"/>
      <text:p text:style-name="P27"/>
      <text:p text:style-name="P27">10 LET y=0</text:p>
      <text:p text:style-name="Standard"><text:span text:style-name="Default_20_Paragraph_20_Font"><text:span text:style-name="T2">20 </text:span></text:span><text:span text:style-name="Default_20_Paragraph_20_Font"><text:span text:style-name="T25">REPEAT : WHILE </text:span></text:span><text:span text:style-name="Default_20_Paragraph_20_Font"><text:span text:style-name="T2">y&lt;22</text:span></text:span></text:p>
      <text:p text:style-name="P27">30 <text:s text:c="2"/>PRINT AT y,0;”This is line “;y</text:p>
      <text:p text:style-name="Standard"><text:span text:style-name="Default_20_Paragraph_20_Font"><text:span text:style-name="T2">40 </text:span></text:span><text:span text:style-name="Default_20_Paragraph_20_Font"><text:span text:style-name="T25">REPEAT UNTIL </text:span></text:span><text:span text:style-name="Default_20_Paragraph_20_Font"><text:span text:style-name="T2">0</text:span></text:span></text:p>
      <text:p text:style-name="P53"/>
      <text:p text:style-name="P53"/>
      <text:p text:style-name="Standard"><text:span text:style-name="Default_20_Paragraph_20_Font"><text:span text:style-name="T2">10 </text:span></text:span><text:span text:style-name="Default_20_Paragraph_20_Font"><text:span text:style-name="T25">REPEAT</text:span></text:span></text:p>
      <text:p text:style-name="P27">20 <text:s text:c="2"/>INPUT “Stock item: “;x$</text:p>
      <text:p text:style-name="Standard"><text:span text:style-name="Default_20_Paragraph_20_Font"><text:span text:style-name="T2">30 </text:span></text:span><text:span text:style-name="Default_20_Paragraph_20_Font"><text:span text:style-name="T25">WHILE </text:span></text:span><text:span text:style-name="Default_20_Paragraph_20_Font"><text:span text:style-name="T2">x$&lt;&gt;””</text:span></text:span></text:p>
      <text:p text:style-name="P27">40 <text:s text:c="2"/>INPUT “Quantity: “;n</text:p>
      <text:p text:style-name="P27">50 <text:s text:c="2"/>PRINT x$;” : “;n</text:p>
      <text:p text:style-name="Standard"><text:span text:style-name="Default_20_Paragraph_20_Font"><text:span text:style-name="T2">60 </text:span></text:span><text:span text:style-name="Default_20_Paragraph_20_Font"><text:span text:style-name="T25">REPEAT UNTIL </text:span></text:span><text:span text:style-name="Default_20_Paragraph_20_Font"><text:span text:style-name="T29">x</text:span></text:span><text:span text:style-name="Default_20_Paragraph_20_Font"><text:span text:style-name="T25">$=”END”</text:span></text:span></text:p>
      <text:p text:style-name="P27"/>
      <text:p text:style-name="P2">Procedures and local variables</text:p>
      <text:p text:style-name="P5"/>
      <text:p text:style-name="P27">Named procedures can now be defined, using the following command:</text:p>
      <text:p text:style-name="P5"/>
      <text:p text:style-name="Standard"><text:span text:style-name="Default_20_Paragraph_20_Font"><text:span text:style-name="T25"><text:tab/>DEF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paramlist</text:span></text:span><text:span text:style-name="Default_20_Paragraph_20_Font"><text:span text:style-name="T25">)</text:span></text:span></text:p>
      <text:p text:style-name="P5"/>
      <text:p text:style-name="Standard"><text:span text:style-name="Default_20_Paragraph_20_Font"><text:span text:style-name="T2">where </text:span></text:span><text:span text:style-name="Default_20_Paragraph_20_Font"><text:span text:style-name="T12">procedurename </text:span></text:span><text:span text:style-name="Default_20_Paragraph_20_Font"><text:span text:style-name="T2">follows the same rules as standard numeric variables (must start with a letter, and contain only letters, numbers and spaces; when matching names, the case of letters is unimportant and spaces are ignored)</text:span></text:span></text:p>
      <text:p text:style-name="P5"/>
      <text:p text:style-name="Standard"><text:span text:style-name="Default_20_Paragraph_20_Font"><text:span text:style-name="T2">and </text:span></text:span><text:span text:style-name="Default_20_Paragraph_20_Font"><text:span text:style-name="T12">paramlist </text:span></text:span><text:span text:style-name="Default_20_Paragraph_20_Font"><text:span text:style-name="T2">is an optional list of up to 8 variable names (simple strings, numeric variables or integer variables, but not arrays of any type). These names can be used within the procedure to reference the values that are passed in by the </text:span></text:span><text:span text:style-name="Default_20_Paragraph_20_Font"><text:span text:style-name="T25">PROC </text:span></text:span><text:span text:style-name="Default_20_Paragraph_20_Font"><text:span text:style-name="T2">command.</text:span></text:span></text:p>
      <text:p text:style-name="P5"/>
      <text:p text:style-name="P27">The execution of a procedure is terminated by the following command:</text:p>
      <text:p text:style-name="P5"/>
      <text:p text:style-name="P53"><text:tab/>ENDPROC</text:p>
      <text:p text:style-name="P5"/>
      <text:p text:style-name="Standard"><text:span text:style-name="Default_20_Paragraph_20_Font"><text:span text:style-name="T2">It is possible to have more than one </text:span></text:span><text:span text:style-name="Default_20_Paragraph_20_Font"><text:span text:style-name="T25">ENDPROC </text:span></text:span><text:span text:style-name="Default_20_Paragraph_20_Font"><text:span text:style-name="T2">in a procedure (for example an early exit can be made with a command such as </text:span></text:span><text:span text:style-name="Default_20_Paragraph_20_Font"><text:span text:style-name="T25">IF </text:span></text:span><text:span text:style-name="Default_20_Paragraph_20_Font"><text:span text:style-name="T12">condition </text:span></text:span><text:span text:style-name="Default_20_Paragraph_20_Font"><text:span text:style-name="T25">THEN ENDPROC</text:span></text:span><text:span text:style-name="Default_20_Paragraph_20_Font"><text:span text:style-name="T2">).</text:span></text:span></text:p>
      <text:p text:style-name="P25"/>
      <text:p text:style-name="P25"/>
      <text:p text:style-name="P27">A procedure is called with the following command:</text:p>
      <text:p text:style-name="P25"/>
      <text:p text:style-name="Standard"><text:span text:style-name="Default_20_Paragraph_20_Font"><text:span text:style-name="T25"><text:tab/>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expressionlist</text:span></text:span><text:span text:style-name="Default_20_Paragraph_20_Font"><text:span text:style-name="T25">)</text:span></text:span></text:p>
      <text:p text:style-name="P5"/>
      <text:p text:style-name="Standard"><text:span text:style-name="Default_20_Paragraph_20_Font"><text:span text:style-name="T2">The number of expressions and each of their types must match those defined in the </text:span></text:span><text:span text:style-name="Default_20_Paragraph_20_Font"><text:span text:style-name="T25">DEFPROC</text:span></text:span><text:span text:style-name="Default_20_Paragraph_20_Font"><text:span text:style-name="T2">, otherwise a </text:span></text:span><text:span text:style-name="Default_20_Paragraph_20_Font"><text:span text:style-name="T12">Q Parameter Error </text:span></text:span><text:span text:style-name="Default_20_Paragraph_20_Font"><text:span text:style-name="T2">report will be generated. (Note that you can provide an integer expression for a numeric parameter or vice versa, but <text:s/>strings/numbers must be correctly matched).</text:span></text:span></text:p>
      <text:p text:style-name="P25"/>
      <text:p text:style-name="P25"/>
      <text:p text:style-name="P27">Optionally, a procedure can return up to 8 results to the caller, with the following command variants:</text:p>
      <text:p text:style-name="P25"/>
      <text:p text:style-name="Standard"><text:span text:style-name="Default_20_Paragraph_20_Font"><text:span text:style-name="T25"><text:tab/>ENDPROC = </text:span></text:span><text:span text:style-name="Default_20_Paragraph_20_Font"><text:span text:style-name="T12">expressionlist</text:span></text:span></text:p>
      <text:p text:style-name="P53"/>
      <text:p text:style-name="Standard"><text:span text:style-name="Default_20_Paragraph_20_Font"><text:span text:style-name="T25"><text:tab/>PROC </text:span></text:span><text:span text:style-name="Default_20_Paragraph_20_Font"><text:span text:style-name="T12">procedurename</text:span></text:span><text:span text:style-name="Default_20_Paragraph_20_Font"><text:span text:style-name="T25">(</text:span></text:span><text:span text:style-name="Default_20_Paragraph_20_Font"><text:span text:style-name="T12">expressionlist</text:span></text:span><text:span text:style-name="Default_20_Paragraph_20_Font"><text:span text:style-name="T25">) TO </text:span></text:span><text:span text:style-name="Default_20_Paragraph_20_Font"><text:span text:style-name="T12">paramlist</text:span></text:span></text:p>
      <text:p text:style-name="P5"/>
      <text:p text:style-name="Standard"><text:span text:style-name="Default_20_Paragraph_20_Font"><text:span text:style-name="T2">Again, the types of expressions in the </text:span></text:span><text:span text:style-name="Default_20_Paragraph_20_Font"><text:span text:style-name="T25">ENDPROC </text:span></text:span><text:span text:style-name="Default_20_Paragraph_20_Font"><text:span text:style-name="T2">must match the types of the variables in the </text:span></text:span><text:span text:style-name="Default_20_Paragraph_20_Font"><text:span text:style-name="T25">PROC</text:span></text:span><text:span text:style-name="Default_20_Paragraph_20_Font"><text:span text:style-name="T2">'s </text:span></text:span><text:span text:style-name="Default_20_Paragraph_20_Font"><text:span text:style-name="T12">paramlist</text:span></text:span><text:span text:style-name="Default_20_Paragraph_20_Font"><text:span text:style-name="T2">. It is acceptable for the </text:span></text:span><text:span text:style-name="Default_20_Paragraph_20_Font"><text:span text:style-name="T25">ENDPROC </text:span></text:span><text:span text:style-name="Default_20_Paragraph_20_Font"><text:span text:style-name="T2">to provide more results than the </text:span></text:span><text:span text:style-name="Default_20_Paragraph_20_Font"><text:span text:style-name="T25">PROC </text:span></text:span><text:span text:style-name="Default_20_Paragraph_20_Font"><text:span text:style-name="T2">requires (or even for the </text:span></text:span><text:span text:style-name="Default_20_Paragraph_20_Font"><text:span text:style-name="T25">PROC </text:span></text:span><text:span text:style-name="Default_20_Paragraph_20_Font"><text:span text:style-name="T2">not to have a </text:span></text:span><text:span text:style-name="Default_20_Paragraph_20_Font"><text:span text:style-name="T12">paramlist </text:span></text:span><text:span text:style-name="Default_20_Paragraph_20_Font"><text:span text:style-name="T2">at all): the unneeded values will just be discarded.</text:span></text:span></text:p>
      <text:p text:style-name="P25"/>
      <text:p text:style-name="P25"/>
      <text:p text:style-name="Standard"><text:span text:style-name="Default_20_Paragraph_20_Font"><text:span text:style-name="T2">Within a procedure (or within a subroutine called by </text:span></text:span><text:span text:style-name="Default_20_Paragraph_20_Font"><text:span text:style-name="T25">GOSUB</text:span></text:span><text:span text:style-name="Default_20_Paragraph_20_Font"><text:span text:style-name="T2">) it is possible to create local variables, which can be used within the procedure/subroutine without affecting any existing variables with the same name (the original values will be restored at the </text:span></text:span><text:span text:style-name="Default_20_Paragraph_20_Font"><text:span text:style-name="T25">ENDPROC </text:span></text:span><text:span text:style-name="Default_20_Paragraph_20_Font"><text:span text:style-name="T2">or </text:span></text:span><text:span text:style-name="Default_20_Paragraph_20_Font"><text:span text:style-name="T25">RETURN </text:span></text:span><text:span text:style-name="Default_20_Paragraph_20_Font"><text:span text:style-name="T2">command):</text:span></text:span></text:p>
      <text:p text:style-name="P25"/>
      <text:p text:style-name="Standard"><text:span text:style-name="Default_20_Paragraph_20_Font"><text:span text:style-name="T2"><text:tab/></text:span></text:span><text:span text:style-name="Default_20_Paragraph_20_Font"><text:span text:style-name="T25">LOCAL </text:span></text:span><text:span text:style-name="Default_20_Paragraph_20_Font"><text:span text:style-name="T12">variablelist</text:span></text:span></text:p>
      <text:p text:style-name="P25"/>
      <text:p text:style-name="Standard"><text:span text:style-name="Default_20_Paragraph_20_Font"><text:span text:style-name="T2">As with the </text:span></text:span><text:span text:style-name="Default_20_Paragraph_20_Font"><text:span text:style-name="T12">paramlist </text:span></text:span><text:span text:style-name="Default_20_Paragraph_20_Font"><text:span text:style-name="T2">in a </text:span></text:span><text:span text:style-name="Default_20_Paragraph_20_Font"><text:span text:style-name="T25">DEFPROC</text:span></text:span><text:span text:style-name="Default_20_Paragraph_20_Font"><text:span text:style-name="T2"> (which is itself a set of local variable names for the procedure, initialised with the values from the </text:span></text:span><text:span text:style-name="Default_20_Paragraph_20_Font"><text:span text:style-name="T25">PROC </text:span></text:span><text:span text:style-name="Default_20_Paragraph_20_Font"><text:span text:style-name="T2">command), only simple string, numeric and integer variables can be made local; not arrays.</text:span></text:span></text:p>
      <text:p text:style-name="P25"/>
      <text:p text:style-name="Standard"><text:span text:style-name="Default_20_Paragraph_20_Font"><text:span text:style-name="T2">Each </text:span></text:span><text:span text:style-name="Default_20_Paragraph_20_Font"><text:span text:style-name="T25">LOCAL </text:span></text:span><text:span text:style-name="Default_20_Paragraph_20_Font"><text:span text:style-name="T2">statement can contain up to 256 variable names, and multiple </text:span></text:span><text:span text:style-name="Default_20_Paragraph_20_Font"><text:span text:style-name="T25">LOCAL </text:span></text:span><text:span text:style-name="Default_20_Paragraph_20_Font"><text:span text:style-name="T2">statements may be present in a subroutine or procedure; the only limit on the number of local variables that can be created is available memory.</text:span></text:span></text:p>
      <text:p text:style-name="P25"/>
      <text:p text:style-name="Standard"><text:span text:style-name="Default_20_Paragraph_20_Font"><text:span text:style-name="T2">Local variables are initialised to zero (or the empty string) by the </text:span></text:span><text:span text:style-name="Default_20_Paragraph_20_Font"><text:span text:style-name="T25">LOCAL </text:span></text:span><text:span text:style-name="Default_20_Paragraph_20_Font"><text:span text:style-name="T2">command.</text:span></text:span></text:p>
      <text:p text:style-name="P25"/>
      <text:p text:style-name="P25"/>
      <text:p text:style-name="P27">Procedures may also be recursive. Here is a simple example:</text:p>
      <text:p text:style-name="P25"><text:soft-page-break/></text:p>
      <text:p text:style-name="P27"><text:s text:c="2"/>10 INPUT “Enter a number 0+:”;x</text:p>
      <text:p text:style-name="P27"><text:s text:c="2"/>20 PROC factorial(x) TO f</text:p>
      <text:p text:style-name="P27"><text:s text:c="2"/>30 PRINT “The factorial of “;x;” is “;f</text:p>
      <text:p text:style-name="P27"><text:s text:c="2"/>40 GOTO 10</text:p>
      <text:p text:style-name="P27"><text:s/>999 STOP</text:p>
      <text:p text:style-name="P27">1000 DEFPROC factorial(n)</text:p>
      <text:p text:style-name="P27">1010 IF n&lt;0 OR n&lt;&gt;INT n THEN PRINT “Factorial only possible for non-negative integers”:STOP</text:p>
      <text:p text:style-name="P27">1020 IF n&lt;=1 THEN ENDPROC=1</text:p>
      <text:p text:style-name="P27">1030 LOCAL partial</text:p>
      <text:p text:style-name="P27">1040 PROC factorial(n-1) TO partial</text:p>
      <text:p text:style-name="P27">1050 ENDPROC=n*partial</text:p>
      <text:p text:style-name="P27"/>
      <text:p text:style-name="P25"/>
      <text:p text:style-name="P2">Error-trapping</text:p>
      <text:p text:style-name="P5"/>
      <text:p text:style-name="Standard"><text:span text:style-name="Default_20_Paragraph_20_Font"><text:span text:style-name="T2">Any error (except “</text:span></text:span><text:span text:style-name="Default_20_Paragraph_20_Font"><text:span text:style-name="T12">0 OK</text:span></text:span><text:span text:style-name="Default_20_Paragraph_20_Font"><text:span text:style-name="T2">” which is not considered an error) can be trapped by the </text:span></text:span><text:span text:style-name="Default_20_Paragraph_20_Font"><text:span text:style-name="T25">ON ERROR </text:span></text:span><text:span text:style-name="Default_20_Paragraph_20_Font"><text:span text:style-name="T2">command, allowing BASIC to recover from expected error conditions.</text:span></text:span></text:p>
      <text:p text:style-name="P27"/>
      <text:p text:style-name="P27">To turn on error trapping, use the command:</text:p>
      <text:p text:style-name="P27"/>
      <text:p text:style-name="Standard"><text:span text:style-name="Default_20_Paragraph_20_Font"><text:span text:style-name="T2"><text:tab/></text:span></text:span><text:span text:style-name="Default_20_Paragraph_20_Font"><text:span text:style-name="T25">ON ERROR </text:span></text:span><text:span text:style-name="Default_20_Paragraph_20_Font"><text:span text:style-name="T12">statementlist</text:span></text:span></text:p>
      <text:p text:style-name="P27"/>
      <text:p text:style-name="Standard"><text:span text:style-name="Default_20_Paragraph_20_Font"><text:span text:style-name="T2">This will cause the statements after the </text:span></text:span><text:span text:style-name="Default_20_Paragraph_20_Font"><text:span text:style-name="T25">ON ERROR </text:span></text:span><text:span text:style-name="Default_20_Paragraph_20_Font"><text:span text:style-name="T2">command to be executed whenever an error report would normally have been displayed. Note that this command </text:span></text:span><text:span text:style-name="Default_20_Paragraph_20_Font"><text:span text:style-name="T12">must </text:span></text:span><text:span text:style-name="Default_20_Paragraph_20_Font"><text:span text:style-name="T2">be part of a program and cannot be entered as a direct command.</text:span></text:span></text:p>
      <text:p text:style-name="P27"/>
      <text:p text:style-name="Standard"><text:span text:style-name="Default_20_Paragraph_20_Font"><text:span text:style-name="T2">To turn off error-trapping again, just use</text:span></text:span><text:span text:style-name="Default_20_Paragraph_20_Font"><text:span text:style-name="T25">:</text:span></text:span></text:p>
      <text:p text:style-name="P27"/>
      <text:p text:style-name="P53"><text:tab/>ON ERROR</text:p>
      <text:p text:style-name="P27"/>
      <text:p text:style-name="Standard"><text:span text:style-name="Default_20_Paragraph_20_Font"><text:span text:style-name="T2">This is required if you wish to generate errors again. eg the following will display “There was an error!” and terminate with the </text:span></text:span><text:span text:style-name="Default_20_Paragraph_20_Font"><text:span text:style-name="T12">9 STOP statement </text:span></text:span><text:span text:style-name="Default_20_Paragraph_20_Font"><text:span text:style-name="T2">error when line 20 is executed:</text:span></text:span></text:p>
      <text:p text:style-name="P27"/>
      <text:p text:style-name="P27"><text:tab/>10 ON ERROR PRINT “There was an error!”:ON ERROR:STOP</text:p>
      <text:p text:style-name="P27"><text:tab/>20 PRINT 5/0</text:p>
      <text:p text:style-name="P27"/>
      <text:p text:style-name="P27">To generate the last error that actually occured (this does not need error trapping to be turned off), use the command:</text:p>
      <text:p text:style-name="P27"/>
      <text:p text:style-name="Standard"><text:span text:style-name="Default_20_Paragraph_20_Font"><text:span text:style-name="T2"><text:tab/></text:span></text:span><text:span text:style-name="Default_20_Paragraph_20_Font"><text:span text:style-name="T25">ERROR</text:span></text:span></text:p>
      <text:p text:style-name="P27"/>
      <text:p text:style-name="Standard"><text:span text:style-name="Default_20_Paragraph_20_Font"><text:span text:style-name="T2">eg this will print the message but still give the correct </text:span></text:span><text:span text:style-name="Default_20_Paragraph_20_Font"><text:span text:style-name="T12">Number too big</text:span></text:span><text:span text:style-name="Default_20_Paragraph_20_Font"><text:span text:style-name="T2"> report.</text:span></text:span></text:p>
      <text:p text:style-name="P27"/>
      <text:p text:style-name="P27"><text:tab/>10 ON ERROR PRINT “There was an error!”:ERROR</text:p>
      <text:p text:style-name="P27"><text:tab/>20 PRINT 5/0</text:p>
      <text:p text:style-name="P27"/>
      <text:p text:style-name="P27">You can also obtain details of the last error using the following command:</text:p>
      <text:p text:style-name="P27"/>
      <text:p text:style-name="Standard"><text:span text:style-name="Default_20_Paragraph_20_Font"><text:span text:style-name="T2"><text:tab/></text:span></text:span><text:span text:style-name="Default_20_Paragraph_20_Font"><text:span text:style-name="T25">ERROR TO </text:span></text:span><text:span text:style-name="Default_20_Paragraph_20_Font"><text:span text:style-name="T12">codevar</text:span></text:span><text:span text:style-name="Default_20_Paragraph_20_Font"><text:span text:style-name="T18">,</text:span></text:span><text:span text:style-name="Default_20_Paragraph_20_Font"><text:span text:style-name="T12">linevar</text:span></text:span><text:span text:style-name="Default_20_Paragraph_20_Font"><text:span text:style-name="T18">,</text:span></text:span><text:span text:style-name="Default_20_Paragraph_20_Font"><text:span text:style-name="T12">statementvar</text:span></text:span><text:span text:style-name="Default_20_Paragraph_20_Font"><text:span text:style-name="T18">,</text:span></text:span><text:span text:style-name="Default_20_Paragraph_20_Font"><text:span text:style-name="T12">bankvar</text:span></text:span></text:p>
      <text:p text:style-name="P27"/>
      <text:p text:style-name="Standard"><text:span text:style-name="Default_20_Paragraph_20_Font"><text:span text:style-name="T2">This will store the error code in the numeric variable </text:span></text:span><text:span text:style-name="Default_20_Paragraph_20_Font"><text:span text:style-name="T12">codevar</text:span></text:span><text:span text:style-name="Default_20_Paragraph_20_Font"><text:span text:style-name="T2">, the line number in </text:span></text:span><text:span text:style-name="Default_20_Paragraph_20_Font"><text:span text:style-name="T12">linevar</text:span></text:span><text:span text:style-name="Default_20_Paragraph_20_Font"><text:span text:style-name="T2">, the statement number in </text:span></text:span><text:span text:style-name="Default_20_Paragraph_20_Font"><text:span text:style-name="T12">statementvar</text:span></text:span><text:span text:style-name="Default_20_Paragraph_20_Font"><text:span text:style-name="T2"> and the bank number in </text:span></text:span><text:span text:style-name="Default_20_Paragraph_20_Font"><text:span text:style-name="T12">bankvar</text:span></text:span><text:span text:style-name="Default_20_Paragraph_20_Font"><text:span text:style-name="T2">.</text:span></text:span></text:p>
      <text:p text:style-name="P27">Note that you do not need to supply later variable names if you do not need the information, eg all of these are valid:</text:p>
      <text:p text:style-name="P27"/>
      <text:p text:style-name="Standard"><text:span text:style-name="Default_20_Paragraph_20_Font"><text:span text:style-name="T25"><text:tab/></text:span></text:span><text:span text:style-name="Default_20_Paragraph_20_Font"><text:span text:style-name="T2">ERROR TO e</text:span></text:span></text:p>
      <text:p text:style-name="P27"><text:tab/>ERROR TO e,l</text:p>
      <text:p text:style-name="P27"><text:tab/>ERROR TO e,l,s</text:p>
      <text:p text:style-name="P27"><text:tab/>ERROR TO e,l,s,b</text:p>
      <text:p text:style-name="P35"/>
      <text:p text:style-name="P132"><text:span text:style-name="Default_20_Paragraph_20_Font"><text:span text:style-name="T2">NOTE: </text:span></text:span><text:span text:style-name="Default_20_Paragraph_20_Font"><text:span text:style-name="T5">Any e</text:span></text:span><text:span text:style-name="Default_20_Paragraph_20_Font"><text:span text:style-name="T2">rror</text:span></text:span><text:span text:style-name="Default_20_Paragraph_20_Font"><text:span text:style-name="T5">s</text:span></text:span><text:span text:style-name="Default_20_Paragraph_20_Font"><text:span text:style-name="T2"> generated by </text:span></text:span><text:span text:style-name="Default_20_Paragraph_20_Font"><text:span text:style-name="T5">a</text:span></text:span><text:span text:style-name="Default_20_Paragraph_20_Font"><text:span text:style-name="T2"> dot command</text:span></text:span><text:span text:style-name="Default_20_Paragraph_20_Font"><text:span text:style-name="T5"> are indicated with an error code of 255 (“Dot Command Error”).</text:span></text:span></text:p>
      <text:p text:style-name="P54"/>
      <text:p text:style-name="P53"/>
      <text:p text:style-name="P5">Localised error-trapping</text:p>
      <text:p text:style-name="P5"/>
      <text:p text:style-name="Standard"><text:span text:style-name="Default_20_Paragraph_20_Font"><text:span text:style-name="T2">As well as (or instead of) having a global error-trapping routine for your program, each procedure, subroutine and repeat loop may have its own local error-trapping routine, simply by using the </text:span></text:span><text:span text:style-name="Default_20_Paragraph_20_Font"><text:span text:style-name="T25">ON ERROR </text:span></text:span><text:span text:style-name="Default_20_Paragraph_20_Font"><text:span text:style-name="T2">command within it.</text:span></text:span></text:p>
      <text:p text:style-name="P5"/>
      <text:p text:style-name="Standard"><text:span text:style-name="Default_20_Paragraph_20_Font"><text:span text:style-name="T2">When an error occurs within a repeat loop, subroutine or procedure, it will be trapped by its own </text:span></text:span><text:span text:style-name="Default_20_Paragraph_20_Font"><text:span text:style-name="T25">ON ERROR </text:span></text:span><text:span text:style-name="Default_20_Paragraph_20_Font"><text:span text:style-name="T2">routine if there is one. If not, the error will be passed out to the next level and trapped by any </text:span></text:span><text:span text:style-name="Default_20_Paragraph_20_Font"><text:span text:style-name="T25">ON ERROR </text:span></text:span><text:span text:style-name="Default_20_Paragraph_20_Font"><text:span text:style-name="T2">routine there and so on. Only if there is no </text:span></text:span><text:span text:style-name="Default_20_Paragraph_20_Font"><text:span text:style-name="T25">ON ERROR </text:span></text:span><text:span text:style-name="Default_20_Paragraph_20_Font"><text:span text:style-name="T2">at any level above the command that caused the error will a normal error report be generated.</text:span></text:span></text:p>
      <text:p text:style-name="P5"/>
      <text:p text:style-name="P27">For example:</text:p>
      <text:p text:style-name="P5"/>
      <text:p text:style-name="P27"><text:soft-page-break/><text:tab/> <text:s/>10 ON ERROR PRINT “Outer error handler!”:ERROR</text:p>
      <text:p text:style-name="P27"><text:tab/> <text:s/>20 REPEAT</text:p>
      <text:p text:style-name="P27"><text:tab/> <text:s/>30 <text:s text:c="2"/>PRINT “Starting...”</text:p>
      <text:p text:style-name="P27"><text:tab/> <text:s/>40 <text:s text:c="2"/>ON ERROR PRINT “Oops!”:ON ERROR:STOP</text:p>
      <text:p text:style-name="P27"><text:tab/> <text:s/>50 <text:s text:c="2"/>GO SUB 100</text:p>
      <text:p text:style-name="P27"><text:tab/> <text:s/>60 <text:s text:c="2"/>PRINT “Iterating...”</text:p>
      <text:p text:style-name="P27"><text:tab/> <text:s/>70 <text:s text:c="2"/>ON ERROR</text:p>
      <text:p text:style-name="P27"><text:tab/> <text:s/>80 REPEAT UNTIL 0</text:p>
      <text:p text:style-name="P27"><text:tab/> <text:s/>90 STOP</text:p>
      <text:p text:style-name="P27"><text:tab/> 100 ON ERROR PRINT “Bad pigs!”:RETURN</text:p>
      <text:p text:style-name="P27"><text:tab/> 110 PROC myproc()</text:p>
      <text:p text:style-name="P27"><text:tab/> 120 PRINT “Pigs:”;pigs</text:p>
      <text:p text:style-name="P27"><text:tab/> 130 RETURN</text:p>
      <text:p text:style-name="P27"><text:tab/> 200 DEFPROC myproc()</text:p>
      <text:p text:style-name="P27"><text:tab/> 210 <text:s text:c="2"/>LOCAL m</text:p>
      <text:p text:style-name="P27"><text:tab/> 220<text:tab/> ON ERROR PRINT “Myproc died...”:ENDPROC</text:p>
      <text:p text:style-name="P27"><text:tab/> 230 <text:s text:c="2"/>PRINT “m=”;m,”n=”;n</text:p>
      <text:p text:style-name="P27"><text:tab/> 240 ENDPROC</text:p>
      <text:p text:style-name="P5"/>
      <text:p text:style-name="P5"/>
      <text:p text:style-name="Standard"><text:span text:style-name="Default_20_Paragraph_20_Font"><text:span text:style-name="T2">Note that in </text:span></text:span><text:span text:style-name="Default_20_Paragraph_20_Font"><text:span text:style-name="T25">REPEAT </text:span></text:span><text:span text:style-name="Default_20_Paragraph_20_Font"><text:span text:style-name="T2">loops it is important to turn off any local error handling for that loop before the </text:span></text:span><text:span text:style-name="Default_20_Paragraph_20_Font"><text:span text:style-name="T25">REPEAT UNTIL </text:span></text:span><text:span text:style-name="Default_20_Paragraph_20_Font"><text:span text:style-name="T2">is executed. If not, the loop start cannot be found and a </text:span></text:span><text:span text:style-name="Default_20_Paragraph_20_Font"><text:span text:style-name="T12">Loop error </text:span></text:span><text:span text:style-name="Default_20_Paragraph_20_Font"><text:span text:style-name="T2">would result (and be trapped by the loop's own error handler). Removing line 70 in the example above would demonstrate this.</text:span></text:span></text:p>
      <text:p text:style-name="P5"/>
      <text:p text:style-name="P5"/>
      <text:p text:style-name="Standard"><text:span text:style-name="Default_20_Paragraph_20_Font"><text:span text:style-name="T2">Also note that any </text:span></text:span><text:span text:style-name="Default_20_Paragraph_20_Font"><text:span text:style-name="T25">LOCAL </text:span></text:span><text:span text:style-name="Default_20_Paragraph_20_Font"><text:span text:style-name="T2">commands in a procedure or subroutine must come before a local error handler (ie lines 210 and 220 in the example cannot be reversed).</text:span></text:span></text:p>
      <text:p text:style-name="P2">Integer variables and expressions</text:p>
      <text:p text:style-name="P27"/>
      <text:p text:style-name="P27">For additional speed and memory efficiency, NextBASIC provides a new integer expression evaluator. <text:span text:style-name="T131">Usually a</text:span>ll integer values are treated as unsigned 16-bit values <text:span text:style-name="T131">(signed 16-bit calculations and comparisons can also be performed, see later)</text:span>, and all operations are performed modulo 65535, with no checks for overflow/underflow (except division by zero, which results in error 6, Number too big).</text:p>
      <text:p text:style-name="P38"/>
      <text:p text:style-name="P134"><text:span text:style-name="Default_20_Paragraph_20_Font"><text:span text:style-name="T2">An integer expression can be used in any BASIC line where a numeric expression is normally expected. To indicate an integer expression instead of a floating point expression, a </text:span></text:span><text:span text:style-name="Default_20_Paragraph_20_Font"><text:span text:style-name="T25">% </text:span></text:span><text:span text:style-name="Default_20_Paragraph_20_Font"><text:span text:style-name="T2">symbol must always precede an integer expression. </text:span></text:span><text:span text:style-name="Default_20_Paragraph_20_Font"><text:span text:style-name="T9">It is important to note that after the </text:span></text:span><text:span text:style-name="Default_20_Paragraph_20_Font"><text:span text:style-name="T32">% </text:span></text:span><text:span text:style-name="Default_20_Paragraph_20_Font"><text:span text:style-name="T63">symbol has been used, all variable names in the expression refer to the specially-provided integer variables and arrays, and not the standard floating-point numeric variables.</text:span></text:span></text:p>
      <text:p text:style-name="P38"/>
      <text:p text:style-name="P134"><text:span text:style-name="Default_20_Paragraph_20_Font"><text:span text:style-name="T2">Similarly, integer variables can be used in assignments (such as </text:span></text:span><text:span text:style-name="Default_20_Paragraph_20_Font"><text:span text:style-name="T25">LET</text:span></text:span><text:span text:style-name="Default_20_Paragraph_20_Font"><text:span text:style-name="T2">, </text:span></text:span><text:span text:style-name="Default_20_Paragraph_20_Font"><text:span text:style-name="T25">INPUT</text:span></text:span><text:span text:style-name="Default_20_Paragraph_20_Font"><text:span text:style-name="T2">, </text:span></text:span><text:span text:style-name="Default_20_Paragraph_20_Font"><text:span text:style-name="T25">READ</text:span></text:span><text:span text:style-name="Default_20_Paragraph_20_Font"><text:span text:style-name="T2">, </text:span></text:span><text:span text:style-name="Default_20_Paragraph_20_Font"><text:span text:style-name="T25">FOR</text:span></text:span><text:span text:style-name="Default_20_Paragraph_20_Font"><text:span text:style-name="T2">) by preceding their name with a </text:span></text:span><text:span text:style-name="Default_20_Paragraph_20_Font"><text:span text:style-name="T25">%</text:span></text:span><text:span text:style-name="Default_20_Paragraph_20_Font"><text:span text:style-name="T2">.</text:span></text:span></text:p>
      <text:p text:style-name="P38"/>
      <text:p text:style-name="P134"><text:span text:style-name="Default_20_Paragraph_20_Font"><text:span text:style-name="T2">It is </text:span></text:span><text:span text:style-name="Default_20_Paragraph_20_Font"><text:span text:style-name="T12">not</text:span></text:span><text:span text:style-name="Default_20_Paragraph_20_Font"><text:span text:style-name="T2"> </text:span></text:span><text:span text:style-name="Default_20_Paragraph_20_Font"><text:span text:style-name="T9">generally </text:span></text:span><text:span text:style-name="Default_20_Paragraph_20_Font"><text:span text:style-name="T2">possible to access standard numeric variables or functions within an integer expression </text:span></text:span><text:span text:style-name="Default_20_Paragraph_20_Font"><text:span text:style-name="T9">(but see the special </text:span></text:span><text:span text:style-name="Default_20_Paragraph_20_Font"><text:span text:style-name="T32">INT{ } </text:span></text:span><text:span text:style-name="Default_20_Paragraph_20_Font"><text:span text:style-name="T63">notation later)</text:span></text:span><text:span text:style-name="Default_20_Paragraph_20_Font"><text:span text:style-name="T2">, or to access integer variables or operations within a standard numeric expression.</text:span></text:span></text:p>
      <text:p text:style-name="P38"/>
      <text:p text:style-name="P134"><text:span text:style-name="Default_20_Paragraph_20_Font"><text:span text:style-name="T2">It </text:span></text:span><text:span text:style-name="Default_20_Paragraph_20_Font"><text:span text:style-name="T12">is</text:span></text:span><text:span text:style-name="Default_20_Paragraph_20_Font"><text:span text:style-name="T2"> possible to assign an integer expression to a standard normal numeric variable, or vice-versa, and the value will be converted appropriately. For example, all the following assignments are valid:</text:span></text:span></text:p>
      <text:p text:style-name="P38"/>
      <text:p text:style-name="P55">LET %A=2*PI*radius</text:p>
      <text:p text:style-name="P38">assigns truncated floating point calculation to integer variable A</text:p>
      <text:p text:style-name="P55"/>
      <text:p text:style-name="P55">LET %B=%B+(A(7)&lt;&lt;3)</text:p>
      <text:p text:style-name="P38">shifts integer array element A(7) left 3 bits and adds to integer variable B</text:p>
      <text:p text:style-name="P38"/>
      <text:p text:style-name="P55">LET addr=%x(1)&lt;&lt;8+x(0)</text:p>
      <text:p text:style-name="P134"><text:span text:style-name="Default_20_Paragraph_20_Font"><text:span text:style-name="T2">calculates standard numeric variable </text:span></text:span><text:span text:style-name="Default_20_Paragraph_20_Font"><text:span text:style-name="T12">addr</text:span></text:span><text:span text:style-name="Default_20_Paragraph_20_Font"><text:span text:style-name="T2"> from low and high bytes in integer array X elements 0 and 1</text:span></text:span></text:p>
      <text:p text:style-name="P38"/>
      <text:p text:style-name="P134"><text:span text:style-name="Default_20_Paragraph_20_Font"><text:span text:style-name="T2">Note that </text:span></text:span><text:span text:style-name="Default_20_Paragraph_20_Font"><text:span text:style-name="T25">DEF FN </text:span></text:span><text:span text:style-name="Default_20_Paragraph_20_Font"><text:span text:style-name="T2">does not support user-defined integer functions.</text:span></text:span></text:p>
      <text:p text:style-name="P38"/>
      <text:p text:style-name="P38"/>
      <text:p text:style-name="P134"><text:span text:style-name="Default_20_Paragraph_20_Font"><text:span text:style-name="T25">FOR..NEXT </text:span></text:span><text:span text:style-name="Default_20_Paragraph_20_Font"><text:span text:style-name="T2">loops may be used with integer variables as the index, eg:</text:span></text:span></text:p>
      <text:p text:style-name="P134"><text:span text:style-name="Default_20_Paragraph_20_Font"><text:span text:style-name="T2"><text:tab/></text:span></text:span><text:span text:style-name="Default_20_Paragraph_20_Font"><text:span text:style-name="T25">10 FOR %i=%$c9 TO 220</text:span></text:span></text:p>
      <text:p text:style-name="P55"><text:tab/>20 PRINT %i</text:p>
      <text:p text:style-name="P55"><text:tab/>30 NEXT %i</text:p>
      <text:p text:style-name="P134"><text:span text:style-name="Default_20_Paragraph_20_Font"><text:span text:style-name="T9"/></text:span></text:p>
      <text:p text:style-name="P46"><text:span text:style-name="Default_20_Paragraph_20_Font"><text:span text:style-name="T131">I</text:span></text:span><text:span text:style-name="Default_20_Paragraph_20_Font">nteger loops run much faster than loops using a standard floating point index variable, especially when loops are used towards the end of long programs. Integer </text:span><text:span text:style-name="Default_20_Paragraph_20_Font"><text:span text:style-name="T75">FOR..NEXT </text:span></text:span><text:span text:style-name="Default_20_Paragraph_20_Font">loops run at the same speed regardless of where they are located in the BASIC program, but standard </text:span><text:span text:style-name="Default_20_Paragraph_20_Font"><text:span text:style-name="T75">FOR..NEXT </text:span></text:span><text:span text:style-name="Default_20_Paragraph_20_Font">loops become progressively slower the later they are located in the program.</text:span></text:p>
      <text:p text:style-name="P46"><text:span text:style-name="Default_20_Paragraph_20_Font"><text:span text:style-name="T82"/></text:span></text:p>
      <text:p text:style-name="P46"><text:span text:style-name="Default_20_Paragraph_20_Font"><text:span text:style-name="T82">STEP</text:span></text:span><text:span text:style-name="Default_20_Paragraph_20_Font"><text:span text:style-name="T103"> values up to 32767 are allowed, as well as negative </text:span></text:span><text:span text:style-name="Default_20_Paragraph_20_Font"><text:span text:style-name="T82">STEP </text:span></text:span><text:span text:style-name="Default_20_Paragraph_20_Font"><text:span text:style-name="T103">values from -1 to -32767.</text:span></text:span></text:p>
      <text:p text:style-name="P46"><text:span text:style-name="Default_20_Paragraph_20_Font"><text:span text:style-name="T103"/></text:span></text:p>
      <text:p text:style-name="P46"><text:span text:style-name="Default_20_Paragraph_20_Font"><text:span text:style-name="T103">Note that although the loop index in an integer loop is treated as an unsigned value, this will actually work for signed loop limits as well (eg </text:span></text:span><text:span text:style-name="Default_20_Paragraph_20_Font"><text:span text:style-name="T82">FOR %i=-3 TO -7 STEP -1</text:span></text:span><text:span text:style-name="Default_20_Paragraph_20_Font"><text:span text:style-name="T103">). The one restriction is that both loop limits must be either positive or negative (eg </text:span></text:span><text:span text:style-name="Default_20_Paragraph_20_Font"><text:span text:style-name="T82">FOR %i=-3 TO 3 STEP 1</text:span></text:span><text:span text:style-name="Default_20_Paragraph_20_Font"><text:span text:style-name="T103"> will not work).</text:span></text:span></text:p>
      <text:p text:style-name="P38"><text:span text:style-name="Default_20_Paragraph_20_Font"/></text:p>
      <text:p text:style-name="P27"/>
      <text:p text:style-name="P26">Integer variables</text:p>
      <text:p text:style-name="P27">A fixed set of integer variables are provided: the user cannot define additional variables. The two main advantages of a fixed set of variables are:</text:p>
      <text:list xml:id="list1979883596" text:style-name="L5">
        <text:list-item>
          <text:p text:style-name="P155">speed of access (all integer variables are at a known location)</text:p>
        </text:list-item>
        <text:list-item>
          <text:p text:style-name="P155">memory usage - the integer variables are stored in <text:span text:style-name="T131">additional </text:span>RAM reserved by Next<text:span text:style-name="T123">ZX</text:span>OS, and hence do not use any space in the normal BASIC/variables area</text:p>
        </text:list-item>
      </text:list>
      <text:p text:style-name="P27"><text:soft-page-break/></text:p>
      <text:p text:style-name="Standard"><text:span text:style-name="Default_20_Paragraph_20_Font"><text:span text:style-name="T2">All integer variables are erased to zero at </text:span></text:span><text:span text:style-name="Default_20_Paragraph_20_Font"><text:span text:style-name="T25">RUN</text:span></text:span><text:span text:style-name="Default_20_Paragraph_20_Font"><text:span text:style-name="T2">, </text:span></text:span><text:span text:style-name="Default_20_Paragraph_20_Font"><text:span text:style-name="T25">CLEAR</text:span></text:span><text:span text:style-name="Default_20_Paragraph_20_Font"><text:span text:style-name="T2"> and </text:span></text:span><text:span text:style-name="Default_20_Paragraph_20_Font"><text:span text:style-name="T25">NEW</text:span></text:span><text:span text:style-name="Default_20_Paragraph_20_Font"><text:span text:style-name="T2">. Note, however, that integer variables are not saved/loaded along with BASIC programs, as is the case with normal floating-point and string variables. </text:span></text:span><text:span text:style-name="Default_20_Paragraph_20_Font"><text:span text:style-name="T6">Therefore they survive a </text:span></text:span><text:span text:style-name="Default_20_Paragraph_20_Font"><text:span text:style-name="T29">LOAD </text:span></text:span><text:span text:style-name="Default_20_Paragraph_20_Font"><text:span text:style-name="T61">and can potentially be used to communicate information between BASIC programs.</text:span></text:span></text:p>
      <text:p text:style-name="P27"/>
      <text:p text:style-name="P134"><text:span text:style-name="Default_20_Paragraph_20_Font"><text:span text:style-name="T2">There are 26 integer variables provided, named </text:span></text:span><text:span text:style-name="Default_20_Paragraph_20_Font"><text:span text:style-name="T25">A</text:span></text:span><text:span text:style-name="Default_20_Paragraph_20_Font"><text:span text:style-name="T2"> to </text:span></text:span><text:span text:style-name="Default_20_Paragraph_20_Font"><text:span text:style-name="T25">Z </text:span></text:span><text:span text:style-name="Default_20_Paragraph_20_Font"><text:span text:style-name="T2">(can also be referred to in lower-case, </text:span></text:span><text:span text:style-name="Default_20_Paragraph_20_Font"><text:span text:style-name="T25">a</text:span></text:span><text:span text:style-name="Default_20_Paragraph_20_Font"><text:span text:style-name="T2"> to </text:span></text:span><text:span text:style-name="Default_20_Paragraph_20_Font"><text:span text:style-name="T25">z</text:span></text:span><text:span text:style-name="Default_20_Paragraph_20_Font"><text:span text:style-name="T2">).</text:span></text:span></text:p>
      <text:p text:style-name="P134"><text:span text:style-name="Default_20_Paragraph_20_Font"><text:span text:style-name="T2"/></text:span></text:p>
      <text:p text:style-name="P134"><text:span text:style-name="Default_20_Paragraph_20_Font"><text:span text:style-name="T2"/></text:span></text:p>
      <text:p text:style-name="P134"><text:span text:style-name="Default_20_Paragraph_20_Font"><text:span text:style-name="T38">Integer arrays</text:span></text:span></text:p>
      <text:p text:style-name="P134"><text:span text:style-name="Default_20_Paragraph_20_Font"><text:span text:style-name="T2">There are also 26 integer variable arrays provided, named </text:span></text:span><text:span text:style-name="Default_20_Paragraph_20_Font"><text:span text:style-name="T25">A() </text:span></text:span><text:span text:style-name="Default_20_Paragraph_20_Font"><text:span text:style-name="T2">to </text:span></text:span><text:span text:style-name="Default_20_Paragraph_20_Font"><text:span text:style-name="T25">Z() </text:span></text:span><text:span text:style-name="Default_20_Paragraph_20_Font"><text:span text:style-name="T2">(or </text:span></text:span><text:span text:style-name="Default_20_Paragraph_20_Font"><text:span text:style-name="T25">a() </text:span></text:span><text:span text:style-name="Default_20_Paragraph_20_Font"><text:span text:style-name="T2">to </text:span></text:span><text:span text:style-name="Default_20_Paragraph_20_Font"><text:span text:style-name="T25">z()</text:span></text:span><text:span text:style-name="Default_20_Paragraph_20_Font"><text:span text:style-name="T2">), each containing 64 elements, numbered 0 to 63.</text:span></text:span></text:p>
      <text:p text:style-name="P27"/>
      <text:p text:style-name="Standard"><text:span text:style-name="Default_20_Paragraph_20_Font"><text:span text:style-name="T2">Note that array elements are numbered from 0, not 1 as in normal floating-point/string arrays. Also note that integer array element </text:span></text:span><text:span text:style-name="Default_20_Paragraph_20_Font"><text:span text:style-name="T25">A(0) </text:span></text:span><text:span text:style-name="Default_20_Paragraph_20_Font"><text:span text:style-name="T2">is </text:span></text:span><text:span text:style-name="Default_20_Paragraph_20_Font"><text:span text:style-name="T12">not </text:span></text:span><text:span text:style-name="Default_20_Paragraph_20_Font"><text:span text:style-name="T2">the same as integer variable </text:span></text:span><text:span text:style-name="Default_20_Paragraph_20_Font"><text:span text:style-name="T25">A</text:span></text:span><text:span text:style-name="Default_20_Paragraph_20_Font"><text:span text:style-name="T2">.</text:span></text:span></text:p>
      <text:p text:style-name="Standard"><text:span text:style-name="Default_20_Paragraph_20_Font"><text:span text:style-name="T2"/></text:span></text:p>
      <text:p text:style-name="P134"><text:span text:style-name="Default_20_Paragraph_20_Font"><text:span text:style-name="T9">It is not possible to re-dimension integer arrays: for speed, these are pre-allocated. However, to provide a little more flexibility it is possible to treat the array memory in different ways using </text:span></text:span><text:span text:style-name="Default_20_Paragraph_20_Font"><text:span text:style-name="T32">[] </text:span></text:span><text:span text:style-name="Default_20_Paragraph_20_Font"><text:span text:style-name="T63">subscript notation instead of the normal </text:span></text:span><text:span text:style-name="Default_20_Paragraph_20_Font"><text:span text:style-name="T32">() </text:span></text:span><text:span text:style-name="Default_20_Paragraph_20_Font"><text:span text:style-name="T63">notation.</text:span></text:span></text:p>
      <text:p text:style-name="P134"><text:span text:style-name="Default_20_Paragraph_20_Font"><text:span text:style-name="T63"/></text:span></text:p>
      <text:p text:style-name="P134"><text:span text:style-name="Default_20_Paragraph_20_Font"><text:span text:style-name="T63">When using a single </text:span></text:span><text:span text:style-name="Default_20_Paragraph_20_Font"><text:span text:style-name="T32">[] </text:span></text:span><text:span text:style-name="Default_20_Paragraph_20_Font"><text:span text:style-name="T63">subscript, you can treat an integer array as having more than 64 elements. Additional elements are taken from subsequent arrays in memory. Accessing </text:span></text:span><text:span text:style-name="Default_20_Paragraph_20_Font"><text:span text:style-name="T32">C[</text:span></text:span><text:span text:style-name="Default_20_Paragraph_20_Font"><text:span text:style-name="T23">n</text:span></text:span><text:span text:style-name="Default_20_Paragraph_20_Font"><text:span text:style-name="T52">] </text:span></text:span><text:span text:style-name="Default_20_Paragraph_20_Font"><text:span text:style-name="T47">would use memory in arrays C,D,E.. in turn, depending upon the maximum value of </text:span></text:span><text:span text:style-name="Default_20_Paragraph_20_Font"><text:span text:style-name="T23">n </text:span></text:span><text:span text:style-name="Default_20_Paragraph_20_Font"><text:span text:style-name="T47">used. For example, if you required 200 elements so </text:span></text:span><text:span text:style-name="Default_20_Paragraph_20_Font"><text:span text:style-name="T23">n </text:span></text:span><text:span text:style-name="Default_20_Paragraph_20_Font"><text:span text:style-name="T47">ranged from 0..199, then 4 arrays C(), D(), E() and F() would be in use (200/64=3.13). </text:span></text:span></text:p>
      <text:p text:style-name="P134"><text:span text:style-name="Default_20_Paragraph_20_Font"><text:span text:style-name="T63"/></text:span></text:p>
      <text:p text:style-name="P134"><text:span text:style-name="Default_20_Paragraph_20_Font"><text:span text:style-name="T63">When using a double </text:span></text:span><text:span text:style-name="Default_20_Paragraph_20_Font"><text:span text:style-name="T32">[][] </text:span></text:span><text:span text:style-name="Default_20_Paragraph_20_Font"><text:span text:style-name="T63">subscript, you can treat a range of integer arrays as a single two-dimensional array. In this case, the first subscript indicates the integer array to be used (0=the named array, 1=the next array etc) and the second subscript is the element number (0..63). For example, accessing </text:span></text:span><text:span text:style-name="Default_20_Paragraph_20_Font"><text:span text:style-name="T32">G[</text:span></text:span><text:span text:style-name="Default_20_Paragraph_20_Font"><text:span text:style-name="T23">n</text:span></text:span><text:span text:style-name="Default_20_Paragraph_20_Font"><text:span text:style-name="T52">][</text:span></text:span><text:span text:style-name="Default_20_Paragraph_20_Font"><text:span text:style-name="T23">m</text:span></text:span><text:span text:style-name="Default_20_Paragraph_20_Font"><text:span text:style-name="T52">]</text:span></text:span><text:span text:style-name="Default_20_Paragraph_20_Font"><text:span text:style-name="T47"> where </text:span></text:span><text:span text:style-name="Default_20_Paragraph_20_Font"><text:span text:style-name="T23">n </text:span></text:span><text:span text:style-name="Default_20_Paragraph_20_Font"><text:span text:style-name="T47">ranges from 0 to 7 would use the 8 arrays G()..N(). <text:s/></text:span></text:span></text:p>
      <text:p text:style-name="P27"/>
      <text:p text:style-name="P27"/>
      <text:p text:style-name="P26">Available operators and functions</text:p>
      <text:p text:style-name="P27">The following unary operator<text:span text:style-name="T131">s</text:span> may precede any integer value or <text:span text:style-name="T131">sub-</text:span>expression:</text:p>
      <text:p text:style-name="Standard"><text:span text:style-name="Default_20_Paragraph_20_Font"><text:span text:style-name="T2"><text:tab/></text:span></text:span><text:span text:style-name="Default_20_Paragraph_20_Font"><text:span text:style-name="T25">!</text:span></text:span><text:span text:style-name="Default_20_Paragraph_20_Font"><text:span text:style-name="T2"><text:tab/>bitwise not</text:span></text:span></text:p>
      <text:p text:style-name="Standard"><text:span text:style-name="Default_20_Paragraph_20_Font"><text:span text:style-name="T2"><text:tab/></text:span></text:span><text:span text:style-name="Default_20_Paragraph_20_Font"><text:span text:style-name="T32">NOT</text:span></text:span><text:span text:style-name="Default_20_Paragraph_20_Font"><text:span text:style-name="T63"><text:tab/>logical not (gives 1 if argument is zero; otherwise gives 0)</text:span></text:span></text:p>
      <text:p text:style-name="Standard"><text:span text:style-name="Default_20_Paragraph_20_Font"><text:span text:style-name="T2"><text:tab/></text:span></text:span><text:span text:style-name="Default_20_Paragraph_20_Font"><text:span text:style-name="T25">-</text:span></text:span><text:span text:style-name="Default_20_Paragraph_20_Font"><text:span text:style-name="T2"><text:tab/></text:span></text:span><text:span text:style-name="Default_20_Paragraph_20_Font"><text:span text:style-name="T9">two's complement (negate)</text:span></text:span></text:p>
      <text:p text:style-name="P27"/>
      <text:p text:style-name="Standard"><text:span text:style-name="Default_20_Paragraph_20_Font"><text:span text:style-name="T2">Literal numbers can be specified in decimal (the default), hexadecimal (preceded by the </text:span></text:span><text:span text:style-name="Default_20_Paragraph_20_Font"><text:span text:style-name="T25">$ </text:span></text:span><text:span text:style-name="Default_20_Paragraph_20_Font"><text:span text:style-name="T2">symbol) or binary (preceded by the </text:span></text:span><text:span text:style-name="Default_20_Paragraph_20_Font"><text:span text:style-name="T25">@</text:span></text:span><text:span text:style-name="Default_20_Paragraph_20_Font"><text:span text:style-name="T2"> symbol), eg:</text:span></text:span></text:p>
      <text:p text:style-name="Standard"><text:span text:style-name="Default_20_Paragraph_20_Font"><text:span text:style-name="T2"><text:tab/></text:span></text:span><text:span text:style-name="Default_20_Paragraph_20_Font"><text:span text:style-name="T25">32767</text:span></text:span></text:p>
      <text:p text:style-name="P53"><text:tab/>$ed01</text:p>
      <text:p text:style-name="P53"><text:tab/>@11100010</text:p>
      <text:p text:style-name="P53"><text:tab/>$FF</text:p>
      <text:p text:style-name="P27"/>
      <text:p text:style-name="P27">The following binary operators are available:</text:p>
      <text:p text:style-name="Standard"><text:span text:style-name="Default_20_Paragraph_20_Font"><text:span text:style-name="T2"><text:tab/></text:span></text:span><text:span text:style-name="Default_20_Paragraph_20_Font"><text:span text:style-name="T25">+<text:tab/></text:span></text:span><text:span text:style-name="Default_20_Paragraph_20_Font"><text:span text:style-name="T2">add</text:span></text:span></text:p>
      <text:p text:style-name="Standard"><text:span text:style-name="Default_20_Paragraph_20_Font"><text:span text:style-name="T25"><text:tab/>-<text:tab/></text:span></text:span><text:span text:style-name="Default_20_Paragraph_20_Font"><text:span text:style-name="T2">subtract</text:span></text:span></text:p>
      <text:p text:style-name="Standard"><text:span text:style-name="Default_20_Paragraph_20_Font"><text:span text:style-name="T25"><text:tab/>*<text:tab/></text:span></text:span><text:span text:style-name="Default_20_Paragraph_20_Font"><text:span text:style-name="T2">multiply</text:span></text:span></text:p>
      <text:p text:style-name="Standard"><text:span text:style-name="Default_20_Paragraph_20_Font"><text:span text:style-name="T25"><text:tab/>/<text:tab/></text:span></text:span><text:span text:style-name="Default_20_Paragraph_20_Font"><text:span text:style-name="T2">divide</text:span></text:span></text:p>
      <text:p text:style-name="Standard"><text:span text:style-name="Default_20_Paragraph_20_Font"><text:span text:style-name="T25"><text:tab/>MOD<text:tab/></text:span></text:span><text:span text:style-name="Default_20_Paragraph_20_Font"><text:span text:style-name="T2">modulus (remainder)</text:span></text:span></text:p>
      <text:p text:style-name="Standard"><text:span text:style-name="Default_20_Paragraph_20_Font"><text:span text:style-name="T25"><text:tab/>&lt;&lt;<text:tab/></text:span></text:span><text:span text:style-name="Default_20_Paragraph_20_Font"><text:span text:style-name="T2">shift left</text:span></text:span></text:p>
      <text:p text:style-name="Standard"><text:span text:style-name="Default_20_Paragraph_20_Font"><text:span text:style-name="T25"><text:tab/>&gt;&gt;<text:tab/></text:span></text:span><text:span text:style-name="Default_20_Paragraph_20_Font"><text:span text:style-name="T2">shift right</text:span></text:span></text:p>
      <text:p text:style-name="Standard"><text:span text:style-name="Default_20_Paragraph_20_Font"><text:span text:style-name="T25"><text:tab/>&amp;<text:tab/></text:span></text:span><text:span text:style-name="Default_20_Paragraph_20_Font"><text:span text:style-name="T2">bitwise AND</text:span></text:span></text:p>
      <text:p text:style-name="Standard"><text:span text:style-name="Default_20_Paragraph_20_Font"><text:span text:style-name="T25"><text:tab/>|<text:tab/></text:span></text:span><text:span text:style-name="Default_20_Paragraph_20_Font"><text:span text:style-name="T2">bitwise OR</text:span></text:span></text:p>
      <text:p text:style-name="Standard"><text:span text:style-name="Default_20_Paragraph_20_Font"><text:span text:style-name="T25"><text:tab/>^<text:tab/></text:span></text:span><text:span text:style-name="Default_20_Paragraph_20_Font"><text:span text:style-name="T2">bitwise XOR</text:span></text:span></text:p>
      <text:p text:style-name="Standard"><text:span text:style-name="Default_20_Paragraph_20_Font"><text:span text:style-name="T25"><text:tab/>&lt;<text:tab/></text:span></text:span><text:span text:style-name="Default_20_Paragraph_20_Font"><text:span text:style-name="T2">less than</text:span></text:span></text:p>
      <text:p text:style-name="Standard"><text:span text:style-name="Default_20_Paragraph_20_Font"><text:span text:style-name="T25"><text:tab/>&gt;<text:tab/></text:span></text:span><text:span text:style-name="Default_20_Paragraph_20_Font"><text:span text:style-name="T2">greater than</text:span></text:span></text:p>
      <text:p text:style-name="Standard"><text:span text:style-name="Default_20_Paragraph_20_Font"><text:span text:style-name="T25"><text:tab/>=<text:tab/></text:span></text:span><text:span text:style-name="Default_20_Paragraph_20_Font"><text:span text:style-name="T2">equal to</text:span></text:span></text:p>
      <text:p text:style-name="Standard"><text:span text:style-name="Default_20_Paragraph_20_Font"><text:span text:style-name="T25"><text:tab/>&lt;=<text:tab/></text:span></text:span><text:span text:style-name="Default_20_Paragraph_20_Font"><text:span text:style-name="T2">less than or equal to</text:span></text:span></text:p>
      <text:p text:style-name="Standard"><text:soft-page-break/><text:span text:style-name="Default_20_Paragraph_20_Font"><text:span text:style-name="T25"><text:tab/>&gt;=<text:tab/></text:span></text:span><text:span text:style-name="Default_20_Paragraph_20_Font"><text:span text:style-name="T2">greater than or equal to</text:span></text:span></text:p>
      <text:p text:style-name="Standard"><text:span text:style-name="Default_20_Paragraph_20_Font"><text:span text:style-name="T25"><text:tab/>&lt;&gt;<text:tab/></text:span></text:span><text:span text:style-name="Default_20_Paragraph_20_Font"><text:span text:style-name="T2">not equal to</text:span></text:span></text:p>
      <text:p text:style-name="Standard"><text:span text:style-name="Default_20_Paragraph_20_Font"><text:span text:style-name="T2"><text:tab/></text:span></text:span><text:span text:style-name="Default_20_Paragraph_20_Font"><text:span text:style-name="T32">AND</text:span></text:span><text:span text:style-name="Default_20_Paragraph_20_Font"><text:span text:style-name="T63"><text:tab/>logical and (if 1</text:span></text:span><text:span text:style-name="Default_20_Paragraph_20_Font"><text:span text:style-name="T132">st</text:span></text:span><text:span text:style-name="Default_20_Paragraph_20_Font"><text:span text:style-name="T63"> arg is 0, gives 0; otherwise gives 2</text:span></text:span><text:span text:style-name="Default_20_Paragraph_20_Font"><text:span text:style-name="T132">nd</text:span></text:span><text:span text:style-name="Default_20_Paragraph_20_Font"><text:span text:style-name="T63"> arg)</text:span></text:span></text:p>
      <text:p text:style-name="P134"><text:span text:style-name="Default_20_Paragraph_20_Font"><text:span text:style-name="T32"><text:tab/>OR</text:span></text:span><text:span text:style-name="Default_20_Paragraph_20_Font"><text:span text:style-name="T63"><text:tab/>logical or (if 2</text:span></text:span><text:span text:style-name="Default_20_Paragraph_20_Font"><text:span text:style-name="T132">nd</text:span></text:span><text:span text:style-name="Default_20_Paragraph_20_Font"><text:span text:style-name="T63"> arg is 0, gives 1</text:span></text:span><text:span text:style-name="Default_20_Paragraph_20_Font"><text:span text:style-name="T132">st</text:span></text:span><text:span text:style-name="Default_20_Paragraph_20_Font"><text:span text:style-name="T63"> arg; otherwise gives 1)</text:span></text:span></text:p>
      <text:p text:style-name="P122"/>
      <text:p text:style-name="P38">The six relational operators always produce a result of <text:span text:style-name="T131">0</text:span> for false and <text:span text:style-name="T131">1</text:span> for true.</text:p>
      <text:p text:style-name="P38"/>
      <text:p text:style-name="P37">The following integer functions are available (parentheses are optional):</text:p>
      <text:p text:style-name="P27"><text:tab/><text:span text:style-name="T76">IN </text:span><text:span text:style-name="T90">port</text:span><text:span text:style-name="T100"><text:tab/><text:tab/>read value from hardware port</text:span></text:p>
      <text:p text:style-name="P27"><text:tab/><text:span text:style-name="T76">REG </text:span><text:span text:style-name="T90">reg</text:span><text:span text:style-name="T112"><text:tab/><text:tab/>read value from Next register</text:span></text:p>
      <text:p text:style-name="P27"><text:span text:style-name="T112"><text:tab/></text:span><text:span text:style-name="T117">PEEK </text:span><text:span text:style-name="T90">addr<text:tab/><text:tab/></text:span><text:span text:style-name="T112">read byte from memory</text:span></text:p>
      <text:p text:style-name="P27"><text:span text:style-name="T112"><text:tab/></text:span><text:span text:style-name="T117">DPEEK</text:span><text:span text:style-name="T112"> </text:span><text:span text:style-name="T90">addr</text:span><text:span text:style-name="T112"><text:tab/><text:tab/>read double-byte (16-bit word) from memory</text:span></text:p>
      <text:p text:style-name="P38"><text:span text:style-name="T112"><text:tab/></text:span><text:span text:style-name="T117">USR </text:span><text:span text:style-name="T112">addr<text:tab/><text:tab/>execute m/c routine and return value left in BC</text:span></text:p>
      <text:p text:style-name="P38"><text:span text:style-name="T112"><text:tab/></text:span><text:span text:style-name="T117">BANK </text:span><text:span text:style-name="T90">n</text:span><text:span text:style-name="T117"> PEEK </text:span><text:span text:style-name="T90">o<text:tab/></text:span><text:span text:style-name="T112">read byte from offset in bank</text:span></text:p>
      <text:p text:style-name="P38"><text:span text:style-name="T112"><text:tab/></text:span><text:span text:style-name="T117">BANK </text:span><text:span text:style-name="T90">n</text:span><text:span text:style-name="T117"> DPEEK </text:span><text:span text:style-name="T90">o<text:tab/></text:span><text:span text:style-name="T112">read double-byte (16-bit word) from offset in bank</text:span></text:p>
      <text:p text:style-name="P38"><text:span text:style-name="T112"><text:tab/></text:span><text:span text:style-name="T117">BANK </text:span><text:span text:style-name="T90">n </text:span><text:span text:style-name="T117">USR </text:span><text:span text:style-name="T112">addr<text:tab/>execute m/c routine in bank and return value left in BC</text:span></text:p>
      <text:p text:style-name="P156"><text:span text:style-name="T112"><text:tab/></text:span><text:span text:style-name="T117">RND </text:span><text:span text:style-name="T90">n</text:span><text:span text:style-name="T112"><text:tab/><text:tab/><text:tab/>return random number</text:span></text:p>
      <text:p text:style-name="P156"><text:span text:style-name="T112"><text:tab/></text:span><text:span text:style-name="T117">BIN </text:span><text:span text:style-name="T90">n<text:tab/><text:tab/><text:tab/></text:span><text:span text:style-name="T112">synonym for </text:span><text:span text:style-name="T117">@</text:span><text:span text:style-name="T90">n</text:span><text:span text:style-name="T112">, specifying a binary value</text:span></text:p>
      <text:p text:style-name="P38"><text:span text:style-name="T112"><text:tab/></text:span><text:span text:style-name="T119">SPRITE </text:span><text:span text:style-name="T92">s</text:span><text:span text:style-name="T114"><text:tab/><text:tab/>return 1 (true) if sprite is visible, 0 otherwise</text:span></text:p>
      <text:p text:style-name="P38"><text:span text:style-name="T114"><text:tab/></text:span><text:span text:style-name="T119">SPRITE CONTINUE</text:span><text:span text:style-name="T114"> </text:span><text:span text:style-name="T92">s<text:tab/></text:span><text:span text:style-name="T114">returns sprite movement status (see sprites section)</text:span></text:p>
      <text:p text:style-name="P38"><text:span text:style-name="T114"><text:tab/></text:span><text:span text:style-name="T119">SPRITE AT(</text:span><text:span text:style-name="T92">s,c</text:span><text:span text:style-name="T119">)<text:tab/></text:span><text:span text:style-name="T114">returns sprite coord/movement data (see sprites section)</text:span></text:p>
      <text:p text:style-name="P38"><text:tab/><text:span text:style-name="T81">SPRITE OVER(</text:span><text:span text:style-name="T102">..</text:span><text:span text:style-name="T81">)</text:span><text:span text:style-name="T102"><text:tab/>returns collision detection result (see sprites section)</text:span></text:p>
      <text:p text:style-name="P38"/>
      <text:p text:style-name="P27">Operations are performed in strictly left-to-right order, unless overridden by the use of parentheses.</text:p>
      <text:p text:style-name="P27"/>
      <text:p text:style-name="P151">%RND <text:span text:style-name="T89">n </text:span><text:span text:style-name="T110">by default returns a random number in the range 0..n-1 (so that </text:span><text:span text:style-name="T104">%RND </text:span><text:span text:style-name="T89">n </text:span><text:span text:style-name="T110">gives the same as the floating-point expression </text:span><text:span text:style-name="T104">INT(RND*</text:span><text:span text:style-name="T89">n</text:span><text:span text:style-name="T104">) </text:span><text:span text:style-name="T110">). This behaviour can be changed (see “Code options” below).</text:span></text:p>
      <text:p text:style-name="P151"><text:span text:style-name="T110"/></text:p>
      <text:p text:style-name="P151"><text:span text:style-name="T110"/></text:p>
      <text:p text:style-name="P157"><text:span text:style-name="T110">Code options</text:span></text:p>
      <text:p text:style-name="P157"><text:span text:style-name="T120">A pseudo-variable </text:span><text:span text:style-name="T121">%CODE </text:span><text:span text:style-name="T120">may be set to change the behaviour of various </text:span><text:span text:style-name="T93">NextBASIC </text:span><text:span text:style-name="T120">operations. Each of the 16 bits controls a different feature.</text:span></text:p>
      <text:p text:style-name="P157"><text:span text:style-name="T120"/></text:p>
      <text:p text:style-name="P157"><text:span text:style-name="T120"><text:tab/></text:span><text:span text:style-name="T110">Bit:</text:span><text:span text:style-name="T120"><text:tab/></text:span><text:span text:style-name="T110">Feature:</text:span></text:p>
      <text:p text:style-name="P162"><text:span text:style-name="T110"><text:tab/>0<text:tab/>Set for </text:span><text:span text:style-name="T104">%RND</text:span><text:span text:style-name="T110"> to</text:span><text:span text:style-name="T104"> </text:span><text:span text:style-name="T110">return values in the range 0..n (instead of 0..n-1).</text:span></text:p>
      <text:p text:style-name="P162"><text:span text:style-name="T110"><text:tab/><text:tab/>This allows </text:span><text:span text:style-name="T104">%RND 65535 </text:span><text:span text:style-name="T110">to be used to obtain a full 16-bit range of</text:span></text:p>
      <text:p text:style-name="P162"><text:span text:style-name="T110"><text:tab/><text:tab/>random values (0..65535).</text:span></text:p>
      <text:p text:style-name="P162"><text:span text:style-name="T110"><text:tab/>1..15<text:tab/>reserved for future use (must be set to 0).</text:span></text:p>
      <text:p text:style-name="P162"><text:span text:style-name="T110"/></text:p>
      <text:p text:style-name="P162"><text:span text:style-name="T110">For example, using the command:</text:span></text:p>
      <text:p text:style-name="P162"><text:span text:style-name="T110"><text:tab/></text:span><text:span text:style-name="T104">%CODE=1</text:span></text:p>
      <text:p text:style-name="P161"><text:span text:style-name="T104">sets bit 0 of the code options and adjusts behaviour of </text:span><text:span text:style-name="T115">%RND</text:span><text:span text:style-name="T104">. </text:span><text:span text:style-name="T109">This should be done as part of your program’s initialisation code if it requires such behaviour.</text:span></text:p>
      <text:p text:style-name="P161"><text:span text:style-name="T104"/></text:p>
      <text:p text:style-name="P161"><text:span text:style-name="T104">Note that, for compatibility purposes, using the </text:span><text:span text:style-name="T115">RUN </text:span><text:span text:style-name="T104">command or </text:span><text:span text:style-name="T115">LOAD</text:span><text:span text:style-name="T104">ing a BASIC program resets all the code options to 0. Code options are not affected by the </text:span><text:span text:style-name="T115">CLEAR</text:span><text:span text:style-name="T104"> command.</text:span></text:p>
      <text:p text:style-name="P151"><text:span text:style-name="T110"/></text:p>
      <text:p text:style-name="P27"/>
      <text:p text:style-name="P26">Signed integer expressions</text:p>
      <text:p text:style-name="P87">As noted earlier, by default all operators and functions in integer expressions treat their arguments as unsigned, and produce unsigned results. However, it is also possible to override this behaviour and evaluate signed 16-bit integer expressions, with values in the range -32768..32767. This is done by enclosing the part of the expression which should be evaluated as signed with the special <text:span text:style-name="T75">SGN{ } </text:span>notation. An integer sub-expression or (more usually) the entire integer expression can be treated in this way. eg:</text:p>
      <text:p text:style-name="P87"/>
      <text:p text:style-name="P56">LET x1=%SGN{-100/3}</text:p>
      <text:p text:style-name="P56">LET x2=%50+SGN{-100/3}</text:p>
      <text:p text:style-name="P56"/>
      <text:p text:style-name="P124">The only operators that treat their arguments as signed within a signed integer <text:soft-page-break/>expression are the arithmetic operators (<text:span text:style-name="T75">* / MOD + -</text:span>) and the relational operators (<text:span text:style-name="T75">&lt; &lt;= = &gt;= &gt; &lt;&gt;</text:span>). All other operators and functions still treat their arguments as unsigned values.</text:p>
      <text:p text:style-name="P27"/>
      <text:p text:style-name="Standard"><text:span text:style-name="Default_20_Paragraph_20_Font"><text:span text:style-name="T2"/></text:span></text:p>
      <text:p text:style-name="P134"><text:span text:style-name="Default_20_Paragraph_20_Font"><text:span text:style-name="T38">Embedded floating-point subexpressions</text:span></text:span></text:p>
      <text:p text:style-name="P134"><text:span text:style-name="Default_20_Paragraph_20_Font"><text:span text:style-name="T57">It is also possible to use the special </text:span></text:span><text:span text:style-name="Default_20_Paragraph_20_Font"><text:span text:style-name="T58">INT{ } </text:span></text:span><text:span text:style-name="Default_20_Paragraph_20_Font"><text:span text:style-name="T59">notation to embed an expression that returns a standard numeric value within an integer expression. This, for example, allows calculations to be included that are not supported in the integer expression evaluator, or access to standard floating-point variables. eg:</text:span></text:span></text:p>
      <text:p text:style-name="P134"><text:span text:style-name="Default_20_Paragraph_20_Font"><text:span text:style-name="T59"/></text:span></text:p>
      <text:p text:style-name="P134"><text:span text:style-name="Default_20_Paragraph_20_Font"><text:span text:style-name="T58">LET %x=%x+INT{LEN x$}</text:span></text:span></text:p>
      <text:p text:style-name="P134"><text:span text:style-name="Default_20_Paragraph_20_Font"><text:span text:style-name="T58">LET %x=%x*INT{apples}</text:span></text:span></text:p>
      <text:p text:style-name="P134"><text:span text:style-name="Default_20_Paragraph_20_Font"><text:span text:style-name="T58">LET %x=%SGN{x+INT{(INKEY$=”P” OR INKEY$=”p”)-(INKEY$=”O” OR INKEY$=”o”)}}</text:span></text:span></text:p>
      <text:p text:style-name="P2">Installable device drivers</text:p>
      <text:p text:style-name="P5"/>
      <text:p text:style-name="Standard"><text:span text:style-name="Default_20_Paragraph_20_Font"><text:span text:style-name="T12">Next</text:span></text:span><text:span text:style-name="Default_20_Paragraph_20_Font"><text:span text:style-name="T15">ZX</text:span></text:span><text:span text:style-name="Default_20_Paragraph_20_Font"><text:span text:style-name="T12">OS </text:span></text:span><text:span text:style-name="Default_20_Paragraph_20_Font"><text:span text:style-name="T68">allows for a number of device drivers to be installed/uninstalled at will using the .install/.uninstall dot commands (currently a maximum of 4 drivers may be installed at any one time but this could change in the future).</text:span></text:span></text:p>
      <text:p text:style-name="P49"/>
      <text:p text:style-name="P127">These are mainly intended for use as drivers for external peripherals such as printers, mice, network devices etc, but could be used for other purposes.</text:p>
      <text:p text:style-name="P49"/>
      <text:p text:style-name="Standard"><text:span text:style-name="Default_20_Paragraph_20_Font"><text:span text:style-name="T68">To install or uninstall a driver, use the following dot commands:</text:span></text:span></text:p>
      <text:p text:style-name="P49"/>
      <text:p text:style-name="Standard"><text:span text:style-name="Default_20_Paragraph_20_Font"><text:span text:style-name="T68"><text:tab/></text:span></text:span><text:span text:style-name="Default_20_Paragraph_20_Font"><text:span text:style-name="T69">.install </text:span></text:span><text:span text:style-name="Default_20_Paragraph_20_Font"><text:span text:style-name="T68">drivername</text:span></text:span><text:span text:style-name="Default_20_Paragraph_20_Font"><text:span text:style-name="T69">.drv</text:span></text:span></text:p>
      <text:p text:style-name="Standard"><text:span text:style-name="Default_20_Paragraph_20_Font"><text:span text:style-name="T69"><text:tab/>.uninstall </text:span></text:span><text:span text:style-name="Default_20_Paragraph_20_Font"><text:span text:style-name="T68">drivername</text:span></text:span><text:span text:style-name="Default_20_Paragraph_20_Font"><text:span text:style-name="T69">.drv</text:span></text:span></text:p>
      <text:p text:style-name="P49"/>
      <text:p text:style-name="Standard"><text:span text:style-name="Default_20_Paragraph_20_Font"><text:span text:style-name="T68">The documentation that comes with the driver describes how to use it. Some drivers may make use of the new </text:span></text:span><text:span text:style-name="Default_20_Paragraph_20_Font"><text:span text:style-name="T69">DRIVER </text:span></text:span><text:span text:style-name="Default_20_Paragraph_20_Font"><text:span text:style-name="T68">command. This has the following form:</text:span></text:span></text:p>
      <text:p text:style-name="P50"/>
      <text:p text:style-name="Standard"><text:span text:style-name="Default_20_Paragraph_20_Font"><text:span text:style-name="T69">DRIVER </text:span></text:span><text:span text:style-name="Default_20_Paragraph_20_Font"><text:span text:style-name="T72">driverid</text:span></text:span><text:span text:style-name="Default_20_Paragraph_20_Font"><text:span text:style-name="T69">,</text:span></text:span><text:span text:style-name="Default_20_Paragraph_20_Font"><text:span text:style-name="T72">callid[,n1[,n2]] [</text:span></text:span><text:span text:style-name="Default_20_Paragraph_20_Font"><text:span text:style-name="T69">TO </text:span></text:span><text:span text:style-name="Default_20_Paragraph_20_Font"><text:span text:style-name="T72">var1[,var2[,var3]]]</text:span></text:span></text:p>
      <text:p text:style-name="P49"/>
      <text:p text:style-name="Standard"><text:span text:style-name="Default_20_Paragraph_20_Font"><text:span text:style-name="T68">where </text:span></text:span><text:span text:style-name="Default_20_Paragraph_20_Font"><text:span text:style-name="T72">n1 </text:span></text:span><text:span text:style-name="Default_20_Paragraph_20_Font"><text:span text:style-name="T68">and </text:span></text:span><text:span text:style-name="Default_20_Paragraph_20_Font"><text:span text:style-name="T72">n2 </text:span></text:span><text:span text:style-name="Default_20_Paragraph_20_Font"><text:span text:style-name="T68">are optional values to pass to the driver, and </text:span></text:span><text:span text:style-name="Default_20_Paragraph_20_Font"><text:span text:style-name="T72">var1, var2</text:span></text:span><text:span text:style-name="Default_20_Paragraph_20_Font"><text:span text:style-name="T68"> and </text:span></text:span><text:span text:style-name="Default_20_Paragraph_20_Font"><text:span text:style-name="T72">var3 </text:span></text:span><text:span text:style-name="Default_20_Paragraph_20_Font"><text:span text:style-name="T68">are optional variables to receive results from the driver call. The documentation for each driver will describe the individual </text:span></text:span><text:span text:style-name="Default_20_Paragraph_20_Font"><text:span text:style-name="T69">DRIVER </text:span></text:span><text:span text:style-name="Default_20_Paragraph_20_Font"><text:span text:style-name="T68">commands that you can use.</text:span></text:span></text:p>
      <text:p text:style-name="P146"/>
      <text:p text:style-name="P146"/>
      <text:p text:style-name="P140">Channel support</text:p>
      <text:p text:style-name="Preformatted_20_Text"><text:span text:style-name="Default_20_Paragraph_20_Font"><text:span text:style-name="T95">Some drivers can support input/output via the streams and channels system of the Spectrum Next. If so, the documentation will describe how to open a channel, using one of the following command variants (assuming the driver id is ASCII 'X'):</text:span></text:span></text:p>
      <text:p text:style-name="P144"/>
      <text:p text:style-name="Preformatted_20_Text"><text:span text:style-name="Default_20_Paragraph_20_Font"><text:span text:style-name="T74">OPEN #</text:span></text:span><text:span text:style-name="Default_20_Paragraph_20_Font"><text:span text:style-name="T85">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p>
      <text:p text:style-name="P144">open stream n to simple channel for device 'X'</text:p>
      <text:p text:style-name="P140"/>
      <text:p text:style-name="Preformatted_20_Text"><text:span text:style-name="Default_20_Paragraph_20_Font"><text:span text:style-name="T74">OPEN #</text:span></text:span><text:span text:style-name="Default_20_Paragraph_20_Font"><text:span text:style-name="T85">n</text:span></text:span><text:span text:style-name="Default_20_Paragraph_20_Font"><text:span text:style-name="T74">,”D&gt;</text:span></text:span><text:span text:style-name="Default_20_Paragraph_20_Font"><text:span text:style-name="T85">X</text:span></text:span><text:span text:style-name="Default_20_Paragraph_20_Font"><text:span text:style-name="T74">&gt;</text:span></text:span><text:span text:style-name="Default_20_Paragraph_20_Font"><text:span text:style-name="T85">string</text:span></text:span><text:span text:style-name="Default_20_Paragraph_20_Font"><text:span text:style-name="T74">”</text:span></text:span></text:p>
      <text:p text:style-name="Preformatted_20_Text"><text:span text:style-name="Default_20_Paragraph_20_Font"><text:span text:style-name="T95">open stream n to channel described by </text:span></text:span><text:span text:style-name="Default_20_Paragraph_20_Font"><text:span text:style-name="T85">string</text:span></text:span><text:span text:style-name="Default_20_Paragraph_20_Font"><text:span text:style-name="T95"> on device 'X'</text:span></text:span></text:p>
      <text:p text:style-name="P140"/>
      <text:p text:style-name="Preformatted_20_Text"><text:span text:style-name="Default_20_Paragraph_20_Font"><text:span text:style-name="T74">OPEN #</text:span></text:span><text:span text:style-name="Default_20_Paragraph_20_Font"><text:span text:style-name="T95">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span text:style-name="Default_20_Paragraph_20_Font"><text:span text:style-name="T85">p1</text:span></text:span><text:span text:style-name="Default_20_Paragraph_20_Font"><text:span text:style-name="T74">”</text:span></text:span></text:p>
      <text:p text:style-name="Preformatted_20_Text"><text:span text:style-name="Default_20_Paragraph_20_Font"><text:span text:style-name="T95">open stream n to channel described by numeric value </text:span></text:span><text:span text:style-name="Default_20_Paragraph_20_Font"><text:span text:style-name="T85">p1 </text:span></text:span><text:span text:style-name="Default_20_Paragraph_20_Font"><text:span text:style-name="T95">on device 'X'</text:span></text:span></text:p>
      <text:p text:style-name="P140"/>
      <text:p text:style-name="Preformatted_20_Text"><text:span text:style-name="Default_20_Paragraph_20_Font"><text:span text:style-name="T74">OPEN #</text:span></text:span><text:span text:style-name="Default_20_Paragraph_20_Font"><text:span text:style-name="T95">n</text:span></text:span><text:span text:style-name="Default_20_Paragraph_20_Font"><text:span text:style-name="T74">,”D&gt;</text:span></text:span><text:span text:style-name="Default_20_Paragraph_20_Font"><text:span text:style-name="T85">X</text:span></text:span><text:span text:style-name="Default_20_Paragraph_20_Font"><text:span text:style-name="T74">,</text:span></text:span><text:span text:style-name="Default_20_Paragraph_20_Font"><text:span text:style-name="T85">p1,p2</text:span></text:span><text:span text:style-name="Default_20_Paragraph_20_Font"><text:span text:style-name="T74">”</text:span></text:span></text:p>
      <text:p text:style-name="Preformatted_20_Text"><text:span text:style-name="Default_20_Paragraph_20_Font"><text:span text:style-name="T95">open stream n to channel described by numeric values </text:span></text:span><text:span text:style-name="Default_20_Paragraph_20_Font"><text:span text:style-name="T85">p1</text:span></text:span><text:span text:style-name="Default_20_Paragraph_20_Font"><text:span text:style-name="T95"> and </text:span></text:span><text:span text:style-name="Default_20_Paragraph_20_Font"><text:span text:style-name="T85">p2 </text:span></text:span><text:span text:style-name="Default_20_Paragraph_20_Font"><text:span text:style-name="T95">on device 'X'</text:span></text:span></text:p>
      <text:p text:style-name="P140"/>
      <text:p text:style-name="Preformatted_20_Text"><text:span text:style-name="Default_20_Paragraph_20_Font"><text:span text:style-name="T74">CLOSE #</text:span></text:span><text:span text:style-name="Default_20_Paragraph_20_Font"><text:span text:style-name="T85">n</text:span></text:span></text:p>
      <text:p text:style-name="P144">close stream n</text:p>
      <text:p text:style-name="P143"/>
      <text:p text:style-name="Preformatted_20_Text"><text:span text:style-name="Default_20_Paragraph_20_Font"><text:span text:style-name="T95">Once a channel is open, you can use any of </text:span></text:span><text:span text:style-name="Default_20_Paragraph_20_Font"><text:span text:style-name="T85">NextBASIC</text:span></text:span><text:span text:style-name="Default_20_Paragraph_20_Font"><text:span text:style-name="T95">'s stream input, output or pointer manipulation commands (some drivers may not support all of these; the documentation should describe what can be used). eg:</text:span></text:span></text:p>
      <text:p text:style-name="P143"/>
      <text:p text:style-name="Preformatted_20_Text"><text:span text:style-name="Default_20_Paragraph_20_Font"><text:span text:style-name="T74">PRINT #</text:span></text:span><text:span text:style-name="Default_20_Paragraph_20_Font"><text:span text:style-name="T85">n;....</text:span></text:span></text:p>
      <text:p text:style-name="Preformatted_20_Text"><text:span text:style-name="Default_20_Paragraph_20_Font"><text:span text:style-name="T74">INPUT #</text:span></text:span><text:span text:style-name="Default_20_Paragraph_20_Font"><text:span text:style-name="T85">n;....</text:span></text:span></text:p>
      <text:p text:style-name="Preformatted_20_Text"><text:span text:style-name="Default_20_Paragraph_20_Font"><text:span text:style-name="T74">INKEY$ #</text:span></text:span><text:span text:style-name="Default_20_Paragraph_20_Font"><text:span text:style-name="T85">n</text:span></text:span></text:p>
      <text:p text:style-name="Preformatted_20_Text"><text:span text:style-name="Default_20_Paragraph_20_Font"><text:span text:style-name="T74">RETURN #</text:span></text:span><text:span text:style-name="Default_20_Paragraph_20_Font"><text:span text:style-name="T85">n,var</text:span></text:span><text:span text:style-name="Default_20_Paragraph_20_Font"><text:span text:style-name="T95"><text:tab/>(get current stream pointer to variable </text:span></text:span><text:span text:style-name="Default_20_Paragraph_20_Font"><text:span text:style-name="T85">var</text:span></text:span><text:span text:style-name="Default_20_Paragraph_20_Font"><text:span text:style-name="T95">)</text:span></text:span></text:p>
      <text:p text:style-name="Preformatted_20_Text"><text:span text:style-name="Default_20_Paragraph_20_Font"><text:span text:style-name="T74">DIM #</text:span></text:span><text:span text:style-name="Default_20_Paragraph_20_Font"><text:span text:style-name="T85">n,var</text:span></text:span><text:span text:style-name="Default_20_Paragraph_20_Font"><text:span text:style-name="T95"><text:tab/><text:tab/>(get current stream size/extent to variable </text:span></text:span><text:span text:style-name="Default_20_Paragraph_20_Font"><text:span text:style-name="T85">var</text:span></text:span><text:span text:style-name="Default_20_Paragraph_20_Font"><text:span text:style-name="T95">)</text:span></text:span></text:p>
      <text:p text:style-name="Preformatted_20_Text"><text:span text:style-name="Default_20_Paragraph_20_Font"><text:span text:style-name="T74">GOTO #</text:span></text:span><text:span text:style-name="Default_20_Paragraph_20_Font"><text:span text:style-name="T85">n,value</text:span></text:span><text:span text:style-name="Default_20_Paragraph_20_Font"><text:span text:style-name="T95"><text:tab/>(set current stream pointer)</text:span></text:span></text:p>
      <text:p text:style-name="Preformatted_20_Text"><text:span text:style-name="Default_20_Paragraph_20_Font"><text:span text:style-name="T74">NEXT #</text:span></text:span><text:span text:style-name="Default_20_Paragraph_20_Font"><text:span text:style-name="T85">n,var</text:span></text:span><text:span text:style-name="Default_20_Paragraph_20_Font"><text:span text:style-name="T95"><text:tab/><text:tab/>(wait for next input character from stream and store in </text:span></text:span><text:span text:style-name="Default_20_Paragraph_20_Font"><text:span text:style-name="T85">var</text:span></text:span><text:span text:style-name="Default_20_Paragraph_20_Font"><text:span text:style-name="T95">)</text:span></text:span></text:p>
      <text:p text:style-name="P127"/>
      <text:p text:style-name="P2">System variable changes</text:p>
      <text:p text:style-name="P27">The following system variables have been changed (same format as +3 manual):</text:p>
      <text:p text:style-name="P27"/>
      <text:p text:style-name="P27">1<text:tab/>5B5FH<text:tab/>(23391)<text:tab/>INKL<text:tab/><text:tab/>INK colour for lo-res mode (was BAUD)</text:p>
      <text:p text:style-name="P27">1<text:tab/>5B60H<text:tab/>(23392)<text:tab/>INK2<text:tab/><text:tab/>INK colour for layer2 mode (was BAUD+1)</text:p>
      <text:p text:style-name="P27">1<text:tab/>5B61H<text:tab/>(23393)<text:tab/>ATTRULA<text:tab/>Attributes for standard mode (was SERFL)</text:p>
      <text:p text:style-name="P27">1<text:tab/>5B62H (23394)<text:tab/>ATTRHR<text:tab/>Attributes for hi-res mode (only paper<text:tab/><text:tab/><text:tab/><text:tab/><text:tab/><text:tab/><text:tab/>colour in bits 3..5 is used) (was SERFL+1)</text:p>
      <text:p text:style-name="P27">1<text:tab/>5B63H<text:tab/>(23395)<text:tab/>ATTRHC<text:tab/>Attributes for hi-colour mode (was COL)</text:p>
      <text:p text:style-name="P27">1<text:tab/>5B64H<text:tab/>(23396)<text:tab/>INKMASK<text:tab/>Softcopy of ULANext inkmask(or 0)(was WIDTH)</text:p>
      <text:p text:style-name="P40">N1<text:tab/>5B65H (23397)<text:tab/>LSBANK<text:tab/>Temp bank in LOAD/SAVE &amp; others (was TVPARS)</text:p>
      <text:p text:style-name="P27">X1<text:tab/>5B68H (23400)<text:tab/>FLAGN<text:tab/><text:tab/>Flags for the Next<text:span text:style-name="T123">ZX</text:span>OS system (was XLOC)</text:p>
      <text:p text:style-name="P27">1<text:tab/>5B69H (23401)<text:tab/>MAXBNK<text:tab/>Maximum available RAM bank (was YLOC)</text:p>
      <text:p text:style-name="P27">1<text:tab/>5B73H (23411)<text:tab/>TILEBNKL<text:tab/>Tiles bank for lo-res (was RC LINE)</text:p>
      <text:p text:style-name="P27">1<text:tab/>5B74H (23412)<text:tab/>TILEML<text:tab/>Tilemap bank for lo-res (was RC LINE+1)</text:p>
      <text:p text:style-name="P27">1<text:tab/>5B75H<text:tab/>(23413)<text:tab/>TILEBNK2<text:tab/>Tiles bank for layer2 (was RC START)</text:p>
      <text:p text:style-name="P27">1<text:tab/>5B76H (23414)<text:tab/>TILEM2<text:tab/>Tilemap bank for layer2 (was RC START+1)</text:p>
      <text:p text:style-name="P27">X1<text:tab/>5B77H (23415)<text:tab/>NXTBNK<text:tab/>Bank containing NXTLIN (was RC STEP)</text:p>
      <text:p text:style-name="P27">X1<text:tab/>5B78H (23416)<text:tab/>DATABNK<text:tab/>Bank containing DATADD (was RC STEP+1)</text:p>
      <text:p text:style-name="P27">N1<text:tab/>5B7BH (23419)<text:tab/>L2SOFT<text:tab/>Softcopy of layer2 port (was DUMPLF)</text:p>
      <text:p text:style-name="P27">X1<text:tab/>5C7FH (23679)<text:tab/>GMODE<text:tab/><text:tab/>Graphical layer/mode flags (was P POSN)</text:p>
      <text:p text:style-name="P27">1<text:tab/>5C81H (23681)<text:tab/>STIMEOUT<text:tab/>Screensaver control (was unused)</text:p>
      <text:p text:style-name="P41">2<text:tab/>5CB0H (23728)<text:tab/><text:tab/><text:tab/>unused (was NMIADD)</text:p>
      <text:p text:style-name="P27"/>
      <text:p text:style-name="P27">The following system variables have been inserted where STRIP1 and STRIP2 were, within the temporary TSTACK area. This means that there are now a guaranteed 117 bytes of TSTACK when calling +3DOS:</text:p>
      <text:p text:style-name="P27"/>
      <text:p text:style-name="P27">2<text:tab/>5B7CH<text:tab/>(23420)<text:tab/>TILEWL<text:tab/>Width of lo-res tilemap</text:p>
      <text:p text:style-name="P27">2<text:tab/>5B7EH (23422)<text:tab/>TILEW2<text:tab/>Width of layer2 tilemap</text:p>
      <text:p text:style-name="P27">2<text:tab/>5B80H (23424)<text:tab/>TILEOFFL<text:tab/>Offset in bank for lo-res tilemap</text:p>
      <text:p text:style-name="P27">2<text:tab/>5B82H (23426)<text:tab/>TILEOFF2<text:tab/>Offset in bank for layer2 tilemap</text:p>
      <text:p text:style-name="P27">2<text:tab/>5B84H<text:tab/>(23428)<text:tab/>COORDSX<text:tab/>x coord of last point plotted (layer 1/2)</text:p>
      <text:p text:style-name="P27">2<text:tab/>5B86H (23430)<text:tab/>COORDSY<text:tab/>y coord of last point plotted (layer 1/2)</text:p>
      <text:p text:style-name="P27">1<text:tab/>5B88H (23432)<text:tab/>PAPERL<text:tab/>PAPER colour for lo-res mode</text:p>
      <text:p text:style-name="P27">1<text:tab/>5B89H (23433)<text:tab/>PAPER2<text:tab/>PAPER colour for layer2 mode</text:p>
      <text:p text:style-name="P27">Nx<text:tab/>5B8AH<text:tab/>(23434)<text:tab/>TMPVARS<text:tab/>Base of temporary system variables (space</text:p>
      <text:p text:style-name="P27"><text:tab/><text:tab/><text:tab/><text:tab/><text:tab/><text:tab/>shared with bottom of TSTACK)</text:p>
      <text:p text:style-name="P27"/>
      <text:p text:style-name="P2">List of updates</text:p>
      <text:p text:style-name="P27"/>
      <text:p text:style-name="P27"/>
      <text:p text:style-name="P157">Updates: 5 November 2021</text:p>
      <text:p text:style-name="P161"/>
      <text:p text:style-name="P161">Updated <text:span text:style-name="T75">%RND</text:span> description: <text:span text:style-name="T75">%RND 0</text:span> always gives 0 for compatibility with versions before v2.06J.</text:p>
      <text:p text:style-name="P161"/>
      <text:p text:style-name="P161">Added new <text:span text:style-name="T75">%CODE</text:span> pseudo-variable. Currently allows <text:span text:style-name="T75">%RND</text:span> behaviour to be changed to give random number in range 0..n (allowing full 16-bit range for <text:span text:style-name="T75">%RND 65535</text:span>).</text:p>
      <text:p text:style-name="P161"/>
      <text:p text:style-name="P157"/>
      <text:p text:style-name="P158"><text:span text:style-name="T143">Updates: 26 October 2020</text:span></text:p>
      <text:p text:style-name="P84"/>
      <text:p text:style-name="P159">Clarified that %RND 0 gives a random number in the full 16-bit range 0..65535.</text:p>
      <text:p text:style-name="P159"/>
      <text:p text:style-name="P86">Noted maximum banked line length is 256 bytes.</text:p>
      <text:p text:style-name="P86"/>
      <text:p text:style-name="P84"/>
      <text:p text:style-name="P20">Updates: 30 March 2020</text:p>
      <text:p text:style-name="P83"/>
      <text:p text:style-name="P83">Clarified how integer loops work with negative loop limits and/or steps.</text:p>
      <text:p text:style-name="P83"/>
      <text:p text:style-name="P85">Noted that <text:span text:style-name="T75">CONT</text:span> and <text:span text:style-name="T75">RAND</text:span> can now be used as abbreviations for <text:span text:style-name="T75">CONTINUE</text:span> and <text:span text:style-name="T75">RANDOMIZE</text:span>.</text:p>
      <text:p text:style-name="P83"/>
      <text:p text:style-name="P85">Noted that <text:span text:style-name="T75">LET</text:span> is now optional (from v2.06A) and may be omitted.</text:p>
      <text:p text:style-name="P85"/>
      <text:p text:style-name="P83"/>
      <text:p text:style-name="P19">Updates: 25 March 2020</text:p>
      <text:p text:style-name="P19"/>
      <text:p text:style-name="P79">Documented the new sprite-related features added in v2.06:</text:p>
      <text:p text:style-name="P79"><text:tab/><text:span text:style-name="T135">* there are now 128 sprite objects</text:span></text:p>
      <text:p text:style-name="P79"><text:tab/><text:span text:style-name="T135">* the main </text:span><text:span text:style-name="T77">SPRITE </text:span><text:span text:style-name="T135">command is extended with 3 new parameters (</text:span><text:span text:style-name="T87">rf, mx, my</text:span><text:span text:style-name="T106">)</text:span></text:p>
      <text:p text:style-name="P79"><text:span text:style-name="T106"><text:tab/>* all parameters in the main </text:span><text:span text:style-name="T118">SPRITE </text:span><text:span text:style-name="T106">command are now optional</text:span></text:p>
      <text:p text:style-name="P80"><text:span text:style-name="T106"><text:tab/>* added new </text:span><text:span text:style-name="T118">SPRITE STOP</text:span><text:span text:style-name="T106">, </text:span><text:span text:style-name="T118">SPRITE RUN</text:span><text:span text:style-name="T106">, </text:span><text:span text:style-name="T118">SPRITE MOVE</text:span><text:span text:style-name="T106">, </text:span><text:span text:style-name="T118">SPRITE PAUSE </text:span><text:span text:style-name="T106">and</text:span></text:p>
      <text:p text:style-name="P80"><text:span text:style-name="T118"><text:tab/> <text:s/>SPRITE CONTINUE </text:span><text:span text:style-name="T106">commands</text:span></text:p>
      <text:p text:style-name="P81"><text:tab/><text:span text:style-name="T135">* added new </text:span><text:span text:style-name="T77">SPRITE</text:span><text:span text:style-name="T135">, </text:span><text:span text:style-name="T77">SPRITE </text:span><text:span text:style-name="T78">AT, SPRITE</text:span><text:span text:style-name="T77"> CONTINUE</text:span><text:span text:style-name="T135"> and</text:span><text:span text:style-name="T77"> </text:span><text:span text:style-name="T78">SPRITE OVER</text:span><text:span text:style-name="T77"> </text:span><text:span text:style-name="T135">functions</text:span></text:p>
      <text:p text:style-name="P82"><text:tab/> <text:s/>into the integer expression evaluator</text:p>
      <text:p text:style-name="P79"/>
      <text:p text:style-name="P19"/>
      <text:p text:style-name="P18">Updates: 30 January 2020</text:p>
      <text:p text:style-name="P77"/>
      <text:p text:style-name="P78">Added new <text:span text:style-name="T75">SPECTRUM 48 </text:span>and <text:span text:style-name="T75">SPECTRUM LOAD </text:span>commands.</text:p>
      <text:p text:style-name="P78"/>
      <text:p text:style-name="P77">Updated NextZXOS version number referred to, for day zero release (v2.04).</text:p>
      <text:p text:style-name="P18"/>
      <text:p text:style-name="P18"/>
      <text:p text:style-name="P16">Updates: <text:span text:style-name="T128">29 November</text:span> 2019</text:p>
      <text:p text:style-name="P16"/>
      <text:p text:style-name="P76">Added a couple of missing changes to the system variables.</text:p>
      <text:p text:style-name="P16"/>
      <text:p text:style-name="P16"/>
      <text:p text:style-name="P15">Updates: <text:span text:style-name="T128">28 November</text:span> 2019</text:p>
      <text:p text:style-name="P15"/>
      <text:p text:style-name="P68">Added 23 (TAB) to list of window control code changes from +3e (not really a change, but mis-documented on the +3e site).</text:p>
      <text:p text:style-name="P68"/>
      <text:p text:style-name="P70">Added new commands (plus enhanced <text:span text:style-name="T75">POKE</text:span> and <text:span text:style-name="T75">BANK..POKE</text:span> commands):</text:p>
      <text:p text:style-name="P95">REG <text:span text:style-name="T97">reg,value</text:span></text:p>
      <text:p text:style-name="P95">POKE <text:span text:style-name="T97">addr,valuelist...</text:span></text:p>
      <text:p text:style-name="P95">BANK <text:span text:style-name="T97">n </text:span>POKE<text:span text:style-name="T97"> addr,valuelist...</text:span></text:p>
      <text:p text:style-name="P95">DPOKE <text:span text:style-name="T97">addr,valuelist...</text:span></text:p>
      <text:p text:style-name="P95">BANK <text:span text:style-name="T97">n </text:span>DPOKE<text:span text:style-name="T97"> addr,valuelist...</text:span></text:p>
      <text:p text:style-name="P70"/>
      <text:p text:style-name="P72">Added special-case assignment commands for reading strings from memory:</text:p>
      <text:p text:style-name="P97"><text:soft-page-break/>LET <text:span text:style-name="T89">stringdest</text:span><text:span text:style-name="T97"> </text:span>= PEEK$(<text:span text:style-name="T89">addr,len</text:span>)</text:p>
      <text:p text:style-name="P97">LET <text:span text:style-name="T89">stringdest</text:span><text:span text:style-name="T97"> </text:span>= PEEK$(<text:span text:style-name="T89">addr,</text:span><text:span text:style-name="T104">~</text:span>)</text:p>
      <text:p text:style-name="P97">LET <text:span text:style-name="T89">stringdest</text:span><text:span text:style-name="T97"> </text:span>= PEEK$(<text:span text:style-name="T89">addr,</text:span><text:span text:style-name="T104">~</text:span><text:span text:style-name="T89">char</text:span>)</text:p>
      <text:p text:style-name="P97">LET <text:span text:style-name="T89">stringdest</text:span><text:span text:style-name="T97"> </text:span>= BANK <text:span text:style-name="T89">n </text:span>PEEK$(<text:span text:style-name="T89">addr,len</text:span>)</text:p>
      <text:p text:style-name="P97">LET <text:span text:style-name="T89">stringdest</text:span><text:span text:style-name="T97"> </text:span>= BANK <text:span text:style-name="T89">n </text:span>PEEK$(<text:span text:style-name="T89">addr,</text:span><text:span text:style-name="T104">~</text:span>)</text:p>
      <text:p text:style-name="P97">LET <text:span text:style-name="T89">stringdest</text:span><text:span text:style-name="T97"> </text:span>= BANK <text:span text:style-name="T89">n </text:span>PEEK$(<text:span text:style-name="T89">addr,</text:span><text:span text:style-name="T104">~</text:span><text:span text:style-name="T89">char</text:span>)</text:p>
      <text:p text:style-name="P71"/>
      <text:p text:style-name="P75">Revamped integer expressions section to include all the new features as at v2.03b, including:</text:p>
      <text:p text:style-name="P75"><text:tab/>alternative views of integer arrays using [] subscripting</text:p>
      <text:p text:style-name="P96"><text:span text:style-name="T97"><text:tab/></text:span>SGN{} <text:span text:style-name="T97">and </text:span>INT{} <text:span text:style-name="T97">sub-expressions</text:span></text:p>
      <text:p text:style-name="P96"><text:span text:style-name="T97"><text:tab/></text:span>IN, REG, PEEK, DPEEK, USR, BIN, RND, BANK..PEEK, BANK..DPEEK, BANK..USR</text:p>
      <text:p text:style-name="P96"><text:tab/><text:span text:style-name="T97">functions</text:span></text:p>
      <text:p text:style-name="P96"><text:span text:style-name="T97"><text:tab/></text:span>NOT, - <text:span text:style-name="T97">unary operators</text:span></text:p>
      <text:p text:style-name="P96"><text:span text:style-name="T97"><text:tab/></text:span>AND, OR <text:span text:style-name="T97">binary operators</text:span></text:p>
      <text:p text:style-name="P69"/>
      <text:p text:style-name="P72">Noted that <text:span text:style-name="T75">RUN AT </text:span>can now also select 28MHz.</text:p>
      <text:p text:style-name="P69"/>
      <text:p text:style-name="P73">Added new keyword token codes.</text:p>
      <text:p text:style-name="P73"/>
      <text:p text:style-name="P74">Clarified that <text:span text:style-name="T75">ENDPROC</text:span> always returns to the calling bank.</text:p>
      <text:p text:style-name="P69"/>
      <text:p text:style-name="P70">Removed deprecated <text:span text:style-name="T75">BANK..PEEK </text:span>and <text:span text:style-name="T75">BANK...USR</text:span> commands.</text:p>
      <text:p text:style-name="P17"/>
      <text:p text:style-name="P15"/>
      <text:p text:style-name="P15">Updates: <text:span text:style-name="T128">23 October</text:span> 2019</text:p>
      <text:p text:style-name="P14"/>
      <text:p text:style-name="P67">Added missing description of <text:span text:style-name="T75">BANK </text:span><text:span text:style-name="T86">n</text:span><text:span text:style-name="T115"> PROC </text:span><text:span text:style-name="T104">command.</text:span></text:p>
      <text:p text:style-name="P110"/>
      <text:p text:style-name="P67"><text:span text:style-name="T104">Fixed “main program” id from -1 to 255 in </text:span><text:span text:style-name="T115">BANK </text:span><text:span text:style-name="T86">n</text:span><text:span text:style-name="T115"> GOTO/GOSUB/PROC</text:span><text:span text:style-name="T104"> commands.</text:span></text:p>
      <text:p text:style-name="P14"/>
      <text:p text:style-name="P14"/>
      <text:p text:style-name="P14">Updates: 18 May 2019</text:p>
      <text:p text:style-name="P13"/>
      <text:p text:style-name="P66">Clarified that integer variables survive across a LOAD command.</text:p>
      <text:p text:style-name="P66">Fixed typo in one of the REPEAT examples.</text:p>
      <text:p text:style-name="P13"/>
      <text:p text:style-name="P13"/>
      <text:p text:style-name="P12">Updates: <text:span text:style-name="T127">18 Oct</text:span> 2018</text:p>
      <text:p text:style-name="P12"/>
      <text:p text:style-name="P65">Clarified that error trapping does work for dot commands.</text:p>
      <text:p text:style-name="P12"/>
      <text:p text:style-name="P12"/>
      <text:p text:style-name="P12">Updates: <text:span text:style-name="T125">23</text:span> Aug 2018</text:p>
      <text:p text:style-name="P11"/>
      <text:p text:style-name="P64">Added new <text:span text:style-name="T75">BANK n USR address </text:span>command to execute machine-code routines in any bank.</text:p>
      <text:p text:style-name="P64"/>
      <text:p text:style-name="P11"/>
      <text:p text:style-name="P11">Updates: 15 Aug 2018</text:p>
      <text:p text:style-name="P10"/>
      <text:p text:style-name="P63">Noted that <text:span text:style-name="T75">; </text:span>may be used as an alternative to <text:span text:style-name="T75">REM </text:span>(intended for dot command use, eg for an assembler).</text:p>
      <text:p text:style-name="P10"/>
      <text:p text:style-name="P10"/>
      <text:p text:style-name="P9">Updates: 8 Jul 2018</text:p>
      <text:p text:style-name="P9"/>
      <text:p text:style-name="P62">Updated the list of new error messages.</text:p>
      <text:p text:style-name="P9"/>
      <text:p text:style-name="P6"/>
      <text:p text:style-name="P6">Updates: 20 May 2018</text:p>
      <text:p text:style-name="P6"/>
      <text:p text:style-name="P58">Noted that <text:span text:style-name="T75">LAYER CLEAR </text:span>also resets mode windows to default settings.</text:p>
      <text:p text:style-name="P58"/>
      <text:p text:style-name="P58">Added <text:span text:style-name="T75">LIST PROC</text:span>, <text:span text:style-name="T75">BANK..LIST PROC</text:span>, <text:span text:style-name="T75">RUN AT</text:span> and <text:span text:style-name="T75">LINE MERGE </text:span>commands.</text:p>
      <text:p text:style-name="P7"/>
      <text:p text:style-name="P61"><text:soft-page-break/>Updated text windows: control code 25 is now used to specify a new print position using pixel coordinates.</text:p>
      <text:p text:style-name="P61"/>
      <text:p text:style-name="P61">Updated notes on layers to reflect that <text:span text:style-name="T75">PRINT AT </text:span>now uses character position coordinates (as with layer 0) and that there is a new <text:span text:style-name="T75">PRINT POINT </text:span>facility which allows position to be specified with pixel coordinates.</text:p>
      <text:p text:style-name="P6"/>
      <text:p text:style-name="P5">Updates: 19 Feb 2018</text:p>
      <text:p text:style-name="P5"/>
      <text:p text:style-name="Standard"><text:span text:style-name="Default_20_Paragraph_20_Font"><text:span text:style-name="T2">Noted that </text:span></text:span><text:span text:style-name="Default_20_Paragraph_20_Font"><text:span text:style-name="T25">PLOT/DRAW/CIRCLE </text:span></text:span><text:span text:style-name="Default_20_Paragraph_20_Font"><text:span text:style-name="T2">in layer 1/2 modes may be drawn so that they are partly off-screen without generating “out-of-screen” errors.</text:span></text:span></text:p>
      <text:p text:style-name="P27"/>
      <text:p text:style-name="P27">Updated system variables (COORDSX, COORDSY, PAPERL, PAPER2 replacing some previously-described variables).</text:p>
      <text:p text:style-name="P27"/>
      <text:p text:style-name="Standard"><text:span text:style-name="Default_20_Paragraph_20_Font"><text:span text:style-name="T2">Added section describing enhancements to the </text:span></text:span><text:span text:style-name="Default_20_Paragraph_20_Font"><text:span text:style-name="T25">PLAY </text:span></text:span><text:span text:style-name="Default_20_Paragraph_20_Font"><text:span text:style-name="T2">command.</text:span></text:span></text:p>
      <text:p text:style-name="P27"/>
      <text:p text:style-name="P5"/>
      <text:p text:style-name="P5">Updates: 12 Feb 2018</text:p>
      <text:p text:style-name="P27"/>
      <text:p text:style-name="Standard"><text:span text:style-name="Default_20_Paragraph_20_Font"><text:span text:style-name="T2">Added new procedures support (</text:span></text:span><text:span text:style-name="Default_20_Paragraph_20_Font"><text:span text:style-name="T25">DEFPROC, ENDPROC, PROC, LOCAL </text:span></text:span><text:span text:style-name="Default_20_Paragraph_20_Font"><text:span text:style-name="T2">commands).</text:span></text:span></text:p>
      <text:p text:style-name="P27"/>
      <text:p text:style-name="Standard"><text:span text:style-name="Default_20_Paragraph_20_Font"><text:span text:style-name="T2">Added new error-trapping support (</text:span></text:span><text:span text:style-name="Default_20_Paragraph_20_Font"><text:span text:style-name="T25">ON ERROR, ERROR, ERROR TO </text:span></text:span><text:span text:style-name="Default_20_Paragraph_20_Font"><text:span text:style-name="T2">commands).</text:span></text:span></text:p>
      <text:p text:style-name="P27"/>
      <text:p text:style-name="P27">Updated keywords list.</text:p>
      <text:p text:style-name="P27"/>
      <text:p text:style-name="P27">Updated error message list.</text:p>
      <text:p text:style-name="P27"/>
      <text:p text:style-name="Standard"><text:span text:style-name="Default_20_Paragraph_20_Font"><text:span text:style-name="T2">Changed </text:span></text:span><text:span text:style-name="Default_20_Paragraph_20_Font"><text:span text:style-name="T25">POINT x,y,var </text:span></text:span><text:span text:style-name="Default_20_Paragraph_20_Font"><text:span text:style-name="T2">command syntax to </text:span></text:span><text:span text:style-name="Default_20_Paragraph_20_Font"><text:span text:style-name="T25">POINT x,y TO var</text:span></text:span><text:span text:style-name="Default_20_Paragraph_20_Font"><text:span text:style-name="T2">.</text:span></text:span></text:p>
      <text:p text:style-name="P27"/>
      <text:p text:style-name="Standard"><text:span text:style-name="Default_20_Paragraph_20_Font"><text:span text:style-name="T2">Changed </text:span></text:span><text:span text:style-name="Default_20_Paragraph_20_Font"><text:span text:style-name="T25">BANK n PEEK offset,var </text:span></text:span><text:span text:style-name="Default_20_Paragraph_20_Font"><text:span text:style-name="T2">command syntax to </text:span></text:span><text:span text:style-name="Default_20_Paragraph_20_Font"><text:span text:style-name="T25">BANK n PEEK offset TO var</text:span></text:span><text:span text:style-name="Default_20_Paragraph_20_Font"><text:span text:style-name="T2">.</text:span></text:span></text:p>
      <text:p text:style-name="P5"/>
      <text:p text:style-name="P5"/>
      <text:p text:style-name="P5">Updates: 6 Feb 2018</text:p>
      <text:p text:style-name="Standard"><text:span text:style-name="Default_20_Paragraph_20_Font"><text:span text:style-name="T2">Replaced modulus operator % with </text:span></text:span><text:span text:style-name="Default_20_Paragraph_20_Font"><text:span text:style-name="T25">MOD</text:span></text:span><text:span text:style-name="Default_20_Paragraph_20_Font"><text:span text:style-name="T2"> (new token code $8d).</text:span></text:span></text:p>
      <text:p text:style-name="P27"/>
      <text:p text:style-name="P27">Removed unary + and - operators from the integer expression evaluator.</text:p>
      <text:p text:style-name="P27"/>
      <text:p text:style-name="P27"/>
      <text:p text:style-name="P5">Updates: 28 Jan 2018</text:p>
      <text:p text:style-name="Standard"><text:span text:style-name="Default_20_Paragraph_20_Font"><text:span text:style-name="T2">Added new section on installable device drivers, with new </text:span></text:span><text:span text:style-name="Default_20_Paragraph_20_Font"><text:span text:style-name="T25">DRIVER </text:span></text:span><text:span text:style-name="Default_20_Paragraph_20_Font"><text:span text:style-name="T2">command.</text:span></text:span></text:p>
      <text:p text:style-name="P27"/>
      <text:p text:style-name="P27">Moved the new system variables INKL, INK2, ATTRULA, ATTRHR, ATTRHC, INKMASK to newly-freed system variables (previously used for printer).</text:p>
      <text:p text:style-name="P27"/>
      <text:p text:style-name="P5"/>
      <text:p text:style-name="P5">Updates: 17 Jan 2018</text:p>
      <text:p text:style-name="P27">Copied descriptions of commands in earlier updates into the main text.</text:p>
      <text:p text:style-name="P27"/>
      <text:p text:style-name="Standard"><text:span text:style-name="Default_20_Paragraph_20_Font"><text:span text:style-name="T2">Clarified that layer 2 banks cannot be released by the </text:span></text:span><text:span text:style-name="Default_20_Paragraph_20_Font"><text:span text:style-name="T25">BANK CLEAR </text:span></text:span><text:span text:style-name="Default_20_Paragraph_20_Font"><text:span text:style-name="T2">command.</text:span></text:span></text:p>
      <text:p text:style-name="P27"/>
      <text:p text:style-name="P27">Added further notes and examples for the new structured programming commands.</text:p>
      <text:p text:style-name="P27"/>
      <text:p text:style-name="Standard"><text:span text:style-name="Default_20_Paragraph_20_Font"><text:span text:style-name="T2">Added token codes for </text:span></text:span><text:span text:style-name="Default_20_Paragraph_20_Font"><text:span text:style-name="T25">REPEAT</text:span></text:span><text:span text:style-name="Default_20_Paragraph_20_Font"><text:span text:style-name="T2">, </text:span></text:span><text:span text:style-name="Default_20_Paragraph_20_Font"><text:span text:style-name="T25">WHILE</text:span></text:span><text:span text:style-name="Default_20_Paragraph_20_Font"><text:span text:style-name="T2"> and </text:span></text:span><text:span text:style-name="Default_20_Paragraph_20_Font"><text:span text:style-name="T25">UNTIL</text:span></text:span><text:span text:style-name="Default_20_Paragraph_20_Font"><text:span text:style-name="T2">.</text:span></text:span></text:p>
      <text:p text:style-name="P27"/>
      <text:p text:style-name="P27"/>
      <text:p text:style-name="P5">Updates: 15 Jan 2018</text:p>
      <text:p text:style-name="Standard"><text:span text:style-name="Default_20_Paragraph_20_Font"><text:span text:style-name="T2">Clarified that all commands accessing banks mark them as “owned” by BASIC (except </text:span></text:span><text:span text:style-name="Default_20_Paragraph_20_Font"><text:span text:style-name="T25">BANK CLEAR </text:span></text:span><text:span text:style-name="Default_20_Paragraph_20_Font"><text:span text:style-name="T2">which releases them).</text:span></text:span></text:p>
      <text:p text:style-name="P27"/>
      <text:p text:style-name="Standard"><text:span text:style-name="Default_20_Paragraph_20_Font"><text:span text:style-name="T2">Clarified that </text:span></text:span><text:span text:style-name="Default_20_Paragraph_20_Font"><text:span text:style-name="T25">LAYER BANK </text:span></text:span><text:span text:style-name="Default_20_Paragraph_20_Font"><text:span text:style-name="T2">may be executed in any mode, but always applies to layer 2.</text:span></text:span></text:p>
      <text:p text:style-name="P27"/>
      <text:p text:style-name="Standard"><text:span text:style-name="Default_20_Paragraph_20_Font"><text:span text:style-name="T2">Added new </text:span></text:span><text:span text:style-name="Default_20_Paragraph_20_Font"><text:span text:style-name="T25">ERASE </text:span></text:span><text:span text:style-name="Default_20_Paragraph_20_Font"><text:span text:style-name="T2">command which erases all lines of a BASIC program. It may be used within a program, so is suitable as the last line of a C:/NEXT</text:span></text:span><text:span text:style-name="Default_20_Paragraph_20_Font"><text:span text:style-name="T4">ZX</text:span></text:span><text:span text:style-name="Default_20_Paragraph_20_Font"><text:span text:style-name="T2">OS/AUTOEXEC.BAS file.</text:span></text:span></text:p>
      <text:p text:style-name="P27"><text:soft-page-break/></text:p>
      <text:p text:style-name="Standard"><text:span text:style-name="Default_20_Paragraph_20_Font"><text:span text:style-name="T2">Updated description of </text:span></text:span><text:span text:style-name="Default_20_Paragraph_20_Font"><text:span text:style-name="T25">LINE </text:span></text:span><text:span text:style-name="Default_20_Paragraph_20_Font"><text:span text:style-name="T2">command, which now just allows the whole program to be renumbered (but with any starting number and step).</text:span></text:span></text:p>
      <text:p text:style-name="P27"/>
      <text:p text:style-name="Standard"><text:span text:style-name="Default_20_Paragraph_20_Font"><text:span text:style-name="T2">Added new </text:span></text:span><text:span text:style-name="Default_20_Paragraph_20_Font"><text:span text:style-name="T25">REPEAT...[WHILE]...REPEAT UNTIL </text:span></text:span><text:span text:style-name="Default_20_Paragraph_20_Font"><text:span text:style-name="T2">looping structure (see main text for full description).</text:span></text:span></text:p>
      <text:p text:style-name="P27"/>
      <text:p text:style-name="P27"/>
      <text:p text:style-name="P5">Updates: 23 Dec 2017</text:p>
      <text:p text:style-name="P27">Added new “Loop error” error and reworded “Direct command only” to “Direct command error”.</text:p>
      <text:p text:style-name="P27"/>
      <text:p text:style-name="P27">Clarified behaviour of integer FOR/NEXT loops.</text:p>
      <text:p text:style-name="P27"/>
      <text:p text:style-name="Standard"><text:span text:style-name="Default_20_Paragraph_20_Font"><text:span text:style-name="T2">Added new </text:span></text:span><text:span text:style-name="Default_20_Paragraph_20_Font"><text:span text:style-name="T25">ELSE </text:span></text:span><text:span text:style-name="Default_20_Paragraph_20_Font"><text:span text:style-name="T2">command and token.</text:span></text:span></text:p>
      <text:p text:style-name="P27"/>
      <text:p text:style-name="P5"/>
      <text:p text:style-name="P5">Updates: 12 Dec 2017</text:p>
      <text:p text:style-name="P27">A new command (now in main text of the editor changes document) has been added:</text:p>
      <text:p text:style-name="Standard"><text:span text:style-name="Default_20_Paragraph_20_Font"><text:span text:style-name="T25">SPECTRUM SCREEN$ </text:span></text:span><text:span text:style-name="Default_20_Paragraph_20_Font"><text:span text:style-name="T12">n</text:span></text:span><text:span text:style-name="Default_20_Paragraph_20_Font"><text:span text:style-name="T2">,</text:span></text:span><text:span text:style-name="Default_20_Paragraph_20_Font"><text:span text:style-name="T12">t</text:span></text:span></text:p>
      <text:p text:style-name="P5"/>
      <text:p text:style-name="Standard"><text:span text:style-name="Default_20_Paragraph_20_Font"><text:span text:style-name="T2">Updated system variables with new </text:span></text:span><text:span text:style-name="Default_20_Paragraph_20_Font"><text:span text:style-name="T25">STIMEOUT </text:span></text:span><text:span text:style-name="Default_20_Paragraph_20_Font"><text:span text:style-name="T2">system variable.</text:span></text:span></text:p>
      <text:p text:style-name="P5"/>
      <text:p text:style-name="P5"/>
      <text:p text:style-name="P5">Updates: 30 Nov 2017</text:p>
      <text:p text:style-name="Standard"><text:span text:style-name="Default_20_Paragraph_20_Font"><text:span text:style-name="T2">The </text:span></text:span><text:span text:style-name="Default_20_Paragraph_20_Font"><text:span text:style-name="T25">BANK </text:span></text:span><text:span text:style-name="Default_20_Paragraph_20_Font"><text:span text:style-name="T2">command can now use banks 5,2,0 (the standard 48K memory) without restriction.</text:span></text:span></text:p>
      <text:p text:style-name="P27"/>
      <text:p text:style-name="Standard"><text:span text:style-name="Default_20_Paragraph_20_Font"><text:span text:style-name="T2">Added new </text:span></text:span><text:span text:style-name="Default_20_Paragraph_20_Font"><text:span text:style-name="T25">BANK...LAYER </text:span></text:span><text:span text:style-name="Default_20_Paragraph_20_Font"><text:span text:style-name="T2">command.</text:span></text:span></text:p>
      <text:p text:style-name="P27"/>
      <text:p text:style-name="Standard"><text:span text:style-name="Default_20_Paragraph_20_Font"><text:span text:style-name="T2">Noted that transparent pixels are not drawn by the </text:span></text:span><text:span text:style-name="Default_20_Paragraph_20_Font"><text:span text:style-name="T25">TILE </text:span></text:span><text:span text:style-name="Default_20_Paragraph_20_Font"><text:span text:style-name="T2">command.</text:span></text:span></text:p>
      <text:p text:style-name="P27"/>
      <text:p text:style-name="P27"/>
      <text:p text:style-name="P5">Updates: 23 Nov 2017</text:p>
      <text:p text:style-name="Standard"><text:span text:style-name="Default_20_Paragraph_20_Font"><text:span text:style-name="T2">Updated the notes on </text:span></text:span><text:span text:style-name="Default_20_Paragraph_20_Font"><text:span text:style-name="T25">INPUT # </text:span></text:span><text:span text:style-name="Default_20_Paragraph_20_Font"><text:span text:style-name="T2">which can now be used with other channels (file, memory, variable) as well as windows and the standard “K” channel.</text:span></text:span></text:p>
      <text:p text:style-name="P27"/>
      <text:p text:style-name="Standard"><text:span text:style-name="Default_20_Paragraph_20_Font"><text:span text:style-name="T2">The </text:span></text:span><text:span text:style-name="Default_20_Paragraph_20_Font"><text:span text:style-name="T25">REMOUNT </text:span></text:span><text:span text:style-name="Default_20_Paragraph_20_Font"><text:span text:style-name="T2">command should be entered when the user wishes to change the SD card. When the prompt “Remove/insert SD and press Y” is shown the SD card may be changed, and then the </text:span></text:span><text:span text:style-name="Default_20_Paragraph_20_Font"><text:span text:style-name="T25">Y</text:span></text:span><text:span text:style-name="Default_20_Paragraph_20_Font"><text:span text:style-name="T2"> key should be pressed.</text:span></text:span></text:p>
      <text:p text:style-name="P27"/>
      <text:p text:style-name="P27"/>
      <text:p text:style-name="P5">Updates: 14 Nov 2017</text:p>
      <text:p text:style-name="P27">The auto-pause window control code (26,n) is changed: “n” is the number of character lines to be scrolled between pauses, not pixel lines. Also the bottom right-hand character square is now flashed rather than inverted to indicate when the window is paused and waiting for SPACE to be pressed.</text:p>
      <text:p text:style-name="P5"/>
      <text:p text:style-name="P27">By default, scrolling auto-pause is turned on for the layer 1/2 mode full-screen windows, so after a screen full of text has been printed the user must press SPACE to continue. This behaviour can be disabled using control code 26, as with other windows.</text:p>
      <text:p text:style-name="P5"/>
      <text:p text:style-name="P5"/>
      <text:p text:style-name="P5">Updates: 6 Nov 2017</text:p>
      <text:p text:style-name="P27">Removed “bright magenta” from description of the transparency colour (227) since the default value for ULA's bright magenta has been changed to 231 and so it no longer acts as a transparency.</text:p>
      <text:p text:style-name="P27"/>
      <text:p text:style-name="Standard"><text:span text:style-name="Default_20_Paragraph_20_Font"><text:span text:style-name="T2">Note that the same clip window (as specified by the </text:span></text:span><text:span text:style-name="Default_20_Paragraph_20_Font"><text:span text:style-name="T25">LAYER DIM </text:span></text:span><text:span text:style-name="Default_20_Paragraph_20_Font"><text:span text:style-name="T2">command) is shared between layer 0 and all layer 1 modes. Layer 2 has its own clip window (as do the sprites, this being specified by the </text:span></text:span><text:span text:style-name="Default_20_Paragraph_20_Font"><text:span text:style-name="T25">SPRITE DIM </text:span></text:span><text:span text:style-name="Default_20_Paragraph_20_Font"><text:span text:style-name="T2">command).</text:span></text:span></text:p>
      <text:p text:style-name="P27"/>
      <text:p text:style-name="Standard"><text:span text:style-name="Default_20_Paragraph_20_Font"><text:span text:style-name="T2">Added new command </text:span></text:span><text:span text:style-name="Default_20_Paragraph_20_Font"><text:span text:style-name="T25">REMOUNT </text:span></text:span><text:span text:style-name="Default_20_Paragraph_20_Font"><text:span text:style-name="T2">(token code $99, with tokens </text:span></text:span><text:span text:style-name="Default_20_Paragraph_20_Font"><text:span text:style-name="T25">&lt;&lt; </text:span></text:span><text:span text:style-name="Default_20_Paragraph_20_Font"><text:span text:style-name="T2">and </text:span></text:span><text:span text:style-name="Default_20_Paragraph_20_Font"><text:span text:style-name="T25">&gt;&gt; </text:span></text:span><text:span text:style-name="Default_20_Paragraph_20_Font"><text:span text:style-name="T2">now moved to $97 and $98 respectively). The </text:span></text:span><text:span text:style-name="Default_20_Paragraph_20_Font"><text:span text:style-name="T25">REMOUNT </text:span></text:span><text:span text:style-name="Default_20_Paragraph_20_Font"><text:span text:style-name="T2">command (no parameters) re-initialises the filesystem following an SD card change.</text:span></text:span></text:p>
      <text:p text:style-name="P27"><text:soft-page-break/></text:p>
      <text:p text:style-name="P27">The following new command (now in the main text) will be added:</text:p>
      <text:p text:style-name="Standard"><text:span text:style-name="Default_20_Paragraph_20_Font"><text:span text:style-name="T25">BANK NEW </text:span></text:span><text:span text:style-name="Default_20_Paragraph_20_Font"><text:span text:style-name="T2">var</text:span></text:span></text:p>
      <text:p text:style-name="P27"/>
      <text:p text:style-name="Standard"><text:span text:style-name="Default_20_Paragraph_20_Font"><text:span text:style-name="T2">Behaviour of </text:span></text:span><text:span text:style-name="Default_20_Paragraph_20_Font"><text:span text:style-name="T25">NEW </text:span></text:span><text:span text:style-name="Default_20_Paragraph_20_Font"><text:span text:style-name="T2">in relation to banks has now changed: a </text:span></text:span><text:span text:style-name="Default_20_Paragraph_20_Font"><text:span text:style-name="T25">NEW </text:span></text:span><text:span text:style-name="Default_20_Paragraph_20_Font"><text:span text:style-name="T2">now </text:span></text:span><text:span text:style-name="Default_20_Paragraph_20_Font"><text:span text:style-name="T36">does not</text:span></text:span><text:span text:style-name="Default_20_Paragraph_20_Font"><text:span text:style-name="T12"> </text:span></text:span><text:span text:style-name="Default_20_Paragraph_20_Font"><text:span text:style-name="T2">mark banks reserved by BASIC as free again; this only happens at a reset.</text:span></text:span></text:p>
      <text:p text:style-name="P27"/>
      <text:p text:style-name="P27"/>
      <text:p text:style-name="P5">Updates: 21 Oct 2017</text:p>
      <text:p text:style-name="P27">STRIP1/STRIP2 removed from system variables and replaced with TMPVARS.</text:p>
      <text:p text:style-name="P27">INKHR system variable replaced with ATTRHR.</text:p>
      <text:p text:style-name="P5"/>
      <text:p text:style-name="Standard"><text:span text:style-name="Default_20_Paragraph_20_Font"><text:span text:style-name="T2">Clarified that the extended ULANext colour ranges are only allowed to be specified with </text:span></text:span><text:span text:style-name="Default_20_Paragraph_20_Font"><text:span text:style-name="T25">INK/PAPER </text:span></text:span><text:span text:style-name="Default_20_Paragraph_20_Font"><text:span text:style-name="T2">in layer 1 modes (mode 1 - standard, or mode 3 - Timex hi-colour). In layer 0 only the standard colour ranges 0..7 can be specified for </text:span></text:span><text:span text:style-name="Default_20_Paragraph_20_Font"><text:span text:style-name="T25">INK/PAPER</text:span></text:span><text:span text:style-name="Default_20_Paragraph_20_Font"><text:span text:style-name="T2"> (although any desired ULANext colour scheme can be selected for use in layer 0 by POKEing the calculated attribute value into the system variable ATTR_P).</text:span></text:span></text:p>
      <text:p text:style-name="P27"/>
      <text:p text:style-name="Standard"><text:span text:style-name="Default_20_Paragraph_20_Font"><text:span text:style-name="T2">Clarified that hi-res colour schemes can be chosen using either </text:span></text:span><text:span text:style-name="Default_20_Paragraph_20_Font"><text:span text:style-name="T25">INK </text:span></text:span><text:span text:style-name="Default_20_Paragraph_20_Font"><text:span text:style-name="T2">or </text:span></text:span><text:span text:style-name="Default_20_Paragraph_20_Font"><text:span text:style-name="T25">PAPER</text:span></text:span><text:span text:style-name="Default_20_Paragraph_20_Font"><text:span text:style-name="T2">.</text:span></text:span></text:p>
      <text:p text:style-name="P27"/>
      <text:p text:style-name="Standard"><text:span text:style-name="Default_20_Paragraph_20_Font"><text:span text:style-name="T2">Clarified that </text:span></text:span><text:span text:style-name="Default_20_Paragraph_20_Font"><text:span text:style-name="T25">FLASH, BRIGHT </text:span></text:span><text:span text:style-name="Default_20_Paragraph_20_Font"><text:span text:style-name="T2">and </text:span></text:span><text:span text:style-name="Default_20_Paragraph_20_Font"><text:span text:style-name="T25">ATTR </text:span></text:span><text:span text:style-name="Default_20_Paragraph_20_Font"><text:span text:style-name="T2">commands and window control codes are ignored unless used in standard or Timex hi-colour modes (with </text:span></text:span><text:span text:style-name="Default_20_Paragraph_20_Font"><text:span text:style-name="T25">FLASH </text:span></text:span><text:span text:style-name="Default_20_Paragraph_20_Font"><text:span text:style-name="T2">and </text:span></text:span><text:span text:style-name="Default_20_Paragraph_20_Font"><text:span text:style-name="T25">BRIGHT </text:span></text:span><text:span text:style-name="Default_20_Paragraph_20_Font"><text:span text:style-name="T2">always ignored if ULANext colours are enabled).</text:span></text:span></text:p>
      <text:p text:style-name="P27"/>
      <text:p text:style-name="P5"/>
      <text:p text:style-name="P5">Updates: 10 Oct 2017</text:p>
      <text:p text:style-name="P27">There will no longer be a restriction on the address for user-defined character sets.</text:p>
      <text:p text:style-name="P27"/>
      <text:p text:style-name="P27">Clarified that changing character set size also causes the window print position to be moved to the start of the next line.</text:p>
      <text:p text:style-name="P27"/>
      <text:p text:style-name="P27">Clarified that window save/load is costly in terms of memory.</text:p>
      <text:p text:style-name="P27"/>
      <text:p text:style-name="Standard"><text:span text:style-name="Default_20_Paragraph_20_Font"><text:span text:style-name="T2">Clarified that all commands using the standard “s” channel (not just </text:span></text:span><text:span text:style-name="Default_20_Paragraph_20_Font"><text:span text:style-name="T25">PRINT</text:span></text:span><text:span text:style-name="Default_20_Paragraph_20_Font"><text:span text:style-name="T2">) will <text:s/>operate in the currently-selected layer/mode.</text:span></text:span></text:p>
      <text:p text:style-name="P27"/>
      <text:p text:style-name="P27">Window control code 26 is now “auto-pause” instead of “fill with byte”.</text:p>
      <text:p text:style-name="P27"/>
      <text:p text:style-name="P27">Added new integer expressions section.</text:p>
      <text:p text:style-name="P27"/>
      <text:p text:style-name="P27">Added new token codes for &gt;&gt; and &lt;&lt;.</text:p>
      <text:p text:style-name="P27"/>
      <text:p text:style-name="P27">The following new command (now in the main text) will be added:</text:p>
      <text:p text:style-name="Standard"><text:span text:style-name="Default_20_Paragraph_20_Font"><text:span text:style-name="T25">BANK </text:span></text:span><text:span text:style-name="Default_20_Paragraph_20_Font"><text:span text:style-name="T12">n </text:span></text:span><text:span text:style-name="Default_20_Paragraph_20_Font"><text:span text:style-name="T25">CLEAR</text:span></text:span></text:p>
      <text:p text:style-name="P27"/>
      <text:p text:style-name="P5"/>
      <text:p text:style-name="P5">Updates: 5 Oct 2017</text:p>
      <text:p text:style-name="P27">Updated text to clarify some details of how different attributes are handled in different modes.</text:p>
      <text:p text:style-name="P27"/>
      <text:p text:style-name="P27">The following new commands (now in the main text) will be added:</text:p>
      <text:p text:style-name="Standard"><text:span text:style-name="Default_20_Paragraph_20_Font"><text:span text:style-name="T25">LAYER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SPRITE DIM </text:span></text:span><text:span text:style-name="Default_20_Paragraph_20_Font"><text:span text:style-name="T12">x1</text:span></text:span><text:span text:style-name="Default_20_Paragraph_20_Font"><text:span text:style-name="T2">,</text:span></text:span><text:span text:style-name="Default_20_Paragraph_20_Font"><text:span text:style-name="T12">y1</text:span></text:span><text:span text:style-name="Default_20_Paragraph_20_Font"><text:span text:style-name="T2">,</text:span></text:span><text:span text:style-name="Default_20_Paragraph_20_Font"><text:span text:style-name="T12">x2</text:span></text:span><text:span text:style-name="Default_20_Paragraph_20_Font"><text:span text:style-name="T2">,</text:span></text:span><text:span text:style-name="Default_20_Paragraph_20_Font"><text:span text:style-name="T12">y2</text:span></text:span></text:p>
      <text:p text:style-name="Standard"><text:span text:style-name="Default_20_Paragraph_20_Font"><text:span text:style-name="T25">POINT </text:span></text:span><text:span text:style-name="Default_20_Paragraph_20_Font"><text:span text:style-name="T12">x</text:span></text:span><text:span text:style-name="Default_20_Paragraph_20_Font"><text:span text:style-name="T2">,</text:span></text:span><text:span text:style-name="Default_20_Paragraph_20_Font"><text:span text:style-name="T12">y</text:span></text:span><text:span text:style-name="Default_20_Paragraph_20_Font"><text:span text:style-name="T2">,</text:span></text:span><text:span text:style-name="Default_20_Paragraph_20_Font"><text:span text:style-name="T12">var</text:span></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fo:color="#000000" style:font-name="Liberation Mono" fo:font-family="'Liberation Mono'" style:font-family-generic="modern" style:font-pitch="fixed" fo:font-size="10pt" style:font-name-asian="Liberation Serif" style:font-family-asian="'Liberation Serif'" style:font-family-generic-asian="roman" style:font-pitch-asian="variable" style:font-size-asian="10pt" style:language-asian="hi" style:country-asian="IN"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Liberation Mono"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1"><text:page-number text:select-page="current">13</text:page-number></text:span></text:span><text:span text:style-name="Default_20_Paragraph_20_Font"><text:span text:style-name="MT1"><text:s/>of </text:span></text:span><text:span text:style-name="Default_20_Paragraph_20_Font"><text:span text:style-name="MT1"><text:page-count>3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ARM_EABI LibreOffice_project/10$Build-2</meta:generator>
    <meta:initial-creator>pdokos</meta:initial-creator>
    <meta:creation-date>2017-09-29T11:03:00Z</meta:creation-date>
    <dc:date>2021-09-05T10:53:16.242919334</dc:date>
    <meta:print-date>2017-10-04T02:03:00Z</meta:print-date>
    <meta:editing-cycles>46</meta:editing-cycles>
    <meta:editing-duration>P1DT3H12M24S</meta:editing-duration>
    <meta:document-statistic meta:table-count="0" meta:image-count="0" meta:object-count="0" meta:page-count="38" meta:paragraph-count="1000" meta:word-count="12635" meta:character-count="74376" meta:non-whitespace-character-count="61940"/>
    <meta:template xlink:type="simple" xlink:actuate="onRequest" xlink:title="" xlink:href="../../../Downloads/distribution08b/docs/new_commands.odt/Normal.dotm"/>
  </office:meta>
</office:document-meta>
</file>